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4.1846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5484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1.3008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9654in"/>
    </style:style>
    <style:style style:name="co14" style:family="table-column">
      <style:table-column-properties fo:break-before="auto" style:column-width="2.4902in"/>
    </style:style>
    <style:style style:name="co15" style:family="table-column">
      <style:table-column-properties fo:break-before="auto" style:column-width="1.611in"/>
    </style:style>
    <style:style style:name="co16" style:family="table-column">
      <style:table-column-properties fo:break-before="auto" style:column-width="1.8366in"/>
    </style:style>
    <style:style style:name="co17" style:family="table-column">
      <style:table-column-properties fo:break-before="auto" style:column-width="1.9118in"/>
    </style:style>
    <style:style style:name="co18" style:family="table-column">
      <style:table-column-properties fo:break-before="auto" style:column-width="1.8689in"/>
    </style:style>
    <style:style style:name="co19" style:family="table-column">
      <style:table-column-properties fo:break-before="auto" style:column-width="1.9866in"/>
    </style:style>
    <style:style style:name="co20" style:family="table-column">
      <style:table-column-properties fo:break-before="auto" style:column-width="1.3543in"/>
    </style:style>
    <style:style style:name="co21" style:family="table-column">
      <style:table-column-properties fo:break-before="auto" style:column-width="7.798in"/>
    </style:style>
    <style:style style:name="co22" style:family="table-column">
      <style:table-column-properties fo:break-before="auto" style:column-width="2.5118in"/>
    </style:style>
    <style:style style:name="co23" style:family="table-column">
      <style:table-column-properties fo:break-before="auto" style:column-width="1.6972in"/>
    </style:style>
    <style:style style:name="co24" style:family="table-column">
      <style:table-column-properties fo:break-before="auto" style:column-width="2.4047in"/>
    </style:style>
    <style:style style:name="co25" style:family="table-column">
      <style:table-column-properties fo:break-before="auto" style:column-width="1.7508in"/>
    </style:style>
    <style:style style:name="co26" style:family="table-column">
      <style:table-column-properties fo:break-before="auto" style:column-width="4.3453in"/>
    </style:style>
    <style:style style:name="co27" style:family="table-column">
      <style:table-column-properties fo:break-before="auto" style:column-width="1.2791in"/>
    </style:style>
    <style:style style:name="co28" style:family="table-column">
      <style:table-column-properties fo:break-before="auto" style:column-width="1.7075in"/>
    </style:style>
    <style:style style:name="co29" style:family="table-column">
      <style:table-column-properties fo:break-before="auto" style:column-width="1.6437in"/>
    </style:style>
    <style:style style:name="co30" style:family="table-column">
      <style:table-column-properties fo:break-before="auto" style:column-width="1.1929in"/>
    </style:style>
    <style:style style:name="co31" style:family="table-column">
      <style:table-column-properties fo:break-before="auto" style:column-width="1.3862in"/>
    </style:style>
    <style:style style:name="co32" style:family="table-column">
      <style:table-column-properties fo:break-before="auto" style:column-width="1.4937in"/>
    </style:style>
    <style:style style:name="co33" style:family="table-column">
      <style:table-column-properties fo:break-before="auto" style:column-width="2.0508in"/>
    </style:style>
    <style:style style:name="co34" style:family="table-column">
      <style:table-column-properties fo:break-before="auto" style:column-width="2.5764in"/>
    </style:style>
    <style:style style:name="co35" style:family="table-column">
      <style:table-column-properties fo:break-before="auto" style:column-width="1.922in"/>
    </style:style>
    <style:style style:name="co36" style:family="table-column">
      <style:table-column-properties fo:break-before="auto" style:column-width="1.9972in"/>
    </style:style>
    <style:style style:name="co37" style:family="table-column">
      <style:table-column-properties fo:break-before="auto" style:column-width="1.9543in"/>
    </style:style>
    <style:style style:name="co38" style:family="table-column">
      <style:table-column-properties fo:break-before="auto" style:column-width="2.072in"/>
    </style:style>
    <style:style style:name="co39" style:family="table-column">
      <style:table-column-properties fo:break-before="auto" style:column-width="1.7827in"/>
    </style:style>
    <style:style style:name="co40" style:family="table-column">
      <style:table-column-properties fo:break-before="auto" style:column-width="6.9937in"/>
    </style:style>
    <style:style style:name="co41" style:family="table-column">
      <style:table-column-properties fo:break-before="auto" style:column-width="2.598in"/>
    </style:style>
    <style:style style:name="co42" style:family="table-column">
      <style:table-column-properties fo:break-before="auto" style:column-width="1.772in"/>
    </style:style>
    <style:style style:name="co43" style:family="table-column">
      <style:table-column-properties fo:break-before="auto" style:column-width="4.2811in"/>
    </style:style>
    <style:style style:name="co44" style:family="table-column">
      <style:table-column-properties fo:break-before="auto" style:column-width="1.7291in"/>
    </style:style>
    <style:style style:name="co45" style:family="table-column">
      <style:table-column-properties fo:break-before="auto" style:column-width="1.2146in"/>
    </style:style>
    <style:style style:name="co46" style:family="table-column">
      <style:table-column-properties fo:break-before="auto" style:column-width="1.5472in"/>
    </style:style>
    <style:style style:name="co47" style:family="table-column">
      <style:table-column-properties fo:break-before="auto" style:column-width="1.6327in"/>
    </style:style>
    <style:style style:name="co48" style:family="table-column">
      <style:table-column-properties fo:break-before="auto" style:column-width="1.5146in"/>
    </style:style>
    <style:style style:name="co49" style:family="table-column">
      <style:table-column-properties fo:break-before="auto" style:column-width="1.7189in"/>
    </style:style>
    <style:style style:name="co50" style:family="table-column">
      <style:table-column-properties fo:break-before="auto" style:column-width="1.9437in"/>
    </style:style>
    <style:style style:name="co51" style:family="table-column">
      <style:table-column-properties fo:break-before="auto" style:column-width="2.0189in"/>
    </style:style>
    <style:style style:name="co52" style:family="table-column">
      <style:table-column-properties fo:break-before="auto" style:column-width="1.9756in"/>
    </style:style>
    <style:style style:name="co53" style:family="table-column">
      <style:table-column-properties fo:break-before="auto" style:column-width="2.0937in"/>
    </style:style>
    <style:style style:name="co54" style:family="table-column">
      <style:table-column-properties fo:break-before="auto" style:column-width="1.3646in"/>
    </style:style>
    <style:style style:name="co55" style:family="table-column">
      <style:table-column-properties fo:break-before="auto" style:column-width="1.8043in"/>
    </style:style>
    <style:style style:name="co56" style:family="table-column">
      <style:table-column-properties fo:break-before="auto" style:column-width="7.4437in"/>
    </style:style>
    <style:style style:name="co57" style:family="table-column">
      <style:table-column-properties fo:break-before="auto" style:column-width="2.6193in"/>
    </style:style>
    <style:style style:name="co58" style:family="table-column">
      <style:table-column-properties fo:break-before="auto" style:column-width="1.8575in"/>
    </style:style>
    <style:style style:name="co59" style:family="table-column">
      <style:table-column-properties fo:break-before="auto" style:column-width="1.8154in"/>
    </style:style>
    <style:style style:name="co60" style:family="table-column">
      <style:table-column-properties fo:break-before="auto" style:column-width="1.6008in"/>
    </style:style>
    <style:style style:name="co61" style:family="table-column">
      <style:table-column-properties fo:break-before="auto" style:column-width="2.1583in"/>
    </style:style>
    <style:style style:name="co62" style:family="table-column">
      <style:table-column-properties fo:break-before="auto" style:column-width="2.6835in"/>
    </style:style>
    <style:style style:name="co63" style:family="table-column">
      <style:table-column-properties fo:break-before="auto" style:column-width="2.0291in"/>
    </style:style>
    <style:style style:name="co64" style:family="table-column">
      <style:table-column-properties fo:break-before="auto" style:column-width="2.1047in"/>
    </style:style>
    <style:style style:name="co65" style:family="table-column">
      <style:table-column-properties fo:break-before="auto" style:column-width="2.0618in"/>
    </style:style>
    <style:style style:name="co66" style:family="table-column">
      <style:table-column-properties fo:break-before="auto" style:column-width="2.1799in"/>
    </style:style>
    <style:style style:name="co67" style:family="table-column">
      <style:table-column-properties fo:break-before="auto" style:column-width="1.8902in"/>
    </style:style>
    <style:style style:name="co68" style:family="table-column">
      <style:table-column-properties fo:break-before="auto" style:column-width="2.7047in"/>
    </style:style>
    <style:style style:name="co69" style:family="table-column">
      <style:table-column-properties fo:break-before="auto" style:column-width="1.3756in"/>
    </style:style>
    <style:style style:name="co70" style:family="table-column">
      <style:table-column-properties fo:break-before="auto" style:column-width="1.9335in"/>
    </style:style>
    <style:style style:name="co71" style:family="table-column">
      <style:table-column-properties fo:break-before="auto" style:column-width="1.3327in"/>
    </style:style>
    <style:style style:name="co72" style:family="table-column">
      <style:table-column-properties fo:break-before="auto" style:column-width="1.2575in"/>
    </style:style>
    <style:style style:name="co73" style:family="table-column">
      <style:table-column-properties fo:break-before="auto" style:column-width="1.15in"/>
    </style:style>
    <style:style style:name="co74" style:family="table-column">
      <style:table-column-properties fo:break-before="auto" style:column-width="1.7937in"/>
    </style:style>
    <style:style style:name="co7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nsembles_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4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48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49" table:default-cell-style-name="Default"/>
        <table:table-column table:style-name="co50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7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22" table:number-columns-repeated="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3" table:default-cell-style-name="Default"/>
        <table:table-column table:style-name="co5" table:default-cell-style-name="Default"/>
        <table:table-column table:style-name="co5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47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5" table:default-cell-style-name="Default"/>
        <table:table-column table:style-name="co63" table:number-columns-repeated="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1" table:number-columns-repeated="2" table:default-cell-style-name="Default"/>
        <table:table-column table:style-name="co56" table:default-cell-style-name="Default"/>
        <table:table-column table:style-name="co68" table:default-cell-style-name="Default"/>
        <table:table-column table:style-name="co65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71" table:default-cell-style-name="Default"/>
        <table:table-column table:style-name="co5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9" table:number-columns-repeated="2" table:default-cell-style-name="Default"/>
        <table:table-column table:style-name="co29" table:default-cell-style-name="Default"/>
        <table:table-column table:style-name="co7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75" table:number-columns-repeated="898" table:default-cell-style-name="Default"/>
        <table:table-row table:style-name="ro1">
          <table:table-cell/>
          <table:table-cell office:value-type="string" calcext:value-type="string">
            <text:p>CZ2_PEAS_Unnamed: 0</text:p>
          </table:table-cell>
          <table:table-cell office:value-type="string" calcext:value-type="string">
            <text:p>CZ2_PEAS_inst_id</text:p>
          </table:table-cell>
          <table:table-cell office:value-type="string" calcext:value-type="string">
            <text:p>CZ2_PEAS_CZ2-trans-id</text:p>
          </table:table-cell>
          <table:table-cell office:value-type="string" calcext:value-type="string">
            <text:p>CZ2_PEAS_rmse</text:p>
          </table:table-cell>
          <table:table-cell office:value-type="string" calcext:value-type="string">
            <text:p>CZ2_PEAS_AGB</text:p>
          </table:table-cell>
          <table:table-cell office:value-type="string" calcext:value-type="string">
            <text:p>CZ2_PEAS_FailedPFTs</text:p>
          </table:table-cell>
          <table:table-cell office:value-type="string" calcext:value-type="string">
            <text:p>CZ2_PEAS_ShannonE</text:p>
          </table:table-cell>
          <table:table-cell office:value-type="string" calcext:value-type="string">
            <text:p>CZ2_PEAS_BA</text:p>
          </table:table-cell>
          <table:table-cell office:value-type="string" calcext:value-type="string">
            <text:p>CZ2_PEAS_BA_pine</text:p>
          </table:table-cell>
          <table:table-cell office:value-type="string" calcext:value-type="string">
            <text:p>CZ2_PEAS_BA_cedar</text:p>
          </table:table-cell>
          <table:table-cell office:value-type="string" calcext:value-type="string">
            <text:p>CZ2_PEAS_BA_fir</text:p>
          </table:table-cell>
          <table:table-cell office:value-type="string" calcext:value-type="string">
            <text:p>CZ2_PEAS_BA_oak</text:p>
          </table:table-cell>
          <table:table-cell office:value-type="string" calcext:value-type="string">
            <text:p>CZ2_PEAS_Pct_shrub_cover</text:p>
          </table:table-cell>
          <table:table-cell office:value-type="string" calcext:value-type="string">
            <text:p>CZ2_PEAS_Pct_shrub_cover_canopy</text:p>
          </table:table-cell>
          <table:table-cell office:value-type="string" calcext:value-type="string">
            <text:p>CZ2_PEAS_TreeStemD</text:p>
          </table:table-cell>
          <table:table-cell office:value-type="string" calcext:value-type="string">
            <text:p>CZ2_PEAS_TreeStemD_40</text:p>
          </table:table-cell>
          <table:table-cell office:value-type="string" calcext:value-type="string">
            <text:p>CZ2_PEAS_TreeStemD_60</text:p>
          </table:table-cell>
          <table:table-cell office:value-type="string" calcext:value-type="string">
            <text:p>CZ2_PEAS_TreeStemD_80</text:p>
          </table:table-cell>
          <table:table-cell office:value-type="string" calcext:value-type="string">
            <text:p>CZ2_PEAS_TreeStemD_100</text:p>
          </table:table-cell>
          <table:table-cell office:value-type="string" calcext:value-type="string">
            <text:p>CZ2_PEAS_ResproutD_oak</text:p>
          </table:table-cell>
          <table:table-cell office:value-type="string" calcext:value-type="string">
            <text:p>CZ2_PEAS_ResproutD_shrub</text:p>
          </table:table-cell>
          <table:table-cell office:value-type="string" calcext:value-type="string">
            <text:p>CZ2_PEAS_BA_shrub</text:p>
          </table:table-cell>
          <table:table-cell office:value-type="string" calcext:value-type="string">
            <text:p>CZ2_PEAS_NPP</text:p>
          </table:table-cell>
          <table:table-cell office:value-type="string" calcext:value-type="string">
            <text:p>CZ2_PEAS_Combustible_fuel</text:p>
          </table:table-cell>
          <table:table-cell office:value-type="string" calcext:value-type="string">
            <text:p>CZ2_PEAS_param_file_path</text:p>
          </table:table-cell>
          <table:table-cell office:value-type="string" calcext:value-type="string">
            <text:p>CZ2_PEAS_fates_leaf_vcmax25top_1</text:p>
          </table:table-cell>
          <table:table-cell office:value-type="string" calcext:value-type="string">
            <text:p>CZ2_PEAS_Burned_area</text:p>
          </table:table-cell>
          <table:table-cell office:value-type="string" calcext:value-type="string">
            <text:p>CZ2_PEAS_Pct_high_severity_1700</text:p>
          </table:table-cell>
          <table:table-cell office:value-type="string" calcext:value-type="string">
            <text:p>CZ2_PEAS_Pct_high_severity_3500</text:p>
          </table:table-cell>
          <table:table-cell office:value-type="string" calcext:value-type="string">
            <text:p>CZ2_TRANS_Unnamed: 0</text:p>
          </table:table-cell>
          <table:table-cell office:value-type="string" calcext:value-type="string">
            <text:p>CZ2_TRANS_inst_id</text:p>
          </table:table-cell>
          <table:table-cell office:value-type="string" calcext:value-type="string">
            <text:p>CZ2_TRANS_AGB</text:p>
          </table:table-cell>
          <table:table-cell office:value-type="string" calcext:value-type="string">
            <text:p>CZ2_TRANS_FailedPFTs</text:p>
          </table:table-cell>
          <table:table-cell office:value-type="string" calcext:value-type="string">
            <text:p>CZ2_TRANS_ShannonE</text:p>
          </table:table-cell>
          <table:table-cell office:value-type="string" calcext:value-type="string">
            <text:p>CZ2_TRANS_BA</text:p>
          </table:table-cell>
          <table:table-cell office:value-type="string" calcext:value-type="string">
            <text:p>CZ2_TRANS_BA_pine</text:p>
          </table:table-cell>
          <table:table-cell office:value-type="string" calcext:value-type="string">
            <text:p>CZ2_TRANS_BA_cedar</text:p>
          </table:table-cell>
          <table:table-cell office:value-type="string" calcext:value-type="string">
            <text:p>CZ2_TRANS_BA_fir</text:p>
          </table:table-cell>
          <table:table-cell office:value-type="string" calcext:value-type="string">
            <text:p>CZ2_TRANS_BA_oak</text:p>
          </table:table-cell>
          <table:table-cell office:value-type="string" calcext:value-type="string">
            <text:p>CZ2_TRANS_Pct_shrub_cover</text:p>
          </table:table-cell>
          <table:table-cell office:value-type="string" calcext:value-type="string">
            <text:p>CZ2_TRANS_Pct_shrub_cover_canopy</text:p>
          </table:table-cell>
          <table:table-cell office:value-type="string" calcext:value-type="string">
            <text:p>CZ2_TRANS_TreeStemD</text:p>
          </table:table-cell>
          <table:table-cell office:value-type="string" calcext:value-type="string">
            <text:p>CZ2_TRANS_TreeStemD_40</text:p>
          </table:table-cell>
          <table:table-cell office:value-type="string" calcext:value-type="string">
            <text:p>CZ2_TRANS_TreeStemD_60</text:p>
          </table:table-cell>
          <table:table-cell office:value-type="string" calcext:value-type="string">
            <text:p>CZ2_TRANS_TreeStemD_80</text:p>
          </table:table-cell>
          <table:table-cell office:value-type="string" calcext:value-type="string">
            <text:p>CZ2_TRANS_TreeStemD_100</text:p>
          </table:table-cell>
          <table:table-cell office:value-type="string" calcext:value-type="string">
            <text:p>CZ2_TRANS_ResproutD_oak</text:p>
          </table:table-cell>
          <table:table-cell office:value-type="string" calcext:value-type="string">
            <text:p>CZ2_TRANS_ResproutD_shrub</text:p>
          </table:table-cell>
          <table:table-cell office:value-type="string" calcext:value-type="string">
            <text:p>CZ2_TRANS_BA_shrub</text:p>
          </table:table-cell>
          <table:table-cell office:value-type="string" calcext:value-type="string">
            <text:p>CZ2_TRANS_NPP</text:p>
          </table:table-cell>
          <table:table-cell office:value-type="string" calcext:value-type="string">
            <text:p>CZ2_TRANS_Combustible_fuel</text:p>
          </table:table-cell>
          <table:table-cell office:value-type="string" calcext:value-type="string">
            <text:p>CZ2_TRANS_Burned_area</text:p>
          </table:table-cell>
          <table:table-cell office:value-type="string" calcext:value-type="string">
            <text:p>CZ2_TRANS_Pct_high_severity_1700</text:p>
          </table:table-cell>
          <table:table-cell office:value-type="string" calcext:value-type="string">
            <text:p>CZ2_TRANS_Pct_high_severity_3500</text:p>
          </table:table-cell>
          <table:table-cell office:value-type="string" calcext:value-type="string">
            <text:p>CZ2_TRANS_param_file_path</text:p>
          </table:table-cell>
          <table:table-cell office:value-type="string" calcext:value-type="string">
            <text:p>CZ2_TRANS_fates_leaf_vcmax25top_1</text:p>
          </table:table-cell>
          <table:table-cell office:value-type="string" calcext:value-type="string">
            <text:p>STAN_PEAS_Unnamed: 0</text:p>
          </table:table-cell>
          <table:table-cell office:value-type="string" calcext:value-type="string">
            <text:p>STAN_PEAS_inst_id</text:p>
          </table:table-cell>
          <table:table-cell office:value-type="string" calcext:value-type="string">
            <text:p>STAN_PEAS_AGB</text:p>
          </table:table-cell>
          <table:table-cell office:value-type="string" calcext:value-type="string">
            <text:p>STAN_PEAS_FailedPFTs</text:p>
          </table:table-cell>
          <table:table-cell office:value-type="string" calcext:value-type="string">
            <text:p>STAN_PEAS_ShannonE</text:p>
          </table:table-cell>
          <table:table-cell office:value-type="string" calcext:value-type="string">
            <text:p>STAN_PEAS_BA</text:p>
          </table:table-cell>
          <table:table-cell office:value-type="string" calcext:value-type="string">
            <text:p>STAN_PEAS_BA_pine</text:p>
          </table:table-cell>
          <table:table-cell office:value-type="string" calcext:value-type="string">
            <text:p>STAN_PEAS_BA_cedar</text:p>
          </table:table-cell>
          <table:table-cell office:value-type="string" calcext:value-type="string">
            <text:p>STAN_PEAS_BA_fir</text:p>
          </table:table-cell>
          <table:table-cell office:value-type="string" calcext:value-type="string">
            <text:p>STAN_PEAS_BA_oak</text:p>
          </table:table-cell>
          <table:table-cell office:value-type="string" calcext:value-type="string">
            <text:p>STAN_PEAS_Pct_shrub_cover</text:p>
          </table:table-cell>
          <table:table-cell office:value-type="string" calcext:value-type="string">
            <text:p>STAN_PEAS_Pct_shrub_cover_canopy</text:p>
          </table:table-cell>
          <table:table-cell office:value-type="string" calcext:value-type="string">
            <text:p>STAN_PEAS_TreeStemD</text:p>
          </table:table-cell>
          <table:table-cell office:value-type="string" calcext:value-type="string">
            <text:p>STAN_PEAS_TreeStemD_40</text:p>
          </table:table-cell>
          <table:table-cell office:value-type="string" calcext:value-type="string">
            <text:p>STAN_PEAS_TreeStemD_60</text:p>
          </table:table-cell>
          <table:table-cell office:value-type="string" calcext:value-type="string">
            <text:p>STAN_PEAS_TreeStemD_80</text:p>
          </table:table-cell>
          <table:table-cell office:value-type="string" calcext:value-type="string">
            <text:p>STAN_PEAS_TreeStemD_100</text:p>
          </table:table-cell>
          <table:table-cell office:value-type="string" calcext:value-type="string">
            <text:p>STAN_PEAS_ResproutD_oak</text:p>
          </table:table-cell>
          <table:table-cell office:value-type="string" calcext:value-type="string">
            <text:p>STAN_PEAS_ResproutD_shrub</text:p>
          </table:table-cell>
          <table:table-cell office:value-type="string" calcext:value-type="string">
            <text:p>STAN_PEAS_BA_shrub</text:p>
          </table:table-cell>
          <table:table-cell office:value-type="string" calcext:value-type="string">
            <text:p>STAN_PEAS_NPP</text:p>
          </table:table-cell>
          <table:table-cell office:value-type="string" calcext:value-type="string">
            <text:p>STAN_PEAS_Combustible_fuel</text:p>
          </table:table-cell>
          <table:table-cell office:value-type="string" calcext:value-type="string">
            <text:p>STAN_PEAS_Burned_area</text:p>
          </table:table-cell>
          <table:table-cell office:value-type="string" calcext:value-type="string">
            <text:p>STAN_PEAS_Pct_high_severity_1700</text:p>
          </table:table-cell>
          <table:table-cell office:value-type="string" calcext:value-type="string">
            <text:p>STAN_PEAS_Pct_high_severity_3500</text:p>
          </table:table-cell>
          <table:table-cell office:value-type="string" calcext:value-type="string">
            <text:p>STAN_PEAS_param_file_path</text:p>
          </table:table-cell>
          <table:table-cell office:value-type="string" calcext:value-type="string">
            <text:p>STAN_PEAS_fates_leaf_vcmax25top_1</text:p>
          </table:table-cell>
          <table:table-cell office:value-type="string" calcext:value-type="string">
            <text:p>STAN_TRANS_Unnamed: 0</text:p>
          </table:table-cell>
          <table:table-cell office:value-type="string" calcext:value-type="string">
            <text:p>STAN_TRANS_inst_id</text:p>
          </table:table-cell>
          <table:table-cell office:value-type="string" calcext:value-type="string">
            <text:p>STAN_TRANS_AGB</text:p>
          </table:table-cell>
          <table:table-cell office:value-type="string" calcext:value-type="string">
            <text:p>STAN_TRANS_FailedPFTs</text:p>
          </table:table-cell>
          <table:table-cell office:value-type="string" calcext:value-type="string">
            <text:p>STAN_TRANS_ShannonE</text:p>
          </table:table-cell>
          <table:table-cell office:value-type="string" calcext:value-type="string">
            <text:p>STAN_TRANS_BA</text:p>
          </table:table-cell>
          <table:table-cell office:value-type="string" calcext:value-type="string">
            <text:p>STAN_TRANS_BA_pine</text:p>
          </table:table-cell>
          <table:table-cell office:value-type="string" calcext:value-type="string">
            <text:p>STAN_TRANS_BA_cedar</text:p>
          </table:table-cell>
          <table:table-cell office:value-type="string" calcext:value-type="string">
            <text:p>STAN_TRANS_BA_fir</text:p>
          </table:table-cell>
          <table:table-cell office:value-type="string" calcext:value-type="string">
            <text:p>STAN_TRANS_BA_oak</text:p>
          </table:table-cell>
          <table:table-cell office:value-type="string" calcext:value-type="string">
            <text:p>STAN_TRANS_Pct_shrub_cover</text:p>
          </table:table-cell>
          <table:table-cell office:value-type="string" calcext:value-type="string">
            <text:p>STAN_TRANS_Pct_shrub_cover_canopy</text:p>
          </table:table-cell>
          <table:table-cell office:value-type="string" calcext:value-type="string">
            <text:p>STAN_TRANS_TreeStemD</text:p>
          </table:table-cell>
          <table:table-cell office:value-type="string" calcext:value-type="string">
            <text:p>STAN_TRANS_TreeStemD_40</text:p>
          </table:table-cell>
          <table:table-cell office:value-type="string" calcext:value-type="string">
            <text:p>STAN_TRANS_TreeStemD_60</text:p>
          </table:table-cell>
          <table:table-cell office:value-type="string" calcext:value-type="string">
            <text:p>STAN_TRANS_TreeStemD_80</text:p>
          </table:table-cell>
          <table:table-cell office:value-type="string" calcext:value-type="string">
            <text:p>STAN_TRANS_TreeStemD_100</text:p>
          </table:table-cell>
          <table:table-cell office:value-type="string" calcext:value-type="string">
            <text:p>STAN_TRANS_ResproutD_oak</text:p>
          </table:table-cell>
          <table:table-cell office:value-type="string" calcext:value-type="string">
            <text:p>STAN_TRANS_ResproutD_shrub</text:p>
          </table:table-cell>
          <table:table-cell office:value-type="string" calcext:value-type="string">
            <text:p>STAN_TRANS_BA_shrub</text:p>
          </table:table-cell>
          <table:table-cell office:value-type="string" calcext:value-type="string">
            <text:p>STAN_TRANS_NPP</text:p>
          </table:table-cell>
          <table:table-cell office:value-type="string" calcext:value-type="string">
            <text:p>STAN_TRANS_Combustible_fuel</text:p>
          </table:table-cell>
          <table:table-cell office:value-type="string" calcext:value-type="string">
            <text:p>STAN_TRANS_Burned_area</text:p>
          </table:table-cell>
          <table:table-cell office:value-type="string" calcext:value-type="string">
            <text:p>STAN_TRANS_Pct_high_severity_1700</text:p>
          </table:table-cell>
          <table:table-cell office:value-type="string" calcext:value-type="string">
            <text:p>STAN_TRANS_Pct_high_severity_3500</text:p>
          </table:table-cell>
          <table:table-cell office:value-type="string" calcext:value-type="string">
            <text:p>STAN_TRANS_param_file_path</text:p>
          </table:table-cell>
          <table:table-cell office:value-type="string" calcext:value-type="string">
            <text:p>STAN_TRANS_fates_leaf_vcmax25top_1</text:p>
          </table:table-cell>
          <table:table-cell office:value-type="string" calcext:value-type="string">
            <text:p>pft_response_score_to_climate</text:p>
          </table:table-cell>
          <table:table-cell office:value-type="string" calcext:value-type="string">
            <text:p>climate fir_response</text:p>
          </table:table-cell>
          <table:table-cell office:value-type="string" calcext:value-type="string">
            <text:p>climate_conifer_ba_response</text:p>
          </table:table-cell>
          <table:table-cell office:value-type="string" calcext:value-type="string">
            <text:p>climate_oak_response</text:p>
          </table:table-cell>
          <table:table-cell office:value-type="string" calcext:value-type="string">
            <text:p>climate_shrub_response</text:p>
          </table:table-cell>
          <table:table-cell office:value-type="string" calcext:value-type="string">
            <text:p>pass_fire_response</text:p>
          </table:table-cell>
          <table:table-cell office:value-type="string" calcext:value-type="string">
            <text:p>pft_response_score_to_fire</text:p>
          </table:table-cell>
          <table:table-cell office:value-type="string" calcext:value-type="string">
            <text:p>fire_oak_response</text:p>
          </table:table-cell>
          <table:table-cell office:value-type="string" calcext:value-type="string">
            <text:p>fire_fir_response</text:p>
          </table:table-cell>
          <table:table-cell office:value-type="string" calcext:value-type="string">
            <text:p>fire_cedar_response</text:p>
          </table:table-cell>
          <table:table-cell office:value-type="string" calcext:value-type="string">
            <text:p>fire_shrub_response</text:p>
          </table:table-cell>
          <table:table-cell office:value-type="string" calcext:value-type="string">
            <text:p>fire_stem_den_response</text:p>
          </table:table-cell>
          <table:table-cell office:value-type="string" calcext:value-type="string">
            <text:p>fire_burned_area_response</text:p>
          </table:table-cell>
          <table:table-cell office:value-type="string" calcext:value-type="string">
            <text:p>fire_PHS_1700_response</text:p>
          </table:table-cell>
          <table:table-cell office:value-type="string" calcext:value-type="string">
            <text:p>score</text:p>
          </table:table-cell>
          <table:table-cell table:number-columns-repeated="898"/>
        </table:table-row>
        <table:table-row table:style-name="ro1"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Z2_equilibrium_110523_04_-17e2acb6a_FATES-8a054a12_0064</text:p>
          </table:table-cell>
          <table:table-cell table:style-name="ce1" office:value-type="string" calcext:value-type="string">
            <text:p>CZ2_trans_110923_0032</text:p>
          </table:table-cell>
          <table:table-cell table:style-name="ce1" office:value-type="float" office:value="3.45920385926712" calcext:value-type="float">
            <text:p>3.45920385926712</text:p>
          </table:table-cell>
          <table:table-cell table:style-name="ce1" office:value-type="float" office:value="2.575119972229" calcext:value-type="float">
            <text:p>2.5751199722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19663810609172" calcext:value-type="float">
            <text:p>0.419663810609172</text:p>
          </table:table-cell>
          <table:table-cell table:style-name="ce1" office:value-type="float" office:value="7.4033356" calcext:value-type="float">
            <text:p>7.4033356</text:p>
          </table:table-cell>
          <table:table-cell table:style-name="ce1" office:value-type="float" office:value="0.10935688" calcext:value-type="float">
            <text:p>0.10935688</text:p>
          </table:table-cell>
          <table:table-cell table:style-name="ce1" office:value-type="float" office:value="6.5428944" calcext:value-type="float">
            <text:p>6.5428944</text:p>
          </table:table-cell>
          <table:table-cell table:style-name="ce1" office:value-type="float" office:value="0.6675716" calcext:value-type="float">
            <text:p>0.6675716</text:p>
          </table:table-cell>
          <table:table-cell table:style-name="ce1" office:value-type="float" office:value="0.08351295" calcext:value-type="float">
            <text:p>0.08351295</text:p>
          </table:table-cell>
          <table:table-cell table:style-name="ce1" office:value-type="float" office:value="1.1159914" calcext:value-type="float">
            <text:p>1.1159914</text:p>
          </table:table-cell>
          <table:table-cell table:style-name="ce1" office:value-type="float" office:value="0.85538024" calcext:value-type="float">
            <text:p>0.85538024</text:p>
          </table:table-cell>
          <table:table-cell table:style-name="ce1" office:value-type="float" office:value="67.0232623815537" calcext:value-type="float">
            <text:p>67.0232623815537</text:p>
          </table:table-cell>
          <table:table-cell table:style-name="ce1" office:value-type="float" office:value="27.0201731473207" calcext:value-type="float">
            <text:p>27.0201731473207</text:p>
          </table:table-cell>
          <table:table-cell table:style-name="ce1" office:value-type="float" office:value="3.21139261359349" calcext:value-type="float">
            <text:p>3.21139261359349</text:p>
          </table:table-cell>
          <table:table-cell table:style-name="ce1" office:value-type="float" office:value="1.43314711749554" calcext:value-type="float">
            <text:p>1.43314711749554</text:p>
          </table:table-cell>
          <table:table-cell table:style-name="ce1" office:value-type="float" office:value="0.769017424318008" calcext:value-type="float">
            <text:p>0.769017424318008</text:p>
          </table:table-cell>
          <table:table-cell table:style-name="ce1" office:value-type="float" office:value="1.4360043" calcext:value-type="float">
            <text:p>1.4360043</text:p>
          </table:table-cell>
          <table:table-cell table:style-name="ce1" office:value-type="float" office:value="0.041835573" calcext:value-type="float">
            <text:p>0.041835573</text:p>
          </table:table-cell>
          <table:table-cell table:style-name="ce1" office:value-type="float" office:value="21.95413" calcext:value-type="float">
            <text:p>21.95413</text:p>
          </table:table-cell>
          <table:table-cell table:style-name="ce1" office:value-type="float" office:value="0.984169765843035" calcext:value-type="float">
            <text:p>0.984169765843035</text:p>
          </table:table-cell>
          <table:table-cell table:style-name="ce1" office:value-type="float" office:value="1.0755682" calcext:value-type="float">
            <text:p>1.0755682</text:p>
          </table:table-cell>
          <table:table-cell table:style-name="ce1" office:value-type="string" calcext:value-type="string">
            <text:p>/glade/u/home/adamhb/ahb_params/fates_api_25/ensembles/CZ2_equilibrium_110523_04/CZ2_equilibrium_110523_0064.nc</text:p>
          </table:table-cell>
          <table:table-cell table:style-name="ce1" office:value-type="float" office:value="49.6780404401648" calcext:value-type="float">
            <text:p>49.678040440164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3.1707317073171" calcext:value-type="float">
            <text:p>23.1707317073171</text:p>
          </table:table-cell>
          <table:table-cell table:style-name="ce1" office:value-type="float" office:value="3.04878048780488" calcext:value-type="float">
            <text:p>3.0487804878048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Z2_trans_1950_2020_111223_-17e2acb6a_FATES-8a054a12_0032</text:p>
          </table:table-cell>
          <table:table-cell table:style-name="ce1" office:value-type="float" office:value="22.0440578460693" calcext:value-type="float">
            <text:p>22.0440578460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30528273276744" calcext:value-type="float">
            <text:p>0.130528273276744</text:p>
          </table:table-cell>
          <table:table-cell table:style-name="ce1" office:value-type="float" office:value="66.00812" calcext:value-type="float">
            <text:p>66.00812</text:p>
          </table:table-cell>
          <table:table-cell table:style-name="ce1" office:value-type="float" office:value="0.067189015" calcext:value-type="float">
            <text:p>0.067189015</text:p>
          </table:table-cell>
          <table:table-cell table:style-name="ce1" office:value-type="float" office:value="64.17717" calcext:value-type="float">
            <text:p>64.17717</text:p>
          </table:table-cell>
          <table:table-cell table:style-name="ce1" office:value-type="float" office:value="1.6767172" calcext:value-type="float">
            <text:p>1.6767172</text:p>
          </table:table-cell>
          <table:table-cell table:style-name="ce1" office:value-type="float" office:value="0.087036945" calcext:value-type="float">
            <text:p>0.087036945</text:p>
          </table:table-cell>
          <table:table-cell table:style-name="ce1" office:value-type="float" office:value="0.04684965" calcext:value-type="float">
            <text:p>0.04684965</text:p>
          </table:table-cell>
          <table:table-cell table:style-name="ce1" office:value-type="float" office:value="0.013398733" calcext:value-type="float">
            <text:p>0.013398733</text:p>
          </table:table-cell>
          <table:table-cell table:style-name="ce1" office:value-type="float" office:value="148.69574457407" calcext:value-type="float">
            <text:p>148.69574457407</text:p>
          </table:table-cell>
          <table:table-cell table:style-name="ce1" office:value-type="float" office:value="137.014351785183" calcext:value-type="float">
            <text:p>137.014351785183</text:p>
          </table:table-cell>
          <table:table-cell table:style-name="ce1" office:value-type="float" office:value="136.562325060368" calcext:value-type="float">
            <text:p>136.562325060368</text:p>
          </table:table-cell>
          <table:table-cell table:style-name="ce1" office:value-type="float" office:value="54.6594057232142" calcext:value-type="float">
            <text:p>54.6594057232142</text:p>
          </table:table-cell>
          <table:table-cell table:style-name="ce1" office:value-type="float" office:value="7.30495725292712" calcext:value-type="float">
            <text:p>7.30495725292712</text:p>
          </table:table-cell>
          <table:table-cell table:style-name="ce1" office:value-type="float" office:value="0.12969653" calcext:value-type="float">
            <text:p>0.12969653</text:p>
          </table:table-cell>
          <table:table-cell table:style-name="ce1" office:value-type="float" office:value="0.013950874" calcext:value-type="float">
            <text:p>0.013950874</text:p>
          </table:table-cell>
          <table:table-cell table:style-name="ce1" office:value-type="float" office:value="0.968997" calcext:value-type="float">
            <text:p>0.968997</text:p>
          </table:table-cell>
          <table:table-cell table:style-name="ce1" office:value-type="float" office:value="1.2436926650139" calcext:value-type="float">
            <text:p>1.2436926650139</text:p>
          </table:table-cell>
          <table:table-cell table:style-name="ce1" office:value-type="float" office:value="0.75167465" calcext:value-type="float">
            <text:p>0.75167465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40.7692307692308" calcext:value-type="float">
            <text:p>40.7692307692308</text:p>
          </table:table-cell>
          <table:table-cell table:style-name="ce1" office:value-type="float" office:value="6.15384615384615" calcext:value-type="float">
            <text:p>6.15384615384615</text:p>
          </table:table-cell>
          <table:table-cell table:style-name="ce1" office:value-type="string" calcext:value-type="string">
            <text:p>/glade/u/home/adamhb/ahb_params/fates_api_25/ensembles/CZ2_trans_110923_01/ca_5pfts_100523_0032.nc</text:p>
          </table:table-cell>
          <table:table-cell table:style-name="ce1" office:value-type="float" office:value="49.6780404401648" calcext:value-type="float">
            <text:p>49.678040440164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TAN_equilibrium_111023_01_-17e2acb6a_FATES-8a054a12_0032</text:p>
          </table:table-cell>
          <table:table-cell table:style-name="ce1" office:value-type="float" office:value="25.2663116455078" calcext:value-type="float">
            <text:p>25.26631164550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52187351759608" calcext:value-type="float">
            <text:p>0.252187351759608</text:p>
          </table:table-cell>
          <table:table-cell table:style-name="ce1" office:value-type="float" office:value="72.89847" calcext:value-type="float">
            <text:p>72.89847</text:p>
          </table:table-cell>
          <table:table-cell table:style-name="ce1" office:value-type="float" office:value="0.04524501" calcext:value-type="float">
            <text:p>0.04524501</text:p>
          </table:table-cell>
          <table:table-cell table:style-name="ce1" office:value-type="float" office:value="63.13741" calcext:value-type="float">
            <text:p>63.13741</text:p>
          </table:table-cell>
          <table:table-cell table:style-name="ce1" office:value-type="float" office:value="9.613935" calcext:value-type="float">
            <text:p>9.613935</text:p>
          </table:table-cell>
          <table:table-cell table:style-name="ce1" office:value-type="float" office:value="0.10187437" calcext:value-type="float">
            <text:p>0.10187437</text:p>
          </table:table-cell>
          <table:table-cell table:style-name="ce1" office:value-type="float" office:value="0.0002882498" calcext:value-type="float">
            <text:p>0.0002882498</text:p>
          </table:table-cell>
          <table:table-cell table:style-name="ce4" office:value-type="float" office:value="0.0000010339459" calcext:value-type="float">
            <text:p>1.03E-06</text:p>
          </table:table-cell>
          <table:table-cell table:style-name="ce1" office:value-type="float" office:value="212.791059166193" calcext:value-type="float">
            <text:p>212.791059166193</text:p>
          </table:table-cell>
          <table:table-cell table:style-name="ce1" office:value-type="float" office:value="102.929705753922" calcext:value-type="float">
            <text:p>102.929705753922</text:p>
          </table:table-cell>
          <table:table-cell table:style-name="ce1" office:value-type="float" office:value="86.1836969852448" calcext:value-type="float">
            <text:p>86.1836969852448</text:p>
          </table:table-cell>
          <table:table-cell table:style-name="ce1" office:value-type="float" office:value="75.0041799619794" calcext:value-type="float">
            <text:p>75.0041799619794</text:p>
          </table:table-cell>
          <table:table-cell table:style-name="ce1" office:value-type="float" office:value="18.9924112055451" calcext:value-type="float">
            <text:p>18.9924112055451</text:p>
          </table:table-cell>
          <table:table-cell table:style-name="ce1" office:value-type="float" office:value="0.102655865" calcext:value-type="float">
            <text:p>0.1026558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948503" calcext:value-type="float">
            <text:p>0.002948503</text:p>
          </table:table-cell>
          <table:table-cell table:style-name="ce1" office:value-type="float" office:value="1.06916118352274" calcext:value-type="float">
            <text:p>1.06916118352274</text:p>
          </table:table-cell>
          <table:table-cell table:style-name="ce1" office:value-type="float" office:value="0.66604614" calcext:value-type="float">
            <text:p>0.6660461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2.nc</text:p>
          </table:table-cell>
          <table:table-cell table:style-name="ce1" office:value-type="float" office:value="49.6780404401648" calcext:value-type="float">
            <text:p>49.678040440164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TAN_equilibrium_111023_01_-17e2acb6a_FATES-8a054a12_0032</text:p>
          </table:table-cell>
          <table:table-cell table:style-name="ce1" office:value-type="float" office:value="25.2663116455078" calcext:value-type="float">
            <text:p>25.26631164550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52187351759608" calcext:value-type="float">
            <text:p>0.252187351759608</text:p>
          </table:table-cell>
          <table:table-cell table:style-name="ce1" office:value-type="float" office:value="72.89847" calcext:value-type="float">
            <text:p>72.89847</text:p>
          </table:table-cell>
          <table:table-cell table:style-name="ce1" office:value-type="float" office:value="0.04524501" calcext:value-type="float">
            <text:p>0.04524501</text:p>
          </table:table-cell>
          <table:table-cell table:style-name="ce1" office:value-type="float" office:value="63.13741" calcext:value-type="float">
            <text:p>63.13741</text:p>
          </table:table-cell>
          <table:table-cell table:style-name="ce1" office:value-type="float" office:value="9.613935" calcext:value-type="float">
            <text:p>9.613935</text:p>
          </table:table-cell>
          <table:table-cell table:style-name="ce1" office:value-type="float" office:value="0.10187437" calcext:value-type="float">
            <text:p>0.10187437</text:p>
          </table:table-cell>
          <table:table-cell table:style-name="ce1" office:value-type="float" office:value="0.0002882498" calcext:value-type="float">
            <text:p>0.0002882498</text:p>
          </table:table-cell>
          <table:table-cell table:style-name="ce4" office:value-type="float" office:value="0.0000010339459" calcext:value-type="float">
            <text:p>1.03E-06</text:p>
          </table:table-cell>
          <table:table-cell table:style-name="ce1" office:value-type="float" office:value="212.791059166193" calcext:value-type="float">
            <text:p>212.791059166193</text:p>
          </table:table-cell>
          <table:table-cell table:style-name="ce1" office:value-type="float" office:value="102.929705753922" calcext:value-type="float">
            <text:p>102.929705753922</text:p>
          </table:table-cell>
          <table:table-cell table:style-name="ce1" office:value-type="float" office:value="86.1836969852448" calcext:value-type="float">
            <text:p>86.1836969852448</text:p>
          </table:table-cell>
          <table:table-cell table:style-name="ce1" office:value-type="float" office:value="75.0041799619794" calcext:value-type="float">
            <text:p>75.0041799619794</text:p>
          </table:table-cell>
          <table:table-cell table:style-name="ce1" office:value-type="float" office:value="18.9924112055451" calcext:value-type="float">
            <text:p>18.9924112055451</text:p>
          </table:table-cell>
          <table:table-cell table:style-name="ce1" office:value-type="float" office:value="0.102655865" calcext:value-type="float">
            <text:p>0.1026558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948503" calcext:value-type="float">
            <text:p>0.002948503</text:p>
          </table:table-cell>
          <table:table-cell table:style-name="ce1" office:value-type="float" office:value="1.06916118352274" calcext:value-type="float">
            <text:p>1.06916118352274</text:p>
          </table:table-cell>
          <table:table-cell table:style-name="ce1" office:value-type="float" office:value="0.66604614" calcext:value-type="float">
            <text:p>0.6660461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2.nc</text:p>
          </table:table-cell>
          <table:table-cell table:style-name="ce1" office:value-type="float" office:value="49.6780404401648" calcext:value-type="float">
            <text:p>49.6780404401648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style-name="ce1" office:value-type="float" office:value="3.86310795039938" calcext:value-type="float">
            <text:p>3.86310795039938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Z2_equilibrium_110523_01_-17e2acb6a_FATES-8a054a12_0004</text:p>
          </table:table-cell>
          <table:table-cell table:style-name="ce1" office:value-type="string" calcext:value-type="string">
            <text:p>CZ2_trans_110923_0012</text:p>
          </table:table-cell>
          <table:table-cell table:style-name="ce1" office:value-type="float" office:value="3.53122541839174" calcext:value-type="float">
            <text:p>3.53122541839174</text:p>
          </table:table-cell>
          <table:table-cell table:style-name="ce1" office:value-type="float" office:value="4.80496263504028" calcext:value-type="float">
            <text:p>4.80496263504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02740040016252" calcext:value-type="float">
            <text:p>0.502740040016252</text:p>
          </table:table-cell>
          <table:table-cell table:style-name="ce1" office:value-type="float" office:value="9.03652" calcext:value-type="float">
            <text:p>9.03652</text:p>
          </table:table-cell>
          <table:table-cell table:style-name="ce1" office:value-type="float" office:value="1.056269" calcext:value-type="float">
            <text:p>1.056269</text:p>
          </table:table-cell>
          <table:table-cell table:style-name="ce1" office:value-type="float" office:value="1.9115616" calcext:value-type="float">
            <text:p>1.9115616</text:p>
          </table:table-cell>
          <table:table-cell table:style-name="ce1" office:value-type="float" office:value="0.15879387" calcext:value-type="float">
            <text:p>0.15879387</text:p>
          </table:table-cell>
          <table:table-cell table:style-name="ce1" office:value-type="float" office:value="5.909896" calcext:value-type="float">
            <text:p>5.909896</text:p>
          </table:table-cell>
          <table:table-cell table:style-name="ce1" office:value-type="float" office:value="1.0972996" calcext:value-type="float">
            <text:p>1.0972996</text:p>
          </table:table-cell>
          <table:table-cell table:style-name="ce1" office:value-type="float" office:value="0.33172303" calcext:value-type="float">
            <text:p>0.33172303</text:p>
          </table:table-cell>
          <table:table-cell table:style-name="ce1" office:value-type="float" office:value="208.368524909019" calcext:value-type="float">
            <text:p>208.368524909019</text:p>
          </table:table-cell>
          <table:table-cell table:style-name="ce1" office:value-type="float" office:value="5.21890120580792" calcext:value-type="float">
            <text:p>5.21890120580792</text:p>
          </table:table-cell>
          <table:table-cell table:style-name="ce1" office:value-type="float" office:value="2.20631045522168" calcext:value-type="float">
            <text:p>2.20631045522168</text:p>
          </table:table-cell>
          <table:table-cell table:style-name="ce1" office:value-type="float" office:value="1.52610984514467" calcext:value-type="float">
            <text:p>1.52610984514467</text:p>
          </table:table-cell>
          <table:table-cell table:style-name="ce1" office:value-type="float" office:value="0.857966078910977" calcext:value-type="float">
            <text:p>0.857966078910977</text:p>
          </table:table-cell>
          <table:table-cell table:style-name="ce1" office:value-type="float" office:value="10.558537" calcext:value-type="float">
            <text:p>10.5585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078533" calcext:value-type="float">
            <text:p>26.078533</text:p>
          </table:table-cell>
          <table:table-cell table:style-name="ce1" office:value-type="float" office:value="0.971962624305434" calcext:value-type="float">
            <text:p>0.971962624305434</text:p>
          </table:table-cell>
          <table:table-cell table:style-name="ce1" office:value-type="float" office:value="2.353869" calcext:value-type="float">
            <text:p>2.353869</text:p>
          </table:table-cell>
          <table:table-cell table:style-name="ce1" office:value-type="string" calcext:value-type="string">
            <text:p>/glade/u/home/adamhb/ahb_params/fates_api_25/ensembles/CZ2_equilibrium_110523_01/CZ2_equilibrium_110523_0004.nc</text:p>
          </table:table-cell>
          <table:table-cell table:style-name="ce1" office:value-type="float" office:value="60.0108773215332" calcext:value-type="float">
            <text:p>60.010877321533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84.3023255813954" calcext:value-type="float">
            <text:p>84.3023255813954</text:p>
          </table:table-cell>
          <table:table-cell table:style-name="ce1" office:value-type="float" office:value="67.4418604651163" calcext:value-type="float">
            <text:p>67.44186046511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Z2_trans_1950_2020_111223_-17e2acb6a_FATES-8a054a12_0012</text:p>
          </table:table-cell>
          <table:table-cell table:style-name="ce1" office:value-type="float" office:value="6.11349248886108" calcext:value-type="float">
            <text:p>6.11349248886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4749677332521" calcext:value-type="float">
            <text:p>0.664749677332521</text:p>
          </table:table-cell>
          <table:table-cell table:style-name="ce1" office:value-type="float" office:value="18.65633" calcext:value-type="float">
            <text:p>18.65633</text:p>
          </table:table-cell>
          <table:table-cell table:style-name="ce1" office:value-type="float" office:value="1.4295039" calcext:value-type="float">
            <text:p>1.4295039</text:p>
          </table:table-cell>
          <table:table-cell table:style-name="ce1" office:value-type="float" office:value="2.9521842" calcext:value-type="float">
            <text:p>2.9521842</text:p>
          </table:table-cell>
          <table:table-cell table:style-name="ce1" office:value-type="float" office:value="0.15416238" calcext:value-type="float">
            <text:p>0.15416238</text:p>
          </table:table-cell>
          <table:table-cell table:style-name="ce1" office:value-type="float" office:value="14.12048" calcext:value-type="float">
            <text:p>14.12048</text:p>
          </table:table-cell>
          <table:table-cell table:style-name="ce1" office:value-type="float" office:value="0.22789073" calcext:value-type="float">
            <text:p>0.22789073</text:p>
          </table:table-cell>
          <table:table-cell table:style-name="ce1" office:value-type="float" office:value="0.100209825" calcext:value-type="float">
            <text:p>0.100209825</text:p>
          </table:table-cell>
          <table:table-cell table:style-name="ce1" office:value-type="float" office:value="353.166610002518" calcext:value-type="float">
            <text:p>353.166610002518</text:p>
          </table:table-cell>
          <table:table-cell table:style-name="ce1" office:value-type="float" office:value="18.9570209477097" calcext:value-type="float">
            <text:p>18.9570209477097</text:p>
          </table:table-cell>
          <table:table-cell table:style-name="ce1" office:value-type="float" office:value="4.01816650992259" calcext:value-type="float">
            <text:p>4.01816650992259</text:p>
          </table:table-cell>
          <table:table-cell table:style-name="ce1" office:value-type="float" office:value="1.13056368718389" calcext:value-type="float">
            <text:p>1.13056368718389</text:p>
          </table:table-cell>
          <table:table-cell table:style-name="ce1" office:value-type="float" office:value="0.307883892673999" calcext:value-type="float">
            <text:p>0.307883892673999</text:p>
          </table:table-cell>
          <table:table-cell table:style-name="ce1" office:value-type="float" office:value="25.95276" calcext:value-type="float">
            <text:p>25.952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8400314" calcext:value-type="float">
            <text:p>3.8400314</text:p>
          </table:table-cell>
          <table:table-cell table:style-name="ce1" office:value-type="float" office:value="1.04114329803906" calcext:value-type="float">
            <text:p>1.04114329803906</text:p>
          </table:table-cell>
          <table:table-cell table:style-name="ce1" office:value-type="float" office:value="1.9188905" calcext:value-type="float">
            <text:p>1.9188905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90.3846153846154" calcext:value-type="float">
            <text:p>90.3846153846154</text:p>
          </table:table-cell>
          <table:table-cell table:style-name="ce1" office:value-type="float" office:value="71.6346153846154" calcext:value-type="float">
            <text:p>71.6346153846154</text:p>
          </table:table-cell>
          <table:table-cell table:style-name="ce1" office:value-type="string" calcext:value-type="string">
            <text:p>/glade/u/home/adamhb/ahb_params/fates_api_25/ensembles/CZ2_trans_110923_01/ca_5pfts_100523_0012.nc</text:p>
          </table:table-cell>
          <table:table-cell table:style-name="ce1" office:value-type="float" office:value="60.0108773215332" calcext:value-type="float">
            <text:p>60.01087732153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TAN_equilibrium_111023_01_-17e2acb6a_FATES-8a054a12_0012</text:p>
          </table:table-cell>
          <table:table-cell table:style-name="ce1" office:value-type="float" office:value="24.9534683227539" calcext:value-type="float">
            <text:p>24.95346832275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63938539575798" calcext:value-type="float">
            <text:p>0.563938539575798</text:p>
          </table:table-cell>
          <table:table-cell table:style-name="ce1" office:value-type="float" office:value="62.486626" calcext:value-type="float">
            <text:p>62.486626</text:p>
          </table:table-cell>
          <table:table-cell table:style-name="ce1" office:value-type="float" office:value="26.065773" calcext:value-type="float">
            <text:p>26.065773</text:p>
          </table:table-cell>
          <table:table-cell table:style-name="ce1" office:value-type="float" office:value="34.0721" calcext:value-type="float">
            <text:p>34.0721</text:p>
          </table:table-cell>
          <table:table-cell table:style-name="ce1" office:value-type="float" office:value="2.314132" calcext:value-type="float">
            <text:p>2.314132</text:p>
          </table:table-cell>
          <table:table-cell table:style-name="ce1" office:value-type="float" office:value="0.034618255" calcext:value-type="float">
            <text:p>0.034618255</text:p>
          </table:table-cell>
          <table:table-cell table:style-name="ce1" office:value-type="float" office:value="0.048921045" calcext:value-type="float">
            <text:p>0.048921045</text:p>
          </table:table-cell>
          <table:table-cell table:style-name="ce1" office:value-type="float" office:value="0.0066375528" calcext:value-type="float">
            <text:p>0.0066375528</text:p>
          </table:table-cell>
          <table:table-cell table:style-name="ce1" office:value-type="float" office:value="609.426945447922" calcext:value-type="float">
            <text:p>609.426945447922</text:p>
          </table:table-cell>
          <table:table-cell table:style-name="ce1" office:value-type="float" office:value="147.299533709884" calcext:value-type="float">
            <text:p>147.299533709884</text:p>
          </table:table-cell>
          <table:table-cell table:style-name="ce1" office:value-type="float" office:value="62.5339010730386" calcext:value-type="float">
            <text:p>62.5339010730386</text:p>
          </table:table-cell>
          <table:table-cell table:style-name="ce1" office:value-type="float" office:value="40.2274448424578" calcext:value-type="float">
            <text:p>40.2274448424578</text:p>
          </table:table-cell>
          <table:table-cell table:style-name="ce1" office:value-type="float" office:value="14.7869519423693" calcext:value-type="float">
            <text:p>14.7869519423693</text:p>
          </table:table-cell>
          <table:table-cell table:style-name="ce1" office:value-type="float" office:value="0.022156054" calcext:value-type="float">
            <text:p>0.022156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369533" calcext:value-type="float">
            <text:p>1.369533</text:p>
          </table:table-cell>
          <table:table-cell table:style-name="ce1" office:value-type="float" office:value="1.12401315698207" calcext:value-type="float">
            <text:p>1.12401315698207</text:p>
          </table:table-cell>
          <table:table-cell table:style-name="ce1" office:value-type="float" office:value="1.7005844" calcext:value-type="float">
            <text:p>1.7005844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29.6875" calcext:value-type="float">
            <text:p>29.6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2.nc</text:p>
          </table:table-cell>
          <table:table-cell table:style-name="ce1" office:value-type="float" office:value="60.0108773215332" calcext:value-type="float">
            <text:p>60.01087732153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TAN_equilibrium_111023_01_-17e2acb6a_FATES-8a054a12_0012</text:p>
          </table:table-cell>
          <table:table-cell table:style-name="ce1" office:value-type="float" office:value="24.9534683227539" calcext:value-type="float">
            <text:p>24.95346832275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63938539575798" calcext:value-type="float">
            <text:p>0.563938539575798</text:p>
          </table:table-cell>
          <table:table-cell table:style-name="ce1" office:value-type="float" office:value="62.486626" calcext:value-type="float">
            <text:p>62.486626</text:p>
          </table:table-cell>
          <table:table-cell table:style-name="ce1" office:value-type="float" office:value="26.065773" calcext:value-type="float">
            <text:p>26.065773</text:p>
          </table:table-cell>
          <table:table-cell table:style-name="ce1" office:value-type="float" office:value="34.0721" calcext:value-type="float">
            <text:p>34.0721</text:p>
          </table:table-cell>
          <table:table-cell table:style-name="ce1" office:value-type="float" office:value="2.314132" calcext:value-type="float">
            <text:p>2.314132</text:p>
          </table:table-cell>
          <table:table-cell table:style-name="ce1" office:value-type="float" office:value="0.034618255" calcext:value-type="float">
            <text:p>0.034618255</text:p>
          </table:table-cell>
          <table:table-cell table:style-name="ce1" office:value-type="float" office:value="0.048921045" calcext:value-type="float">
            <text:p>0.048921045</text:p>
          </table:table-cell>
          <table:table-cell table:style-name="ce1" office:value-type="float" office:value="0.0066375528" calcext:value-type="float">
            <text:p>0.0066375528</text:p>
          </table:table-cell>
          <table:table-cell table:style-name="ce1" office:value-type="float" office:value="609.426945447922" calcext:value-type="float">
            <text:p>609.426945447922</text:p>
          </table:table-cell>
          <table:table-cell table:style-name="ce1" office:value-type="float" office:value="147.299533709884" calcext:value-type="float">
            <text:p>147.299533709884</text:p>
          </table:table-cell>
          <table:table-cell table:style-name="ce1" office:value-type="float" office:value="62.5339010730386" calcext:value-type="float">
            <text:p>62.5339010730386</text:p>
          </table:table-cell>
          <table:table-cell table:style-name="ce1" office:value-type="float" office:value="40.2274448424578" calcext:value-type="float">
            <text:p>40.2274448424578</text:p>
          </table:table-cell>
          <table:table-cell table:style-name="ce1" office:value-type="float" office:value="14.7869519423693" calcext:value-type="float">
            <text:p>14.7869519423693</text:p>
          </table:table-cell>
          <table:table-cell table:style-name="ce1" office:value-type="float" office:value="0.022156054" calcext:value-type="float">
            <text:p>0.022156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369533" calcext:value-type="float">
            <text:p>1.369533</text:p>
          </table:table-cell>
          <table:table-cell table:style-name="ce1" office:value-type="float" office:value="1.12401315698207" calcext:value-type="float">
            <text:p>1.12401315698207</text:p>
          </table:table-cell>
          <table:table-cell table:style-name="ce1" office:value-type="float" office:value="1.7005844" calcext:value-type="float">
            <text:p>1.7005844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29.6875" calcext:value-type="float">
            <text:p>29.6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2.nc</text:p>
          </table:table-cell>
          <table:table-cell table:style-name="ce1" office:value-type="float" office:value="60.0108773215332" calcext:value-type="float">
            <text:p>60.010877321533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5808116494071" calcext:value-type="float">
            <text:p>4.5808116494071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Z2_equilibrium_110523_01_-17e2acb6a_FATES-8a054a12_0049</text:p>
          </table:table-cell>
          <table:table-cell table:style-name="ce2" office:value-type="string" calcext:value-type="string">
            <text:p>CZ2_trans_110923_0009</text:p>
          </table:table-cell>
          <table:table-cell table:style-name="ce2" office:value-type="float" office:value="3.57279786599215" calcext:value-type="float">
            <text:p>3.57279786599215</text:p>
          </table:table-cell>
          <table:table-cell table:style-name="ce2" office:value-type="float" office:value="4.84743642807007" calcext:value-type="float">
            <text:p>4.84743642807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38594274286412" calcext:value-type="float">
            <text:p>0.538594274286412</text:p>
          </table:table-cell>
          <table:table-cell table:style-name="ce2" office:value-type="float" office:value="14.034696" calcext:value-type="float">
            <text:p>14.034696</text:p>
          </table:table-cell>
          <table:table-cell table:style-name="ce2" office:value-type="float" office:value="0.14266163" calcext:value-type="float">
            <text:p>0.14266163</text:p>
          </table:table-cell>
          <table:table-cell table:style-name="ce2" office:value-type="float" office:value="13.054911" calcext:value-type="float">
            <text:p>13.054911</text:p>
          </table:table-cell>
          <table:table-cell table:style-name="ce2" office:value-type="float" office:value="0.48061043" calcext:value-type="float">
            <text:p>0.48061043</text:p>
          </table:table-cell>
          <table:table-cell table:style-name="ce2" office:value-type="float" office:value="0.3565121" calcext:value-type="float">
            <text:p>0.3565121</text:p>
          </table:table-cell>
          <table:table-cell table:style-name="ce2" office:value-type="float" office:value="0.5261481" calcext:value-type="float">
            <text:p>0.5261481</text:p>
          </table:table-cell>
          <table:table-cell table:style-name="ce2" office:value-type="float" office:value="0.4790356" calcext:value-type="float">
            <text:p>0.4790356</text:p>
          </table:table-cell>
          <table:table-cell table:style-name="ce2" office:value-type="float" office:value="257.210191339254" calcext:value-type="float">
            <text:p>257.210191339254</text:p>
          </table:table-cell>
          <table:table-cell table:style-name="ce2" office:value-type="float" office:value="24.3398966267705" calcext:value-type="float">
            <text:p>24.3398966267705</text:p>
          </table:table-cell>
          <table:table-cell table:style-name="ce2" office:value-type="float" office:value="3.40309721650556" calcext:value-type="float">
            <text:p>3.4030972165055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3723013" calcext:value-type="float">
            <text:p>2.37230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9527235" calcext:value-type="float">
            <text:p>10.9527235</text:p>
          </table:table-cell>
          <table:table-cell table:style-name="ce2" office:value-type="float" office:value="0.773154835002288" calcext:value-type="float">
            <text:p>0.773154835002288</text:p>
          </table:table-cell>
          <table:table-cell table:style-name="ce2" office:value-type="float" office:value="2.409068" calcext:value-type="float">
            <text:p>2.409068</text:p>
          </table:table-cell>
          <table:table-cell table:style-name="ce2" office:value-type="string" calcext:value-type="string">
            <text:p>/glade/u/home/adamhb/ahb_params/fates_api_25/ensembles/CZ2_equilibrium_110523_01/CZ2_equilibrium_110523_0049.nc</text:p>
          </table:table-cell>
          <table:table-cell table:style-name="ce2" office:value-type="float" office:value="48.2144306649193" calcext:value-type="float">
            <text:p>48.2144306649193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43.6363636363636" calcext:value-type="float">
            <text:p>43.6363636363636</text:p>
          </table:table-cell>
          <table:table-cell table:style-name="ce2" office:value-type="float" office:value="15.1515151515152" calcext:value-type="float">
            <text:p>15.15151515151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Z2_trans_1950_2020_111223_-17e2acb6a_FATES-8a054a12_0009</text:p>
          </table:table-cell>
          <table:table-cell table:style-name="ce2" office:value-type="float" office:value="12.8267593383789" calcext:value-type="float">
            <text:p>12.82675933837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76191136684203" calcext:value-type="float">
            <text:p>0.276191136684203</text:p>
          </table:table-cell>
          <table:table-cell table:style-name="ce2" office:value-type="float" office:value="40.17272" calcext:value-type="float">
            <text:p>40.17272</text:p>
          </table:table-cell>
          <table:table-cell table:style-name="ce2" office:value-type="float" office:value="0.25888366" calcext:value-type="float">
            <text:p>0.25888366</text:p>
          </table:table-cell>
          <table:table-cell table:style-name="ce2" office:value-type="float" office:value="38.467854" calcext:value-type="float">
            <text:p>38.467854</text:p>
          </table:table-cell>
          <table:table-cell table:style-name="ce2" office:value-type="float" office:value="0.66396344" calcext:value-type="float">
            <text:p>0.66396344</text:p>
          </table:table-cell>
          <table:table-cell table:style-name="ce2" office:value-type="float" office:value="0.7820214" calcext:value-type="float">
            <text:p>0.7820214</text:p>
          </table:table-cell>
          <table:table-cell table:style-name="ce2" office:value-type="float" office:value="0.17081353" calcext:value-type="float">
            <text:p>0.17081353</text:p>
          </table:table-cell>
          <table:table-cell table:style-name="ce2" office:value-type="float" office:value="0.06869265" calcext:value-type="float">
            <text:p>0.06869265</text:p>
          </table:table-cell>
          <table:table-cell table:style-name="ce2" office:value-type="float" office:value="815.835371613503" calcext:value-type="float">
            <text:p>815.835371613503</text:p>
          </table:table-cell>
          <table:table-cell table:style-name="ce2" office:value-type="float" office:value="95.5959036946297" calcext:value-type="float">
            <text:p>95.5959036946297</text:p>
          </table:table-cell>
          <table:table-cell table:style-name="ce2" office:value-type="float" office:value="22.2060875967145" calcext:value-type="float">
            <text:p>22.2060875967145</text:p>
          </table:table-cell>
          <table:table-cell table:style-name="ce2" office:value-type="float" office:value="0.0313609848490159" calcext:value-type="float">
            <text:p>0.031360984849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0075526" calcext:value-type="float">
            <text:p>0.300755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7868578" calcext:value-type="float">
            <text:p>2.7868578</text:p>
          </table:table-cell>
          <table:table-cell table:style-name="ce2" office:value-type="float" office:value="1.02631703532552" calcext:value-type="float">
            <text:p>1.02631703532552</text:p>
          </table:table-cell>
          <table:table-cell table:style-name="ce2" office:value-type="float" office:value="1.7833557" calcext:value-type="float">
            <text:p>1.7833557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53.6764705882353" calcext:value-type="float">
            <text:p>53.6764705882353</text:p>
          </table:table-cell>
          <table:table-cell table:style-name="ce2" office:value-type="float" office:value="16.1764705882353" calcext:value-type="float">
            <text:p>16.1764705882353</text:p>
          </table:table-cell>
          <table:table-cell table:style-name="ce2" office:value-type="string" calcext:value-type="string">
            <text:p>/glade/u/home/adamhb/ahb_params/fates_api_25/ensembles/CZ2_trans_110923_01/ca_5pfts_100523_0009.nc</text:p>
          </table:table-cell>
          <table:table-cell table:style-name="ce2" office:value-type="float" office:value="48.2144306649193" calcext:value-type="float">
            <text:p>48.214430664919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AN_equilibrium_111023_01_-17e2acb6a_FATES-8a054a12_0009</text:p>
          </table:table-cell>
          <table:table-cell table:style-name="ce2" office:value-type="float" office:value="18.2356395721436" calcext:value-type="float">
            <text:p>18.23563957214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6992233454511" calcext:value-type="float">
            <text:p>0.246992233454511</text:p>
          </table:table-cell>
          <table:table-cell table:style-name="ce2" office:value-type="float" office:value="50.864185" calcext:value-type="float">
            <text:p>50.864185</text:p>
          </table:table-cell>
          <table:table-cell table:style-name="ce2" office:value-type="float" office:value="1.4212538" calcext:value-type="float">
            <text:p>1.4212538</text:p>
          </table:table-cell>
          <table:table-cell table:style-name="ce2" office:value-type="float" office:value="46.23503" calcext:value-type="float">
            <text:p>46.23503</text:p>
          </table:table-cell>
          <table:table-cell table:style-name="ce2" office:value-type="float" office:value="2.4086537" calcext:value-type="float">
            <text:p>2.4086537</text:p>
          </table:table-cell>
          <table:table-cell table:style-name="ce2" office:value-type="float" office:value="0.7992475" calcext:value-type="float">
            <text:p>0.7992475</text:p>
          </table:table-cell>
          <table:table-cell table:style-name="ce2" office:value-type="float" office:value="0.00035672507" calcext:value-type="float">
            <text:p>0.00035672507</text:p>
          </table:table-cell>
          <table:table-cell table:style-name="ce2" office:value-type="float" office:value="0.0002674149" calcext:value-type="float">
            <text:p>0.0002674149</text:p>
          </table:table-cell>
          <table:table-cell table:style-name="ce2" office:value-type="float" office:value="447.798743844032" calcext:value-type="float">
            <text:p>447.798743844032</text:p>
          </table:table-cell>
          <table:table-cell table:style-name="ce2" office:value-type="float" office:value="162.74580731988" calcext:value-type="float">
            <text:p>162.74580731988</text:p>
          </table:table-cell>
          <table:table-cell table:style-name="ce2" office:value-type="float" office:value="43.7567429617047" calcext:value-type="float">
            <text:p>43.7567429617047</text:p>
          </table:table-cell>
          <table:table-cell table:style-name="ce2" office:value-type="float" office:value="2.33677361393347" calcext:value-type="float">
            <text:p>2.33677361393347</text:p>
          </table:table-cell>
          <table:table-cell table:style-name="ce2" office:value-type="float" office:value="0.0139696385303977" calcext:value-type="float">
            <text:p>0.013969638530398</text:p>
          </table:table-cell>
          <table:table-cell table:style-name="ce2" office:value-type="float" office:value="0.12593225" calcext:value-type="float">
            <text:p>0.125932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8827386" calcext:value-type="float">
            <text:p>0.0058827386</text:p>
          </table:table-cell>
          <table:table-cell table:style-name="ce2" office:value-type="float" office:value="0.854399073091372" calcext:value-type="float">
            <text:p>0.854399073091372</text:p>
          </table:table-cell>
          <table:table-cell table:style-name="ce2" office:value-type="float" office:value="1.2913976" calcext:value-type="float">
            <text:p>1.2913976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7.76699029126214" calcext:value-type="float">
            <text:p>7.766990291262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glade/u/home/adamhb/ahb_params/fates_api_25/ensembles/STAN_equilibrium_111023_01/ca_5pfts_100523_0009.nc</text:p>
          </table:table-cell>
          <table:table-cell table:style-name="ce2" office:value-type="float" office:value="48.2144306649193" calcext:value-type="float">
            <text:p>48.214430664919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AN_equilibrium_111023_01_-17e2acb6a_FATES-8a054a12_0009</text:p>
          </table:table-cell>
          <table:table-cell table:style-name="ce2" office:value-type="float" office:value="18.2356395721436" calcext:value-type="float">
            <text:p>18.23563957214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6992233454511" calcext:value-type="float">
            <text:p>0.246992233454511</text:p>
          </table:table-cell>
          <table:table-cell table:style-name="ce2" office:value-type="float" office:value="50.864185" calcext:value-type="float">
            <text:p>50.864185</text:p>
          </table:table-cell>
          <table:table-cell table:style-name="ce2" office:value-type="float" office:value="1.4212538" calcext:value-type="float">
            <text:p>1.4212538</text:p>
          </table:table-cell>
          <table:table-cell table:style-name="ce2" office:value-type="float" office:value="46.23503" calcext:value-type="float">
            <text:p>46.23503</text:p>
          </table:table-cell>
          <table:table-cell table:style-name="ce2" office:value-type="float" office:value="2.4086537" calcext:value-type="float">
            <text:p>2.4086537</text:p>
          </table:table-cell>
          <table:table-cell table:style-name="ce2" office:value-type="float" office:value="0.7992475" calcext:value-type="float">
            <text:p>0.7992475</text:p>
          </table:table-cell>
          <table:table-cell table:style-name="ce2" office:value-type="float" office:value="0.00035672507" calcext:value-type="float">
            <text:p>0.00035672507</text:p>
          </table:table-cell>
          <table:table-cell table:style-name="ce2" office:value-type="float" office:value="0.0002674149" calcext:value-type="float">
            <text:p>0.0002674149</text:p>
          </table:table-cell>
          <table:table-cell table:style-name="ce2" office:value-type="float" office:value="447.798743844032" calcext:value-type="float">
            <text:p>447.798743844032</text:p>
          </table:table-cell>
          <table:table-cell table:style-name="ce2" office:value-type="float" office:value="162.74580731988" calcext:value-type="float">
            <text:p>162.74580731988</text:p>
          </table:table-cell>
          <table:table-cell table:style-name="ce2" office:value-type="float" office:value="43.7567429617047" calcext:value-type="float">
            <text:p>43.7567429617047</text:p>
          </table:table-cell>
          <table:table-cell table:style-name="ce2" office:value-type="float" office:value="2.33677361393347" calcext:value-type="float">
            <text:p>2.33677361393347</text:p>
          </table:table-cell>
          <table:table-cell table:style-name="ce2" office:value-type="float" office:value="0.0139696385303977" calcext:value-type="float">
            <text:p>0.013969638530398</text:p>
          </table:table-cell>
          <table:table-cell table:style-name="ce2" office:value-type="float" office:value="0.12593225" calcext:value-type="float">
            <text:p>0.125932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8827386" calcext:value-type="float">
            <text:p>0.0058827386</text:p>
          </table:table-cell>
          <table:table-cell table:style-name="ce2" office:value-type="float" office:value="0.854399073091372" calcext:value-type="float">
            <text:p>0.854399073091372</text:p>
          </table:table-cell>
          <table:table-cell table:style-name="ce2" office:value-type="float" office:value="1.2913976" calcext:value-type="float">
            <text:p>1.2913976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7.76699029126214" calcext:value-type="float">
            <text:p>7.766990291262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glade/u/home/adamhb/ahb_params/fates_api_25/ensembles/STAN_equilibrium_111023_01/ca_5pfts_100523_0009.nc</text:p>
          </table:table-cell>
          <table:table-cell table:style-name="ce2" office:value-type="float" office:value="48.2144306649193" calcext:value-type="float">
            <text:p>48.2144306649193</text:p>
          </table:table-cell>
          <table:table-cell table:number-columns-repeated="14" table:style-name="ce2" office:value-type="float" office:value="1" calcext:value-type="float">
            <text:p>1</text:p>
          </table:table-cell>
          <table:table-cell table:style-name="ce2" office:value-type="float" office:value="4.58103230893788" calcext:value-type="float">
            <text:p>4.58103230893788</text:p>
          </table:table-cell>
          <table:table-cell table:style-name="ce2" table:number-columns-repeated="898"/>
        </table:table-row>
        <table:table-row table:style-name="ro1"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Z2_equilibrium_110323_04_-17e2acb6a_FATES-8a054a12_0029</text:p>
          </table:table-cell>
          <table:table-cell table:style-name="ce1" office:value-type="string" calcext:value-type="string">
            <text:p>CZ2_trans_110923_0040</text:p>
          </table:table-cell>
          <table:table-cell table:style-name="ce1" office:value-type="float" office:value="3.80589588412156" calcext:value-type="float">
            <text:p>3.80589588412156</text:p>
          </table:table-cell>
          <table:table-cell table:style-name="ce1" office:value-type="float" office:value="2.257643699646" calcext:value-type="float">
            <text:p>2.257643699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294450715062" calcext:value-type="float">
            <text:p>0.18294450715062</text:p>
          </table:table-cell>
          <table:table-cell table:style-name="ce1" office:value-type="float" office:value="1.798647" calcext:value-type="float">
            <text:p>1.798647</text:p>
          </table:table-cell>
          <table:table-cell table:style-name="ce1" office:value-type="float" office:value="0.31947985" calcext:value-type="float">
            <text:p>0.31947985</text:p>
          </table:table-cell>
          <table:table-cell table:style-name="ce1" office:value-type="float" office:value="1.2406292" calcext:value-type="float">
            <text:p>1.2406292</text:p>
          </table:table-cell>
          <table:table-cell table:style-name="ce1" office:value-type="float" office:value="0.2044408" calcext:value-type="float">
            <text:p>0.2044408</text:p>
          </table:table-cell>
          <table:table-cell table:style-name="ce1" office:value-type="float" office:value="0.03409722" calcext:value-type="float">
            <text:p>0.03409722</text:p>
          </table:table-cell>
          <table:table-cell table:style-name="ce1" office:value-type="float" office:value="1.7692593" calcext:value-type="float">
            <text:p>1.7692593</text:p>
          </table:table-cell>
          <table:table-cell table:style-name="ce1" office:value-type="float" office:value="0.9418144" calcext:value-type="float">
            <text:p>0.9418144</text:p>
          </table:table-cell>
          <table:table-cell table:style-name="ce1" office:value-type="float" office:value="24.4604051113129" calcext:value-type="float">
            <text:p>24.4604051113129</text:p>
          </table:table-cell>
          <table:table-cell table:style-name="ce1" office:value-type="float" office:value="5.3289852803573" calcext:value-type="float">
            <text:p>5.3289852803573</text:p>
          </table:table-cell>
          <table:table-cell table:style-name="ce1" office:value-type="float" office:value="0.448073988081887" calcext:value-type="float">
            <text:p>0.448073988081887</text:p>
          </table:table-cell>
          <table:table-cell table:style-name="ce1" office:value-type="float" office:value="0.133322610054165" calcext:value-type="float">
            <text:p>0.133322610054165</text:p>
          </table:table-cell>
          <table:table-cell table:style-name="ce1" office:value-type="float" office:value="0.0691076593284378" calcext:value-type="float">
            <text:p>0.069107659328438</text:p>
          </table:table-cell>
          <table:table-cell table:style-name="ce1" office:value-type="float" office:value="2.5810487" calcext:value-type="float">
            <text:p>2.5810487</text:p>
          </table:table-cell>
          <table:table-cell table:style-name="ce1" office:value-type="float" office:value="0.00014266882" calcext:value-type="float">
            <text:p>0.00014266882</text:p>
          </table:table-cell>
          <table:table-cell table:style-name="ce1" office:value-type="float" office:value="26.31348" calcext:value-type="float">
            <text:p>26.31348</text:p>
          </table:table-cell>
          <table:table-cell table:style-name="ce1" office:value-type="float" office:value="0.976323494114695" calcext:value-type="float">
            <text:p>0.976323494114695</text:p>
          </table:table-cell>
          <table:table-cell table:style-name="ce1" office:value-type="float" office:value="1.7858877" calcext:value-type="float">
            <text:p>1.7858877</text:p>
          </table:table-cell>
          <table:table-cell table:style-name="ce1" office:value-type="string" calcext:value-type="string">
            <text:p>/glade/u/home/adamhb/ahb_params/fates_api_25/ensembles/CZ2_equilibrium_110323_04/CZ2_equilibrium_110323_0029.nc</text:p>
          </table:table-cell>
          <table:table-cell table:style-name="ce1" office:value-type="float" office:value="54.2957284968748" calcext:value-type="float">
            <text:p>54.2957284968748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2.6086956521739" calcext:value-type="float">
            <text:p>32.6086956521739</text:p>
          </table:table-cell>
          <table:table-cell table:style-name="ce1" office:value-type="float" office:value="3.6231884057971" calcext:value-type="float">
            <text:p>3.623188405797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Z2_trans_1950_2020_111223_-17e2acb6a_FATES-8a054a12_0040</text:p>
          </table:table-cell>
          <table:table-cell table:style-name="ce1" office:value-type="float" office:value="9.64923286437988" calcext:value-type="float">
            <text:p>9.649232864379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9929903098474" calcext:value-type="float">
            <text:p>0.299929903098474</text:p>
          </table:table-cell>
          <table:table-cell table:style-name="ce1" office:value-type="float" office:value="90.515045" calcext:value-type="float">
            <text:p>90.515045</text:p>
          </table:table-cell>
          <table:table-cell table:style-name="ce1" office:value-type="float" office:value="4.9170427" calcext:value-type="float">
            <text:p>4.9170427</text:p>
          </table:table-cell>
          <table:table-cell table:style-name="ce1" office:value-type="float" office:value="84.08529" calcext:value-type="float">
            <text:p>84.08529</text:p>
          </table:table-cell>
          <table:table-cell table:style-name="ce1" office:value-type="float" office:value="0.47450995" calcext:value-type="float">
            <text:p>0.47450995</text:p>
          </table:table-cell>
          <table:table-cell table:style-name="ce1" office:value-type="float" office:value="1.038202" calcext:value-type="float">
            <text:p>1.038202</text:p>
          </table:table-cell>
          <table:table-cell table:style-name="ce1" office:value-type="float" office:value="0.41157666" calcext:value-type="float">
            <text:p>0.41157666</text:p>
          </table:table-cell>
          <table:table-cell table:style-name="ce1" office:value-type="float" office:value="0.11850745" calcext:value-type="float">
            <text:p>0.11850745</text:p>
          </table:table-cell>
          <table:table-cell table:style-name="ce1" office:value-type="float" office:value="197.581350803375" calcext:value-type="float">
            <text:p>197.581350803375</text:p>
          </table:table-cell>
          <table:table-cell table:style-name="ce1" office:value-type="float" office:value="149.387931451201" calcext:value-type="float">
            <text:p>149.387931451201</text:p>
          </table:table-cell>
          <table:table-cell table:style-name="ce1" office:value-type="float" office:value="122.243147343397" calcext:value-type="float">
            <text:p>122.243147343397</text:p>
          </table:table-cell>
          <table:table-cell table:style-name="ce1" office:value-type="float" office:value="102.395014837384" calcext:value-type="float">
            <text:p>102.395014837384</text:p>
          </table:table-cell>
          <table:table-cell table:style-name="ce1" office:value-type="float" office:value="0.329869835695717" calcext:value-type="float">
            <text:p>0.329869835695717</text:p>
          </table:table-cell>
          <table:table-cell table:style-name="ce1" office:value-type="float" office:value="1.00836" calcext:value-type="float">
            <text:p>1.00836</text:p>
          </table:table-cell>
          <table:table-cell table:style-name="ce1" office:value-type="float" office:value="0.0010793254" calcext:value-type="float">
            <text:p>0.0010793254</text:p>
          </table:table-cell>
          <table:table-cell table:style-name="ce1" office:value-type="float" office:value="4.5391927" calcext:value-type="float">
            <text:p>4.5391927</text:p>
          </table:table-cell>
          <table:table-cell table:style-name="ce1" office:value-type="float" office:value="0.789571594538074" calcext:value-type="float">
            <text:p>0.789571594538074</text:p>
          </table:table-cell>
          <table:table-cell table:style-name="ce1" office:value-type="float" office:value="2.2009616" calcext:value-type="float">
            <text:p>2.2009616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51.9607843137255" calcext:value-type="float">
            <text:p>51.9607843137255</text:p>
          </table:table-cell>
          <table:table-cell table:style-name="ce1" office:value-type="float" office:value="8.82352941176471" calcext:value-type="float">
            <text:p>8.82352941176471</text:p>
          </table:table-cell>
          <table:table-cell table:style-name="ce1" office:value-type="string" calcext:value-type="string">
            <text:p>/glade/u/home/adamhb/ahb_params/fates_api_25/ensembles/CZ2_trans_110923_01/ca_5pfts_100523_0040.nc</text:p>
          </table:table-cell>
          <table:table-cell table:style-name="ce1" office:value-type="float" office:value="54.2957284968748" calcext:value-type="float">
            <text:p>54.295728496874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TAN_equilibrium_111023_01_-17e2acb6a_FATES-8a054a12_0040</text:p>
          </table:table-cell>
          <table:table-cell table:style-name="ce1" office:value-type="float" office:value="13.703351020813" calcext:value-type="float">
            <text:p>13.7033510208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4260077271493" calcext:value-type="float">
            <text:p>0.494260077271493</text:p>
          </table:table-cell>
          <table:table-cell table:style-name="ce1" office:value-type="float" office:value="47.32824" calcext:value-type="float">
            <text:p>47.32824</text:p>
          </table:table-cell>
          <table:table-cell table:style-name="ce1" office:value-type="float" office:value="6.4791884" calcext:value-type="float">
            <text:p>6.4791884</text:p>
          </table:table-cell>
          <table:table-cell table:style-name="ce1" office:value-type="float" office:value="37.635612" calcext:value-type="float">
            <text:p>37.635612</text:p>
          </table:table-cell>
          <table:table-cell table:style-name="ce1" office:value-type="float" office:value="3.2107427" calcext:value-type="float">
            <text:p>3.2107427</text:p>
          </table:table-cell>
          <table:table-cell table:style-name="ce1" office:value-type="float" office:value="0.0026982834" calcext:value-type="float">
            <text:p>0.0026982834</text:p>
          </table:table-cell>
          <table:table-cell table:style-name="ce1" office:value-type="float" office:value="0.15676455" calcext:value-type="float">
            <text:p>0.15676455</text:p>
          </table:table-cell>
          <table:table-cell table:style-name="ce1" office:value-type="float" office:value="0.12243386" calcext:value-type="float">
            <text:p>0.12243386</text:p>
          </table:table-cell>
          <table:table-cell table:style-name="ce1" office:value-type="float" office:value="401.229523122311" calcext:value-type="float">
            <text:p>401.229523122311</text:p>
          </table:table-cell>
          <table:table-cell table:style-name="ce1" office:value-type="float" office:value="90.2980100363493" calcext:value-type="float">
            <text:p>90.2980100363493</text:p>
          </table:table-cell>
          <table:table-cell table:style-name="ce1" office:value-type="float" office:value="31.6693354398012" calcext:value-type="float">
            <text:p>31.6693354398012</text:p>
          </table:table-cell>
          <table:table-cell table:style-name="ce1" office:value-type="float" office:value="20.316222216934" calcext:value-type="float">
            <text:p>20.316222216934</text:p>
          </table:table-cell>
          <table:table-cell table:style-name="ce1" office:value-type="float" office:value="2.08594574360177" calcext:value-type="float">
            <text:p>2.08594574360177</text:p>
          </table:table-cell>
          <table:table-cell table:style-name="ce1" office:value-type="float" office:value="0.08200805" calcext:value-type="float">
            <text:p>0.08200805</text:p>
          </table:table-cell>
          <table:table-cell table:style-name="ce1" office:value-type="float" office:value="0.055458948" calcext:value-type="float">
            <text:p>0.055458948</text:p>
          </table:table-cell>
          <table:table-cell table:style-name="ce1" office:value-type="float" office:value="2.2973926" calcext:value-type="float">
            <text:p>2.2973926</text:p>
          </table:table-cell>
          <table:table-cell table:style-name="ce1" office:value-type="float" office:value="1.00169727386401" calcext:value-type="float">
            <text:p>1.00169727386401</text:p>
          </table:table-cell>
          <table:table-cell table:style-name="ce1" office:value-type="float" office:value="1.2975464" calcext:value-type="float">
            <text:p>1.297546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3.77358490566038" calcext:value-type="float">
            <text:p>3.773584905660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0.nc</text:p>
          </table:table-cell>
          <table:table-cell table:style-name="ce1" office:value-type="float" office:value="54.2957284968748" calcext:value-type="float">
            <text:p>54.295728496874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TAN_equilibrium_111023_01_-17e2acb6a_FATES-8a054a12_0040</text:p>
          </table:table-cell>
          <table:table-cell table:style-name="ce1" office:value-type="float" office:value="13.703351020813" calcext:value-type="float">
            <text:p>13.7033510208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4260077271493" calcext:value-type="float">
            <text:p>0.494260077271493</text:p>
          </table:table-cell>
          <table:table-cell table:style-name="ce1" office:value-type="float" office:value="47.32824" calcext:value-type="float">
            <text:p>47.32824</text:p>
          </table:table-cell>
          <table:table-cell table:style-name="ce1" office:value-type="float" office:value="6.4791884" calcext:value-type="float">
            <text:p>6.4791884</text:p>
          </table:table-cell>
          <table:table-cell table:style-name="ce1" office:value-type="float" office:value="37.635612" calcext:value-type="float">
            <text:p>37.635612</text:p>
          </table:table-cell>
          <table:table-cell table:style-name="ce1" office:value-type="float" office:value="3.2107427" calcext:value-type="float">
            <text:p>3.2107427</text:p>
          </table:table-cell>
          <table:table-cell table:style-name="ce1" office:value-type="float" office:value="0.0026982834" calcext:value-type="float">
            <text:p>0.0026982834</text:p>
          </table:table-cell>
          <table:table-cell table:style-name="ce1" office:value-type="float" office:value="0.15676455" calcext:value-type="float">
            <text:p>0.15676455</text:p>
          </table:table-cell>
          <table:table-cell table:style-name="ce1" office:value-type="float" office:value="0.12243386" calcext:value-type="float">
            <text:p>0.12243386</text:p>
          </table:table-cell>
          <table:table-cell table:style-name="ce1" office:value-type="float" office:value="401.229523122311" calcext:value-type="float">
            <text:p>401.229523122311</text:p>
          </table:table-cell>
          <table:table-cell table:style-name="ce1" office:value-type="float" office:value="90.2980100363493" calcext:value-type="float">
            <text:p>90.2980100363493</text:p>
          </table:table-cell>
          <table:table-cell table:style-name="ce1" office:value-type="float" office:value="31.6693354398012" calcext:value-type="float">
            <text:p>31.6693354398012</text:p>
          </table:table-cell>
          <table:table-cell table:style-name="ce1" office:value-type="float" office:value="20.316222216934" calcext:value-type="float">
            <text:p>20.316222216934</text:p>
          </table:table-cell>
          <table:table-cell table:style-name="ce1" office:value-type="float" office:value="2.08594574360177" calcext:value-type="float">
            <text:p>2.08594574360177</text:p>
          </table:table-cell>
          <table:table-cell table:style-name="ce1" office:value-type="float" office:value="0.08200805" calcext:value-type="float">
            <text:p>0.08200805</text:p>
          </table:table-cell>
          <table:table-cell table:style-name="ce1" office:value-type="float" office:value="0.055458948" calcext:value-type="float">
            <text:p>0.055458948</text:p>
          </table:table-cell>
          <table:table-cell table:style-name="ce1" office:value-type="float" office:value="2.2973926" calcext:value-type="float">
            <text:p>2.2973926</text:p>
          </table:table-cell>
          <table:table-cell table:style-name="ce1" office:value-type="float" office:value="1.00169727386401" calcext:value-type="float">
            <text:p>1.00169727386401</text:p>
          </table:table-cell>
          <table:table-cell table:style-name="ce1" office:value-type="float" office:value="1.2975464" calcext:value-type="float">
            <text:p>1.297546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3.77358490566038" calcext:value-type="float">
            <text:p>3.773584905660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0.nc</text:p>
          </table:table-cell>
          <table:table-cell table:style-name="ce1" office:value-type="float" office:value="54.2957284968748" calcext:value-type="float">
            <text:p>54.2957284968748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style-name="ce1" office:value-type="float" office:value="4.60480189436679" calcext:value-type="float">
            <text:p>4.60480189436679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Z2_equilibrium_110523_01_-17e2acb6a_FATES-8a054a12_0054</text:p>
          </table:table-cell>
          <table:table-cell table:style-name="ce1" office:value-type="string" calcext:value-type="string">
            <text:p>CZ2_trans_110923_0005</text:p>
          </table:table-cell>
          <table:table-cell table:style-name="ce1" office:value-type="float" office:value="3.55047729431869" calcext:value-type="float">
            <text:p>3.55047729431869</text:p>
          </table:table-cell>
          <table:table-cell table:style-name="ce1" office:value-type="float" office:value="3.5626368522644" calcext:value-type="float">
            <text:p>3.56263685226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61475193263022" calcext:value-type="float">
            <text:p>0.561475193263022</text:p>
          </table:table-cell>
          <table:table-cell table:style-name="ce1" office:value-type="float" office:value="12.594522" calcext:value-type="float">
            <text:p>12.594522</text:p>
          </table:table-cell>
          <table:table-cell table:style-name="ce1" office:value-type="float" office:value="0.119915515" calcext:value-type="float">
            <text:p>0.119915515</text:p>
          </table:table-cell>
          <table:table-cell table:style-name="ce1" office:value-type="float" office:value="11.409325" calcext:value-type="float">
            <text:p>11.409325</text:p>
          </table:table-cell>
          <table:table-cell table:style-name="ce1" office:value-type="float" office:value="0.8267072" calcext:value-type="float">
            <text:p>0.8267072</text:p>
          </table:table-cell>
          <table:table-cell table:style-name="ce1" office:value-type="float" office:value="0.23857519" calcext:value-type="float">
            <text:p>0.23857519</text:p>
          </table:table-cell>
          <table:table-cell table:style-name="ce1" office:value-type="float" office:value="0.54657584" calcext:value-type="float">
            <text:p>0.54657584</text:p>
          </table:table-cell>
          <table:table-cell table:style-name="ce1" office:value-type="float" office:value="0.41495448" calcext:value-type="float">
            <text:p>0.41495448</text:p>
          </table:table-cell>
          <table:table-cell table:style-name="ce1" office:value-type="float" office:value="207.977779209614" calcext:value-type="float">
            <text:p>207.977779209614</text:p>
          </table:table-cell>
          <table:table-cell table:style-name="ce1" office:value-type="float" office:value="17.9511471651495" calcext:value-type="float">
            <text:p>17.9511471651495</text:p>
          </table:table-cell>
          <table:table-cell table:style-name="ce1" office:value-type="float" office:value="4.31059102993459" calcext:value-type="float">
            <text:p>4.31059102993459</text:p>
          </table:table-cell>
          <table:table-cell table:style-name="ce1" office:value-type="float" office:value="0.0173411524428956" calcext:value-type="float">
            <text:p>0.017341152442896</text:p>
          </table:table-cell>
          <table:table-cell table:style-name="ce4" office:value-type="float" office:value="0.0000801036037501035" calcext:value-type="float">
            <text:p>8.01E-05</text:p>
          </table:table-cell>
          <table:table-cell table:style-name="ce1" office:value-type="float" office:value="4.1612782" calcext:value-type="float">
            <text:p>4.1612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.725879" calcext:value-type="float">
            <text:p>9.725879</text:p>
          </table:table-cell>
          <table:table-cell table:style-name="ce1" office:value-type="float" office:value="0.687338030587625" calcext:value-type="float">
            <text:p>0.687338030587625</text:p>
          </table:table-cell>
          <table:table-cell table:style-name="ce1" office:value-type="float" office:value="0.93622065" calcext:value-type="float">
            <text:p>0.93622065</text:p>
          </table:table-cell>
          <table:table-cell table:style-name="ce1" office:value-type="string" calcext:value-type="string">
            <text:p>/glade/u/home/adamhb/ahb_params/fates_api_25/ensembles/CZ2_equilibrium_110523_01/CZ2_equilibrium_110523_0054.nc</text:p>
          </table:table-cell>
          <table:table-cell table:style-name="ce1" office:value-type="float" office:value="64.4203261420066" calcext:value-type="float">
            <text:p>64.4203261420066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11.5942028985507" calcext:value-type="float">
            <text:p>11.59420289855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Z2_trans_1950_2020_111223_-17e2acb6a_FATES-8a054a12_0005</text:p>
          </table:table-cell>
          <table:table-cell table:style-name="ce1" office:value-type="float" office:value="14.2538957595825" calcext:value-type="float">
            <text:p>14.25389575958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61953344955216" calcext:value-type="float">
            <text:p>0.161953344955216</text:p>
          </table:table-cell>
          <table:table-cell table:style-name="ce1" office:value-type="float" office:value="48.482143" calcext:value-type="float">
            <text:p>48.482143</text:p>
          </table:table-cell>
          <table:table-cell table:style-name="ce1" office:value-type="float" office:value="0.026487377" calcext:value-type="float">
            <text:p>0.026487377</text:p>
          </table:table-cell>
          <table:table-cell table:style-name="ce1" office:value-type="float" office:value="46.75449" calcext:value-type="float">
            <text:p>46.75449</text:p>
          </table:table-cell>
          <table:table-cell table:style-name="ce1" office:value-type="float" office:value="1.6940478" calcext:value-type="float">
            <text:p>1.6940478</text:p>
          </table:table-cell>
          <table:table-cell table:style-name="ce1" office:value-type="float" office:value="0.007116951" calcext:value-type="float">
            <text:p>0.007116951</text:p>
          </table:table-cell>
          <table:table-cell table:style-name="ce1" office:value-type="float" office:value="0.0639666" calcext:value-type="float">
            <text:p>0.0639666</text:p>
          </table:table-cell>
          <table:table-cell table:style-name="ce1" office:value-type="float" office:value="0.03387578" calcext:value-type="float">
            <text:p>0.03387578</text:p>
          </table:table-cell>
          <table:table-cell table:style-name="ce1" office:value-type="float" office:value="237.633734941482" calcext:value-type="float">
            <text:p>237.633734941482</text:p>
          </table:table-cell>
          <table:table-cell table:style-name="ce1" office:value-type="float" office:value="120.40781788528" calcext:value-type="float">
            <text:p>120.40781788528</text:p>
          </table:table-cell>
          <table:table-cell table:style-name="ce1" office:value-type="float" office:value="83.4056828171015" calcext:value-type="float">
            <text:p>83.4056828171015</text:p>
          </table:table-cell>
          <table:table-cell table:style-name="ce1" office:value-type="float" office:value="2.94308760203421" calcext:value-type="float">
            <text:p>2.94308760203421</text:p>
          </table:table-cell>
          <table:table-cell table:style-name="ce1" office:value-type="float" office:value="0.0021983500175792" calcext:value-type="float">
            <text:p>0.002198350017579</text:p>
          </table:table-cell>
          <table:table-cell table:style-name="ce1" office:value-type="float" office:value="0.040213857" calcext:value-type="float">
            <text:p>0.040213857</text:p>
          </table:table-cell>
          <table:table-cell table:style-name="ce1" office:value-type="float" office:value="0.00016236397" calcext:value-type="float">
            <text:p>0.00016236397</text:p>
          </table:table-cell>
          <table:table-cell table:style-name="ce1" office:value-type="float" office:value="1.101877" calcext:value-type="float">
            <text:p>1.101877</text:p>
          </table:table-cell>
          <table:table-cell table:style-name="ce1" office:value-type="float" office:value="1.02168189556551" calcext:value-type="float">
            <text:p>1.02168189556551</text:p>
          </table:table-cell>
          <table:table-cell table:style-name="ce1" office:value-type="float" office:value="1.1754255" calcext:value-type="float">
            <text:p>1.175425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CZ2_trans_110923_01/ca_5pfts_100523_0005.nc</text:p>
          </table:table-cell>
          <table:table-cell table:style-name="ce1" office:value-type="float" office:value="64.4203261420066" calcext:value-type="float">
            <text:p>64.42032614200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TAN_equilibrium_111023_01_-17e2acb6a_FATES-8a054a12_0005</text:p>
          </table:table-cell>
          <table:table-cell table:style-name="ce1" office:value-type="float" office:value="14.4308519363403" calcext:value-type="float">
            <text:p>14.43085193634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8131575087565" calcext:value-type="float">
            <text:p>0.158131575087565</text:p>
          </table:table-cell>
          <table:table-cell table:style-name="ce1" office:value-type="float" office:value="47.096737" calcext:value-type="float">
            <text:p>47.096737</text:p>
          </table:table-cell>
          <table:table-cell table:style-name="ce1" office:value-type="float" office:value="0.21381499" calcext:value-type="float">
            <text:p>0.21381499</text:p>
          </table:table-cell>
          <table:table-cell table:style-name="ce1" office:value-type="float" office:value="44.665485" calcext:value-type="float">
            <text:p>44.665485</text:p>
          </table:table-cell>
          <table:table-cell table:style-name="ce1" office:value-type="float" office:value="2.0368824" calcext:value-type="float">
            <text:p>2.0368824</text:p>
          </table:table-cell>
          <table:table-cell table:style-name="ce1" office:value-type="float" office:value="0.18055257" calcext:value-type="float">
            <text:p>0.18055257</text:p>
          </table:table-cell>
          <table:table-cell table:style-name="ce1" office:value-type="float" office:value="0.008622953" calcext:value-type="float">
            <text:p>0.008622953</text:p>
          </table:table-cell>
          <table:table-cell table:style-name="ce1" office:value-type="float" office:value="0.0046372567" calcext:value-type="float">
            <text:p>0.0046372567</text:p>
          </table:table-cell>
          <table:table-cell table:style-name="ce1" office:value-type="float" office:value="240.200292319059" calcext:value-type="float">
            <text:p>240.200292319059</text:p>
          </table:table-cell>
          <table:table-cell table:style-name="ce1" office:value-type="float" office:value="97.5477509200573" calcext:value-type="float">
            <text:p>97.5477509200573</text:p>
          </table:table-cell>
          <table:table-cell table:style-name="ce1" office:value-type="float" office:value="56.7990960553288" calcext:value-type="float">
            <text:p>56.7990960553288</text:p>
          </table:table-cell>
          <table:table-cell table:style-name="ce1" office:value-type="float" office:value="43.8955053687096" calcext:value-type="float">
            <text:p>43.8955053687096</text:p>
          </table:table-cell>
          <table:table-cell table:style-name="ce1" office:value-type="float" office:value="0.0563670027986518" calcext:value-type="float">
            <text:p>0.056367002798652</text:p>
          </table:table-cell>
          <table:table-cell table:style-name="ce1" office:value-type="float" office:value="0.92282087" calcext:value-type="float">
            <text:p>0.922820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632858" calcext:value-type="float">
            <text:p>0.16632858</text:p>
          </table:table-cell>
          <table:table-cell table:style-name="ce1" office:value-type="float" office:value="0.901692041225033" calcext:value-type="float">
            <text:p>0.901692041225033</text:p>
          </table:table-cell>
          <table:table-cell table:style-name="ce1" office:value-type="float" office:value="0.85635996" calcext:value-type="float">
            <text:p>0.8563599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05.nc</text:p>
          </table:table-cell>
          <table:table-cell table:style-name="ce1" office:value-type="float" office:value="64.4203261420066" calcext:value-type="float">
            <text:p>64.42032614200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TAN_equilibrium_111023_01_-17e2acb6a_FATES-8a054a12_0005</text:p>
          </table:table-cell>
          <table:table-cell table:style-name="ce1" office:value-type="float" office:value="14.4308519363403" calcext:value-type="float">
            <text:p>14.43085193634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8131575087565" calcext:value-type="float">
            <text:p>0.158131575087565</text:p>
          </table:table-cell>
          <table:table-cell table:style-name="ce1" office:value-type="float" office:value="47.096737" calcext:value-type="float">
            <text:p>47.096737</text:p>
          </table:table-cell>
          <table:table-cell table:style-name="ce1" office:value-type="float" office:value="0.21381499" calcext:value-type="float">
            <text:p>0.21381499</text:p>
          </table:table-cell>
          <table:table-cell table:style-name="ce1" office:value-type="float" office:value="44.665485" calcext:value-type="float">
            <text:p>44.665485</text:p>
          </table:table-cell>
          <table:table-cell table:style-name="ce1" office:value-type="float" office:value="2.0368824" calcext:value-type="float">
            <text:p>2.0368824</text:p>
          </table:table-cell>
          <table:table-cell table:style-name="ce1" office:value-type="float" office:value="0.18055257" calcext:value-type="float">
            <text:p>0.18055257</text:p>
          </table:table-cell>
          <table:table-cell table:style-name="ce1" office:value-type="float" office:value="0.008622953" calcext:value-type="float">
            <text:p>0.008622953</text:p>
          </table:table-cell>
          <table:table-cell table:style-name="ce1" office:value-type="float" office:value="0.0046372567" calcext:value-type="float">
            <text:p>0.0046372567</text:p>
          </table:table-cell>
          <table:table-cell table:style-name="ce1" office:value-type="float" office:value="240.200292319059" calcext:value-type="float">
            <text:p>240.200292319059</text:p>
          </table:table-cell>
          <table:table-cell table:style-name="ce1" office:value-type="float" office:value="97.5477509200573" calcext:value-type="float">
            <text:p>97.5477509200573</text:p>
          </table:table-cell>
          <table:table-cell table:style-name="ce1" office:value-type="float" office:value="56.7990960553288" calcext:value-type="float">
            <text:p>56.7990960553288</text:p>
          </table:table-cell>
          <table:table-cell table:style-name="ce1" office:value-type="float" office:value="43.8955053687096" calcext:value-type="float">
            <text:p>43.8955053687096</text:p>
          </table:table-cell>
          <table:table-cell table:style-name="ce1" office:value-type="float" office:value="0.0563670027986518" calcext:value-type="float">
            <text:p>0.056367002798652</text:p>
          </table:table-cell>
          <table:table-cell table:style-name="ce1" office:value-type="float" office:value="0.92282087" calcext:value-type="float">
            <text:p>0.922820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632858" calcext:value-type="float">
            <text:p>0.16632858</text:p>
          </table:table-cell>
          <table:table-cell table:style-name="ce1" office:value-type="float" office:value="0.901692041225033" calcext:value-type="float">
            <text:p>0.901692041225033</text:p>
          </table:table-cell>
          <table:table-cell table:style-name="ce1" office:value-type="float" office:value="0.85635996" calcext:value-type="float">
            <text:p>0.8563599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05.nc</text:p>
          </table:table-cell>
          <table:table-cell table:style-name="ce1" office:value-type="float" office:value="64.4203261420066" calcext:value-type="float">
            <text:p>64.4203261420066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style-name="ce1" office:value-type="float" office:value="4.62358096964554" calcext:value-type="float">
            <text:p>4.62358096964554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Z2_equilibrium_110323_03_-17e2acb6a_FATES-8a054a12_0029</text:p>
          </table:table-cell>
          <table:table-cell table:style-name="ce1" office:value-type="string" calcext:value-type="string">
            <text:p>CZ2_trans_110923_0006</text:p>
          </table:table-cell>
          <table:table-cell table:style-name="ce1" office:value-type="float" office:value="3.63878669127843" calcext:value-type="float">
            <text:p>3.63878669127843</text:p>
          </table:table-cell>
          <table:table-cell table:style-name="ce1" office:value-type="float" office:value="4.58153486251831" calcext:value-type="float">
            <text:p>4.581534862518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44838430367283" calcext:value-type="float">
            <text:p>0.544838430367283</text:p>
          </table:table-cell>
          <table:table-cell table:style-name="ce1" office:value-type="float" office:value="11.746053" calcext:value-type="float">
            <text:p>11.746053</text:p>
          </table:table-cell>
          <table:table-cell table:style-name="ce1" office:value-type="float" office:value="0.17790519" calcext:value-type="float">
            <text:p>0.17790519</text:p>
          </table:table-cell>
          <table:table-cell table:style-name="ce1" office:value-type="float" office:value="0.6169533" calcext:value-type="float">
            <text:p>0.6169533</text:p>
          </table:table-cell>
          <table:table-cell table:style-name="ce1" office:value-type="float" office:value="0.13822684" calcext:value-type="float">
            <text:p>0.13822684</text:p>
          </table:table-cell>
          <table:table-cell table:style-name="ce1" office:value-type="float" office:value="10.812967" calcext:value-type="float">
            <text:p>10.812967</text:p>
          </table:table-cell>
          <table:table-cell table:style-name="ce1" office:value-type="float" office:value="0.3630634" calcext:value-type="float">
            <text:p>0.3630634</text:p>
          </table:table-cell>
          <table:table-cell table:style-name="ce1" office:value-type="float" office:value="0.18724747" calcext:value-type="float">
            <text:p>0.18724747</text:p>
          </table:table-cell>
          <table:table-cell table:style-name="ce1" office:value-type="float" office:value="215.301513671875" calcext:value-type="float">
            <text:p>215.301513671875</text:p>
          </table:table-cell>
          <table:table-cell table:style-name="ce1" office:value-type="float" office:value="12.1557072270662" calcext:value-type="float">
            <text:p>12.1557072270662</text:p>
          </table:table-cell>
          <table:table-cell table:style-name="ce1" office:value-type="float" office:value="0.762291310820728" calcext:value-type="float">
            <text:p>0.762291310820728</text:p>
          </table:table-cell>
          <table:table-cell table:style-name="ce1" office:value-type="float" office:value="0.71754060627427" calcext:value-type="float">
            <text:p>0.71754060627427</text:p>
          </table:table-cell>
          <table:table-cell table:style-name="ce1" office:value-type="float" office:value="0.713215267751366" calcext:value-type="float">
            <text:p>0.713215267751366</text:p>
          </table:table-cell>
          <table:table-cell table:style-name="ce1" office:value-type="float" office:value="118.091965" calcext:value-type="float">
            <text:p>118.0919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8226857" calcext:value-type="float">
            <text:p>6.8226857</text:p>
          </table:table-cell>
          <table:table-cell table:style-name="ce1" office:value-type="float" office:value="0.99655583267122" calcext:value-type="float">
            <text:p>0.99655583267122</text:p>
          </table:table-cell>
          <table:table-cell table:style-name="ce1" office:value-type="float" office:value="1.8850632" calcext:value-type="float">
            <text:p>1.8850632</text:p>
          </table:table-cell>
          <table:table-cell table:style-name="ce1" office:value-type="string" calcext:value-type="string">
            <text:p>/glade/u/home/adamhb/ahb_params/fates_api_25/ensembles/CZ2_equilibrium_110323_03/CZ2_equilibrium_110323_0029.nc</text:p>
          </table:table-cell>
          <table:table-cell table:style-name="ce1" office:value-type="float" office:value="46.5655182777375" calcext:value-type="float">
            <text:p>46.5655182777375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56.5656565656566" calcext:value-type="float">
            <text:p>56.5656565656566</text:p>
          </table:table-cell>
          <table:table-cell table:style-name="ce1" office:value-type="float" office:value="28.2828282828283" calcext:value-type="float">
            <text:p>28.28282828282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Z2_trans_1950_2020_111223_-17e2acb6a_FATES-8a054a12_0006</text:p>
          </table:table-cell>
          <table:table-cell table:style-name="ce1" office:value-type="float" office:value="10.3534536361694" calcext:value-type="float">
            <text:p>10.35345363616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867409084046692" calcext:value-type="float">
            <text:p>0.086740908404669</text:p>
          </table:table-cell>
          <table:table-cell table:style-name="ce1" office:value-type="float" office:value="24.384768" calcext:value-type="float">
            <text:p>24.384768</text:p>
          </table:table-cell>
          <table:table-cell table:style-name="ce1" office:value-type="float" office:value="0.090144604" calcext:value-type="float">
            <text:p>0.090144604</text:p>
          </table:table-cell>
          <table:table-cell table:style-name="ce1" office:value-type="float" office:value="0.29584274" calcext:value-type="float">
            <text:p>0.29584274</text:p>
          </table:table-cell>
          <table:table-cell table:style-name="ce1" office:value-type="float" office:value="0.14170046" calcext:value-type="float">
            <text:p>0.14170046</text:p>
          </table:table-cell>
          <table:table-cell table:style-name="ce1" office:value-type="float" office:value="23.85708" calcext:value-type="float">
            <text:p>23.85708</text:p>
          </table:table-cell>
          <table:table-cell table:style-name="ce1" office:value-type="float" office:value="0.0053283526" calcext:value-type="float">
            <text:p>0.0053283526</text:p>
          </table:table-cell>
          <table:table-cell table:style-name="ce4" office:value-type="float" office:value="0.0000003965847" calcext:value-type="float">
            <text:p>3.97E-07</text:p>
          </table:table-cell>
          <table:table-cell table:style-name="ce1" office:value-type="float" office:value="279.398616403341" calcext:value-type="float">
            <text:p>279.398616403341</text:p>
          </table:table-cell>
          <table:table-cell table:style-name="ce1" office:value-type="float" office:value="68.2973396033049" calcext:value-type="float">
            <text:p>68.2973396033049</text:p>
          </table:table-cell>
          <table:table-cell table:style-name="ce1" office:value-type="float" office:value="19.5307063404471" calcext:value-type="float">
            <text:p>19.5307063404471</text:p>
          </table:table-cell>
          <table:table-cell table:style-name="ce1" office:value-type="float" office:value="0.38610007322859" calcext:value-type="float">
            <text:p>0.38610007322859</text:p>
          </table:table-cell>
          <table:table-cell table:style-name="ce1" office:value-type="float" office:value="0.355013326043263" calcext:value-type="float">
            <text:p>0.355013326043263</text:p>
          </table:table-cell>
          <table:table-cell table:style-name="ce1" office:value-type="float" office:value="2.3412664" calcext:value-type="float">
            <text:p>2.3412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8382808" calcext:value-type="float">
            <text:p>0.048382808</text:p>
          </table:table-cell>
          <table:table-cell table:style-name="ce1" office:value-type="float" office:value="1.10289358650562" calcext:value-type="float">
            <text:p>1.10289358650562</text:p>
          </table:table-cell>
          <table:table-cell table:style-name="ce1" office:value-type="float" office:value="1.963788" calcext:value-type="float">
            <text:p>1.963788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87.3015873015873" calcext:value-type="float">
            <text:p>87.3015873015873</text:p>
          </table:table-cell>
          <table:table-cell table:style-name="ce1" office:value-type="float" office:value="56.0846560846561" calcext:value-type="float">
            <text:p>56.0846560846561</text:p>
          </table:table-cell>
          <table:table-cell table:style-name="ce1" office:value-type="string" calcext:value-type="string">
            <text:p>/glade/u/home/adamhb/ahb_params/fates_api_25/ensembles/CZ2_trans_110923_01/ca_5pfts_100523_0006.nc</text:p>
          </table:table-cell>
          <table:table-cell table:style-name="ce1" office:value-type="float" office:value="46.5655182777375" calcext:value-type="float">
            <text:p>46.56551827773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TAN_equilibrium_111023_01_-17e2acb6a_FATES-8a054a12_0006</text:p>
          </table:table-cell>
          <table:table-cell table:style-name="ce1" office:value-type="float" office:value="19.4186458587646" calcext:value-type="float">
            <text:p>19.4186458587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5746482656953" calcext:value-type="float">
            <text:p>0.715746482656953</text:p>
          </table:table-cell>
          <table:table-cell table:style-name="ce1" office:value-type="float" office:value="43.95601" calcext:value-type="float">
            <text:p>43.95601</text:p>
          </table:table-cell>
          <table:table-cell table:style-name="ce1" office:value-type="float" office:value="4.9749417" calcext:value-type="float">
            <text:p>4.9749417</text:p>
          </table:table-cell>
          <table:table-cell table:style-name="ce1" office:value-type="float" office:value="17.906487" calcext:value-type="float">
            <text:p>17.906487</text:p>
          </table:table-cell>
          <table:table-cell table:style-name="ce1" office:value-type="float" office:value="2.7595923" calcext:value-type="float">
            <text:p>2.7595923</text:p>
          </table:table-cell>
          <table:table-cell table:style-name="ce1" office:value-type="float" office:value="18.314987" calcext:value-type="float">
            <text:p>18.314987</text:p>
          </table:table-cell>
          <table:table-cell table:style-name="ce1" office:value-type="float" office:value="0.0005178825" calcext:value-type="float">
            <text:p>0.0005178825</text:p>
          </table:table-cell>
          <table:table-cell table:style-name="ce4" office:value-type="float" office:value="0.000000000050475554" calcext:value-type="float">
            <text:p>5.05E-11</text:p>
          </table:table-cell>
          <table:table-cell table:style-name="ce1" office:value-type="float" office:value="318.290702998638" calcext:value-type="float">
            <text:p>318.290702998638</text:p>
          </table:table-cell>
          <table:table-cell table:style-name="ce1" office:value-type="float" office:value="51.6550848260522" calcext:value-type="float">
            <text:p>51.6550848260522</text:p>
          </table:table-cell>
          <table:table-cell table:style-name="ce1" office:value-type="float" office:value="23.6394722014666" calcext:value-type="float">
            <text:p>23.6394722014666</text:p>
          </table:table-cell>
          <table:table-cell table:style-name="ce1" office:value-type="float" office:value="22.4735937081277" calcext:value-type="float">
            <text:p>22.4735937081277</text:p>
          </table:table-cell>
          <table:table-cell table:style-name="ce1" office:value-type="float" office:value="18.6115293763578" calcext:value-type="float">
            <text:p>18.6115293763578</text:p>
          </table:table-cell>
          <table:table-cell table:style-name="ce1" office:value-type="float" office:value="6.782147" calcext:value-type="float">
            <text:p>6.782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7008805" calcext:value-type="float">
            <text:p>0.0047008805</text:p>
          </table:table-cell>
          <table:table-cell table:style-name="ce1" office:value-type="float" office:value="0.982663409843099" calcext:value-type="float">
            <text:p>0.982663409843099</text:p>
          </table:table-cell>
          <table:table-cell table:style-name="ce1" office:value-type="float" office:value="1.8168807" calcext:value-type="float">
            <text:p>1.81688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5.7943925233645" calcext:value-type="float">
            <text:p>45.7943925233645</text:p>
          </table:table-cell>
          <table:table-cell table:style-name="ce1" office:value-type="float" office:value="14.018691588785" calcext:value-type="float">
            <text:p>14.018691588785</text:p>
          </table:table-cell>
          <table:table-cell table:style-name="ce1" office:value-type="string" calcext:value-type="string">
            <text:p>/glade/u/home/adamhb/ahb_params/fates_api_25/ensembles/STAN_equilibrium_111023_01/ca_5pfts_100523_0006.nc</text:p>
          </table:table-cell>
          <table:table-cell table:style-name="ce1" office:value-type="float" office:value="46.5655182777375" calcext:value-type="float">
            <text:p>46.56551827773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TAN_equilibrium_111023_01_-17e2acb6a_FATES-8a054a12_0006</text:p>
          </table:table-cell>
          <table:table-cell table:style-name="ce1" office:value-type="float" office:value="19.4186458587646" calcext:value-type="float">
            <text:p>19.4186458587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5746482656953" calcext:value-type="float">
            <text:p>0.715746482656953</text:p>
          </table:table-cell>
          <table:table-cell table:style-name="ce1" office:value-type="float" office:value="43.95601" calcext:value-type="float">
            <text:p>43.95601</text:p>
          </table:table-cell>
          <table:table-cell table:style-name="ce1" office:value-type="float" office:value="4.9749417" calcext:value-type="float">
            <text:p>4.9749417</text:p>
          </table:table-cell>
          <table:table-cell table:style-name="ce1" office:value-type="float" office:value="17.906487" calcext:value-type="float">
            <text:p>17.906487</text:p>
          </table:table-cell>
          <table:table-cell table:style-name="ce1" office:value-type="float" office:value="2.7595923" calcext:value-type="float">
            <text:p>2.7595923</text:p>
          </table:table-cell>
          <table:table-cell table:style-name="ce1" office:value-type="float" office:value="18.314987" calcext:value-type="float">
            <text:p>18.314987</text:p>
          </table:table-cell>
          <table:table-cell table:style-name="ce1" office:value-type="float" office:value="0.0005178825" calcext:value-type="float">
            <text:p>0.0005178825</text:p>
          </table:table-cell>
          <table:table-cell table:style-name="ce4" office:value-type="float" office:value="0.000000000050475554" calcext:value-type="float">
            <text:p>5.05E-11</text:p>
          </table:table-cell>
          <table:table-cell table:style-name="ce1" office:value-type="float" office:value="318.290702998638" calcext:value-type="float">
            <text:p>318.290702998638</text:p>
          </table:table-cell>
          <table:table-cell table:style-name="ce1" office:value-type="float" office:value="51.6550848260522" calcext:value-type="float">
            <text:p>51.6550848260522</text:p>
          </table:table-cell>
          <table:table-cell table:style-name="ce1" office:value-type="float" office:value="23.6394722014666" calcext:value-type="float">
            <text:p>23.6394722014666</text:p>
          </table:table-cell>
          <table:table-cell table:style-name="ce1" office:value-type="float" office:value="22.4735937081277" calcext:value-type="float">
            <text:p>22.4735937081277</text:p>
          </table:table-cell>
          <table:table-cell table:style-name="ce1" office:value-type="float" office:value="18.6115293763578" calcext:value-type="float">
            <text:p>18.6115293763578</text:p>
          </table:table-cell>
          <table:table-cell table:style-name="ce1" office:value-type="float" office:value="6.782147" calcext:value-type="float">
            <text:p>6.782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7008805" calcext:value-type="float">
            <text:p>0.0047008805</text:p>
          </table:table-cell>
          <table:table-cell table:style-name="ce1" office:value-type="float" office:value="0.982663409843099" calcext:value-type="float">
            <text:p>0.982663409843099</text:p>
          </table:table-cell>
          <table:table-cell table:style-name="ce1" office:value-type="float" office:value="1.8168807" calcext:value-type="float">
            <text:p>1.81688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5.7943925233645" calcext:value-type="float">
            <text:p>45.7943925233645</text:p>
          </table:table-cell>
          <table:table-cell table:style-name="ce1" office:value-type="float" office:value="14.018691588785" calcext:value-type="float">
            <text:p>14.018691588785</text:p>
          </table:table-cell>
          <table:table-cell table:style-name="ce1" office:value-type="string" calcext:value-type="string">
            <text:p>/glade/u/home/adamhb/ahb_params/fates_api_25/ensembles/STAN_equilibrium_111023_01/ca_5pfts_100523_0006.nc</text:p>
          </table:table-cell>
          <table:table-cell table:style-name="ce1" office:value-type="float" office:value="46.5655182777375" calcext:value-type="float">
            <text:p>46.565518277737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4.62612212956726" calcext:value-type="float">
            <text:p>4.62612212956726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Z2_equilibrium_110523_05_-17e2acb6a_FATES-8a054a12_0060</text:p>
          </table:table-cell>
          <table:table-cell table:style-name="ce1" office:value-type="string" calcext:value-type="string">
            <text:p>CZ2_trans_110923_0018</text:p>
          </table:table-cell>
          <table:table-cell table:style-name="ce1" office:value-type="float" office:value="3.52620794914709" calcext:value-type="float">
            <text:p>3.52620794914709</text:p>
          </table:table-cell>
          <table:table-cell table:style-name="ce1" office:value-type="float" office:value="2.25600218772888" calcext:value-type="float">
            <text:p>2.256002187728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32867776445244" calcext:value-type="float">
            <text:p>0.432867776445244</text:p>
          </table:table-cell>
          <table:table-cell table:style-name="ce1" office:value-type="float" office:value="5.1935544" calcext:value-type="float">
            <text:p>5.1935544</text:p>
          </table:table-cell>
          <table:table-cell table:style-name="ce1" office:value-type="float" office:value="0.33758137" calcext:value-type="float">
            <text:p>0.33758137</text:p>
          </table:table-cell>
          <table:table-cell table:style-name="ce1" office:value-type="float" office:value="4.2899055" calcext:value-type="float">
            <text:p>4.2899055</text:p>
          </table:table-cell>
          <table:table-cell table:style-name="ce1" office:value-type="float" office:value="0.43895805" calcext:value-type="float">
            <text:p>0.43895805</text:p>
          </table:table-cell>
          <table:table-cell table:style-name="ce1" office:value-type="float" office:value="0.1271095" calcext:value-type="float">
            <text:p>0.1271095</text:p>
          </table:table-cell>
          <table:table-cell table:style-name="ce1" office:value-type="float" office:value="1.2737002" calcext:value-type="float">
            <text:p>1.2737002</text:p>
          </table:table-cell>
          <table:table-cell table:style-name="ce1" office:value-type="float" office:value="0.8543768" calcext:value-type="float">
            <text:p>0.8543768</text:p>
          </table:table-cell>
          <table:table-cell table:style-name="ce1" office:value-type="float" office:value="71.6274976730347" calcext:value-type="float">
            <text:p>71.6274976730347</text:p>
          </table:table-cell>
          <table:table-cell table:style-name="ce1" office:value-type="float" office:value="5.49785734619945" calcext:value-type="float">
            <text:p>5.49785734619945</text:p>
          </table:table-cell>
          <table:table-cell table:style-name="ce1" office:value-type="float" office:value="4.63153410237283" calcext:value-type="float">
            <text:p>4.63153410237283</text:p>
          </table:table-cell>
          <table:table-cell table:style-name="ce1" office:value-type="float" office:value="1.1101781274192" calcext:value-type="float">
            <text:p>1.1101781274192</text:p>
          </table:table-cell>
          <table:table-cell table:style-name="ce1" office:value-type="float" office:value="0.817840482341126" calcext:value-type="float">
            <text:p>0.817840482341126</text:p>
          </table:table-cell>
          <table:table-cell table:style-name="ce1" office:value-type="float" office:value="3.3472953" calcext:value-type="float">
            <text:p>3.3472953</text:p>
          </table:table-cell>
          <table:table-cell table:style-name="ce1" office:value-type="float" office:value="0.00017757568" calcext:value-type="float">
            <text:p>0.00017757568</text:p>
          </table:table-cell>
          <table:table-cell table:style-name="ce1" office:value-type="float" office:value="16.795395" calcext:value-type="float">
            <text:p>16.795395</text:p>
          </table:table-cell>
          <table:table-cell table:style-name="ce1" office:value-type="float" office:value="0.581457897510518" calcext:value-type="float">
            <text:p>0.581457897510518</text:p>
          </table:table-cell>
          <table:table-cell table:style-name="ce1" office:value-type="float" office:value="0.72913265" calcext:value-type="float">
            <text:p>0.72913265</text:p>
          </table:table-cell>
          <table:table-cell table:style-name="ce1" office:value-type="string" calcext:value-type="string">
            <text:p>/glade/u/home/adamhb/ahb_params/fates_api_25/ensembles/CZ2_equilibrium_110523_05/CZ2_equilibrium_110523_0060.nc</text:p>
          </table:table-cell>
          <table:table-cell table:style-name="ce1" office:value-type="float" office:value="48.7732457581242" calcext:value-type="float">
            <text:p>48.7732457581242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0.763358778625954" calcext:value-type="float">
            <text:p>0.763358778625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Z2_trans_1950_2020_111223_-17e2acb6a_FATES-8a054a12_0018</text:p>
          </table:table-cell>
          <table:table-cell table:style-name="ce1" office:value-type="float" office:value="4.8850245475769" calcext:value-type="float">
            <text:p>4.8850245475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61078582083445" calcext:value-type="float">
            <text:p>0.461078582083445</text:p>
          </table:table-cell>
          <table:table-cell table:style-name="ce1" office:value-type="float" office:value="20.719608" calcext:value-type="float">
            <text:p>20.719608</text:p>
          </table:table-cell>
          <table:table-cell table:style-name="ce1" office:value-type="float" office:value="0.2280903" calcext:value-type="float">
            <text:p>0.2280903</text:p>
          </table:table-cell>
          <table:table-cell table:style-name="ce1" office:value-type="float" office:value="19.95741" calcext:value-type="float">
            <text:p>19.95741</text:p>
          </table:table-cell>
          <table:table-cell table:style-name="ce1" office:value-type="float" office:value="0.3387197" calcext:value-type="float">
            <text:p>0.3387197</text:p>
          </table:table-cell>
          <table:table-cell table:style-name="ce1" office:value-type="float" office:value="0.19538763" calcext:value-type="float">
            <text:p>0.19538763</text:p>
          </table:table-cell>
          <table:table-cell table:style-name="ce1" office:value-type="float" office:value="0.71832746" calcext:value-type="float">
            <text:p>0.71832746</text:p>
          </table:table-cell>
          <table:table-cell table:style-name="ce1" office:value-type="float" office:value="0.55323637" calcext:value-type="float">
            <text:p>0.55323637</text:p>
          </table:table-cell>
          <table:table-cell table:style-name="ce1" office:value-type="float" office:value="221.140049397945" calcext:value-type="float">
            <text:p>221.140049397945</text:p>
          </table:table-cell>
          <table:table-cell table:style-name="ce1" office:value-type="float" office:value="117.957070469856" calcext:value-type="float">
            <text:p>117.957070469856</text:p>
          </table:table-cell>
          <table:table-cell table:style-name="ce1" office:value-type="float" office:value="9.61841433309019" calcext:value-type="float">
            <text:p>9.61841433309019</text:p>
          </table:table-cell>
          <table:table-cell table:style-name="ce1" office:value-type="float" office:value="0.322291016345844" calcext:value-type="float">
            <text:p>0.322291016345844</text:p>
          </table:table-cell>
          <table:table-cell table:style-name="ce1" office:value-type="float" office:value="0.0193201958609279" calcext:value-type="float">
            <text:p>0.019320195860928</text:p>
          </table:table-cell>
          <table:table-cell table:style-name="ce1" office:value-type="float" office:value="0.13353086" calcext:value-type="float">
            <text:p>0.13353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467511" calcext:value-type="float">
            <text:p>8.467511</text:p>
          </table:table-cell>
          <table:table-cell table:style-name="ce1" office:value-type="float" office:value="0.787789456069277" calcext:value-type="float">
            <text:p>0.787789456069277</text:p>
          </table:table-cell>
          <table:table-cell table:style-name="ce1" office:value-type="float" office:value="1.3847075" calcext:value-type="float">
            <text:p>1.3847075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54.6296296296296" calcext:value-type="float">
            <text:p>54.6296296296296</text:p>
          </table:table-cell>
          <table:table-cell table:style-name="ce1" office:value-type="float" office:value="2.77777777777778" calcext:value-type="float">
            <text:p>2.77777777777778</text:p>
          </table:table-cell>
          <table:table-cell table:style-name="ce1" office:value-type="string" calcext:value-type="string">
            <text:p>/glade/u/home/adamhb/ahb_params/fates_api_25/ensembles/CZ2_trans_110923_01/ca_5pfts_100523_0018.nc</text:p>
          </table:table-cell>
          <table:table-cell table:style-name="ce1" office:value-type="float" office:value="48.7732457581242" calcext:value-type="float">
            <text:p>48.773245758124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TAN_equilibrium_111023_01_-17e2acb6a_FATES-8a054a12_0018</text:p>
          </table:table-cell>
          <table:table-cell table:style-name="ce1" office:value-type="float" office:value="10.5111675262451" calcext:value-type="float">
            <text:p>10.51116752624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7547500182893" calcext:value-type="float">
            <text:p>0.187547500182893</text:p>
          </table:table-cell>
          <table:table-cell table:style-name="ce1" office:value-type="float" office:value="41.2427" calcext:value-type="float">
            <text:p>41.2427</text:p>
          </table:table-cell>
          <table:table-cell table:style-name="ce1" office:value-type="float" office:value="0.32187533" calcext:value-type="float">
            <text:p>0.32187533</text:p>
          </table:table-cell>
          <table:table-cell table:style-name="ce1" office:value-type="float" office:value="39.490646" calcext:value-type="float">
            <text:p>39.490646</text:p>
          </table:table-cell>
          <table:table-cell table:style-name="ce1" office:value-type="float" office:value="1.4125692" calcext:value-type="float">
            <text:p>1.4125692</text:p>
          </table:table-cell>
          <table:table-cell table:style-name="ce1" office:value-type="float" office:value="0.01760572" calcext:value-type="float">
            <text:p>0.01760572</text:p>
          </table:table-cell>
          <table:table-cell table:style-name="ce1" office:value-type="float" office:value="0.059292205" calcext:value-type="float">
            <text:p>0.059292205</text:p>
          </table:table-cell>
          <table:table-cell table:style-name="ce1" office:value-type="float" office:value="0.05765976" calcext:value-type="float">
            <text:p>0.05765976</text:p>
          </table:table-cell>
          <table:table-cell table:style-name="ce1" office:value-type="float" office:value="520.497933030129" calcext:value-type="float">
            <text:p>520.497933030129</text:p>
          </table:table-cell>
          <table:table-cell table:style-name="ce1" office:value-type="float" office:value="110.614327713847" calcext:value-type="float">
            <text:p>110.614327713847</text:p>
          </table:table-cell>
          <table:table-cell table:style-name="ce1" office:value-type="float" office:value="26.8951966427267" calcext:value-type="float">
            <text:p>26.8951966427267</text:p>
          </table:table-cell>
          <table:table-cell table:style-name="ce1" office:value-type="float" office:value="10.5711992364377" calcext:value-type="float">
            <text:p>10.5711992364377</text:p>
          </table:table-cell>
          <table:table-cell table:style-name="ce1" office:value-type="float" office:value="6.00364408455789" calcext:value-type="float">
            <text:p>6.00364408455789</text:p>
          </table:table-cell>
          <table:table-cell table:style-name="ce1" office:value-type="float" office:value="1.9269797" calcext:value-type="float">
            <text:p>1.9269797</text:p>
          </table:table-cell>
          <table:table-cell table:style-name="ce1" office:value-type="float" office:value="0.011409645" calcext:value-type="float">
            <text:p>0.011409645</text:p>
          </table:table-cell>
          <table:table-cell table:style-name="ce1" office:value-type="float" office:value="0.95387733" calcext:value-type="float">
            <text:p>0.95387733</text:p>
          </table:table-cell>
          <table:table-cell table:style-name="ce1" office:value-type="float" office:value="0.869383870110596" calcext:value-type="float">
            <text:p>0.869383870110596</text:p>
          </table:table-cell>
          <table:table-cell table:style-name="ce1" office:value-type="float" office:value="0.64215755" calcext:value-type="float">
            <text:p>0.64215755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8.nc</text:p>
          </table:table-cell>
          <table:table-cell table:style-name="ce1" office:value-type="float" office:value="48.7732457581242" calcext:value-type="float">
            <text:p>48.773245758124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TAN_equilibrium_111023_01_-17e2acb6a_FATES-8a054a12_0018</text:p>
          </table:table-cell>
          <table:table-cell table:style-name="ce1" office:value-type="float" office:value="10.5111675262451" calcext:value-type="float">
            <text:p>10.51116752624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7547500182893" calcext:value-type="float">
            <text:p>0.187547500182893</text:p>
          </table:table-cell>
          <table:table-cell table:style-name="ce1" office:value-type="float" office:value="41.2427" calcext:value-type="float">
            <text:p>41.2427</text:p>
          </table:table-cell>
          <table:table-cell table:style-name="ce1" office:value-type="float" office:value="0.32187533" calcext:value-type="float">
            <text:p>0.32187533</text:p>
          </table:table-cell>
          <table:table-cell table:style-name="ce1" office:value-type="float" office:value="39.490646" calcext:value-type="float">
            <text:p>39.490646</text:p>
          </table:table-cell>
          <table:table-cell table:style-name="ce1" office:value-type="float" office:value="1.4125692" calcext:value-type="float">
            <text:p>1.4125692</text:p>
          </table:table-cell>
          <table:table-cell table:style-name="ce1" office:value-type="float" office:value="0.01760572" calcext:value-type="float">
            <text:p>0.01760572</text:p>
          </table:table-cell>
          <table:table-cell table:style-name="ce1" office:value-type="float" office:value="0.059292205" calcext:value-type="float">
            <text:p>0.059292205</text:p>
          </table:table-cell>
          <table:table-cell table:style-name="ce1" office:value-type="float" office:value="0.05765976" calcext:value-type="float">
            <text:p>0.05765976</text:p>
          </table:table-cell>
          <table:table-cell table:style-name="ce1" office:value-type="float" office:value="520.497933030129" calcext:value-type="float">
            <text:p>520.497933030129</text:p>
          </table:table-cell>
          <table:table-cell table:style-name="ce1" office:value-type="float" office:value="110.614327713847" calcext:value-type="float">
            <text:p>110.614327713847</text:p>
          </table:table-cell>
          <table:table-cell table:style-name="ce1" office:value-type="float" office:value="26.8951966427267" calcext:value-type="float">
            <text:p>26.8951966427267</text:p>
          </table:table-cell>
          <table:table-cell table:style-name="ce1" office:value-type="float" office:value="10.5711992364377" calcext:value-type="float">
            <text:p>10.5711992364377</text:p>
          </table:table-cell>
          <table:table-cell table:style-name="ce1" office:value-type="float" office:value="6.00364408455789" calcext:value-type="float">
            <text:p>6.00364408455789</text:p>
          </table:table-cell>
          <table:table-cell table:style-name="ce1" office:value-type="float" office:value="1.9269797" calcext:value-type="float">
            <text:p>1.9269797</text:p>
          </table:table-cell>
          <table:table-cell table:style-name="ce1" office:value-type="float" office:value="0.011409645" calcext:value-type="float">
            <text:p>0.011409645</text:p>
          </table:table-cell>
          <table:table-cell table:style-name="ce1" office:value-type="float" office:value="0.95387733" calcext:value-type="float">
            <text:p>0.95387733</text:p>
          </table:table-cell>
          <table:table-cell table:style-name="ce1" office:value-type="float" office:value="0.869383870110596" calcext:value-type="float">
            <text:p>0.869383870110596</text:p>
          </table:table-cell>
          <table:table-cell table:style-name="ce1" office:value-type="float" office:value="0.64215755" calcext:value-type="float">
            <text:p>0.64215755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8.nc</text:p>
          </table:table-cell>
          <table:table-cell table:style-name="ce1" office:value-type="float" office:value="48.7732457581242" calcext:value-type="float">
            <text:p>48.773245758124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66203076400732" calcext:value-type="float">
            <text:p>4.66203076400732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Z2_equilibrium_110523_01_-17e2acb6a_FATES-8a054a12_0062</text:p>
          </table:table-cell>
          <table:table-cell table:style-name="ce1" office:value-type="string" calcext:value-type="string">
            <text:p>CZ2_trans_110923_0047</text:p>
          </table:table-cell>
          <table:table-cell table:style-name="ce1" office:value-type="float" office:value="3.56175481913167" calcext:value-type="float">
            <text:p>3.56175481913167</text:p>
          </table:table-cell>
          <table:table-cell table:style-name="ce1" office:value-type="float" office:value="5.19115257263184" calcext:value-type="float">
            <text:p>5.191152572631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9481758524452" calcext:value-type="float">
            <text:p>0.439481758524452</text:p>
          </table:table-cell>
          <table:table-cell table:style-name="ce1" office:value-type="float" office:value="21.02894" calcext:value-type="float">
            <text:p>21.02894</text:p>
          </table:table-cell>
          <table:table-cell table:style-name="ce1" office:value-type="float" office:value="0.397265" calcext:value-type="float">
            <text:p>0.397265</text:p>
          </table:table-cell>
          <table:table-cell table:style-name="ce1" office:value-type="float" office:value="20.52492" calcext:value-type="float">
            <text:p>20.52492</text:p>
          </table:table-cell>
          <table:table-cell table:style-name="ce1" office:value-type="float" office:value="0.06756524" calcext:value-type="float">
            <text:p>0.06756524</text:p>
          </table:table-cell>
          <table:table-cell table:style-name="ce1" office:value-type="float" office:value="0.039191" calcext:value-type="float">
            <text:p>0.039191</text:p>
          </table:table-cell>
          <table:table-cell table:style-name="ce1" office:value-type="float" office:value="0.3344295" calcext:value-type="float">
            <text:p>0.3344295</text:p>
          </table:table-cell>
          <table:table-cell table:style-name="ce1" office:value-type="float" office:value="0.21722004" calcext:value-type="float">
            <text:p>0.21722004</text:p>
          </table:table-cell>
          <table:table-cell table:style-name="ce1" office:value-type="float" office:value="158.696323633194" calcext:value-type="float">
            <text:p>158.696323633194</text:p>
          </table:table-cell>
          <table:table-cell table:style-name="ce1" office:value-type="float" office:value="11.9746953714639" calcext:value-type="float">
            <text:p>11.9746953714639</text:p>
          </table:table-cell>
          <table:table-cell table:style-name="ce1" office:value-type="float" office:value="9.49129287619144" calcext:value-type="float">
            <text:p>9.49129287619144</text:p>
          </table:table-cell>
          <table:table-cell table:style-name="ce1" office:value-type="float" office:value="9.24449763260782" calcext:value-type="float">
            <text:p>9.24449763260782</text:p>
          </table:table-cell>
          <table:table-cell table:style-name="ce1" office:value-type="float" office:value="0.105250010165037" calcext:value-type="float">
            <text:p>0.105250010165037</text:p>
          </table:table-cell>
          <table:table-cell table:style-name="ce1" office:value-type="float" office:value="8.459935" calcext:value-type="float">
            <text:p>8.459935</text:p>
          </table:table-cell>
          <table:table-cell table:style-name="ce1" office:value-type="float" office:value="0.004480499" calcext:value-type="float">
            <text:p>0.004480499</text:p>
          </table:table-cell>
          <table:table-cell table:style-name="ce1" office:value-type="float" office:value="9.404195" calcext:value-type="float">
            <text:p>9.404195</text:p>
          </table:table-cell>
          <table:table-cell table:style-name="ce1" office:value-type="float" office:value="0.919397018037671" calcext:value-type="float">
            <text:p>0.919397018037671</text:p>
          </table:table-cell>
          <table:table-cell table:style-name="ce1" office:value-type="float" office:value="0.9615383" calcext:value-type="float">
            <text:p>0.9615383</text:p>
          </table:table-cell>
          <table:table-cell table:style-name="ce1" office:value-type="string" calcext:value-type="string">
            <text:p>/glade/u/home/adamhb/ahb_params/fates_api_25/ensembles/CZ2_equilibrium_110523_01/CZ2_equilibrium_110523_0062.nc</text:p>
          </table:table-cell>
          <table:table-cell table:style-name="ce1" office:value-type="float" office:value="60.2506171334636" calcext:value-type="float">
            <text:p>60.2506171334636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13.9705882352941" calcext:value-type="float">
            <text:p>13.97058823529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Z2_trans_1950_2020_111223_-17e2acb6a_FATES-8a054a12_0047</text:p>
          </table:table-cell>
          <table:table-cell table:style-name="ce1" office:value-type="float" office:value="27.5012035369873" calcext:value-type="float">
            <text:p>27.501203536987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24679952950013" calcext:value-type="float">
            <text:p>0.012467995295001</text:p>
          </table:table-cell>
          <table:table-cell table:style-name="ce1" office:value-type="float" office:value="75.48007" calcext:value-type="float">
            <text:p>75.48007</text:p>
          </table:table-cell>
          <table:table-cell table:style-name="ce1" office:value-type="float" office:value="0.08919625" calcext:value-type="float">
            <text:p>0.08919625</text:p>
          </table:table-cell>
          <table:table-cell table:style-name="ce1" office:value-type="float" office:value="75.32474" calcext:value-type="float">
            <text:p>75.32474</text:p>
          </table:table-cell>
          <table:table-cell table:style-name="ce1" office:value-type="float" office:value="0.06409705" calcext:value-type="float">
            <text:p>0.06409705</text:p>
          </table:table-cell>
          <table:table-cell table:style-name="ce1" office:value-type="float" office:value="0.0020435895" calcext:value-type="float">
            <text:p>0.0020435895</text:p>
          </table:table-cell>
          <table:table-cell table:style-name="ce1" office:value-type="float" office:value="0.0026812041" calcext:value-type="float">
            <text:p>0.0026812041</text:p>
          </table:table-cell>
          <table:table-cell table:style-name="ce4" office:value-type="float" office:value="0.00009143487" calcext:value-type="float">
            <text:p>9.14E-05</text:p>
          </table:table-cell>
          <table:table-cell table:style-name="ce1" office:value-type="float" office:value="204.957090318203" calcext:value-type="float">
            <text:p>204.957090318203</text:p>
          </table:table-cell>
          <table:table-cell table:style-name="ce1" office:value-type="float" office:value="124.969054013491" calcext:value-type="float">
            <text:p>124.969054013491</text:p>
          </table:table-cell>
          <table:table-cell table:style-name="ce1" office:value-type="float" office:value="102.609330788255" calcext:value-type="float">
            <text:p>102.609330788255</text:p>
          </table:table-cell>
          <table:table-cell table:style-name="ce1" office:value-type="float" office:value="76.038227416575" calcext:value-type="float">
            <text:p>76.038227416575</text:p>
          </table:table-cell>
          <table:table-cell table:style-name="ce1" office:value-type="float" office:value="48.7605156376958" calcext:value-type="float">
            <text:p>48.76051563769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2462943" calcext:value-type="float">
            <text:p>0.032462943</text:p>
          </table:table-cell>
          <table:table-cell table:style-name="ce1" office:value-type="float" office:value="1.12242109162253" calcext:value-type="float">
            <text:p>1.12242109162253</text:p>
          </table:table-cell>
          <table:table-cell table:style-name="ce1" office:value-type="float" office:value="0.9916296" calcext:value-type="float">
            <text:p>0.9916296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21.0526315789474" calcext:value-type="float">
            <text:p>21.05263157894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CZ2_trans_110923_01/ca_5pfts_100523_0047.nc</text:p>
          </table:table-cell>
          <table:table-cell table:style-name="ce1" office:value-type="float" office:value="60.2506171334636" calcext:value-type="float">
            <text:p>60.25061713346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TAN_equilibrium_111023_01_-17e2acb6a_FATES-8a054a12_0047</text:p>
          </table:table-cell>
          <table:table-cell table:style-name="ce1" office:value-type="float" office:value="22.6838703155518" calcext:value-type="float">
            <text:p>22.68387031555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05611209671075" calcext:value-type="float">
            <text:p>0.505611209671075</text:p>
          </table:table-cell>
          <table:table-cell table:style-name="ce1" office:value-type="float" office:value="64.71741" calcext:value-type="float">
            <text:p>64.71741</text:p>
          </table:table-cell>
          <table:table-cell table:style-name="ce1" office:value-type="float" office:value="24.483011" calcext:value-type="float">
            <text:p>24.483011</text:p>
          </table:table-cell>
          <table:table-cell table:style-name="ce1" office:value-type="float" office:value="37.876873" calcext:value-type="float">
            <text:p>37.876873</text:p>
          </table:table-cell>
          <table:table-cell table:style-name="ce1" office:value-type="float" office:value="2.2724974" calcext:value-type="float">
            <text:p>2.2724974</text:p>
          </table:table-cell>
          <table:table-cell table:style-name="ce1" office:value-type="float" office:value="0.08501858" calcext:value-type="float">
            <text:p>0.08501858</text:p>
          </table:table-cell>
          <table:table-cell table:style-name="ce1" office:value-type="float" office:value="0.002490472" calcext:value-type="float">
            <text:p>0.002490472</text:p>
          </table:table-cell>
          <table:table-cell table:style-name="ce1" office:value-type="float" office:value="0.0022692867" calcext:value-type="float">
            <text:p>0.0022692867</text:p>
          </table:table-cell>
          <table:table-cell table:style-name="ce1" office:value-type="float" office:value="222.996342927217" calcext:value-type="float">
            <text:p>222.996342927217</text:p>
          </table:table-cell>
          <table:table-cell table:style-name="ce1" office:value-type="float" office:value="79.6195212751627" calcext:value-type="float">
            <text:p>79.6195212751627</text:p>
          </table:table-cell>
          <table:table-cell table:style-name="ce1" office:value-type="float" office:value="65.3347419574857" calcext:value-type="float">
            <text:p>65.3347419574857</text:p>
          </table:table-cell>
          <table:table-cell table:style-name="ce1" office:value-type="float" office:value="46.2317420169711" calcext:value-type="float">
            <text:p>46.2317420169711</text:p>
          </table:table-cell>
          <table:table-cell table:style-name="ce1" office:value-type="float" office:value="31.7167793400586" calcext:value-type="float">
            <text:p>31.7167793400586</text:p>
          </table:table-cell>
          <table:table-cell table:style-name="ce1" office:value-type="float" office:value="0.323945" calcext:value-type="float">
            <text:p>0.3239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510213" calcext:value-type="float">
            <text:p>0.05510213</text:p>
          </table:table-cell>
          <table:table-cell table:style-name="ce1" office:value-type="float" office:value="1.01474302266524" calcext:value-type="float">
            <text:p>1.01474302266524</text:p>
          </table:table-cell>
          <table:table-cell table:style-name="ce1" office:value-type="float" office:value="0.9501991" calcext:value-type="float">
            <text:p>0.9501991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7.nc</text:p>
          </table:table-cell>
          <table:table-cell table:style-name="ce1" office:value-type="float" office:value="60.2506171334636" calcext:value-type="float">
            <text:p>60.25061713346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TAN_equilibrium_111023_01_-17e2acb6a_FATES-8a054a12_0047</text:p>
          </table:table-cell>
          <table:table-cell table:style-name="ce1" office:value-type="float" office:value="22.6838703155518" calcext:value-type="float">
            <text:p>22.68387031555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05611209671075" calcext:value-type="float">
            <text:p>0.505611209671075</text:p>
          </table:table-cell>
          <table:table-cell table:style-name="ce1" office:value-type="float" office:value="64.71741" calcext:value-type="float">
            <text:p>64.71741</text:p>
          </table:table-cell>
          <table:table-cell table:style-name="ce1" office:value-type="float" office:value="24.483011" calcext:value-type="float">
            <text:p>24.483011</text:p>
          </table:table-cell>
          <table:table-cell table:style-name="ce1" office:value-type="float" office:value="37.876873" calcext:value-type="float">
            <text:p>37.876873</text:p>
          </table:table-cell>
          <table:table-cell table:style-name="ce1" office:value-type="float" office:value="2.2724974" calcext:value-type="float">
            <text:p>2.2724974</text:p>
          </table:table-cell>
          <table:table-cell table:style-name="ce1" office:value-type="float" office:value="0.08501858" calcext:value-type="float">
            <text:p>0.08501858</text:p>
          </table:table-cell>
          <table:table-cell table:style-name="ce1" office:value-type="float" office:value="0.002490472" calcext:value-type="float">
            <text:p>0.002490472</text:p>
          </table:table-cell>
          <table:table-cell table:style-name="ce1" office:value-type="float" office:value="0.0022692867" calcext:value-type="float">
            <text:p>0.0022692867</text:p>
          </table:table-cell>
          <table:table-cell table:style-name="ce1" office:value-type="float" office:value="222.996342927217" calcext:value-type="float">
            <text:p>222.996342927217</text:p>
          </table:table-cell>
          <table:table-cell table:style-name="ce1" office:value-type="float" office:value="79.6195212751627" calcext:value-type="float">
            <text:p>79.6195212751627</text:p>
          </table:table-cell>
          <table:table-cell table:style-name="ce1" office:value-type="float" office:value="65.3347419574857" calcext:value-type="float">
            <text:p>65.3347419574857</text:p>
          </table:table-cell>
          <table:table-cell table:style-name="ce1" office:value-type="float" office:value="46.2317420169711" calcext:value-type="float">
            <text:p>46.2317420169711</text:p>
          </table:table-cell>
          <table:table-cell table:style-name="ce1" office:value-type="float" office:value="31.7167793400586" calcext:value-type="float">
            <text:p>31.7167793400586</text:p>
          </table:table-cell>
          <table:table-cell table:style-name="ce1" office:value-type="float" office:value="0.323945" calcext:value-type="float">
            <text:p>0.3239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510213" calcext:value-type="float">
            <text:p>0.05510213</text:p>
          </table:table-cell>
          <table:table-cell table:style-name="ce1" office:value-type="float" office:value="1.01474302266524" calcext:value-type="float">
            <text:p>1.01474302266524</text:p>
          </table:table-cell>
          <table:table-cell table:style-name="ce1" office:value-type="float" office:value="0.9501991" calcext:value-type="float">
            <text:p>0.9501991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7.nc</text:p>
          </table:table-cell>
          <table:table-cell table:style-name="ce1" office:value-type="float" office:value="60.2506171334636" calcext:value-type="float">
            <text:p>60.2506171334636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70367817479836" calcext:value-type="float">
            <text:p>4.70367817479836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Z2_equilibrium_110323_02_-17e2acb6a_FATES-8a054a12_0023</text:p>
          </table:table-cell>
          <table:table-cell table:style-name="ce1" office:value-type="string" calcext:value-type="string">
            <text:p>CZ2_trans_110923_0002</text:p>
          </table:table-cell>
          <table:table-cell table:style-name="ce1" office:value-type="float" office:value="3.4704326512474" calcext:value-type="float">
            <text:p>3.4704326512474</text:p>
          </table:table-cell>
          <table:table-cell table:style-name="ce1" office:value-type="float" office:value="3.10128974914551" calcext:value-type="float">
            <text:p>3.101289749145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61199823657826" calcext:value-type="float">
            <text:p>0.761199823657826</text:p>
          </table:table-cell>
          <table:table-cell table:style-name="ce1" office:value-type="float" office:value="13.232683" calcext:value-type="float">
            <text:p>13.232683</text:p>
          </table:table-cell>
          <table:table-cell table:style-name="ce1" office:value-type="float" office:value="0.680266" calcext:value-type="float">
            <text:p>0.680266</text:p>
          </table:table-cell>
          <table:table-cell table:style-name="ce1" office:value-type="float" office:value="3.8401732" calcext:value-type="float">
            <text:p>3.8401732</text:p>
          </table:table-cell>
          <table:table-cell table:style-name="ce1" office:value-type="float" office:value="0.30490714" calcext:value-type="float">
            <text:p>0.30490714</text:p>
          </table:table-cell>
          <table:table-cell table:style-name="ce1" office:value-type="float" office:value="8.407336" calcext:value-type="float">
            <text:p>8.407336</text:p>
          </table:table-cell>
          <table:table-cell table:style-name="ce1" office:value-type="float" office:value="0.25031888" calcext:value-type="float">
            <text:p>0.25031888</text:p>
          </table:table-cell>
          <table:table-cell table:style-name="ce1" office:value-type="float" office:value="0.10696654" calcext:value-type="float">
            <text:p>0.10696654</text:p>
          </table:table-cell>
          <table:table-cell table:style-name="ce1" office:value-type="float" office:value="184.768084436655" calcext:value-type="float">
            <text:p>184.768084436655</text:p>
          </table:table-cell>
          <table:table-cell table:style-name="ce1" office:value-type="float" office:value="9.57840820774436" calcext:value-type="float">
            <text:p>9.57840820774436</text:p>
          </table:table-cell>
          <table:table-cell table:style-name="ce1" office:value-type="float" office:value="5.41667221114039" calcext:value-type="float">
            <text:p>5.41667221114039</text:p>
          </table:table-cell>
          <table:table-cell table:style-name="ce1" office:value-type="float" office:value="4.95480722747743" calcext:value-type="float">
            <text:p>4.95480722747743</text:p>
          </table:table-cell>
          <table:table-cell table:style-name="ce1" office:value-type="float" office:value="0.783731375122443" calcext:value-type="float">
            <text:p>0.783731375122443</text:p>
          </table:table-cell>
          <table:table-cell table:style-name="ce1" office:value-type="float" office:value="46.5258" calcext:value-type="float">
            <text:p>46.5258</text:p>
          </table:table-cell>
          <table:table-cell table:style-name="ce1" office:value-type="float" office:value="0.001985327" calcext:value-type="float">
            <text:p>0.001985327</text:p>
          </table:table-cell>
          <table:table-cell table:style-name="ce1" office:value-type="float" office:value="4.192101" calcext:value-type="float">
            <text:p>4.192101</text:p>
          </table:table-cell>
          <table:table-cell table:style-name="ce1" office:value-type="float" office:value="0.758355741595551" calcext:value-type="float">
            <text:p>0.758355741595551</text:p>
          </table:table-cell>
          <table:table-cell table:style-name="ce1" office:value-type="float" office:value="0.81226635" calcext:value-type="float">
            <text:p>0.81226635</text:p>
          </table:table-cell>
          <table:table-cell table:style-name="ce1" office:value-type="string" calcext:value-type="string">
            <text:p>/glade/u/home/adamhb/ahb_params/fates_api_25/ensembles/CZ2_equilibrium_110323_02/CZ2_equilibrium_110323_0023.nc</text:p>
          </table:table-cell>
          <table:table-cell table:style-name="ce1" office:value-type="float" office:value="47.5985334188657" calcext:value-type="float">
            <text:p>47.5985334188657</text:p>
          </table:table-cell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5.59006211180124" calcext:value-type="float">
            <text:p>5.59006211180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Z2_trans_1950_2020_111223_-17e2acb6a_FATES-8a054a12_0002</text:p>
          </table:table-cell>
          <table:table-cell table:style-name="ce1" office:value-type="float" office:value="10.5099334716797" calcext:value-type="float">
            <text:p>10.5099334716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2050198351298" calcext:value-type="float">
            <text:p>0.52050198351298</text:p>
          </table:table-cell>
          <table:table-cell table:style-name="ce1" office:value-type="float" office:value="29.267948" calcext:value-type="float">
            <text:p>29.267948</text:p>
          </table:table-cell>
          <table:table-cell table:style-name="ce1" office:value-type="float" office:value="0.7208075" calcext:value-type="float">
            <text:p>0.7208075</text:p>
          </table:table-cell>
          <table:table-cell table:style-name="ce1" office:value-type="float" office:value="11.943927" calcext:value-type="float">
            <text:p>11.943927</text:p>
          </table:table-cell>
          <table:table-cell table:style-name="ce1" office:value-type="float" office:value="0.25219816" calcext:value-type="float">
            <text:p>0.25219816</text:p>
          </table:table-cell>
          <table:table-cell table:style-name="ce1" office:value-type="float" office:value="16.351017" calcext:value-type="float">
            <text:p>16.351017</text:p>
          </table:table-cell>
          <table:table-cell table:style-name="ce1" office:value-type="float" office:value="0.006409069" calcext:value-type="float">
            <text:p>0.006409069</text:p>
          </table:table-cell>
          <table:table-cell table:style-name="ce4" office:value-type="float" office:value="0.0000063453863" calcext:value-type="float">
            <text:p>6.35E-06</text:p>
          </table:table-cell>
          <table:table-cell table:style-name="ce1" office:value-type="float" office:value="337.967947125435" calcext:value-type="float">
            <text:p>337.967947125435</text:p>
          </table:table-cell>
          <table:table-cell table:style-name="ce1" office:value-type="float" office:value="65.5984692275524" calcext:value-type="float">
            <text:p>65.5984692275524</text:p>
          </table:table-cell>
          <table:table-cell table:style-name="ce1" office:value-type="float" office:value="42.8066588938236" calcext:value-type="float">
            <text:p>42.8066588938236</text:p>
          </table:table-cell>
          <table:table-cell table:style-name="ce1" office:value-type="float" office:value="6.74021197482944" calcext:value-type="float">
            <text:p>6.74021197482944</text:p>
          </table:table-cell>
          <table:table-cell table:style-name="ce1" office:value-type="float" office:value="0.287852308247238" calcext:value-type="float">
            <text:p>0.287852308247238</text:p>
          </table:table-cell>
          <table:table-cell table:style-name="ce1" office:value-type="float" office:value="3.0050719" calcext:value-type="float">
            <text:p>3.00507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26142" calcext:value-type="float">
            <text:p>0.06826142</text:p>
          </table:table-cell>
          <table:table-cell table:style-name="ce1" office:value-type="float" office:value="1.08337437222872" calcext:value-type="float">
            <text:p>1.08337437222872</text:p>
          </table:table-cell>
          <table:table-cell table:style-name="ce1" office:value-type="float" office:value="1.0130167" calcext:value-type="float">
            <text:p>1.0130167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47.8632478632479" calcext:value-type="float">
            <text:p>47.8632478632479</text:p>
          </table:table-cell>
          <table:table-cell table:style-name="ce1" office:value-type="float" office:value="1.70940170940171" calcext:value-type="float">
            <text:p>1.70940170940171</text:p>
          </table:table-cell>
          <table:table-cell table:style-name="ce1" office:value-type="string" calcext:value-type="string">
            <text:p>/glade/u/home/adamhb/ahb_params/fates_api_25/ensembles/CZ2_trans_110923_01/ca_5pfts_100523_0002.nc</text:p>
          </table:table-cell>
          <table:table-cell table:style-name="ce1" office:value-type="float" office:value="47.5985334188657" calcext:value-type="float">
            <text:p>47.59853341886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N_equilibrium_111023_01_-17e2acb6a_FATES-8a054a12_0002</text:p>
          </table:table-cell>
          <table:table-cell table:style-name="ce1" office:value-type="float" office:value="9.92540550231934" calcext:value-type="float">
            <text:p>9.925405502319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55351741723674" calcext:value-type="float">
            <text:p>0.655351741723674</text:p>
          </table:table-cell>
          <table:table-cell table:style-name="ce1" office:value-type="float" office:value="27.73803" calcext:value-type="float">
            <text:p>27.73803</text:p>
          </table:table-cell>
          <table:table-cell table:style-name="ce1" office:value-type="float" office:value="2.5432785" calcext:value-type="float">
            <text:p>2.5432785</text:p>
          </table:table-cell>
          <table:table-cell table:style-name="ce1" office:value-type="float" office:value="10.674116" calcext:value-type="float">
            <text:p>10.674116</text:p>
          </table:table-cell>
          <table:table-cell table:style-name="ce1" office:value-type="float" office:value="0.96896887" calcext:value-type="float">
            <text:p>0.96896887</text:p>
          </table:table-cell>
          <table:table-cell table:style-name="ce1" office:value-type="float" office:value="13.551665" calcext:value-type="float">
            <text:p>13.551665</text:p>
          </table:table-cell>
          <table:table-cell table:style-name="ce1" office:value-type="float" office:value="0.00027857727" calcext:value-type="float">
            <text:p>0.00027857727</text:p>
          </table:table-cell>
          <table:table-cell table:style-name="ce4" office:value-type="float" office:value="0.0000009780538" calcext:value-type="float">
            <text:p>9.78E-07</text:p>
          </table:table-cell>
          <table:table-cell table:style-name="ce1" office:value-type="float" office:value="175.874084234238" calcext:value-type="float">
            <text:p>175.874084234238</text:p>
          </table:table-cell>
          <table:table-cell table:style-name="ce1" office:value-type="float" office:value="33.4906904026866" calcext:value-type="float">
            <text:p>33.4906904026866</text:p>
          </table:table-cell>
          <table:table-cell table:style-name="ce1" office:value-type="float" office:value="22.979723289609" calcext:value-type="float">
            <text:p>22.979723289609</text:p>
          </table:table-cell>
          <table:table-cell table:style-name="ce1" office:value-type="float" office:value="19.05751763843" calcext:value-type="float">
            <text:p>19.05751763843</text:p>
          </table:table-cell>
          <table:table-cell table:style-name="ce1" office:value-type="float" office:value="0.987711755442433" calcext:value-type="float">
            <text:p>0.987711755442433</text:p>
          </table:table-cell>
          <table:table-cell table:style-name="ce1" office:value-type="float" office:value="16.911978" calcext:value-type="float">
            <text:p>16.9119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32229018" calcext:value-type="float">
            <text:p>0.0032229018</text:p>
          </table:table-cell>
          <table:table-cell table:style-name="ce1" office:value-type="float" office:value="0.88934670034746" calcext:value-type="float">
            <text:p>0.88934670034746</text:p>
          </table:table-cell>
          <table:table-cell table:style-name="ce1" office:value-type="float" office:value="0.74462795" calcext:value-type="float">
            <text:p>0.74462795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02.nc</text:p>
          </table:table-cell>
          <table:table-cell table:style-name="ce1" office:value-type="float" office:value="47.5985334188657" calcext:value-type="float">
            <text:p>47.59853341886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N_equilibrium_111023_01_-17e2acb6a_FATES-8a054a12_0002</text:p>
          </table:table-cell>
          <table:table-cell table:style-name="ce1" office:value-type="float" office:value="9.92540550231934" calcext:value-type="float">
            <text:p>9.925405502319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55351741723674" calcext:value-type="float">
            <text:p>0.655351741723674</text:p>
          </table:table-cell>
          <table:table-cell table:style-name="ce1" office:value-type="float" office:value="27.73803" calcext:value-type="float">
            <text:p>27.73803</text:p>
          </table:table-cell>
          <table:table-cell table:style-name="ce1" office:value-type="float" office:value="2.5432785" calcext:value-type="float">
            <text:p>2.5432785</text:p>
          </table:table-cell>
          <table:table-cell table:style-name="ce1" office:value-type="float" office:value="10.674116" calcext:value-type="float">
            <text:p>10.674116</text:p>
          </table:table-cell>
          <table:table-cell table:style-name="ce1" office:value-type="float" office:value="0.96896887" calcext:value-type="float">
            <text:p>0.96896887</text:p>
          </table:table-cell>
          <table:table-cell table:style-name="ce1" office:value-type="float" office:value="13.551665" calcext:value-type="float">
            <text:p>13.551665</text:p>
          </table:table-cell>
          <table:table-cell table:style-name="ce1" office:value-type="float" office:value="0.00027857727" calcext:value-type="float">
            <text:p>0.00027857727</text:p>
          </table:table-cell>
          <table:table-cell table:style-name="ce4" office:value-type="float" office:value="0.0000009780538" calcext:value-type="float">
            <text:p>9.78E-07</text:p>
          </table:table-cell>
          <table:table-cell table:style-name="ce1" office:value-type="float" office:value="175.874084234238" calcext:value-type="float">
            <text:p>175.874084234238</text:p>
          </table:table-cell>
          <table:table-cell table:style-name="ce1" office:value-type="float" office:value="33.4906904026866" calcext:value-type="float">
            <text:p>33.4906904026866</text:p>
          </table:table-cell>
          <table:table-cell table:style-name="ce1" office:value-type="float" office:value="22.979723289609" calcext:value-type="float">
            <text:p>22.979723289609</text:p>
          </table:table-cell>
          <table:table-cell table:style-name="ce1" office:value-type="float" office:value="19.05751763843" calcext:value-type="float">
            <text:p>19.05751763843</text:p>
          </table:table-cell>
          <table:table-cell table:style-name="ce1" office:value-type="float" office:value="0.987711755442433" calcext:value-type="float">
            <text:p>0.987711755442433</text:p>
          </table:table-cell>
          <table:table-cell table:style-name="ce1" office:value-type="float" office:value="16.911978" calcext:value-type="float">
            <text:p>16.9119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32229018" calcext:value-type="float">
            <text:p>0.0032229018</text:p>
          </table:table-cell>
          <table:table-cell table:style-name="ce1" office:value-type="float" office:value="0.88934670034746" calcext:value-type="float">
            <text:p>0.88934670034746</text:p>
          </table:table-cell>
          <table:table-cell table:style-name="ce1" office:value-type="float" office:value="0.74462795" calcext:value-type="float">
            <text:p>0.74462795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02.nc</text:p>
          </table:table-cell>
          <table:table-cell table:style-name="ce1" office:value-type="float" office:value="47.5985334188657" calcext:value-type="float">
            <text:p>47.5985334188657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79187829872638" calcext:value-type="float">
            <text:p>4.79187829872638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Z2_equilibrium_110523_01_-17e2acb6a_FATES-8a054a12_0072</text:p>
          </table:table-cell>
          <table:table-cell table:style-name="ce1" office:value-type="string" calcext:value-type="string">
            <text:p>CZ2_trans_110923_0024</text:p>
          </table:table-cell>
          <table:table-cell table:style-name="ce1" office:value-type="float" office:value="3.63741290703104" calcext:value-type="float">
            <text:p>3.63741290703104</text:p>
          </table:table-cell>
          <table:table-cell table:style-name="ce1" office:value-type="float" office:value="3.42166614532471" calcext:value-type="float">
            <text:p>3.421666145324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98570266715465" calcext:value-type="float">
            <text:p>0.598570266715465</text:p>
          </table:table-cell>
          <table:table-cell table:style-name="ce1" office:value-type="float" office:value="9.0034275" calcext:value-type="float">
            <text:p>9.0034275</text:p>
          </table:table-cell>
          <table:table-cell table:style-name="ce1" office:value-type="float" office:value="2.6168988" calcext:value-type="float">
            <text:p>2.6168988</text:p>
          </table:table-cell>
          <table:table-cell table:style-name="ce1" office:value-type="float" office:value="5.82142" calcext:value-type="float">
            <text:p>5.82142</text:p>
          </table:table-cell>
          <table:table-cell table:style-name="ce1" office:value-type="float" office:value="0.4949518" calcext:value-type="float">
            <text:p>0.4949518</text:p>
          </table:table-cell>
          <table:table-cell table:style-name="ce1" office:value-type="float" office:value="0.07015635" calcext:value-type="float">
            <text:p>0.07015635</text:p>
          </table:table-cell>
          <table:table-cell table:style-name="ce1" office:value-type="float" office:value="1.246605" calcext:value-type="float">
            <text:p>1.246605</text:p>
          </table:table-cell>
          <table:table-cell table:style-name="ce1" office:value-type="float" office:value="0.6913793" calcext:value-type="float">
            <text:p>0.6913793</text:p>
          </table:table-cell>
          <table:table-cell table:style-name="ce1" office:value-type="float" office:value="162.66293823719" calcext:value-type="float">
            <text:p>162.66293823719</text:p>
          </table:table-cell>
          <table:table-cell table:style-name="ce1" office:value-type="float" office:value="9.59695316851139" calcext:value-type="float">
            <text:p>9.59695316851139</text:p>
          </table:table-cell>
          <table:table-cell table:style-name="ce1" office:value-type="float" office:value="1.65662524523214" calcext:value-type="float">
            <text:p>1.65662524523214</text:p>
          </table:table-cell>
          <table:table-cell table:style-name="ce1" office:value-type="float" office:value="0.337949786626268" calcext:value-type="float">
            <text:p>0.337949786626268</text:p>
          </table:table-cell>
          <table:table-cell table:style-name="ce1" office:value-type="float" office:value="0.0683023245073854" calcext:value-type="float">
            <text:p>0.068302324507385</text:p>
          </table:table-cell>
          <table:table-cell table:style-name="ce1" office:value-type="float" office:value="1.5256417" calcext:value-type="float">
            <text:p>1.5256417</text:p>
          </table:table-cell>
          <table:table-cell table:style-name="ce1" office:value-type="float" office:value="0.026481528" calcext:value-type="float">
            <text:p>0.026481528</text:p>
          </table:table-cell>
          <table:table-cell table:style-name="ce1" office:value-type="float" office:value="15.609698" calcext:value-type="float">
            <text:p>15.609698</text:p>
          </table:table-cell>
          <table:table-cell table:style-name="ce1" office:value-type="float" office:value="0.897892483692431" calcext:value-type="float">
            <text:p>0.897892483692431</text:p>
          </table:table-cell>
          <table:table-cell table:style-name="ce1" office:value-type="float" office:value="1.2689629" calcext:value-type="float">
            <text:p>1.2689629</text:p>
          </table:table-cell>
          <table:table-cell table:style-name="ce1" office:value-type="string" calcext:value-type="string">
            <text:p>/glade/u/home/adamhb/ahb_params/fates_api_25/ensembles/CZ2_equilibrium_110523_01/CZ2_equilibrium_110523_0072.nc</text:p>
          </table:table-cell>
          <table:table-cell table:style-name="ce1" office:value-type="float" office:value="50.6079025064076" calcext:value-type="float">
            <text:p>50.6079025064076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.42857142857143" calcext:value-type="float">
            <text:p>1.4285714285714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Z2_trans_1950_2020_111223_-17e2acb6a_FATES-8a054a12_0024</text:p>
          </table:table-cell>
          <table:table-cell table:style-name="ce1" office:value-type="float" office:value="12.1699476242065" calcext:value-type="float">
            <text:p>12.16994762420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06986844935646" calcext:value-type="float">
            <text:p>0.206986844935646</text:p>
          </table:table-cell>
          <table:table-cell table:style-name="ce1" office:value-type="float" office:value="37.30633" calcext:value-type="float">
            <text:p>37.30633</text:p>
          </table:table-cell>
          <table:table-cell table:style-name="ce1" office:value-type="float" office:value="1.1501014" calcext:value-type="float">
            <text:p>1.1501014</text:p>
          </table:table-cell>
          <table:table-cell table:style-name="ce1" office:value-type="float" office:value="35.935783" calcext:value-type="float">
            <text:p>35.935783</text:p>
          </table:table-cell>
          <table:table-cell table:style-name="ce1" office:value-type="float" office:value="0.17472783" calcext:value-type="float">
            <text:p>0.17472783</text:p>
          </table:table-cell>
          <table:table-cell table:style-name="ce1" office:value-type="float" office:value="0.045719016" calcext:value-type="float">
            <text:p>0.045719016</text:p>
          </table:table-cell>
          <table:table-cell table:style-name="ce1" office:value-type="float" office:value="0.09385998" calcext:value-type="float">
            <text:p>0.09385998</text:p>
          </table:table-cell>
          <table:table-cell table:style-name="ce1" office:value-type="float" office:value="0.0290087" calcext:value-type="float">
            <text:p>0.0290087</text:p>
          </table:table-cell>
          <table:table-cell table:style-name="ce1" office:value-type="float" office:value="306.925997138023" calcext:value-type="float">
            <text:p>306.925997138023</text:p>
          </table:table-cell>
          <table:table-cell table:style-name="ce1" office:value-type="float" office:value="145.352920517325" calcext:value-type="float">
            <text:p>145.352920517325</text:p>
          </table:table-cell>
          <table:table-cell table:style-name="ce1" office:value-type="float" office:value="37.0148965157568" calcext:value-type="float">
            <text:p>37.0148965157568</text:p>
          </table:table-cell>
          <table:table-cell table:style-name="ce1" office:value-type="float" office:value="1.67515085195191" calcext:value-type="float">
            <text:p>1.67515085195191</text:p>
          </table:table-cell>
          <table:table-cell table:style-name="ce1" office:value-type="float" office:value="0.291923061013222" calcext:value-type="float">
            <text:p>0.291923061013222</text:p>
          </table:table-cell>
          <table:table-cell table:style-name="ce1" office:value-type="float" office:value="0.1733199" calcext:value-type="float">
            <text:p>0.1733199</text:p>
          </table:table-cell>
          <table:table-cell table:style-name="ce1" office:value-type="float" office:value="0.16382575" calcext:value-type="float">
            <text:p>0.16382575</text:p>
          </table:table-cell>
          <table:table-cell table:style-name="ce1" office:value-type="float" office:value="1.4955561" calcext:value-type="float">
            <text:p>1.4955561</text:p>
          </table:table-cell>
          <table:table-cell table:style-name="ce1" office:value-type="float" office:value="1.1759279323087" calcext:value-type="float">
            <text:p>1.1759279323087</text:p>
          </table:table-cell>
          <table:table-cell table:style-name="ce1" office:value-type="float" office:value="1.3616934" calcext:value-type="float">
            <text:p>1.3616934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45.2173913043478" calcext:value-type="float">
            <text:p>45.2173913043478</text:p>
          </table:table-cell>
          <table:table-cell table:style-name="ce1" office:value-type="float" office:value="2.60869565217391" calcext:value-type="float">
            <text:p>2.60869565217391</text:p>
          </table:table-cell>
          <table:table-cell table:style-name="ce1" office:value-type="string" calcext:value-type="string">
            <text:p>/glade/u/home/adamhb/ahb_params/fates_api_25/ensembles/CZ2_trans_110923_01/ca_5pfts_100523_0024.nc</text:p>
          </table:table-cell>
          <table:table-cell table:style-name="ce1" office:value-type="float" office:value="50.6079025064076" calcext:value-type="float">
            <text:p>50.60790250640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TAN_equilibrium_111023_01_-17e2acb6a_FATES-8a054a12_0024</text:p>
          </table:table-cell>
          <table:table-cell table:style-name="ce1" office:value-type="float" office:value="13.1754369735718" calcext:value-type="float">
            <text:p>13.17543697357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30153253230427" calcext:value-type="float">
            <text:p>0.330153253230427</text:p>
          </table:table-cell>
          <table:table-cell table:style-name="ce1" office:value-type="float" office:value="39.472366" calcext:value-type="float">
            <text:p>39.472366</text:p>
          </table:table-cell>
          <table:table-cell table:style-name="ce1" office:value-type="float" office:value="5.55601" calcext:value-type="float">
            <text:p>5.55601</text:p>
          </table:table-cell>
          <table:table-cell table:style-name="ce1" office:value-type="float" office:value="32.966976" calcext:value-type="float">
            <text:p>32.966976</text:p>
          </table:table-cell>
          <table:table-cell table:style-name="ce1" office:value-type="float" office:value="0.8900412" calcext:value-type="float">
            <text:p>0.8900412</text:p>
          </table:table-cell>
          <table:table-cell table:style-name="ce1" office:value-type="float" office:value="0.059336655" calcext:value-type="float">
            <text:p>0.059336655</text:p>
          </table:table-cell>
          <table:table-cell table:style-name="ce1" office:value-type="float" office:value="0.0040954594" calcext:value-type="float">
            <text:p>0.0040954594</text:p>
          </table:table-cell>
          <table:table-cell table:style-name="ce1" office:value-type="float" office:value="0.0024882401" calcext:value-type="float">
            <text:p>0.0024882401</text:p>
          </table:table-cell>
          <table:table-cell table:style-name="ce1" office:value-type="float" office:value="384.951047599316" calcext:value-type="float">
            <text:p>384.951047599316</text:p>
          </table:table-cell>
          <table:table-cell table:style-name="ce1" office:value-type="float" office:value="113.53082023561" calcext:value-type="float">
            <text:p>113.53082023561</text:p>
          </table:table-cell>
          <table:table-cell table:style-name="ce1" office:value-type="float" office:value="40.1896936818957" calcext:value-type="float">
            <text:p>40.1896936818957</text:p>
          </table:table-cell>
          <table:table-cell table:style-name="ce1" office:value-type="float" office:value="10.0406154524535" calcext:value-type="float">
            <text:p>10.0406154524535</text:p>
          </table:table-cell>
          <table:table-cell table:style-name="ce1" office:value-type="float" office:value="1.94787047803402" calcext:value-type="float">
            <text:p>1.94787047803402</text:p>
          </table:table-cell>
          <table:table-cell table:style-name="ce1" office:value-type="float" office:value="0.5064581" calcext:value-type="float">
            <text:p>0.50645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414503" calcext:value-type="float">
            <text:p>0.05414503</text:p>
          </table:table-cell>
          <table:table-cell table:style-name="ce1" office:value-type="float" office:value="1.0052050834588" calcext:value-type="float">
            <text:p>1.0052050834588</text:p>
          </table:table-cell>
          <table:table-cell table:style-name="ce1" office:value-type="float" office:value="0.9151869" calcext:value-type="float">
            <text:p>0.9151869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4.nc</text:p>
          </table:table-cell>
          <table:table-cell table:style-name="ce1" office:value-type="float" office:value="50.6079025064076" calcext:value-type="float">
            <text:p>50.60790250640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TAN_equilibrium_111023_01_-17e2acb6a_FATES-8a054a12_0024</text:p>
          </table:table-cell>
          <table:table-cell table:style-name="ce1" office:value-type="float" office:value="13.1754369735718" calcext:value-type="float">
            <text:p>13.17543697357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30153253230427" calcext:value-type="float">
            <text:p>0.330153253230427</text:p>
          </table:table-cell>
          <table:table-cell table:style-name="ce1" office:value-type="float" office:value="39.472366" calcext:value-type="float">
            <text:p>39.472366</text:p>
          </table:table-cell>
          <table:table-cell table:style-name="ce1" office:value-type="float" office:value="5.55601" calcext:value-type="float">
            <text:p>5.55601</text:p>
          </table:table-cell>
          <table:table-cell table:style-name="ce1" office:value-type="float" office:value="32.966976" calcext:value-type="float">
            <text:p>32.966976</text:p>
          </table:table-cell>
          <table:table-cell table:style-name="ce1" office:value-type="float" office:value="0.8900412" calcext:value-type="float">
            <text:p>0.8900412</text:p>
          </table:table-cell>
          <table:table-cell table:style-name="ce1" office:value-type="float" office:value="0.059336655" calcext:value-type="float">
            <text:p>0.059336655</text:p>
          </table:table-cell>
          <table:table-cell table:style-name="ce1" office:value-type="float" office:value="0.0040954594" calcext:value-type="float">
            <text:p>0.0040954594</text:p>
          </table:table-cell>
          <table:table-cell table:style-name="ce1" office:value-type="float" office:value="0.0024882401" calcext:value-type="float">
            <text:p>0.0024882401</text:p>
          </table:table-cell>
          <table:table-cell table:style-name="ce1" office:value-type="float" office:value="384.951047599316" calcext:value-type="float">
            <text:p>384.951047599316</text:p>
          </table:table-cell>
          <table:table-cell table:style-name="ce1" office:value-type="float" office:value="113.53082023561" calcext:value-type="float">
            <text:p>113.53082023561</text:p>
          </table:table-cell>
          <table:table-cell table:style-name="ce1" office:value-type="float" office:value="40.1896936818957" calcext:value-type="float">
            <text:p>40.1896936818957</text:p>
          </table:table-cell>
          <table:table-cell table:style-name="ce1" office:value-type="float" office:value="10.0406154524535" calcext:value-type="float">
            <text:p>10.0406154524535</text:p>
          </table:table-cell>
          <table:table-cell table:style-name="ce1" office:value-type="float" office:value="1.94787047803402" calcext:value-type="float">
            <text:p>1.94787047803402</text:p>
          </table:table-cell>
          <table:table-cell table:style-name="ce1" office:value-type="float" office:value="0.5064581" calcext:value-type="float">
            <text:p>0.50645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414503" calcext:value-type="float">
            <text:p>0.05414503</text:p>
          </table:table-cell>
          <table:table-cell table:style-name="ce1" office:value-type="float" office:value="1.0052050834588" calcext:value-type="float">
            <text:p>1.0052050834588</text:p>
          </table:table-cell>
          <table:table-cell table:style-name="ce1" office:value-type="float" office:value="0.9151869" calcext:value-type="float">
            <text:p>0.9151869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4.nc</text:p>
          </table:table-cell>
          <table:table-cell table:style-name="ce1" office:value-type="float" office:value="50.6079025064076" calcext:value-type="float">
            <text:p>50.6079025064076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79549481927341" calcext:value-type="float">
            <text:p>4.79549481927341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Z2_equilibrium_110523_04_-17e2acb6a_FATES-8a054a12_0011</text:p>
          </table:table-cell>
          <table:table-cell table:style-name="ce1" office:value-type="string" calcext:value-type="string">
            <text:p>CZ2_trans_110923_0035</text:p>
          </table:table-cell>
          <table:table-cell table:style-name="ce1" office:value-type="float" office:value="3.62793204655926" calcext:value-type="float">
            <text:p>3.62793204655926</text:p>
          </table:table-cell>
          <table:table-cell table:style-name="ce1" office:value-type="float" office:value="5.52684354782105" calcext:value-type="float">
            <text:p>5.526843547821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75436161701324" calcext:value-type="float">
            <text:p>0.375436161701324</text:p>
          </table:table-cell>
          <table:table-cell table:style-name="ce1" office:value-type="float" office:value="22.793957" calcext:value-type="float">
            <text:p>22.793957</text:p>
          </table:table-cell>
          <table:table-cell table:style-name="ce1" office:value-type="float" office:value="0.1368077" calcext:value-type="float">
            <text:p>0.1368077</text:p>
          </table:table-cell>
          <table:table-cell table:style-name="ce1" office:value-type="float" office:value="22.47632" calcext:value-type="float">
            <text:p>22.47632</text:p>
          </table:table-cell>
          <table:table-cell table:style-name="ce1" office:value-type="float" office:value="0.13680892" calcext:value-type="float">
            <text:p>0.13680892</text:p>
          </table:table-cell>
          <table:table-cell table:style-name="ce1" office:value-type="float" office:value="0.04401938" calcext:value-type="float">
            <text:p>0.04401938</text:p>
          </table:table-cell>
          <table:table-cell table:style-name="ce1" office:value-type="float" office:value="0.3222937" calcext:value-type="float">
            <text:p>0.3222937</text:p>
          </table:table-cell>
          <table:table-cell table:style-name="ce1" office:value-type="float" office:value="0.08073991" calcext:value-type="float">
            <text:p>0.08073991</text:p>
          </table:table-cell>
          <table:table-cell table:style-name="ce1" office:value-type="float" office:value="258.473083376884" calcext:value-type="float">
            <text:p>258.473083376884</text:p>
          </table:table-cell>
          <table:table-cell table:style-name="ce1" office:value-type="float" office:value="9.54577990341932" calcext:value-type="float">
            <text:p>9.54577990341932</text:p>
          </table:table-cell>
          <table:table-cell table:style-name="ce1" office:value-type="float" office:value="3.86763451388106" calcext:value-type="float">
            <text:p>3.86763451388106</text:p>
          </table:table-cell>
          <table:table-cell table:style-name="ce1" office:value-type="float" office:value="3.11408773995936" calcext:value-type="float">
            <text:p>3.11408773995936</text:p>
          </table:table-cell>
          <table:table-cell table:style-name="ce1" office:value-type="float" office:value="0.0223087704398494" calcext:value-type="float">
            <text:p>0.022308770439849</text:p>
          </table:table-cell>
          <table:table-cell table:style-name="ce1" office:value-type="float" office:value="1.359242" calcext:value-type="float">
            <text:p>1.3592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731414" calcext:value-type="float">
            <text:p>6.731414</text:p>
          </table:table-cell>
          <table:table-cell table:style-name="ce1" office:value-type="float" office:value="0.809864881972544" calcext:value-type="float">
            <text:p>0.809864881972544</text:p>
          </table:table-cell>
          <table:table-cell table:style-name="ce1" office:value-type="float" office:value="0.72255707" calcext:value-type="float">
            <text:p>0.72255707</text:p>
          </table:table-cell>
          <table:table-cell table:style-name="ce1" office:value-type="string" calcext:value-type="string">
            <text:p>/glade/u/home/adamhb/ahb_params/fates_api_25/ensembles/CZ2_equilibrium_110523_04/CZ2_equilibrium_110523_0011.nc</text:p>
          </table:table-cell>
          <table:table-cell table:style-name="ce1" office:value-type="float" office:value="50.6343537226619" calcext:value-type="float">
            <text:p>50.6343537226619</text:p>
          </table:table-cell>
          <table:table-cell table:style-name="ce1" office:value-type="float" office:value="0.032" calcext:value-type="float">
            <text:p>0.0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Z2_trans_1950_2020_111223_-17e2acb6a_FATES-8a054a12_0035</text:p>
          </table:table-cell>
          <table:table-cell table:style-name="ce1" office:value-type="float" office:value="19.3617000579834" calcext:value-type="float">
            <text:p>19.36170005798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49165451934537" calcext:value-type="float">
            <text:p>0.044916545193454</text:p>
          </table:table-cell>
          <table:table-cell table:style-name="ce1" office:value-type="float" office:value="57.52867" calcext:value-type="float">
            <text:p>57.52867</text:p>
          </table:table-cell>
          <table:table-cell table:style-name="ce1" office:value-type="float" office:value="0.042739358" calcext:value-type="float">
            <text:p>0.042739358</text:p>
          </table:table-cell>
          <table:table-cell table:style-name="ce1" office:value-type="float" office:value="57.31119" calcext:value-type="float">
            <text:p>57.31119</text:p>
          </table:table-cell>
          <table:table-cell table:style-name="ce1" office:value-type="float" office:value="0.1705987" calcext:value-type="float">
            <text:p>0.1705987</text:p>
          </table:table-cell>
          <table:table-cell table:style-name="ce1" office:value-type="float" office:value="0.00414444" calcext:value-type="float">
            <text:p>0.00414444</text:p>
          </table:table-cell>
          <table:table-cell table:style-name="ce1" office:value-type="float" office:value="0.02232276" calcext:value-type="float">
            <text:p>0.02232276</text:p>
          </table:table-cell>
          <table:table-cell table:style-name="ce1" office:value-type="float" office:value="0.011739291" calcext:value-type="float">
            <text:p>0.011739291</text:p>
          </table:table-cell>
          <table:table-cell table:style-name="ce1" office:value-type="float" office:value="272.715743631124" calcext:value-type="float">
            <text:p>272.715743631124</text:p>
          </table:table-cell>
          <table:table-cell table:style-name="ce1" office:value-type="float" office:value="130.440061911941" calcext:value-type="float">
            <text:p>130.440061911941</text:p>
          </table:table-cell>
          <table:table-cell table:style-name="ce1" office:value-type="float" office:value="90.4550310224295" calcext:value-type="float">
            <text:p>90.4550310224295</text:p>
          </table:table-cell>
          <table:table-cell table:style-name="ce1" office:value-type="float" office:value="3.58094461262226" calcext:value-type="float">
            <text:p>3.58094461262226</text:p>
          </table:table-cell>
          <table:table-cell table:style-name="ce1" office:value-type="float" office:value="0.510279969603289" calcext:value-type="float">
            <text:p>0.510279969603289</text:p>
          </table:table-cell>
          <table:table-cell table:style-name="ce1" office:value-type="float" office:value="0.0009927191" calcext:value-type="float">
            <text:p>0.00099271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49822" calcext:value-type="float">
            <text:p>0.449822</text:p>
          </table:table-cell>
          <table:table-cell table:style-name="ce1" office:value-type="float" office:value="1.02739887790904" calcext:value-type="float">
            <text:p>1.02739887790904</text:p>
          </table:table-cell>
          <table:table-cell table:style-name="ce1" office:value-type="float" office:value="0.7144995" calcext:value-type="float">
            <text:p>0.71449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CZ2_trans_110923_01/ca_5pfts_100523_0035.nc</text:p>
          </table:table-cell>
          <table:table-cell table:style-name="ce1" office:value-type="float" office:value="50.6343537226619" calcext:value-type="float">
            <text:p>50.63435372266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TAN_equilibrium_111023_01_-17e2acb6a_FATES-8a054a12_0035</text:p>
          </table:table-cell>
          <table:table-cell table:style-name="ce1" office:value-type="float" office:value="18.2738056182861" calcext:value-type="float">
            <text:p>18.27380561828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37735667575845" calcext:value-type="float">
            <text:p>0.137735667575845</text:p>
          </table:table-cell>
          <table:table-cell table:style-name="ce1" office:value-type="float" office:value="55.374725" calcext:value-type="float">
            <text:p>55.374725</text:p>
          </table:table-cell>
          <table:table-cell table:style-name="ce1" office:value-type="float" office:value="1.4153336" calcext:value-type="float">
            <text:p>1.4153336</text:p>
          </table:table-cell>
          <table:table-cell table:style-name="ce1" office:value-type="float" office:value="52.883457" calcext:value-type="float">
            <text:p>52.883457</text:p>
          </table:table-cell>
          <table:table-cell table:style-name="ce1" office:value-type="float" office:value="1.066284" calcext:value-type="float">
            <text:p>1.066284</text:p>
          </table:table-cell>
          <table:table-cell table:style-name="ce1" office:value-type="float" office:value="0.009651064" calcext:value-type="float">
            <text:p>0.009651064</text:p>
          </table:table-cell>
          <table:table-cell table:style-name="ce1" office:value-type="float" office:value="0.0021324386" calcext:value-type="float">
            <text:p>0.0021324386</text:p>
          </table:table-cell>
          <table:table-cell table:style-name="ce1" office:value-type="float" office:value="0.0019338679" calcext:value-type="float">
            <text:p>0.0019338679</text:p>
          </table:table-cell>
          <table:table-cell table:style-name="ce1" office:value-type="float" office:value="402.628295123577" calcext:value-type="float">
            <text:p>402.628295123577</text:p>
          </table:table-cell>
          <table:table-cell table:style-name="ce1" office:value-type="float" office:value="89.8571684956551" calcext:value-type="float">
            <text:p>89.8571684956551</text:p>
          </table:table-cell>
          <table:table-cell table:style-name="ce1" office:value-type="float" office:value="56.8393152207136" calcext:value-type="float">
            <text:p>56.8393152207136</text:p>
          </table:table-cell>
          <table:table-cell table:style-name="ce1" office:value-type="float" office:value="22.5180177949369" calcext:value-type="float">
            <text:p>22.5180177949369</text:p>
          </table:table-cell>
          <table:table-cell table:style-name="ce1" office:value-type="float" office:value="19.8222324252129" calcext:value-type="float">
            <text:p>19.8222324252129</text:p>
          </table:table-cell>
          <table:table-cell table:style-name="ce1" office:value-type="float" office:value="0.22443776" calcext:value-type="float">
            <text:p>0.224437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5106295" calcext:value-type="float">
            <text:p>0.045106295</text:p>
          </table:table-cell>
          <table:table-cell table:style-name="ce1" office:value-type="float" office:value="0.904664587466186" calcext:value-type="float">
            <text:p>0.904664587466186</text:p>
          </table:table-cell>
          <table:table-cell table:style-name="ce1" office:value-type="float" office:value="0.65651035" calcext:value-type="float">
            <text:p>0.65651035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5.nc</text:p>
          </table:table-cell>
          <table:table-cell table:style-name="ce1" office:value-type="float" office:value="50.6343537226619" calcext:value-type="float">
            <text:p>50.63435372266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TAN_equilibrium_111023_01_-17e2acb6a_FATES-8a054a12_0035</text:p>
          </table:table-cell>
          <table:table-cell table:style-name="ce1" office:value-type="float" office:value="18.2738056182861" calcext:value-type="float">
            <text:p>18.27380561828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37735667575845" calcext:value-type="float">
            <text:p>0.137735667575845</text:p>
          </table:table-cell>
          <table:table-cell table:style-name="ce1" office:value-type="float" office:value="55.374725" calcext:value-type="float">
            <text:p>55.374725</text:p>
          </table:table-cell>
          <table:table-cell table:style-name="ce1" office:value-type="float" office:value="1.4153336" calcext:value-type="float">
            <text:p>1.4153336</text:p>
          </table:table-cell>
          <table:table-cell table:style-name="ce1" office:value-type="float" office:value="52.883457" calcext:value-type="float">
            <text:p>52.883457</text:p>
          </table:table-cell>
          <table:table-cell table:style-name="ce1" office:value-type="float" office:value="1.066284" calcext:value-type="float">
            <text:p>1.066284</text:p>
          </table:table-cell>
          <table:table-cell table:style-name="ce1" office:value-type="float" office:value="0.009651064" calcext:value-type="float">
            <text:p>0.009651064</text:p>
          </table:table-cell>
          <table:table-cell table:style-name="ce1" office:value-type="float" office:value="0.0021324386" calcext:value-type="float">
            <text:p>0.0021324386</text:p>
          </table:table-cell>
          <table:table-cell table:style-name="ce1" office:value-type="float" office:value="0.0019338679" calcext:value-type="float">
            <text:p>0.0019338679</text:p>
          </table:table-cell>
          <table:table-cell table:style-name="ce1" office:value-type="float" office:value="402.628295123577" calcext:value-type="float">
            <text:p>402.628295123577</text:p>
          </table:table-cell>
          <table:table-cell table:style-name="ce1" office:value-type="float" office:value="89.8571684956551" calcext:value-type="float">
            <text:p>89.8571684956551</text:p>
          </table:table-cell>
          <table:table-cell table:style-name="ce1" office:value-type="float" office:value="56.8393152207136" calcext:value-type="float">
            <text:p>56.8393152207136</text:p>
          </table:table-cell>
          <table:table-cell table:style-name="ce1" office:value-type="float" office:value="22.5180177949369" calcext:value-type="float">
            <text:p>22.5180177949369</text:p>
          </table:table-cell>
          <table:table-cell table:style-name="ce1" office:value-type="float" office:value="19.8222324252129" calcext:value-type="float">
            <text:p>19.8222324252129</text:p>
          </table:table-cell>
          <table:table-cell table:style-name="ce1" office:value-type="float" office:value="0.22443776" calcext:value-type="float">
            <text:p>0.224437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5106295" calcext:value-type="float">
            <text:p>0.045106295</text:p>
          </table:table-cell>
          <table:table-cell table:style-name="ce1" office:value-type="float" office:value="0.904664587466186" calcext:value-type="float">
            <text:p>0.904664587466186</text:p>
          </table:table-cell>
          <table:table-cell table:style-name="ce1" office:value-type="float" office:value="0.65651035" calcext:value-type="float">
            <text:p>0.65651035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5.nc</text:p>
          </table:table-cell>
          <table:table-cell table:style-name="ce1" office:value-type="float" office:value="50.6343537226619" calcext:value-type="float">
            <text:p>50.6343537226619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style-name="ce1" office:value-type="float" office:value="4.81234849509113" calcext:value-type="float">
            <text:p>4.81234849509113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Z2_equilibrium_110523_03_-17e2acb6a_FATES-8a054a12_0027</text:p>
          </table:table-cell>
          <table:table-cell table:style-name="ce1" office:value-type="string" calcext:value-type="string">
            <text:p>CZ2_trans_110923_0030</text:p>
          </table:table-cell>
          <table:table-cell table:style-name="ce1" office:value-type="float" office:value="3.60740830768873" calcext:value-type="float">
            <text:p>3.60740830768873</text:p>
          </table:table-cell>
          <table:table-cell table:style-name="ce1" office:value-type="float" office:value="3.43677067756653" calcext:value-type="float">
            <text:p>3.436770677566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77169679421454" calcext:value-type="float">
            <text:p>0.477169679421454</text:p>
          </table:table-cell>
          <table:table-cell table:style-name="ce1" office:value-type="float" office:value="9.374029" calcext:value-type="float">
            <text:p>9.374029</text:p>
          </table:table-cell>
          <table:table-cell table:style-name="ce1" office:value-type="float" office:value="0.36155295" calcext:value-type="float">
            <text:p>0.36155295</text:p>
          </table:table-cell>
          <table:table-cell table:style-name="ce1" office:value-type="float" office:value="8.413236" calcext:value-type="float">
            <text:p>8.413236</text:p>
          </table:table-cell>
          <table:table-cell table:style-name="ce1" office:value-type="float" office:value="0.56341916" calcext:value-type="float">
            <text:p>0.56341916</text:p>
          </table:table-cell>
          <table:table-cell table:style-name="ce1" office:value-type="float" office:value="0.035821334" calcext:value-type="float">
            <text:p>0.035821334</text:p>
          </table:table-cell>
          <table:table-cell table:style-name="ce1" office:value-type="float" office:value="1.0901374" calcext:value-type="float">
            <text:p>1.0901374</text:p>
          </table:table-cell>
          <table:table-cell table:style-name="ce1" office:value-type="float" office:value="0.6562291" calcext:value-type="float">
            <text:p>0.6562291</text:p>
          </table:table-cell>
          <table:table-cell table:style-name="ce1" office:value-type="float" office:value="148.174613714218" calcext:value-type="float">
            <text:p>148.174613714218</text:p>
          </table:table-cell>
          <table:table-cell table:style-name="ce1" office:value-type="float" office:value="20.8816071972251" calcext:value-type="float">
            <text:p>20.8816071972251</text:p>
          </table:table-cell>
          <table:table-cell table:style-name="ce1" office:value-type="float" office:value="3.038561262656" calcext:value-type="float">
            <text:p>3.038561262656</text:p>
          </table:table-cell>
          <table:table-cell table:style-name="ce1" office:value-type="float" office:value="0.913711992325261" calcext:value-type="float">
            <text:p>0.913711992325261</text:p>
          </table:table-cell>
          <table:table-cell table:style-name="ce1" office:value-type="float" office:value="0.0002754537398175" calcext:value-type="float">
            <text:p>0.000275453739818</text:p>
          </table:table-cell>
          <table:table-cell table:style-name="ce1" office:value-type="float" office:value="6.0248775" calcext:value-type="float">
            <text:p>6.02487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220882" calcext:value-type="float">
            <text:p>19.220882</text:p>
          </table:table-cell>
          <table:table-cell table:style-name="ce1" office:value-type="float" office:value="1.05852918954952" calcext:value-type="float">
            <text:p>1.05852918954952</text:p>
          </table:table-cell>
          <table:table-cell table:style-name="ce1" office:value-type="float" office:value="0.9126134" calcext:value-type="float">
            <text:p>0.9126134</text:p>
          </table:table-cell>
          <table:table-cell table:style-name="ce1" office:value-type="string" calcext:value-type="string">
            <text:p>/glade/u/home/adamhb/ahb_params/fates_api_25/ensembles/CZ2_equilibrium_110523_03/CZ2_equilibrium_110523_0027.nc</text:p>
          </table:table-cell>
          <table:table-cell table:style-name="ce1" office:value-type="float" office:value="70.6916262466157" calcext:value-type="float">
            <text:p>70.6916262466157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4.46428571428571" calcext:value-type="float">
            <text:p>4.46428571428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Z2_trans_1950_2020_111223_-17e2acb6a_FATES-8a054a12_0030</text:p>
          </table:table-cell>
          <table:table-cell table:style-name="ce1" office:value-type="float" office:value="17.6752758026123" calcext:value-type="float">
            <text:p>17.67527580261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93035486969977" calcext:value-type="float">
            <text:p>0.059303548696998</text:p>
          </table:table-cell>
          <table:table-cell table:style-name="ce1" office:value-type="float" office:value="56.973637" calcext:value-type="float">
            <text:p>56.973637</text:p>
          </table:table-cell>
          <table:table-cell table:style-name="ce1" office:value-type="float" office:value="0.31575236" calcext:value-type="float">
            <text:p>0.31575236</text:p>
          </table:table-cell>
          <table:table-cell table:style-name="ce1" office:value-type="float" office:value="56.14485" calcext:value-type="float">
            <text:p>56.14485</text:p>
          </table:table-cell>
          <table:table-cell table:style-name="ce1" office:value-type="float" office:value="0.5127563" calcext:value-type="float">
            <text:p>0.5127563</text:p>
          </table:table-cell>
          <table:table-cell table:style-name="ce1" office:value-type="float" office:value="0.00027347828" calcext:value-type="float">
            <text:p>0.00027347828</text:p>
          </table:table-cell>
          <table:table-cell table:style-name="ce1" office:value-type="float" office:value="0.007524152" calcext:value-type="float">
            <text:p>0.007524152</text:p>
          </table:table-cell>
          <table:table-cell table:style-name="ce4" office:value-type="float" office:value="0.000031284242" calcext:value-type="float">
            <text:p>3.13E-05</text:p>
          </table:table-cell>
          <table:table-cell table:style-name="ce1" office:value-type="float" office:value="232.274457812309" calcext:value-type="float">
            <text:p>232.274457812309</text:p>
          </table:table-cell>
          <table:table-cell table:style-name="ce1" office:value-type="float" office:value="179.81568351388" calcext:value-type="float">
            <text:p>179.81568351388</text:p>
          </table:table-cell>
          <table:table-cell table:style-name="ce1" office:value-type="float" office:value="81.8299781531096" calcext:value-type="float">
            <text:p>81.8299781531096</text:p>
          </table:table-cell>
          <table:table-cell table:style-name="ce1" office:value-type="float" office:value="16.7391821742058" calcext:value-type="float">
            <text:p>16.7391821742058</text:p>
          </table:table-cell>
          <table:table-cell table:style-name="ce1" office:value-type="float" office:value="0.296445887215668" calcext:value-type="float">
            <text:p>0.2964458872156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356808" calcext:value-type="float">
            <text:p>0.07356808</text:p>
          </table:table-cell>
          <table:table-cell table:style-name="ce1" office:value-type="float" office:value="1.09634046174278" calcext:value-type="float">
            <text:p>1.09634046174278</text:p>
          </table:table-cell>
          <table:table-cell table:style-name="ce1" office:value-type="float" office:value="0.91120625" calcext:value-type="float">
            <text:p>0.911206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76923076923077" calcext:value-type="float">
            <text:p>5.769230769230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CZ2_trans_110923_01/ca_5pfts_100523_0030.nc</text:p>
          </table:table-cell>
          <table:table-cell table:style-name="ce1" office:value-type="float" office:value="70.6916262466157" calcext:value-type="float">
            <text:p>70.69162624661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TAN_equilibrium_111023_01_-17e2acb6a_FATES-8a054a12_0030</text:p>
          </table:table-cell>
          <table:table-cell table:style-name="ce1" office:value-type="float" office:value="15.6698350906372" calcext:value-type="float">
            <text:p>15.66983509063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21183935906296" calcext:value-type="float">
            <text:p>0.09211839359063</text:p>
          </table:table-cell>
          <table:table-cell table:style-name="ce1" office:value-type="float" office:value="52.346363" calcext:value-type="float">
            <text:p>52.346363</text:p>
          </table:table-cell>
          <table:table-cell table:style-name="ce1" office:value-type="float" office:value="0.42330265" calcext:value-type="float">
            <text:p>0.42330265</text:p>
          </table:table-cell>
          <table:table-cell table:style-name="ce1" office:value-type="float" office:value="50.995075" calcext:value-type="float">
            <text:p>50.995075</text:p>
          </table:table-cell>
          <table:table-cell table:style-name="ce1" office:value-type="float" office:value="0.91587746" calcext:value-type="float">
            <text:p>0.91587746</text:p>
          </table:table-cell>
          <table:table-cell table:style-name="ce1" office:value-type="float" office:value="0.012109327" calcext:value-type="float">
            <text:p>0.012109327</text:p>
          </table:table-cell>
          <table:table-cell table:style-name="ce1" office:value-type="float" office:value="0.0039431066" calcext:value-type="float">
            <text:p>0.0039431066</text:p>
          </table:table-cell>
          <table:table-cell table:style-name="ce1" office:value-type="float" office:value="0.003576426" calcext:value-type="float">
            <text:p>0.003576426</text:p>
          </table:table-cell>
          <table:table-cell table:style-name="ce1" office:value-type="float" office:value="283.046420663595" calcext:value-type="float">
            <text:p>283.046420663595</text:p>
          </table:table-cell>
          <table:table-cell table:style-name="ce1" office:value-type="float" office:value="104.034151881933" calcext:value-type="float">
            <text:p>104.034151881933</text:p>
          </table:table-cell>
          <table:table-cell table:style-name="ce1" office:value-type="float" office:value="46.3431561365724" calcext:value-type="float">
            <text:p>46.3431561365724</text:p>
          </table:table-cell>
          <table:table-cell table:style-name="ce1" office:value-type="float" office:value="29.369464609772" calcext:value-type="float">
            <text:p>29.369464609772</text:p>
          </table:table-cell>
          <table:table-cell table:style-name="ce1" office:value-type="float" office:value="11.9700690265745" calcext:value-type="float">
            <text:p>11.9700690265745</text:p>
          </table:table-cell>
          <table:table-cell table:style-name="ce1" office:value-type="float" office:value="0.4179605" calcext:value-type="float">
            <text:p>0.4179605</text:p>
          </table:table-cell>
          <table:table-cell table:style-name="ce1" office:value-type="float" office:value="0.00095606525" calcext:value-type="float">
            <text:p>0.00095606525</text:p>
          </table:table-cell>
          <table:table-cell table:style-name="ce1" office:value-type="float" office:value="0.07907795" calcext:value-type="float">
            <text:p>0.07907795</text:p>
          </table:table-cell>
          <table:table-cell table:style-name="ce1" office:value-type="float" office:value="0.984621280508691" calcext:value-type="float">
            <text:p>0.984621280508691</text:p>
          </table:table-cell>
          <table:table-cell table:style-name="ce1" office:value-type="float" office:value="0.7169218" calcext:value-type="float">
            <text:p>0.7169218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0.nc</text:p>
          </table:table-cell>
          <table:table-cell table:style-name="ce1" office:value-type="float" office:value="70.6916262466157" calcext:value-type="float">
            <text:p>70.69162624661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TAN_equilibrium_111023_01_-17e2acb6a_FATES-8a054a12_0030</text:p>
          </table:table-cell>
          <table:table-cell table:style-name="ce1" office:value-type="float" office:value="15.6698350906372" calcext:value-type="float">
            <text:p>15.66983509063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21183935906296" calcext:value-type="float">
            <text:p>0.09211839359063</text:p>
          </table:table-cell>
          <table:table-cell table:style-name="ce1" office:value-type="float" office:value="52.346363" calcext:value-type="float">
            <text:p>52.346363</text:p>
          </table:table-cell>
          <table:table-cell table:style-name="ce1" office:value-type="float" office:value="0.42330265" calcext:value-type="float">
            <text:p>0.42330265</text:p>
          </table:table-cell>
          <table:table-cell table:style-name="ce1" office:value-type="float" office:value="50.995075" calcext:value-type="float">
            <text:p>50.995075</text:p>
          </table:table-cell>
          <table:table-cell table:style-name="ce1" office:value-type="float" office:value="0.91587746" calcext:value-type="float">
            <text:p>0.91587746</text:p>
          </table:table-cell>
          <table:table-cell table:style-name="ce1" office:value-type="float" office:value="0.012109327" calcext:value-type="float">
            <text:p>0.012109327</text:p>
          </table:table-cell>
          <table:table-cell table:style-name="ce1" office:value-type="float" office:value="0.0039431066" calcext:value-type="float">
            <text:p>0.0039431066</text:p>
          </table:table-cell>
          <table:table-cell table:style-name="ce1" office:value-type="float" office:value="0.003576426" calcext:value-type="float">
            <text:p>0.003576426</text:p>
          </table:table-cell>
          <table:table-cell table:style-name="ce1" office:value-type="float" office:value="283.046420663595" calcext:value-type="float">
            <text:p>283.046420663595</text:p>
          </table:table-cell>
          <table:table-cell table:style-name="ce1" office:value-type="float" office:value="104.034151881933" calcext:value-type="float">
            <text:p>104.034151881933</text:p>
          </table:table-cell>
          <table:table-cell table:style-name="ce1" office:value-type="float" office:value="46.3431561365724" calcext:value-type="float">
            <text:p>46.3431561365724</text:p>
          </table:table-cell>
          <table:table-cell table:style-name="ce1" office:value-type="float" office:value="29.369464609772" calcext:value-type="float">
            <text:p>29.369464609772</text:p>
          </table:table-cell>
          <table:table-cell table:style-name="ce1" office:value-type="float" office:value="11.9700690265745" calcext:value-type="float">
            <text:p>11.9700690265745</text:p>
          </table:table-cell>
          <table:table-cell table:style-name="ce1" office:value-type="float" office:value="0.4179605" calcext:value-type="float">
            <text:p>0.4179605</text:p>
          </table:table-cell>
          <table:table-cell table:style-name="ce1" office:value-type="float" office:value="0.00095606525" calcext:value-type="float">
            <text:p>0.00095606525</text:p>
          </table:table-cell>
          <table:table-cell table:style-name="ce1" office:value-type="float" office:value="0.07907795" calcext:value-type="float">
            <text:p>0.07907795</text:p>
          </table:table-cell>
          <table:table-cell table:style-name="ce1" office:value-type="float" office:value="0.984621280508691" calcext:value-type="float">
            <text:p>0.984621280508691</text:p>
          </table:table-cell>
          <table:table-cell table:style-name="ce1" office:value-type="float" office:value="0.7169218" calcext:value-type="float">
            <text:p>0.7169218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0.nc</text:p>
          </table:table-cell>
          <table:table-cell table:style-name="ce1" office:value-type="float" office:value="70.6916262466157" calcext:value-type="float">
            <text:p>70.6916262466157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82071347835756" calcext:value-type="float">
            <text:p>4.82071347835756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Z2_equilibrium_110523_05_-17e2acb6a_FATES-8a054a12_0012</text:p>
          </table:table-cell>
          <table:table-cell table:style-name="ce1" office:value-type="string" calcext:value-type="string">
            <text:p>CZ2_trans_110923_0050</text:p>
          </table:table-cell>
          <table:table-cell table:style-name="ce1" office:value-type="float" office:value="3.72904999681969" calcext:value-type="float">
            <text:p>3.72904999681969</text:p>
          </table:table-cell>
          <table:table-cell table:style-name="ce1" office:value-type="float" office:value="3.41445016860962" calcext:value-type="float">
            <text:p>3.414450168609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05981544876392" calcext:value-type="float">
            <text:p>0.405981544876392</text:p>
          </table:table-cell>
          <table:table-cell table:style-name="ce1" office:value-type="float" office:value="8.054759" calcext:value-type="float">
            <text:p>8.054759</text:p>
          </table:table-cell>
          <table:table-cell table:style-name="ce1" office:value-type="float" office:value="0.17292994" calcext:value-type="float">
            <text:p>0.17292994</text:p>
          </table:table-cell>
          <table:table-cell table:style-name="ce1" office:value-type="float" office:value="7.712026" calcext:value-type="float">
            <text:p>7.712026</text:p>
          </table:table-cell>
          <table:table-cell table:style-name="ce1" office:value-type="float" office:value="0.09231758" calcext:value-type="float">
            <text:p>0.09231758</text:p>
          </table:table-cell>
          <table:table-cell table:style-name="ce1" office:value-type="float" office:value="0.07748547" calcext:value-type="float">
            <text:p>0.07748547</text:p>
          </table:table-cell>
          <table:table-cell table:style-name="ce1" office:value-type="float" office:value="1.2634611" calcext:value-type="float">
            <text:p>1.2634611</text:p>
          </table:table-cell>
          <table:table-cell table:style-name="ce1" office:value-type="float" office:value="0.58720475" calcext:value-type="float">
            <text:p>0.58720475</text:p>
          </table:table-cell>
          <table:table-cell table:style-name="ce1" office:value-type="float" office:value="177.267193794251" calcext:value-type="float">
            <text:p>177.267193794251</text:p>
          </table:table-cell>
          <table:table-cell table:style-name="ce1" office:value-type="float" office:value="5.71165175642818" calcext:value-type="float">
            <text:p>5.71165175642818</text:p>
          </table:table-cell>
          <table:table-cell table:style-name="ce1" office:value-type="float" office:value="0.981390112428926" calcext:value-type="float">
            <text:p>0.981390112428926</text:p>
          </table:table-cell>
          <table:table-cell table:style-name="ce1" office:value-type="float" office:value="0.161599691637093" calcext:value-type="float">
            <text:p>0.161599691637093</text:p>
          </table:table-cell>
          <table:table-cell table:style-name="ce4" office:value-type="float" office:value="0.0000583856918368042" calcext:value-type="float">
            <text:p>5.84E-05</text:p>
          </table:table-cell>
          <table:table-cell table:style-name="ce1" office:value-type="float" office:value="12.390804" calcext:value-type="float">
            <text:p>12.390804</text:p>
          </table:table-cell>
          <table:table-cell table:style-name="ce1" office:value-type="float" office:value="0.00032965318" calcext:value-type="float">
            <text:p>0.00032965318</text:p>
          </table:table-cell>
          <table:table-cell table:style-name="ce1" office:value-type="float" office:value="20.813702" calcext:value-type="float">
            <text:p>20.813702</text:p>
          </table:table-cell>
          <table:table-cell table:style-name="ce1" office:value-type="float" office:value="1.08994026936671" calcext:value-type="float">
            <text:p>1.08994026936671</text:p>
          </table:table-cell>
          <table:table-cell table:style-name="ce1" office:value-type="float" office:value="0.93556595" calcext:value-type="float">
            <text:p>0.93556595</text:p>
          </table:table-cell>
          <table:table-cell table:style-name="ce1" office:value-type="string" calcext:value-type="string">
            <text:p>/glade/u/home/adamhb/ahb_params/fates_api_25/ensembles/CZ2_equilibrium_110523_05/CZ2_equilibrium_110523_0012.nc</text:p>
          </table:table-cell>
          <table:table-cell table:style-name="ce1" office:value-type="float" office:value="64.7639726225497" calcext:value-type="float">
            <text:p>64.7639726225497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1.76991150442478" calcext:value-type="float">
            <text:p>1.769911504424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Z2_trans_1950_2020_111223_-17e2acb6a_FATES-8a054a12_0050</text:p>
          </table:table-cell>
          <table:table-cell table:style-name="ce1" office:value-type="float" office:value="27.0404834747314" calcext:value-type="float">
            <text:p>27.04048347473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59866648304554" calcext:value-type="float">
            <text:p>0.055986664830455</text:p>
          </table:table-cell>
          <table:table-cell table:style-name="ce1" office:value-type="float" office:value="60.042355" calcext:value-type="float">
            <text:p>60.042355</text:p>
          </table:table-cell>
          <table:table-cell table:style-name="ce1" office:value-type="float" office:value="0.031791393" calcext:value-type="float">
            <text:p>0.031791393</text:p>
          </table:table-cell>
          <table:table-cell table:style-name="ce1" office:value-type="float" office:value="59.73931" calcext:value-type="float">
            <text:p>59.73931</text:p>
          </table:table-cell>
          <table:table-cell table:style-name="ce1" office:value-type="float" office:value="0.24142914" calcext:value-type="float">
            <text:p>0.24142914</text:p>
          </table:table-cell>
          <table:table-cell table:style-name="ce1" office:value-type="float" office:value="0.029822977" calcext:value-type="float">
            <text:p>0.029822977</text:p>
          </table:table-cell>
          <table:table-cell table:style-name="ce1" office:value-type="float" office:value="0.04321364" calcext:value-type="float">
            <text:p>0.04321364</text:p>
          </table:table-cell>
          <table:table-cell table:style-name="ce1" office:value-type="float" office:value="0.011778008" calcext:value-type="float">
            <text:p>0.011778008</text:p>
          </table:table-cell>
          <table:table-cell table:style-name="ce1" office:value-type="float" office:value="217.751078307629" calcext:value-type="float">
            <text:p>217.751078307629</text:p>
          </table:table-cell>
          <table:table-cell table:style-name="ce1" office:value-type="float" office:value="93.6176255345344" calcext:value-type="float">
            <text:p>93.6176255345344</text:p>
          </table:table-cell>
          <table:table-cell table:style-name="ce1" office:value-type="float" office:value="73.5819479450583" calcext:value-type="float">
            <text:p>73.5819479450583</text:p>
          </table:table-cell>
          <table:table-cell table:style-name="ce1" office:value-type="float" office:value="54.4097274541855" calcext:value-type="float">
            <text:p>54.4097274541855</text:p>
          </table:table-cell>
          <table:table-cell table:style-name="ce1" office:value-type="float" office:value="0.161023908731295" calcext:value-type="float">
            <text:p>0.161023908731295</text:p>
          </table:table-cell>
          <table:table-cell table:style-name="ce1" office:value-type="float" office:value="0.026464358" calcext:value-type="float">
            <text:p>0.026464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993446" calcext:value-type="float">
            <text:p>0.5993446</text:p>
          </table:table-cell>
          <table:table-cell table:style-name="ce1" office:value-type="float" office:value="1.2759936656721" calcext:value-type="float">
            <text:p>1.2759936656721</text:p>
          </table:table-cell>
          <table:table-cell table:style-name="ce1" office:value-type="float" office:value="0.6807442" calcext:value-type="float">
            <text:p>0.6807442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.98507462686567" calcext:value-type="float">
            <text:p>2.985074626865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CZ2_trans_110923_01/ca_5pfts_100523_0050.nc</text:p>
          </table:table-cell>
          <table:table-cell table:style-name="ce1" office:value-type="float" office:value="64.7639726225497" calcext:value-type="float">
            <text:p>64.763972622549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TAN_equilibrium_111023_01_-17e2acb6a_FATES-8a054a12_0050</text:p>
          </table:table-cell>
          <table:table-cell table:style-name="ce1" office:value-type="float" office:value="26.6414604187012" calcext:value-type="float">
            <text:p>26.64146041870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51724550762734" calcext:value-type="float">
            <text:p>0.151724550762734</text:p>
          </table:table-cell>
          <table:table-cell table:style-name="ce1" office:value-type="float" office:value="57.728195" calcext:value-type="float">
            <text:p>57.728195</text:p>
          </table:table-cell>
          <table:table-cell table:style-name="ce1" office:value-type="float" office:value="1.4911749" calcext:value-type="float">
            <text:p>1.4911749</text:p>
          </table:table-cell>
          <table:table-cell table:style-name="ce1" office:value-type="float" office:value="54.79584" calcext:value-type="float">
            <text:p>54.79584</text:p>
          </table:table-cell>
          <table:table-cell table:style-name="ce1" office:value-type="float" office:value="1.4371737" calcext:value-type="float">
            <text:p>1.4371737</text:p>
          </table:table-cell>
          <table:table-cell table:style-name="ce1" office:value-type="float" office:value="0.004007283" calcext:value-type="float">
            <text:p>0.004007283</text:p>
          </table:table-cell>
          <table:table-cell table:style-name="ce1" office:value-type="float" office:value="0.0050938823" calcext:value-type="float">
            <text:p>0.0050938823</text:p>
          </table:table-cell>
          <table:table-cell table:style-name="ce1" office:value-type="float" office:value="0.003972523" calcext:value-type="float">
            <text:p>0.003972523</text:p>
          </table:table-cell>
          <table:table-cell table:style-name="ce1" office:value-type="float" office:value="237.842239439487" calcext:value-type="float">
            <text:p>237.842239439487</text:p>
          </table:table-cell>
          <table:table-cell table:style-name="ce1" office:value-type="float" office:value="76.0971987619996" calcext:value-type="float">
            <text:p>76.0971987619996</text:p>
          </table:table-cell>
          <table:table-cell table:style-name="ce1" office:value-type="float" office:value="52.0236743614078" calcext:value-type="float">
            <text:p>52.0236743614078</text:p>
          </table:table-cell>
          <table:table-cell table:style-name="ce1" office:value-type="float" office:value="37.6415275968611" calcext:value-type="float">
            <text:p>37.6415275968611</text:p>
          </table:table-cell>
          <table:table-cell table:style-name="ce1" office:value-type="float" office:value="32.8806391917169" calcext:value-type="float">
            <text:p>32.88063919171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769012" calcext:value-type="float">
            <text:p>0.05769012</text:p>
          </table:table-cell>
          <table:table-cell table:style-name="ce1" office:value-type="float" office:value="1.1790905516591" calcext:value-type="float">
            <text:p>1.1790905516591</text:p>
          </table:table-cell>
          <table:table-cell table:style-name="ce1" office:value-type="float" office:value="0.7452469" calcext:value-type="float">
            <text:p>0.7452469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50.nc</text:p>
          </table:table-cell>
          <table:table-cell table:style-name="ce1" office:value-type="float" office:value="64.7639726225497" calcext:value-type="float">
            <text:p>64.763972622549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TAN_equilibrium_111023_01_-17e2acb6a_FATES-8a054a12_0050</text:p>
          </table:table-cell>
          <table:table-cell table:style-name="ce1" office:value-type="float" office:value="26.6414604187012" calcext:value-type="float">
            <text:p>26.64146041870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51724550762734" calcext:value-type="float">
            <text:p>0.151724550762734</text:p>
          </table:table-cell>
          <table:table-cell table:style-name="ce1" office:value-type="float" office:value="57.728195" calcext:value-type="float">
            <text:p>57.728195</text:p>
          </table:table-cell>
          <table:table-cell table:style-name="ce1" office:value-type="float" office:value="1.4911749" calcext:value-type="float">
            <text:p>1.4911749</text:p>
          </table:table-cell>
          <table:table-cell table:style-name="ce1" office:value-type="float" office:value="54.79584" calcext:value-type="float">
            <text:p>54.79584</text:p>
          </table:table-cell>
          <table:table-cell table:style-name="ce1" office:value-type="float" office:value="1.4371737" calcext:value-type="float">
            <text:p>1.4371737</text:p>
          </table:table-cell>
          <table:table-cell table:style-name="ce1" office:value-type="float" office:value="0.004007283" calcext:value-type="float">
            <text:p>0.004007283</text:p>
          </table:table-cell>
          <table:table-cell table:style-name="ce1" office:value-type="float" office:value="0.0050938823" calcext:value-type="float">
            <text:p>0.0050938823</text:p>
          </table:table-cell>
          <table:table-cell table:style-name="ce1" office:value-type="float" office:value="0.003972523" calcext:value-type="float">
            <text:p>0.003972523</text:p>
          </table:table-cell>
          <table:table-cell table:style-name="ce1" office:value-type="float" office:value="237.842239439487" calcext:value-type="float">
            <text:p>237.842239439487</text:p>
          </table:table-cell>
          <table:table-cell table:style-name="ce1" office:value-type="float" office:value="76.0971987619996" calcext:value-type="float">
            <text:p>76.0971987619996</text:p>
          </table:table-cell>
          <table:table-cell table:style-name="ce1" office:value-type="float" office:value="52.0236743614078" calcext:value-type="float">
            <text:p>52.0236743614078</text:p>
          </table:table-cell>
          <table:table-cell table:style-name="ce1" office:value-type="float" office:value="37.6415275968611" calcext:value-type="float">
            <text:p>37.6415275968611</text:p>
          </table:table-cell>
          <table:table-cell table:style-name="ce1" office:value-type="float" office:value="32.8806391917169" calcext:value-type="float">
            <text:p>32.88063919171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769012" calcext:value-type="float">
            <text:p>0.05769012</text:p>
          </table:table-cell>
          <table:table-cell table:style-name="ce1" office:value-type="float" office:value="1.1790905516591" calcext:value-type="float">
            <text:p>1.1790905516591</text:p>
          </table:table-cell>
          <table:table-cell table:style-name="ce1" office:value-type="float" office:value="0.7452469" calcext:value-type="float">
            <text:p>0.7452469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50.nc</text:p>
          </table:table-cell>
          <table:table-cell table:style-name="ce1" office:value-type="float" office:value="64.7639726225497" calcext:value-type="float">
            <text:p>64.7639726225497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style-name="ce1" office:value-type="float" office:value="4.82380952911398" calcext:value-type="float">
            <text:p>4.82380952911398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Z2_equilibrium_110323_04_-17e2acb6a_FATES-8a054a12_0004</text:p>
          </table:table-cell>
          <table:table-cell table:style-name="ce1" office:value-type="string" calcext:value-type="string">
            <text:p>CZ2_trans_110923_0015</text:p>
          </table:table-cell>
          <table:table-cell table:style-name="ce1" office:value-type="float" office:value="3.54695175971928" calcext:value-type="float">
            <text:p>3.54695175971928</text:p>
          </table:table-cell>
          <table:table-cell table:style-name="ce1" office:value-type="float" office:value="4.53823184967041" calcext:value-type="float">
            <text:p>4.53823184967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85877996572958" calcext:value-type="float">
            <text:p>0.485877996572958</text:p>
          </table:table-cell>
          <table:table-cell table:style-name="ce1" office:value-type="float" office:value="10.626664" calcext:value-type="float">
            <text:p>10.626664</text:p>
          </table:table-cell>
          <table:table-cell table:style-name="ce1" office:value-type="float" office:value="0.72059834" calcext:value-type="float">
            <text:p>0.72059834</text:p>
          </table:table-cell>
          <table:table-cell table:style-name="ce1" office:value-type="float" office:value="9.303369" calcext:value-type="float">
            <text:p>9.303369</text:p>
          </table:table-cell>
          <table:table-cell table:style-name="ce1" office:value-type="float" office:value="0.34482306" calcext:value-type="float">
            <text:p>0.34482306</text:p>
          </table:table-cell>
          <table:table-cell table:style-name="ce1" office:value-type="float" office:value="0.25787422" calcext:value-type="float">
            <text:p>0.25787422</text:p>
          </table:table-cell>
          <table:table-cell table:style-name="ce1" office:value-type="float" office:value="0.91941047" calcext:value-type="float">
            <text:p>0.91941047</text:p>
          </table:table-cell>
          <table:table-cell table:style-name="ce1" office:value-type="float" office:value="0.63809955" calcext:value-type="float">
            <text:p>0.63809955</text:p>
          </table:table-cell>
          <table:table-cell table:style-name="ce1" office:value-type="float" office:value="132.983848452568" calcext:value-type="float">
            <text:p>132.983848452568</text:p>
          </table:table-cell>
          <table:table-cell table:style-name="ce1" office:value-type="float" office:value="23.7332424148917" calcext:value-type="float">
            <text:p>23.7332424148917</text:p>
          </table:table-cell>
          <table:table-cell table:style-name="ce1" office:value-type="float" office:value="8.66754853632301" calcext:value-type="float">
            <text:p>8.66754853632301</text:p>
          </table:table-cell>
          <table:table-cell table:style-name="ce1" office:value-type="float" office:value="0.378567929146811" calcext:value-type="float">
            <text:p>0.378567929146811</text:p>
          </table:table-cell>
          <table:table-cell table:style-name="ce1" office:value-type="float" office:value="0.331343871948775" calcext:value-type="float">
            <text:p>0.331343871948775</text:p>
          </table:table-cell>
          <table:table-cell table:style-name="ce1" office:value-type="float" office:value="2.084458" calcext:value-type="float">
            <text:p>2.0844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997772" calcext:value-type="float">
            <text:p>22.997772</text:p>
          </table:table-cell>
          <table:table-cell table:style-name="ce1" office:value-type="float" office:value="0.949981926851251" calcext:value-type="float">
            <text:p>0.949981926851251</text:p>
          </table:table-cell>
          <table:table-cell table:style-name="ce1" office:value-type="float" office:value="1.9159098" calcext:value-type="float">
            <text:p>1.9159098</text:p>
          </table:table-cell>
          <table:table-cell table:style-name="ce1" office:value-type="string" calcext:value-type="string">
            <text:p>/glade/u/home/adamhb/ahb_params/fates_api_25/ensembles/CZ2_equilibrium_110323_04/CZ2_equilibrium_110323_0004.nc</text:p>
          </table:table-cell>
          <table:table-cell table:style-name="ce1" office:value-type="float" office:value="45.0219996577933" calcext:value-type="float">
            <text:p>45.0219996577933</text:p>
          </table:table-cell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39.344262295082" calcext:value-type="float">
            <text:p>39.344262295082</text:p>
          </table:table-cell>
          <table:table-cell table:style-name="ce1" office:value-type="float" office:value="10.655737704918" calcext:value-type="float">
            <text:p>10.6557377049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Z2_trans_1950_2020_111223_-17e2acb6a_FATES-8a054a12_0015</text:p>
          </table:table-cell>
          <table:table-cell table:style-name="ce1" office:value-type="float" office:value="12.5271501541138" calcext:value-type="float">
            <text:p>12.52715015411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27497337063028" calcext:value-type="float">
            <text:p>0.427497337063028</text:p>
          </table:table-cell>
          <table:table-cell table:style-name="ce1" office:value-type="float" office:value="39.10564" calcext:value-type="float">
            <text:p>39.10564</text:p>
          </table:table-cell>
          <table:table-cell table:style-name="ce1" office:value-type="float" office:value="3.2280135" calcext:value-type="float">
            <text:p>3.2280135</text:p>
          </table:table-cell>
          <table:table-cell table:style-name="ce1" office:value-type="float" office:value="35.65943" calcext:value-type="float">
            <text:p>35.65943</text:p>
          </table:table-cell>
          <table:table-cell table:style-name="ce1" office:value-type="float" office:value="0.12342911" calcext:value-type="float">
            <text:p>0.12342911</text:p>
          </table:table-cell>
          <table:table-cell table:style-name="ce1" office:value-type="float" office:value="0.09476901" calcext:value-type="float">
            <text:p>0.09476901</text:p>
          </table:table-cell>
          <table:table-cell table:style-name="ce1" office:value-type="float" office:value="0.23184183" calcext:value-type="float">
            <text:p>0.23184183</text:p>
          </table:table-cell>
          <table:table-cell table:style-name="ce1" office:value-type="float" office:value="0.106380835" calcext:value-type="float">
            <text:p>0.106380835</text:p>
          </table:table-cell>
          <table:table-cell table:style-name="ce1" office:value-type="float" office:value="443.339012563229" calcext:value-type="float">
            <text:p>443.339012563229</text:p>
          </table:table-cell>
          <table:table-cell table:style-name="ce1" office:value-type="float" office:value="119.01443824172" calcext:value-type="float">
            <text:p>119.01443824172</text:p>
          </table:table-cell>
          <table:table-cell table:style-name="ce1" office:value-type="float" office:value="19.5368891581893" calcext:value-type="float">
            <text:p>19.5368891581893</text:p>
          </table:table-cell>
          <table:table-cell table:style-name="ce1" office:value-type="float" office:value="0.521102010679897" calcext:value-type="float">
            <text:p>0.521102010679897</text:p>
          </table:table-cell>
          <table:table-cell table:style-name="ce1" office:value-type="float" office:value="0.251643850788241" calcext:value-type="float">
            <text:p>0.251643850788241</text:p>
          </table:table-cell>
          <table:table-cell table:style-name="ce1" office:value-type="float" office:value="0.030108456" calcext:value-type="float">
            <text:p>0.0301084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562385" calcext:value-type="float">
            <text:p>6.562385</text:p>
          </table:table-cell>
          <table:table-cell table:style-name="ce1" office:value-type="float" office:value="1.1420460701288" calcext:value-type="float">
            <text:p>1.1420460701288</text:p>
          </table:table-cell>
          <table:table-cell table:style-name="ce1" office:value-type="float" office:value="2.6563454" calcext:value-type="float">
            <text:p>2.6563454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71.3114754098361" calcext:value-type="float">
            <text:p>71.3114754098361</text:p>
          </table:table-cell>
          <table:table-cell table:style-name="ce1" office:value-type="float" office:value="31.9672131147541" calcext:value-type="float">
            <text:p>31.9672131147541</text:p>
          </table:table-cell>
          <table:table-cell table:style-name="ce1" office:value-type="string" calcext:value-type="string">
            <text:p>/glade/u/home/adamhb/ahb_params/fates_api_25/ensembles/CZ2_trans_110923_01/ca_5pfts_100523_0015.nc</text:p>
          </table:table-cell>
          <table:table-cell table:style-name="ce1" office:value-type="float" office:value="45.0219996577933" calcext:value-type="float">
            <text:p>45.021999657793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TAN_equilibrium_111023_01_-17e2acb6a_FATES-8a054a12_0015</text:p>
          </table:table-cell>
          <table:table-cell table:style-name="ce1" office:value-type="float" office:value="13.7415332794189" calcext:value-type="float">
            <text:p>13.7415332794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8740634371772" calcext:value-type="float">
            <text:p>0.218740634371772</text:p>
          </table:table-cell>
          <table:table-cell table:style-name="ce1" office:value-type="float" office:value="43.80841" calcext:value-type="float">
            <text:p>43.80841</text:p>
          </table:table-cell>
          <table:table-cell table:style-name="ce1" office:value-type="float" office:value="2.7054095" calcext:value-type="float">
            <text:p>2.7054095</text:p>
          </table:table-cell>
          <table:table-cell table:style-name="ce1" office:value-type="float" office:value="40.400936" calcext:value-type="float">
            <text:p>40.400936</text:p>
          </table:table-cell>
          <table:table-cell table:style-name="ce1" office:value-type="float" office:value="0.46316317" calcext:value-type="float">
            <text:p>0.46316317</text:p>
          </table:table-cell>
          <table:table-cell table:style-name="ce1" office:value-type="float" office:value="0.23890352" calcext:value-type="float">
            <text:p>0.23890352</text:p>
          </table:table-cell>
          <table:table-cell table:style-name="ce1" office:value-type="float" office:value="0.008540866" calcext:value-type="float">
            <text:p>0.008540866</text:p>
          </table:table-cell>
          <table:table-cell table:style-name="ce1" office:value-type="float" office:value="0.007276887" calcext:value-type="float">
            <text:p>0.007276887</text:p>
          </table:table-cell>
          <table:table-cell table:style-name="ce1" office:value-type="float" office:value="406.826548278332" calcext:value-type="float">
            <text:p>406.826548278332</text:p>
          </table:table-cell>
          <table:table-cell table:style-name="ce1" office:value-type="float" office:value="89.7582899779081" calcext:value-type="float">
            <text:p>89.7582899779081</text:p>
          </table:table-cell>
          <table:table-cell table:style-name="ce1" office:value-type="float" office:value="58.3214871585369" calcext:value-type="float">
            <text:p>58.3214871585369</text:p>
          </table:table-cell>
          <table:table-cell table:style-name="ce1" office:value-type="float" office:value="10.431845439598" calcext:value-type="float">
            <text:p>10.431845439598</text:p>
          </table:table-cell>
          <table:table-cell table:style-name="ce1" office:value-type="float" office:value="2.62184359598905" calcext:value-type="float">
            <text:p>2.62184359598905</text:p>
          </table:table-cell>
          <table:table-cell table:style-name="ce1" office:value-type="float" office:value="0.18752216" calcext:value-type="float">
            <text:p>0.18752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153371" calcext:value-type="float">
            <text:p>0.21153371</text:p>
          </table:table-cell>
          <table:table-cell table:style-name="ce1" office:value-type="float" office:value="0.984634949190877" calcext:value-type="float">
            <text:p>0.984634949190877</text:p>
          </table:table-cell>
          <table:table-cell table:style-name="ce1" office:value-type="float" office:value="1.7436571" calcext:value-type="float">
            <text:p>1.743657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0.4477611940299" calcext:value-type="float">
            <text:p>10.44776119402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5.nc</text:p>
          </table:table-cell>
          <table:table-cell table:style-name="ce1" office:value-type="float" office:value="45.0219996577933" calcext:value-type="float">
            <text:p>45.021999657793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TAN_equilibrium_111023_01_-17e2acb6a_FATES-8a054a12_0015</text:p>
          </table:table-cell>
          <table:table-cell table:style-name="ce1" office:value-type="float" office:value="13.7415332794189" calcext:value-type="float">
            <text:p>13.7415332794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8740634371772" calcext:value-type="float">
            <text:p>0.218740634371772</text:p>
          </table:table-cell>
          <table:table-cell table:style-name="ce1" office:value-type="float" office:value="43.80841" calcext:value-type="float">
            <text:p>43.80841</text:p>
          </table:table-cell>
          <table:table-cell table:style-name="ce1" office:value-type="float" office:value="2.7054095" calcext:value-type="float">
            <text:p>2.7054095</text:p>
          </table:table-cell>
          <table:table-cell table:style-name="ce1" office:value-type="float" office:value="40.400936" calcext:value-type="float">
            <text:p>40.400936</text:p>
          </table:table-cell>
          <table:table-cell table:style-name="ce1" office:value-type="float" office:value="0.46316317" calcext:value-type="float">
            <text:p>0.46316317</text:p>
          </table:table-cell>
          <table:table-cell table:style-name="ce1" office:value-type="float" office:value="0.23890352" calcext:value-type="float">
            <text:p>0.23890352</text:p>
          </table:table-cell>
          <table:table-cell table:style-name="ce1" office:value-type="float" office:value="0.008540866" calcext:value-type="float">
            <text:p>0.008540866</text:p>
          </table:table-cell>
          <table:table-cell table:style-name="ce1" office:value-type="float" office:value="0.007276887" calcext:value-type="float">
            <text:p>0.007276887</text:p>
          </table:table-cell>
          <table:table-cell table:style-name="ce1" office:value-type="float" office:value="406.826548278332" calcext:value-type="float">
            <text:p>406.826548278332</text:p>
          </table:table-cell>
          <table:table-cell table:style-name="ce1" office:value-type="float" office:value="89.7582899779081" calcext:value-type="float">
            <text:p>89.7582899779081</text:p>
          </table:table-cell>
          <table:table-cell table:style-name="ce1" office:value-type="float" office:value="58.3214871585369" calcext:value-type="float">
            <text:p>58.3214871585369</text:p>
          </table:table-cell>
          <table:table-cell table:style-name="ce1" office:value-type="float" office:value="10.431845439598" calcext:value-type="float">
            <text:p>10.431845439598</text:p>
          </table:table-cell>
          <table:table-cell table:style-name="ce1" office:value-type="float" office:value="2.62184359598905" calcext:value-type="float">
            <text:p>2.62184359598905</text:p>
          </table:table-cell>
          <table:table-cell table:style-name="ce1" office:value-type="float" office:value="0.18752216" calcext:value-type="float">
            <text:p>0.18752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153371" calcext:value-type="float">
            <text:p>0.21153371</text:p>
          </table:table-cell>
          <table:table-cell table:style-name="ce1" office:value-type="float" office:value="0.984634949190877" calcext:value-type="float">
            <text:p>0.984634949190877</text:p>
          </table:table-cell>
          <table:table-cell table:style-name="ce1" office:value-type="float" office:value="1.7436571" calcext:value-type="float">
            <text:p>1.743657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0.4477611940299" calcext:value-type="float">
            <text:p>10.44776119402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5.nc</text:p>
          </table:table-cell>
          <table:table-cell table:style-name="ce1" office:value-type="float" office:value="45.0219996577933" calcext:value-type="float">
            <text:p>45.0219996577933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82435242070732" calcext:value-type="float">
            <text:p>4.82435242070732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Z2_equilibrium_110323_01_-17e2acb6a_FATES-8a054a12_0033</text:p>
          </table:table-cell>
          <table:table-cell table:style-name="ce1" office:value-type="string" calcext:value-type="string">
            <text:p>CZ2_trans_110923_0010</text:p>
          </table:table-cell>
          <table:table-cell table:style-name="ce1" office:value-type="float" office:value="3.56331762117544" calcext:value-type="float">
            <text:p>3.56331762117544</text:p>
          </table:table-cell>
          <table:table-cell table:style-name="ce1" office:value-type="float" office:value="2.94408106803894" calcext:value-type="float">
            <text:p>2.944081068038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20408878910555" calcext:value-type="float">
            <text:p>0.520408878910555</text:p>
          </table:table-cell>
          <table:table-cell table:style-name="ce1" office:value-type="float" office:value="7.797829" calcext:value-type="float">
            <text:p>7.797829</text:p>
          </table:table-cell>
          <table:table-cell table:style-name="ce1" office:value-type="float" office:value="0.11273352" calcext:value-type="float">
            <text:p>0.11273352</text:p>
          </table:table-cell>
          <table:table-cell table:style-name="ce1" office:value-type="float" office:value="6.7023015" calcext:value-type="float">
            <text:p>6.7023015</text:p>
          </table:table-cell>
          <table:table-cell table:style-name="ce1" office:value-type="float" office:value="0.17345072" calcext:value-type="float">
            <text:p>0.17345072</text:p>
          </table:table-cell>
          <table:table-cell table:style-name="ce1" office:value-type="float" office:value="0.8093435" calcext:value-type="float">
            <text:p>0.8093435</text:p>
          </table:table-cell>
          <table:table-cell table:style-name="ce1" office:value-type="float" office:value="0.546115" calcext:value-type="float">
            <text:p>0.546115</text:p>
          </table:table-cell>
          <table:table-cell table:style-name="ce1" office:value-type="float" office:value="0.49347103" calcext:value-type="float">
            <text:p>0.49347103</text:p>
          </table:table-cell>
          <table:table-cell table:style-name="ce1" office:value-type="float" office:value="96.648558974266" calcext:value-type="float">
            <text:p>96.648558974266</text:p>
          </table:table-cell>
          <table:table-cell table:style-name="ce1" office:value-type="float" office:value="7.54842185415328" calcext:value-type="float">
            <text:p>7.54842185415328</text:p>
          </table:table-cell>
          <table:table-cell table:style-name="ce1" office:value-type="float" office:value="3.01565596600994" calcext:value-type="float">
            <text:p>3.01565596600994</text:p>
          </table:table-cell>
          <table:table-cell table:style-name="ce1" office:value-type="float" office:value="1.58708920935169" calcext:value-type="float">
            <text:p>1.58708920935169</text:p>
          </table:table-cell>
          <table:table-cell table:style-name="ce1" office:value-type="float" office:value="0.323977510561235" calcext:value-type="float">
            <text:p>0.323977510561235</text:p>
          </table:table-cell>
          <table:table-cell table:style-name="ce1" office:value-type="float" office:value="12.212893" calcext:value-type="float">
            <text:p>12.212893</text:p>
          </table:table-cell>
          <table:table-cell table:style-name="ce1" office:value-type="float" office:value="1.7375244" calcext:value-type="float">
            <text:p>1.7375244</text:p>
          </table:table-cell>
          <table:table-cell table:style-name="ce1" office:value-type="float" office:value="13.855428" calcext:value-type="float">
            <text:p>13.855428</text:p>
          </table:table-cell>
          <table:table-cell table:style-name="ce1" office:value-type="float" office:value="1.03483531324855" calcext:value-type="float">
            <text:p>1.03483531324855</text:p>
          </table:table-cell>
          <table:table-cell table:style-name="ce1" office:value-type="float" office:value="1.1933079" calcext:value-type="float">
            <text:p>1.1933079</text:p>
          </table:table-cell>
          <table:table-cell table:style-name="ce1" office:value-type="string" calcext:value-type="string">
            <text:p>/glade/u/home/adamhb/ahb_params/fates_api_25/ensembles/CZ2_equilibrium_110323_01/CZ2_equilibrium_110323_0033.nc</text:p>
          </table:table-cell>
          <table:table-cell table:style-name="ce1" office:value-type="float" office:value="63.4228964859954" calcext:value-type="float">
            <text:p>63.4228964859954</text:p>
          </table:table-cell>
          <table:table-cell table:style-name="ce1" office:value-type="float" office:value="0.073" calcext:value-type="float">
            <text:p>0.073</text:p>
          </table:table-cell>
          <table:table-cell table:style-name="ce1" office:value-type="float" office:value="26.7326732673267" calcext:value-type="float">
            <text:p>26.7326732673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Z2_trans_1950_2020_111223_-17e2acb6a_FATES-8a054a12_0010</text:p>
          </table:table-cell>
          <table:table-cell table:style-name="ce1" office:value-type="float" office:value="17.5299606323242" calcext:value-type="float">
            <text:p>17.52996063232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318754730625245" calcext:value-type="float">
            <text:p>0.031875473062525</text:p>
          </table:table-cell>
          <table:table-cell table:style-name="ce1" office:value-type="float" office:value="51.906002" calcext:value-type="float">
            <text:p>51.906002</text:p>
          </table:table-cell>
          <table:table-cell table:style-name="ce1" office:value-type="float" office:value="0.0015946074" calcext:value-type="float">
            <text:p>0.0015946074</text:p>
          </table:table-cell>
          <table:table-cell table:style-name="ce1" office:value-type="float" office:value="51.753925" calcext:value-type="float">
            <text:p>51.753925</text:p>
          </table:table-cell>
          <table:table-cell table:style-name="ce1" office:value-type="float" office:value="0.12879452" calcext:value-type="float">
            <text:p>0.12879452</text:p>
          </table:table-cell>
          <table:table-cell table:style-name="ce1" office:value-type="float" office:value="0.02168736" calcext:value-type="float">
            <text:p>0.02168736</text:p>
          </table:table-cell>
          <table:table-cell table:style-name="ce1" office:value-type="float" office:value="0.019073866" calcext:value-type="float">
            <text:p>0.019073866</text:p>
          </table:table-cell>
          <table:table-cell table:style-name="ce4" office:value-type="float" office:value="0.000014949744" calcext:value-type="float">
            <text:p>1.49E-05</text:p>
          </table:table-cell>
          <table:table-cell table:style-name="ce1" office:value-type="float" office:value="419.55478489399" calcext:value-type="float">
            <text:p>419.55478489399</text:p>
          </table:table-cell>
          <table:table-cell table:style-name="ce1" office:value-type="float" office:value="92.637911438942" calcext:value-type="float">
            <text:p>92.637911438942</text:p>
          </table:table-cell>
          <table:table-cell table:style-name="ce1" office:value-type="float" office:value="74.1190509870648" calcext:value-type="float">
            <text:p>74.1190509870648</text:p>
          </table:table-cell>
          <table:table-cell table:style-name="ce1" office:value-type="float" office:value="30.9390272013843" calcext:value-type="float">
            <text:p>30.9390272013843</text:p>
          </table:table-cell>
          <table:table-cell table:style-name="ce1" office:value-type="float" office:value="2.23465947783552" calcext:value-type="float">
            <text:p>2.234659477835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648009" calcext:value-type="float">
            <text:p>0.24648009</text:p>
          </table:table-cell>
          <table:table-cell table:style-name="ce1" office:value-type="float" office:value="1.1065483904531" calcext:value-type="float">
            <text:p>1.1065483904531</text:p>
          </table:table-cell>
          <table:table-cell table:style-name="ce1" office:value-type="float" office:value="1.3502331" calcext:value-type="float">
            <text:p>1.350233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5.632183908046" calcext:value-type="float">
            <text:p>35.6321839080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CZ2_trans_110923_01/ca_5pfts_100523_0010.nc</text:p>
          </table:table-cell>
          <table:table-cell table:style-name="ce1" office:value-type="float" office:value="63.4228964859954" calcext:value-type="float">
            <text:p>63.42289648599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TAN_equilibrium_111023_01_-17e2acb6a_FATES-8a054a12_0010</text:p>
          </table:table-cell>
          <table:table-cell table:style-name="ce1" office:value-type="float" office:value="17.6884059906006" calcext:value-type="float">
            <text:p>17.6884059906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24719660889015" calcext:value-type="float">
            <text:p>0.052471966088902</text:p>
          </table:table-cell>
          <table:table-cell table:style-name="ce1" office:value-type="float" office:value="53.882805" calcext:value-type="float">
            <text:p>53.882805</text:p>
          </table:table-cell>
          <table:table-cell table:style-name="ce1" office:value-type="float" office:value="0.02863689" calcext:value-type="float">
            <text:p>0.02863689</text:p>
          </table:table-cell>
          <table:table-cell table:style-name="ce1" office:value-type="float" office:value="53.105114" calcext:value-type="float">
            <text:p>53.105114</text:p>
          </table:table-cell>
          <table:table-cell table:style-name="ce1" office:value-type="float" office:value="0.693211" calcext:value-type="float">
            <text:p>0.693211</text:p>
          </table:table-cell>
          <table:table-cell table:style-name="ce1" office:value-type="float" office:value="0.055844814" calcext:value-type="float">
            <text:p>0.055844814</text:p>
          </table:table-cell>
          <table:table-cell table:style-name="ce1" office:value-type="float" office:value="0.0009958751" calcext:value-type="float">
            <text:p>0.0009958751</text:p>
          </table:table-cell>
          <table:table-cell table:style-name="ce1" office:value-type="float" office:value="0.00075297547" calcext:value-type="float">
            <text:p>0.00075297547</text:p>
          </table:table-cell>
          <table:table-cell table:style-name="ce1" office:value-type="float" office:value="405.487529933453" calcext:value-type="float">
            <text:p>405.487529933453</text:p>
          </table:table-cell>
          <table:table-cell table:style-name="ce1" office:value-type="float" office:value="87.3576104640961" calcext:value-type="float">
            <text:p>87.3576104640961</text:p>
          </table:table-cell>
          <table:table-cell table:style-name="ce1" office:value-type="float" office:value="51.2636126950383" calcext:value-type="float">
            <text:p>51.2636126950383</text:p>
          </table:table-cell>
          <table:table-cell table:style-name="ce1" office:value-type="float" office:value="34.9888252094388" calcext:value-type="float">
            <text:p>34.9888252094388</text:p>
          </table:table-cell>
          <table:table-cell table:style-name="ce1" office:value-type="float" office:value="20.8634533919394" calcext:value-type="float">
            <text:p>20.8634533919394</text:p>
          </table:table-cell>
          <table:table-cell table:style-name="ce1" office:value-type="float" office:value="0.06144454" calcext:value-type="float">
            <text:p>0.061444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8053079" calcext:value-type="float">
            <text:p>0.018053079</text:p>
          </table:table-cell>
          <table:table-cell table:style-name="ce1" office:value-type="float" office:value="0.9320704633069" calcext:value-type="float">
            <text:p>0.9320704633069</text:p>
          </table:table-cell>
          <table:table-cell table:style-name="ce1" office:value-type="float" office:value="1.2946491" calcext:value-type="float">
            <text:p>1.2946491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0.nc</text:p>
          </table:table-cell>
          <table:table-cell table:style-name="ce1" office:value-type="float" office:value="63.4228964859954" calcext:value-type="float">
            <text:p>63.42289648599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TAN_equilibrium_111023_01_-17e2acb6a_FATES-8a054a12_0010</text:p>
          </table:table-cell>
          <table:table-cell table:style-name="ce1" office:value-type="float" office:value="17.6884059906006" calcext:value-type="float">
            <text:p>17.6884059906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24719660889015" calcext:value-type="float">
            <text:p>0.052471966088902</text:p>
          </table:table-cell>
          <table:table-cell table:style-name="ce1" office:value-type="float" office:value="53.882805" calcext:value-type="float">
            <text:p>53.882805</text:p>
          </table:table-cell>
          <table:table-cell table:style-name="ce1" office:value-type="float" office:value="0.02863689" calcext:value-type="float">
            <text:p>0.02863689</text:p>
          </table:table-cell>
          <table:table-cell table:style-name="ce1" office:value-type="float" office:value="53.105114" calcext:value-type="float">
            <text:p>53.105114</text:p>
          </table:table-cell>
          <table:table-cell table:style-name="ce1" office:value-type="float" office:value="0.693211" calcext:value-type="float">
            <text:p>0.693211</text:p>
          </table:table-cell>
          <table:table-cell table:style-name="ce1" office:value-type="float" office:value="0.055844814" calcext:value-type="float">
            <text:p>0.055844814</text:p>
          </table:table-cell>
          <table:table-cell table:style-name="ce1" office:value-type="float" office:value="0.0009958751" calcext:value-type="float">
            <text:p>0.0009958751</text:p>
          </table:table-cell>
          <table:table-cell table:style-name="ce1" office:value-type="float" office:value="0.00075297547" calcext:value-type="float">
            <text:p>0.00075297547</text:p>
          </table:table-cell>
          <table:table-cell table:style-name="ce1" office:value-type="float" office:value="405.487529933453" calcext:value-type="float">
            <text:p>405.487529933453</text:p>
          </table:table-cell>
          <table:table-cell table:style-name="ce1" office:value-type="float" office:value="87.3576104640961" calcext:value-type="float">
            <text:p>87.3576104640961</text:p>
          </table:table-cell>
          <table:table-cell table:style-name="ce1" office:value-type="float" office:value="51.2636126950383" calcext:value-type="float">
            <text:p>51.2636126950383</text:p>
          </table:table-cell>
          <table:table-cell table:style-name="ce1" office:value-type="float" office:value="34.9888252094388" calcext:value-type="float">
            <text:p>34.9888252094388</text:p>
          </table:table-cell>
          <table:table-cell table:style-name="ce1" office:value-type="float" office:value="20.8634533919394" calcext:value-type="float">
            <text:p>20.8634533919394</text:p>
          </table:table-cell>
          <table:table-cell table:style-name="ce1" office:value-type="float" office:value="0.06144454" calcext:value-type="float">
            <text:p>0.061444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8053079" calcext:value-type="float">
            <text:p>0.018053079</text:p>
          </table:table-cell>
          <table:table-cell table:style-name="ce1" office:value-type="float" office:value="0.9320704633069" calcext:value-type="float">
            <text:p>0.9320704633069</text:p>
          </table:table-cell>
          <table:table-cell table:style-name="ce1" office:value-type="float" office:value="1.2946491" calcext:value-type="float">
            <text:p>1.2946491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0.nc</text:p>
          </table:table-cell>
          <table:table-cell table:style-name="ce1" office:value-type="float" office:value="63.4228964859954" calcext:value-type="float">
            <text:p>63.4228964859954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83386584968599" calcext:value-type="float">
            <text:p>4.83386584968599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Z2_equilibrium_110523_04_-17e2acb6a_FATES-8a054a12_0036</text:p>
          </table:table-cell>
          <table:table-cell table:style-name="ce2" office:value-type="string" calcext:value-type="string">
            <text:p>CZ2_trans_110923_0042</text:p>
          </table:table-cell>
          <table:table-cell table:style-name="ce2" office:value-type="float" office:value="3.37052241215266" calcext:value-type="float">
            <text:p>3.37052241215266</text:p>
          </table:table-cell>
          <table:table-cell table:style-name="ce2" office:value-type="float" office:value="6.4020357131958" calcext:value-type="float">
            <text:p>6.40203571319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61239052346893" calcext:value-type="float">
            <text:p>0.461239052346893</text:p>
          </table:table-cell>
          <table:table-cell table:style-name="ce2" office:value-type="float" office:value="22.142061" calcext:value-type="float">
            <text:p>22.142061</text:p>
          </table:table-cell>
          <table:table-cell table:style-name="ce2" office:value-type="float" office:value="21.503098" calcext:value-type="float">
            <text:p>21.503098</text:p>
          </table:table-cell>
          <table:table-cell table:style-name="ce2" office:value-type="float" office:value="0.6006081" calcext:value-type="float">
            <text:p>0.6006081</text:p>
          </table:table-cell>
          <table:table-cell table:style-name="ce2" office:value-type="float" office:value="0.025002602" calcext:value-type="float">
            <text:p>0.025002602</text:p>
          </table:table-cell>
          <table:table-cell table:style-name="ce2" office:value-type="float" office:value="0.013351623" calcext:value-type="float">
            <text:p>0.013351623</text:p>
          </table:table-cell>
          <table:table-cell table:style-name="ce2" office:value-type="float" office:value="0.7886283" calcext:value-type="float">
            <text:p>0.7886283</text:p>
          </table:table-cell>
          <table:table-cell table:style-name="ce2" office:value-type="float" office:value="0.5115193" calcext:value-type="float">
            <text:p>0.5115193</text:p>
          </table:table-cell>
          <table:table-cell table:style-name="ce2" office:value-type="float" office:value="124.448090791702" calcext:value-type="float">
            <text:p>124.448090791702</text:p>
          </table:table-cell>
          <table:table-cell table:style-name="ce2" office:value-type="float" office:value="103.081688284874" calcext:value-type="float">
            <text:p>103.081688284874</text:p>
          </table:table-cell>
          <table:table-cell table:style-name="ce2" office:value-type="float" office:value="10.3273987770081" calcext:value-type="float">
            <text:p>10.3273987770081</text:p>
          </table:table-cell>
          <table:table-cell table:style-name="ce2" office:value-type="float" office:value="4.10739507060498" calcext:value-type="float">
            <text:p>4.10739507060498</text:p>
          </table:table-cell>
          <table:table-cell table:style-name="ce2" office:value-type="float" office:value="1.35993846924976" calcext:value-type="float">
            <text:p>1.35993846924976</text:p>
          </table:table-cell>
          <table:table-cell table:style-name="ce2" office:value-type="float" office:value="1.1685418" calcext:value-type="float">
            <text:p>1.1685418</text:p>
          </table:table-cell>
          <table:table-cell table:style-name="ce2" office:value-type="float" office:value="0.6269651" calcext:value-type="float">
            <text:p>0.6269651</text:p>
          </table:table-cell>
          <table:table-cell table:style-name="ce2" office:value-type="float" office:value="12.495851" calcext:value-type="float">
            <text:p>12.495851</text:p>
          </table:table-cell>
          <table:table-cell table:style-name="ce2" office:value-type="float" office:value="0.993038723891004" calcext:value-type="float">
            <text:p>0.993038723891004</text:p>
          </table:table-cell>
          <table:table-cell table:style-name="ce2" office:value-type="float" office:value="1.7377434" calcext:value-type="float">
            <text:p>1.7377434</text:p>
          </table:table-cell>
          <table:table-cell table:style-name="ce2" office:value-type="string" calcext:value-type="string">
            <text:p>/glade/u/home/adamhb/ahb_params/fates_api_25/ensembles/CZ2_equilibrium_110523_04/CZ2_equilibrium_110523_0036.nc</text:p>
          </table:table-cell>
          <table:table-cell table:style-name="ce2" office:value-type="float" office:value="69.21630791447" calcext:value-type="float">
            <text:p>69.21630791447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float" office:value="15.3846153846154" calcext:value-type="float">
            <text:p>15.38461538461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Z2_trans_1950_2020_111223_-17e2acb6a_FATES-8a054a12_0042</text:p>
          </table:table-cell>
          <table:table-cell table:style-name="ce2" office:value-type="float" office:value="30.1001052856445" calcext:value-type="float">
            <text:p>30.10010528564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2040215709151" calcext:value-type="float">
            <text:p>0.12040215709151</text:p>
          </table:table-cell>
          <table:table-cell table:style-name="ce2" office:value-type="float" office:value="80.99835" calcext:value-type="float">
            <text:p>80.99835</text:p>
          </table:table-cell>
          <table:table-cell table:style-name="ce2" office:value-type="float" office:value="77.49717" calcext:value-type="float">
            <text:p>77.49717</text:p>
          </table:table-cell>
          <table:table-cell table:style-name="ce2" office:value-type="float" office:value="3.4714851" calcext:value-type="float">
            <text:p>3.4714851</text:p>
          </table:table-cell>
          <table:table-cell table:style-name="ce2" office:value-type="float" office:value="0.02880295" calcext:value-type="float">
            <text:p>0.02880295</text:p>
          </table:table-cell>
          <table:table-cell table:style-name="ce2" office:value-type="float" office:value="0.0008939347" calcext:value-type="float">
            <text:p>0.0008939347</text:p>
          </table:table-cell>
          <table:table-cell table:style-name="ce2" office:value-type="float" office:value="0.014111451" calcext:value-type="float">
            <text:p>0.014111451</text:p>
          </table:table-cell>
          <table:table-cell table:style-name="ce2" office:value-type="float" office:value="0.00586663" calcext:value-type="float">
            <text:p>0.00586663</text:p>
          </table:table-cell>
          <table:table-cell table:style-name="ce2" office:value-type="float" office:value="207.024533301592" calcext:value-type="float">
            <text:p>207.024533301592</text:p>
          </table:table-cell>
          <table:table-cell table:style-name="ce2" office:value-type="float" office:value="134.643409401178" calcext:value-type="float">
            <text:p>134.643409401178</text:p>
          </table:table-cell>
          <table:table-cell table:style-name="ce2" office:value-type="float" office:value="103.752007707953" calcext:value-type="float">
            <text:p>103.752007707953</text:p>
          </table:table-cell>
          <table:table-cell table:style-name="ce2" office:value-type="float" office:value="85.7151858508587" calcext:value-type="float">
            <text:p>85.7151858508587</text:p>
          </table:table-cell>
          <table:table-cell table:style-name="ce2" office:value-type="float" office:value="24.9465112574399" calcext:value-type="float">
            <text:p>24.9465112574399</text:p>
          </table:table-cell>
          <table:table-cell table:style-name="ce2" office:value-type="float" office:value="0.0006746208" calcext:value-type="float">
            <text:p>0.00067462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5543388" calcext:value-type="float">
            <text:p>0.15543388</text:p>
          </table:table-cell>
          <table:table-cell table:style-name="ce2" office:value-type="float" office:value="1.15324374587544" calcext:value-type="float">
            <text:p>1.15324374587544</text:p>
          </table:table-cell>
          <table:table-cell table:style-name="ce2" office:value-type="float" office:value="1.3622913" calcext:value-type="float">
            <text:p>1.362291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0.2702702702703" calcext:value-type="float">
            <text:p>20.27027027027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glade/u/home/adamhb/ahb_params/fates_api_25/ensembles/CZ2_trans_110923_01/ca_5pfts_100523_0042.nc</text:p>
          </table:table-cell>
          <table:table-cell table:style-name="ce2" office:value-type="float" office:value="69.21630791447" calcext:value-type="float">
            <text:p>69.216307914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TAN_equilibrium_111023_01_-17e2acb6a_FATES-8a054a12_0042</text:p>
          </table:table-cell>
          <table:table-cell table:style-name="ce2" office:value-type="float" office:value="32.3690910339355" calcext:value-type="float">
            <text:p>32.36909103393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19817984983089" calcext:value-type="float">
            <text:p>0.219817984983089</text:p>
          </table:table-cell>
          <table:table-cell table:style-name="ce2" office:value-type="float" office:value="82.85228" calcext:value-type="float">
            <text:p>82.85228</text:p>
          </table:table-cell>
          <table:table-cell table:style-name="ce2" office:value-type="float" office:value="74.50123" calcext:value-type="float">
            <text:p>74.50123</text:p>
          </table:table-cell>
          <table:table-cell table:style-name="ce2" office:value-type="float" office:value="7.8727536" calcext:value-type="float">
            <text:p>7.8727536</text:p>
          </table:table-cell>
          <table:table-cell table:style-name="ce2" office:value-type="float" office:value="0.46055576" calcext:value-type="float">
            <text:p>0.46055576</text:p>
          </table:table-cell>
          <table:table-cell table:style-name="ce2" office:value-type="float" office:value="0.017735362" calcext:value-type="float">
            <text:p>0.017735362</text:p>
          </table:table-cell>
          <table:table-cell table:style-name="ce2" office:value-type="float" office:value="0.0021233226" calcext:value-type="float">
            <text:p>0.0021233226</text:p>
          </table:table-cell>
          <table:table-cell table:style-name="ce2" office:value-type="float" office:value="0.0018991294" calcext:value-type="float">
            <text:p>0.0018991294</text:p>
          </table:table-cell>
          <table:table-cell table:style-name="ce2" office:value-type="float" office:value="173.47538843751" calcext:value-type="float">
            <text:p>173.47538843751</text:p>
          </table:table-cell>
          <table:table-cell table:style-name="ce2" office:value-type="float" office:value="101.713109761477" calcext:value-type="float">
            <text:p>101.713109761477</text:p>
          </table:table-cell>
          <table:table-cell table:style-name="ce2" office:value-type="float" office:value="73.7388432025909" calcext:value-type="float">
            <text:p>73.7388432025909</text:p>
          </table:table-cell>
          <table:table-cell table:style-name="ce2" office:value-type="float" office:value="55.962223559618" calcext:value-type="float">
            <text:p>55.962223559618</text:p>
          </table:table-cell>
          <table:table-cell table:style-name="ce2" office:value-type="float" office:value="33.8241690769792" calcext:value-type="float">
            <text:p>33.8241690769792</text:p>
          </table:table-cell>
          <table:table-cell table:style-name="ce2" office:value-type="float" office:value="0.06241048" calcext:value-type="float">
            <text:p>0.06241048</text:p>
          </table:table-cell>
          <table:table-cell table:style-name="ce2" office:value-type="float" office:value="0.007378109" calcext:value-type="float">
            <text:p>0.007378109</text:p>
          </table:table-cell>
          <table:table-cell table:style-name="ce2" office:value-type="float" office:value="0.03920957" calcext:value-type="float">
            <text:p>0.03920957</text:p>
          </table:table-cell>
          <table:table-cell table:style-name="ce2" office:value-type="float" office:value="1.06007072560033" calcext:value-type="float">
            <text:p>1.06007072560033</text:p>
          </table:table-cell>
          <table:table-cell table:style-name="ce2" office:value-type="float" office:value="1.4876633" calcext:value-type="float">
            <text:p>1.4876633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glade/u/home/adamhb/ahb_params/fates_api_25/ensembles/STAN_equilibrium_111023_01/ca_5pfts_100523_0042.nc</text:p>
          </table:table-cell>
          <table:table-cell table:style-name="ce2" office:value-type="float" office:value="69.21630791447" calcext:value-type="float">
            <text:p>69.216307914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TAN_equilibrium_111023_01_-17e2acb6a_FATES-8a054a12_0042</text:p>
          </table:table-cell>
          <table:table-cell table:style-name="ce2" office:value-type="float" office:value="32.3690910339355" calcext:value-type="float">
            <text:p>32.36909103393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19817984983089" calcext:value-type="float">
            <text:p>0.219817984983089</text:p>
          </table:table-cell>
          <table:table-cell table:style-name="ce2" office:value-type="float" office:value="82.85228" calcext:value-type="float">
            <text:p>82.85228</text:p>
          </table:table-cell>
          <table:table-cell table:style-name="ce2" office:value-type="float" office:value="74.50123" calcext:value-type="float">
            <text:p>74.50123</text:p>
          </table:table-cell>
          <table:table-cell table:style-name="ce2" office:value-type="float" office:value="7.8727536" calcext:value-type="float">
            <text:p>7.8727536</text:p>
          </table:table-cell>
          <table:table-cell table:style-name="ce2" office:value-type="float" office:value="0.46055576" calcext:value-type="float">
            <text:p>0.46055576</text:p>
          </table:table-cell>
          <table:table-cell table:style-name="ce2" office:value-type="float" office:value="0.017735362" calcext:value-type="float">
            <text:p>0.017735362</text:p>
          </table:table-cell>
          <table:table-cell table:style-name="ce2" office:value-type="float" office:value="0.0021233226" calcext:value-type="float">
            <text:p>0.0021233226</text:p>
          </table:table-cell>
          <table:table-cell table:style-name="ce2" office:value-type="float" office:value="0.0018991294" calcext:value-type="float">
            <text:p>0.0018991294</text:p>
          </table:table-cell>
          <table:table-cell table:style-name="ce2" office:value-type="float" office:value="173.47538843751" calcext:value-type="float">
            <text:p>173.47538843751</text:p>
          </table:table-cell>
          <table:table-cell table:style-name="ce2" office:value-type="float" office:value="101.713109761477" calcext:value-type="float">
            <text:p>101.713109761477</text:p>
          </table:table-cell>
          <table:table-cell table:style-name="ce2" office:value-type="float" office:value="73.7388432025909" calcext:value-type="float">
            <text:p>73.7388432025909</text:p>
          </table:table-cell>
          <table:table-cell table:style-name="ce2" office:value-type="float" office:value="55.962223559618" calcext:value-type="float">
            <text:p>55.962223559618</text:p>
          </table:table-cell>
          <table:table-cell table:style-name="ce2" office:value-type="float" office:value="33.8241690769792" calcext:value-type="float">
            <text:p>33.8241690769792</text:p>
          </table:table-cell>
          <table:table-cell table:style-name="ce2" office:value-type="float" office:value="0.06241048" calcext:value-type="float">
            <text:p>0.06241048</text:p>
          </table:table-cell>
          <table:table-cell table:style-name="ce2" office:value-type="float" office:value="0.007378109" calcext:value-type="float">
            <text:p>0.007378109</text:p>
          </table:table-cell>
          <table:table-cell table:style-name="ce2" office:value-type="float" office:value="0.03920957" calcext:value-type="float">
            <text:p>0.03920957</text:p>
          </table:table-cell>
          <table:table-cell table:style-name="ce2" office:value-type="float" office:value="1.06007072560033" calcext:value-type="float">
            <text:p>1.06007072560033</text:p>
          </table:table-cell>
          <table:table-cell table:style-name="ce2" office:value-type="float" office:value="1.4876633" calcext:value-type="float">
            <text:p>1.4876633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glade/u/home/adamhb/ahb_params/fates_api_25/ensembles/STAN_equilibrium_111023_01/ca_5pfts_100523_0042.nc</text:p>
          </table:table-cell>
          <table:table-cell table:style-name="ce2" office:value-type="float" office:value="69.21630791447" calcext:value-type="float">
            <text:p>69.21630791447</text:p>
          </table:table-cell>
          <table:table-cell table:number-columns-repeated="14" table:style-name="ce2" office:value-type="float" office:value="1" calcext:value-type="float">
            <text:p>1</text:p>
          </table:table-cell>
          <table:table-cell table:style-name="ce2" office:value-type="float" office:value="4.99634397737552" calcext:value-type="float">
            <text:p>4.99634397737552</text:p>
          </table:table-cell>
          <table:table-cell table:style-name="ce2" table:number-columns-repeated="898"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Z2_equilibrium_110523_04_-17e2acb6a_FATES-8a054a12_0060</text:p>
          </table:table-cell>
          <table:table-cell table:style-name="ce1" office:value-type="string" calcext:value-type="string">
            <text:p>CZ2_trans_110923_0021</text:p>
          </table:table-cell>
          <table:table-cell table:style-name="ce1" office:value-type="float" office:value="3.49882398729211" calcext:value-type="float">
            <text:p>3.49882398729211</text:p>
          </table:table-cell>
          <table:table-cell table:style-name="ce1" office:value-type="float" office:value="4.78870582580566" calcext:value-type="float">
            <text:p>4.788705825805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59118071022579" calcext:value-type="float">
            <text:p>0.659118071022579</text:p>
          </table:table-cell>
          <table:table-cell table:style-name="ce1" office:value-type="float" office:value="15.335295" calcext:value-type="float">
            <text:p>15.335295</text:p>
          </table:table-cell>
          <table:table-cell table:style-name="ce1" office:value-type="float" office:value="12.012818" calcext:value-type="float">
            <text:p>12.012818</text:p>
          </table:table-cell>
          <table:table-cell table:style-name="ce1" office:value-type="float" office:value="2.7443736" calcext:value-type="float">
            <text:p>2.7443736</text:p>
          </table:table-cell>
          <table:table-cell table:style-name="ce1" office:value-type="float" office:value="0.51383156" calcext:value-type="float">
            <text:p>0.51383156</text:p>
          </table:table-cell>
          <table:table-cell table:style-name="ce1" office:value-type="float" office:value="0.06427184" calcext:value-type="float">
            <text:p>0.06427184</text:p>
          </table:table-cell>
          <table:table-cell table:style-name="ce1" office:value-type="float" office:value="0.40638864" calcext:value-type="float">
            <text:p>0.40638864</text:p>
          </table:table-cell>
          <table:table-cell table:style-name="ce1" office:value-type="float" office:value="0.3561047" calcext:value-type="float">
            <text:p>0.3561047</text:p>
          </table:table-cell>
          <table:table-cell table:style-name="ce1" office:value-type="float" office:value="217.867344617844" calcext:value-type="float">
            <text:p>217.867344617844</text:p>
          </table:table-cell>
          <table:table-cell table:style-name="ce1" office:value-type="float" office:value="26.2982747517526" calcext:value-type="float">
            <text:p>26.2982747517526</text:p>
          </table:table-cell>
          <table:table-cell table:style-name="ce1" office:value-type="float" office:value="4.54988097772002" calcext:value-type="float">
            <text:p>4.54988097772002</text:p>
          </table:table-cell>
          <table:table-cell table:style-name="ce1" office:value-type="float" office:value="2.16738364542834" calcext:value-type="float">
            <text:p>2.16738364542834</text:p>
          </table:table-cell>
          <table:table-cell table:style-name="ce1" office:value-type="float" office:value="0.13191218386055" calcext:value-type="float">
            <text:p>0.13191218386055</text:p>
          </table:table-cell>
          <table:table-cell table:style-name="ce1" office:value-type="float" office:value="0.8405263" calcext:value-type="float">
            <text:p>0.8405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003476" calcext:value-type="float">
            <text:p>8.003476</text:p>
          </table:table-cell>
          <table:table-cell table:style-name="ce1" office:value-type="float" office:value="0.983311551863153" calcext:value-type="float">
            <text:p>0.983311551863153</text:p>
          </table:table-cell>
          <table:table-cell table:style-name="ce1" office:value-type="float" office:value="2.8148384" calcext:value-type="float">
            <text:p>2.8148384</text:p>
          </table:table-cell>
          <table:table-cell table:style-name="ce1" office:value-type="string" calcext:value-type="string">
            <text:p>/glade/u/home/adamhb/ahb_params/fates_api_25/ensembles/CZ2_equilibrium_110523_04/CZ2_equilibrium_110523_0060.nc</text:p>
          </table:table-cell>
          <table:table-cell table:style-name="ce1" office:value-type="float" office:value="64.0575668468641" calcext:value-type="float">
            <text:p>64.0575668468641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78.169014084507" calcext:value-type="float">
            <text:p>78.16901408450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Z2_trans_1950_2020_111223_-17e2acb6a_FATES-8a054a12_0021</text:p>
          </table:table-cell>
          <table:table-cell table:style-name="ce1" office:value-type="float" office:value="12.0556173324585" calcext:value-type="float">
            <text:p>12.05561733245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62071253429271" calcext:value-type="float">
            <text:p>0.462071253429271</text:p>
          </table:table-cell>
          <table:table-cell table:style-name="ce1" office:value-type="float" office:value="36.329906" calcext:value-type="float">
            <text:p>36.329906</text:p>
          </table:table-cell>
          <table:table-cell table:style-name="ce1" office:value-type="float" office:value="32.193195" calcext:value-type="float">
            <text:p>32.193195</text:p>
          </table:table-cell>
          <table:table-cell table:style-name="ce1" office:value-type="float" office:value="3.7343452" calcext:value-type="float">
            <text:p>3.7343452</text:p>
          </table:table-cell>
          <table:table-cell table:style-name="ce1" office:value-type="float" office:value="0.38765836" calcext:value-type="float">
            <text:p>0.38765836</text:p>
          </table:table-cell>
          <table:table-cell table:style-name="ce1" office:value-type="float" office:value="0.014710576" calcext:value-type="float">
            <text:p>0.014710576</text:p>
          </table:table-cell>
          <table:table-cell table:style-name="ce1" office:value-type="float" office:value="0.4022734" calcext:value-type="float">
            <text:p>0.4022734</text:p>
          </table:table-cell>
          <table:table-cell table:style-name="ce1" office:value-type="float" office:value="0.23764113" calcext:value-type="float">
            <text:p>0.23764113</text:p>
          </table:table-cell>
          <table:table-cell table:style-name="ce1" office:value-type="float" office:value="364.297218620777" calcext:value-type="float">
            <text:p>364.297218620777</text:p>
          </table:table-cell>
          <table:table-cell table:style-name="ce1" office:value-type="float" office:value="127.98560783267" calcext:value-type="float">
            <text:p>127.98560783267</text:p>
          </table:table-cell>
          <table:table-cell table:style-name="ce1" office:value-type="float" office:value="33.1089575774968" calcext:value-type="float">
            <text:p>33.1089575774968</text:p>
          </table:table-cell>
          <table:table-cell table:style-name="ce1" office:value-type="float" office:value="3.94389353459701" calcext:value-type="float">
            <text:p>3.94389353459701</text:p>
          </table:table-cell>
          <table:table-cell table:style-name="ce1" office:value-type="float" office:value="0.349131405528169" calcext:value-type="float">
            <text:p>0.349131405528169</text:p>
          </table:table-cell>
          <table:table-cell table:style-name="ce1" office:value-type="float" office:value="0.20933034" calcext:value-type="float">
            <text:p>0.20933034</text:p>
          </table:table-cell>
          <table:table-cell table:style-name="ce1" office:value-type="float" office:value="0.03315126" calcext:value-type="float">
            <text:p>0.03315126</text:p>
          </table:table-cell>
          <table:table-cell table:style-name="ce1" office:value-type="float" office:value="5.9518538" calcext:value-type="float">
            <text:p>5.9518538</text:p>
          </table:table-cell>
          <table:table-cell table:style-name="ce1" office:value-type="float" office:value="1.3415344365626" calcext:value-type="float">
            <text:p>1.3415344365626</text:p>
          </table:table-cell>
          <table:table-cell table:style-name="ce1" office:value-type="float" office:value="3.0694094" calcext:value-type="float">
            <text:p>3.069409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92.4242424242424" calcext:value-type="float">
            <text:p>92.4242424242424</text:p>
          </table:table-cell>
          <table:table-cell table:style-name="ce1" office:value-type="float" office:value="68.1818181818182" calcext:value-type="float">
            <text:p>68.1818181818182</text:p>
          </table:table-cell>
          <table:table-cell table:style-name="ce1" office:value-type="string" calcext:value-type="string">
            <text:p>/glade/u/home/adamhb/ahb_params/fates_api_25/ensembles/CZ2_trans_110923_01/ca_5pfts_100523_0021.nc</text:p>
          </table:table-cell>
          <table:table-cell table:style-name="ce1" office:value-type="float" office:value="64.0575668468641" calcext:value-type="float">
            <text:p>64.05756684686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TAN_equilibrium_111023_01_-17e2acb6a_FATES-8a054a12_0021</text:p>
          </table:table-cell>
          <table:table-cell table:style-name="ce1" office:value-type="float" office:value="14.2931413650513" calcext:value-type="float">
            <text:p>14.2931413650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21768450533321" calcext:value-type="float">
            <text:p>0.521768450533321</text:p>
          </table:table-cell>
          <table:table-cell table:style-name="ce1" office:value-type="float" office:value="42.646057" calcext:value-type="float">
            <text:p>42.646057</text:p>
          </table:table-cell>
          <table:table-cell table:style-name="ce1" office:value-type="float" office:value="33.869835" calcext:value-type="float">
            <text:p>33.869835</text:p>
          </table:table-cell>
          <table:table-cell table:style-name="ce1" office:value-type="float" office:value="7.493667" calcext:value-type="float">
            <text:p>7.493667</text:p>
          </table:table-cell>
          <table:table-cell table:style-name="ce1" office:value-type="float" office:value="1.0384685" calcext:value-type="float">
            <text:p>1.0384685</text:p>
          </table:table-cell>
          <table:table-cell table:style-name="ce1" office:value-type="float" office:value="0.24408633" calcext:value-type="float">
            <text:p>0.24408633</text:p>
          </table:table-cell>
          <table:table-cell table:style-name="ce1" office:value-type="float" office:value="0.2698301" calcext:value-type="float">
            <text:p>0.2698301</text:p>
          </table:table-cell>
          <table:table-cell table:style-name="ce1" office:value-type="float" office:value="0.13889095" calcext:value-type="float">
            <text:p>0.13889095</text:p>
          </table:table-cell>
          <table:table-cell table:style-name="ce1" office:value-type="float" office:value="492.749325931072" calcext:value-type="float">
            <text:p>492.749325931072</text:p>
          </table:table-cell>
          <table:table-cell table:style-name="ce1" office:value-type="float" office:value="116.152400150895" calcext:value-type="float">
            <text:p>116.152400150895</text:p>
          </table:table-cell>
          <table:table-cell table:style-name="ce1" office:value-type="float" office:value="40.2541598305106" calcext:value-type="float">
            <text:p>40.2541598305106</text:p>
          </table:table-cell>
          <table:table-cell table:style-name="ce1" office:value-type="float" office:value="7.52919528167695" calcext:value-type="float">
            <text:p>7.52919528167695</text:p>
          </table:table-cell>
          <table:table-cell table:style-name="ce1" office:value-type="float" office:value="0.699401207384653" calcext:value-type="float">
            <text:p>0.699401207384653</text:p>
          </table:table-cell>
          <table:table-cell table:style-name="ce1" office:value-type="float" office:value="0.28143537" calcext:value-type="float">
            <text:p>0.28143537</text:p>
          </table:table-cell>
          <table:table-cell table:style-name="ce1" office:value-type="float" office:value="0.011412896" calcext:value-type="float">
            <text:p>0.011412896</text:p>
          </table:table-cell>
          <table:table-cell table:style-name="ce1" office:value-type="float" office:value="3.738807" calcext:value-type="float">
            <text:p>3.738807</text:p>
          </table:table-cell>
          <table:table-cell table:style-name="ce1" office:value-type="float" office:value="1.19079071953365" calcext:value-type="float">
            <text:p>1.19079071953365</text:p>
          </table:table-cell>
          <table:table-cell table:style-name="ce1" office:value-type="float" office:value="2.0990953" calcext:value-type="float">
            <text:p>2.099095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40.2439024390244" calcext:value-type="float">
            <text:p>40.2439024390244</text:p>
          </table:table-cell>
          <table:table-cell table:style-name="ce1" office:value-type="float" office:value="21.9512195121951" calcext:value-type="float">
            <text:p>21.9512195121951</text:p>
          </table:table-cell>
          <table:table-cell table:style-name="ce1" office:value-type="string" calcext:value-type="string">
            <text:p>/glade/u/home/adamhb/ahb_params/fates_api_25/ensembles/STAN_equilibrium_111023_01/ca_5pfts_100523_0021.nc</text:p>
          </table:table-cell>
          <table:table-cell table:style-name="ce1" office:value-type="float" office:value="64.0575668468641" calcext:value-type="float">
            <text:p>64.05756684686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TAN_equilibrium_111023_01_-17e2acb6a_FATES-8a054a12_0021</text:p>
          </table:table-cell>
          <table:table-cell table:style-name="ce1" office:value-type="float" office:value="14.2931413650513" calcext:value-type="float">
            <text:p>14.2931413650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21768450533321" calcext:value-type="float">
            <text:p>0.521768450533321</text:p>
          </table:table-cell>
          <table:table-cell table:style-name="ce1" office:value-type="float" office:value="42.646057" calcext:value-type="float">
            <text:p>42.646057</text:p>
          </table:table-cell>
          <table:table-cell table:style-name="ce1" office:value-type="float" office:value="33.869835" calcext:value-type="float">
            <text:p>33.869835</text:p>
          </table:table-cell>
          <table:table-cell table:style-name="ce1" office:value-type="float" office:value="7.493667" calcext:value-type="float">
            <text:p>7.493667</text:p>
          </table:table-cell>
          <table:table-cell table:style-name="ce1" office:value-type="float" office:value="1.0384685" calcext:value-type="float">
            <text:p>1.0384685</text:p>
          </table:table-cell>
          <table:table-cell table:style-name="ce1" office:value-type="float" office:value="0.24408633" calcext:value-type="float">
            <text:p>0.24408633</text:p>
          </table:table-cell>
          <table:table-cell table:style-name="ce1" office:value-type="float" office:value="0.2698301" calcext:value-type="float">
            <text:p>0.2698301</text:p>
          </table:table-cell>
          <table:table-cell table:style-name="ce1" office:value-type="float" office:value="0.13889095" calcext:value-type="float">
            <text:p>0.13889095</text:p>
          </table:table-cell>
          <table:table-cell table:style-name="ce1" office:value-type="float" office:value="492.749325931072" calcext:value-type="float">
            <text:p>492.749325931072</text:p>
          </table:table-cell>
          <table:table-cell table:style-name="ce1" office:value-type="float" office:value="116.152400150895" calcext:value-type="float">
            <text:p>116.152400150895</text:p>
          </table:table-cell>
          <table:table-cell table:style-name="ce1" office:value-type="float" office:value="40.2541598305106" calcext:value-type="float">
            <text:p>40.2541598305106</text:p>
          </table:table-cell>
          <table:table-cell table:style-name="ce1" office:value-type="float" office:value="7.52919528167695" calcext:value-type="float">
            <text:p>7.52919528167695</text:p>
          </table:table-cell>
          <table:table-cell table:style-name="ce1" office:value-type="float" office:value="0.699401207384653" calcext:value-type="float">
            <text:p>0.699401207384653</text:p>
          </table:table-cell>
          <table:table-cell table:style-name="ce1" office:value-type="float" office:value="0.28143537" calcext:value-type="float">
            <text:p>0.28143537</text:p>
          </table:table-cell>
          <table:table-cell table:style-name="ce1" office:value-type="float" office:value="0.011412896" calcext:value-type="float">
            <text:p>0.011412896</text:p>
          </table:table-cell>
          <table:table-cell table:style-name="ce1" office:value-type="float" office:value="3.738807" calcext:value-type="float">
            <text:p>3.738807</text:p>
          </table:table-cell>
          <table:table-cell table:style-name="ce1" office:value-type="float" office:value="1.19079071953365" calcext:value-type="float">
            <text:p>1.19079071953365</text:p>
          </table:table-cell>
          <table:table-cell table:style-name="ce1" office:value-type="float" office:value="2.0990953" calcext:value-type="float">
            <text:p>2.099095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40.2439024390244" calcext:value-type="float">
            <text:p>40.2439024390244</text:p>
          </table:table-cell>
          <table:table-cell table:style-name="ce1" office:value-type="float" office:value="21.9512195121951" calcext:value-type="float">
            <text:p>21.9512195121951</text:p>
          </table:table-cell>
          <table:table-cell table:style-name="ce1" office:value-type="string" calcext:value-type="string">
            <text:p>/glade/u/home/adamhb/ahb_params/fates_api_25/ensembles/STAN_equilibrium_111023_01/ca_5pfts_100523_0021.nc</text:p>
          </table:table-cell>
          <table:table-cell table:style-name="ce1" office:value-type="float" office:value="64.0575668468641" calcext:value-type="float">
            <text:p>64.0575668468641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70393002693461" calcext:value-type="float">
            <text:p>4.70393002693461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Z2_equilibrium_110523_02_-17e2acb6a_FATES-8a054a12_0031</text:p>
          </table:table-cell>
          <table:table-cell table:style-name="ce1" office:value-type="string" calcext:value-type="string">
            <text:p>CZ2_trans_110923_0016</text:p>
          </table:table-cell>
          <table:table-cell table:style-name="ce1" office:value-type="float" office:value="3.76594682455853" calcext:value-type="float">
            <text:p>3.76594682455853</text:p>
          </table:table-cell>
          <table:table-cell table:style-name="ce1" office:value-type="float" office:value="2.15351557731628" calcext:value-type="float">
            <text:p>2.153515577316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64190994132937" calcext:value-type="float">
            <text:p>0.464190994132937</text:p>
          </table:table-cell>
          <table:table-cell table:style-name="ce1" office:value-type="float" office:value="5.3639374" calcext:value-type="float">
            <text:p>5.3639374</text:p>
          </table:table-cell>
          <table:table-cell table:style-name="ce1" office:value-type="float" office:value="3.4575384" calcext:value-type="float">
            <text:p>3.4575384</text:p>
          </table:table-cell>
          <table:table-cell table:style-name="ce1" office:value-type="float" office:value="1.4188643" calcext:value-type="float">
            <text:p>1.4188643</text:p>
          </table:table-cell>
          <table:table-cell table:style-name="ce1" office:value-type="float" office:value="0.16221595" calcext:value-type="float">
            <text:p>0.16221595</text:p>
          </table:table-cell>
          <table:table-cell table:style-name="ce1" office:value-type="float" office:value="0.3253184" calcext:value-type="float">
            <text:p>0.3253184</text:p>
          </table:table-cell>
          <table:table-cell table:style-name="ce1" office:value-type="float" office:value="1.5848107" calcext:value-type="float">
            <text:p>1.5848107</text:p>
          </table:table-cell>
          <table:table-cell table:style-name="ce1" office:value-type="float" office:value="0.7711347" calcext:value-type="float">
            <text:p>0.7711347</text:p>
          </table:table-cell>
          <table:table-cell table:style-name="ce1" office:value-type="float" office:value="228.552892804146" calcext:value-type="float">
            <text:p>228.552892804146</text:p>
          </table:table-cell>
          <table:table-cell table:style-name="ce1" office:value-type="float" office:value="6.80574623402208" calcext:value-type="float">
            <text:p>6.80574623402208</text:p>
          </table:table-cell>
          <table:table-cell table:style-name="ce1" office:value-type="float" office:value="1.03504200524185" calcext:value-type="float">
            <text:p>1.03504200524185</text:p>
          </table:table-cell>
          <table:table-cell table:style-name="ce1" office:value-type="float" office:value="0.0237792596635699" calcext:value-type="float">
            <text:p>0.02377925966357</text:p>
          </table:table-cell>
          <table:table-cell table:style-name="ce4" office:value-type="float" office:value="0.00000743541950232185" calcext:value-type="float">
            <text:p>7.44E-06</text:p>
          </table:table-cell>
          <table:table-cell table:style-name="ce1" office:value-type="float" office:value="9.215152" calcext:value-type="float">
            <text:p>9.215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.035772" calcext:value-type="float">
            <text:p>18.035772</text:p>
          </table:table-cell>
          <table:table-cell table:style-name="ce1" office:value-type="float" office:value="0.9040260247275" calcext:value-type="float">
            <text:p>0.9040260247275</text:p>
          </table:table-cell>
          <table:table-cell table:style-name="ce1" office:value-type="float" office:value="2.018484" calcext:value-type="float">
            <text:p>2.018484</text:p>
          </table:table-cell>
          <table:table-cell table:style-name="ce1" office:value-type="string" calcext:value-type="string">
            <text:p>/glade/u/home/adamhb/ahb_params/fates_api_25/ensembles/CZ2_equilibrium_110523_02/CZ2_equilibrium_110523_0031.nc</text:p>
          </table:table-cell>
          <table:table-cell table:style-name="ce1" office:value-type="float" office:value="79.8643536858891" calcext:value-type="float">
            <text:p>79.8643536858891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22.8813559322034" calcext:value-type="float">
            <text:p>22.88135593220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Z2_trans_1950_2020_111223_-17e2acb6a_FATES-8a054a12_0016</text:p>
          </table:table-cell>
          <table:table-cell table:style-name="ce1" office:value-type="float" office:value="9.51511383056641" calcext:value-type="float">
            <text:p>9.515113830566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02591207844788" calcext:value-type="float">
            <text:p>0.602591207844788</text:p>
          </table:table-cell>
          <table:table-cell table:style-name="ce1" office:value-type="float" office:value="35.825325" calcext:value-type="float">
            <text:p>35.825325</text:p>
          </table:table-cell>
          <table:table-cell table:style-name="ce1" office:value-type="float" office:value="16.891422" calcext:value-type="float">
            <text:p>16.891422</text:p>
          </table:table-cell>
          <table:table-cell table:style-name="ce1" office:value-type="float" office:value="18.769024" calcext:value-type="float">
            <text:p>18.769024</text:p>
          </table:table-cell>
          <table:table-cell table:style-name="ce1" office:value-type="float" office:value="0.12386358" calcext:value-type="float">
            <text:p>0.12386358</text:p>
          </table:table-cell>
          <table:table-cell table:style-name="ce1" office:value-type="float" office:value="0.041014306" calcext:value-type="float">
            <text:p>0.041014306</text:p>
          </table:table-cell>
          <table:table-cell table:style-name="ce1" office:value-type="float" office:value="0.2639083" calcext:value-type="float">
            <text:p>0.2639083</text:p>
          </table:table-cell>
          <table:table-cell table:style-name="ce1" office:value-type="float" office:value="0.2272888" calcext:value-type="float">
            <text:p>0.2272888</text:p>
          </table:table-cell>
          <table:table-cell table:style-name="ce1" office:value-type="float" office:value="391.727760434151" calcext:value-type="float">
            <text:p>391.727760434151</text:p>
          </table:table-cell>
          <table:table-cell table:style-name="ce1" office:value-type="float" office:value="60.4126509279013" calcext:value-type="float">
            <text:p>60.4126509279013</text:p>
          </table:table-cell>
          <table:table-cell table:style-name="ce1" office:value-type="float" office:value="26.5034846961498" calcext:value-type="float">
            <text:p>26.5034846961498</text:p>
          </table:table-cell>
          <table:table-cell table:style-name="ce1" office:value-type="float" office:value="0.971152185229585" calcext:value-type="float">
            <text:p>0.971152185229585</text:p>
          </table:table-cell>
          <table:table-cell table:style-name="ce1" office:value-type="float" office:value="0.0026168225986111" calcext:value-type="float">
            <text:p>0.002616822598611</text:p>
          </table:table-cell>
          <table:table-cell table:style-name="ce1" office:value-type="float" office:value="0.16224398" calcext:value-type="float">
            <text:p>0.162243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8706958" calcext:value-type="float">
            <text:p>3.8706958</text:p>
          </table:table-cell>
          <table:table-cell table:style-name="ce1" office:value-type="float" office:value="1.10264295665274" calcext:value-type="float">
            <text:p>1.10264295665274</text:p>
          </table:table-cell>
          <table:table-cell table:style-name="ce1" office:value-type="float" office:value="2.3634148" calcext:value-type="float">
            <text:p>2.3634148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63.4615384615385" calcext:value-type="float">
            <text:p>63.4615384615385</text:p>
          </table:table-cell>
          <table:table-cell table:style-name="ce1" office:value-type="float" office:value="24.0384615384615" calcext:value-type="float">
            <text:p>24.0384615384615</text:p>
          </table:table-cell>
          <table:table-cell table:style-name="ce1" office:value-type="string" calcext:value-type="string">
            <text:p>/glade/u/home/adamhb/ahb_params/fates_api_25/ensembles/CZ2_trans_110923_01/ca_5pfts_100523_0016.nc</text:p>
          </table:table-cell>
          <table:table-cell table:style-name="ce1" office:value-type="float" office:value="79.8643536858891" calcext:value-type="float">
            <text:p>79.864353685889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TAN_equilibrium_111023_01_-17e2acb6a_FATES-8a054a12_0016</text:p>
          </table:table-cell>
          <table:table-cell table:style-name="ce1" office:value-type="float" office:value="14.9713201522827" calcext:value-type="float">
            <text:p>14.97132015228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75126016749399" calcext:value-type="float">
            <text:p>0.575126016749399</text:p>
          </table:table-cell>
          <table:table-cell table:style-name="ce1" office:value-type="float" office:value="49.267586" calcext:value-type="float">
            <text:p>49.267586</text:p>
          </table:table-cell>
          <table:table-cell table:style-name="ce1" office:value-type="float" office:value="29.380112" calcext:value-type="float">
            <text:p>29.380112</text:p>
          </table:table-cell>
          <table:table-cell table:style-name="ce1" office:value-type="float" office:value="15.575232" calcext:value-type="float">
            <text:p>15.575232</text:p>
          </table:table-cell>
          <table:table-cell table:style-name="ce1" office:value-type="float" office:value="0.7296514" calcext:value-type="float">
            <text:p>0.7296514</text:p>
          </table:table-cell>
          <table:table-cell table:style-name="ce1" office:value-type="float" office:value="3.5825882" calcext:value-type="float">
            <text:p>3.5825882</text:p>
          </table:table-cell>
          <table:table-cell table:style-name="ce1" office:value-type="float" office:value="0.00017512431" calcext:value-type="float">
            <text:p>0.00017512431</text:p>
          </table:table-cell>
          <table:table-cell table:style-name="ce4" office:value-type="float" office:value="0.0000072513703" calcext:value-type="float">
            <text:p>7.25E-06</text:p>
          </table:table-cell>
          <table:table-cell table:style-name="ce1" office:value-type="float" office:value="299.1933375597" calcext:value-type="float">
            <text:p>299.1933375597</text:p>
          </table:table-cell>
          <table:table-cell table:style-name="ce1" office:value-type="float" office:value="58.021005243063" calcext:value-type="float">
            <text:p>58.021005243063</text:p>
          </table:table-cell>
          <table:table-cell table:style-name="ce1" office:value-type="float" office:value="56.2057970091701" calcext:value-type="float">
            <text:p>56.2057970091701</text:p>
          </table:table-cell>
          <table:table-cell table:style-name="ce1" office:value-type="float" office:value="35.4153639636934" calcext:value-type="float">
            <text:p>35.4153639636934</text:p>
          </table:table-cell>
          <table:table-cell table:style-name="ce1" office:value-type="float" office:value="13.3108370937407" calcext:value-type="float">
            <text:p>13.3108370937407</text:p>
          </table:table-cell>
          <table:table-cell table:style-name="ce1" office:value-type="float" office:value="24.84086" calcext:value-type="float">
            <text:p>24.8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364761" calcext:value-type="float">
            <text:p>0.0014364761</text:p>
          </table:table-cell>
          <table:table-cell table:style-name="ce1" office:value-type="float" office:value="0.891732277523261" calcext:value-type="float">
            <text:p>0.891732277523261</text:p>
          </table:table-cell>
          <table:table-cell table:style-name="ce1" office:value-type="float" office:value="1.2183785" calcext:value-type="float">
            <text:p>1.2183785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6.nc</text:p>
          </table:table-cell>
          <table:table-cell table:style-name="ce1" office:value-type="float" office:value="79.8643536858891" calcext:value-type="float">
            <text:p>79.864353685889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TAN_equilibrium_111023_01_-17e2acb6a_FATES-8a054a12_0016</text:p>
          </table:table-cell>
          <table:table-cell table:style-name="ce1" office:value-type="float" office:value="14.9713201522827" calcext:value-type="float">
            <text:p>14.97132015228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75126016749399" calcext:value-type="float">
            <text:p>0.575126016749399</text:p>
          </table:table-cell>
          <table:table-cell table:style-name="ce1" office:value-type="float" office:value="49.267586" calcext:value-type="float">
            <text:p>49.267586</text:p>
          </table:table-cell>
          <table:table-cell table:style-name="ce1" office:value-type="float" office:value="29.380112" calcext:value-type="float">
            <text:p>29.380112</text:p>
          </table:table-cell>
          <table:table-cell table:style-name="ce1" office:value-type="float" office:value="15.575232" calcext:value-type="float">
            <text:p>15.575232</text:p>
          </table:table-cell>
          <table:table-cell table:style-name="ce1" office:value-type="float" office:value="0.7296514" calcext:value-type="float">
            <text:p>0.7296514</text:p>
          </table:table-cell>
          <table:table-cell table:style-name="ce1" office:value-type="float" office:value="3.5825882" calcext:value-type="float">
            <text:p>3.5825882</text:p>
          </table:table-cell>
          <table:table-cell table:style-name="ce1" office:value-type="float" office:value="0.00017512431" calcext:value-type="float">
            <text:p>0.00017512431</text:p>
          </table:table-cell>
          <table:table-cell table:style-name="ce4" office:value-type="float" office:value="0.0000072513703" calcext:value-type="float">
            <text:p>7.25E-06</text:p>
          </table:table-cell>
          <table:table-cell table:style-name="ce1" office:value-type="float" office:value="299.1933375597" calcext:value-type="float">
            <text:p>299.1933375597</text:p>
          </table:table-cell>
          <table:table-cell table:style-name="ce1" office:value-type="float" office:value="58.021005243063" calcext:value-type="float">
            <text:p>58.021005243063</text:p>
          </table:table-cell>
          <table:table-cell table:style-name="ce1" office:value-type="float" office:value="56.2057970091701" calcext:value-type="float">
            <text:p>56.2057970091701</text:p>
          </table:table-cell>
          <table:table-cell table:style-name="ce1" office:value-type="float" office:value="35.4153639636934" calcext:value-type="float">
            <text:p>35.4153639636934</text:p>
          </table:table-cell>
          <table:table-cell table:style-name="ce1" office:value-type="float" office:value="13.3108370937407" calcext:value-type="float">
            <text:p>13.3108370937407</text:p>
          </table:table-cell>
          <table:table-cell table:style-name="ce1" office:value-type="float" office:value="24.84086" calcext:value-type="float">
            <text:p>24.8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364761" calcext:value-type="float">
            <text:p>0.0014364761</text:p>
          </table:table-cell>
          <table:table-cell table:style-name="ce1" office:value-type="float" office:value="0.891732277523261" calcext:value-type="float">
            <text:p>0.891732277523261</text:p>
          </table:table-cell>
          <table:table-cell table:style-name="ce1" office:value-type="float" office:value="1.2183785" calcext:value-type="float">
            <text:p>1.2183785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6.nc</text:p>
          </table:table-cell>
          <table:table-cell table:style-name="ce1" office:value-type="float" office:value="79.8643536858891" calcext:value-type="float">
            <text:p>79.8643536858891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86030135421142" calcext:value-type="float">
            <text:p>4.86030135421142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Z2_equilibrium_110523_03_-17e2acb6a_FATES-8a054a12_0057</text:p>
          </table:table-cell>
          <table:table-cell table:style-name="ce1" office:value-type="string" calcext:value-type="string">
            <text:p>CZ2_trans_110923_0029</text:p>
          </table:table-cell>
          <table:table-cell table:style-name="ce1" office:value-type="float" office:value="3.6504104803568" calcext:value-type="float">
            <text:p>3.6504104803568</text:p>
          </table:table-cell>
          <table:table-cell table:style-name="ce1" office:value-type="float" office:value="3.20458149909973" calcext:value-type="float">
            <text:p>3.204581499099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05250642284753" calcext:value-type="float">
            <text:p>0.505250642284753</text:p>
          </table:table-cell>
          <table:table-cell table:style-name="ce1" office:value-type="float" office:value="10.714501" calcext:value-type="float">
            <text:p>10.714501</text:p>
          </table:table-cell>
          <table:table-cell table:style-name="ce1" office:value-type="float" office:value="0.47590086" calcext:value-type="float">
            <text:p>0.47590086</text:p>
          </table:table-cell>
          <table:table-cell table:style-name="ce1" office:value-type="float" office:value="10.08598" calcext:value-type="float">
            <text:p>10.08598</text:p>
          </table:table-cell>
          <table:table-cell table:style-name="ce1" office:value-type="float" office:value="0.120758735" calcext:value-type="float">
            <text:p>0.120758735</text:p>
          </table:table-cell>
          <table:table-cell table:style-name="ce1" office:value-type="float" office:value="0.031861264" calcext:value-type="float">
            <text:p>0.031861264</text:p>
          </table:table-cell>
          <table:table-cell table:style-name="ce1" office:value-type="float" office:value="0.6690406" calcext:value-type="float">
            <text:p>0.6690406</text:p>
          </table:table-cell>
          <table:table-cell table:style-name="ce1" office:value-type="float" office:value="0.60839736" calcext:value-type="float">
            <text:p>0.60839736</text:p>
          </table:table-cell>
          <table:table-cell table:style-name="ce1" office:value-type="float" office:value="238.632746040821" calcext:value-type="float">
            <text:p>238.632746040821</text:p>
          </table:table-cell>
          <table:table-cell table:style-name="ce1" office:value-type="float" office:value="16.2623368669301" calcext:value-type="float">
            <text:p>16.2623368669301</text:p>
          </table:table-cell>
          <table:table-cell table:style-name="ce1" office:value-type="float" office:value="0.289371000690153" calcext:value-type="float">
            <text:p>0.289371000690153</text:p>
          </table:table-cell>
          <table:table-cell table:style-name="ce1" office:value-type="float" office:value="0.146265783769195" calcext:value-type="float">
            <text:p>0.146265783769195</text:p>
          </table:table-cell>
          <table:table-cell table:style-name="ce1" office:value-type="float" office:value="0.0002674985566386" calcext:value-type="float">
            <text:p>0.000267498556639</text:p>
          </table:table-cell>
          <table:table-cell table:style-name="ce1" office:value-type="float" office:value="9.586692" calcext:value-type="float">
            <text:p>9.5866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309979" calcext:value-type="float">
            <text:p>12.309979</text:p>
          </table:table-cell>
          <table:table-cell table:style-name="ce1" office:value-type="float" office:value="0.762356127921748" calcext:value-type="float">
            <text:p>0.762356127921748</text:p>
          </table:table-cell>
          <table:table-cell table:style-name="ce1" office:value-type="float" office:value="2.456523" calcext:value-type="float">
            <text:p>2.456523</text:p>
          </table:table-cell>
          <table:table-cell table:style-name="ce1" office:value-type="string" calcext:value-type="string">
            <text:p>/glade/u/home/adamhb/ahb_params/fates_api_25/ensembles/CZ2_equilibrium_110523_03/CZ2_equilibrium_110523_0057.nc</text:p>
          </table:table-cell>
          <table:table-cell table:style-name="ce1" office:value-type="float" office:value="62.1074496889179" calcext:value-type="float">
            <text:p>62.1074496889179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36.2204724409449" calcext:value-type="float">
            <text:p>36.2204724409449</text:p>
          </table:table-cell>
          <table:table-cell table:style-name="ce1" office:value-type="float" office:value="9.44881889763779" calcext:value-type="float">
            <text:p>9.4488188976377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Z2_trans_1950_2020_111223_-17e2acb6a_FATES-8a054a12_0029</text:p>
          </table:table-cell>
          <table:table-cell table:style-name="ce1" office:value-type="float" office:value="17.2045307159424" calcext:value-type="float">
            <text:p>17.20453071594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39875407014906" calcext:value-type="float">
            <text:p>0.093987540701491</text:p>
          </table:table-cell>
          <table:table-cell table:style-name="ce1" office:value-type="float" office:value="59.577225" calcext:value-type="float">
            <text:p>59.577225</text:p>
          </table:table-cell>
          <table:table-cell table:style-name="ce1" office:value-type="float" office:value="0.611183" calcext:value-type="float">
            <text:p>0.611183</text:p>
          </table:table-cell>
          <table:table-cell table:style-name="ce1" office:value-type="float" office:value="58.77434" calcext:value-type="float">
            <text:p>58.77434</text:p>
          </table:table-cell>
          <table:table-cell table:style-name="ce1" office:value-type="float" office:value="0.19000123" calcext:value-type="float">
            <text:p>0.19000123</text:p>
          </table:table-cell>
          <table:table-cell table:style-name="ce1" office:value-type="float" office:value="0.0016957811" calcext:value-type="float">
            <text:p>0.0016957811</text:p>
          </table:table-cell>
          <table:table-cell table:style-name="ce1" office:value-type="float" office:value="0.04862863" calcext:value-type="float">
            <text:p>0.04862863</text:p>
          </table:table-cell>
          <table:table-cell table:style-name="ce1" office:value-type="float" office:value="0.034246847" calcext:value-type="float">
            <text:p>0.034246847</text:p>
          </table:table-cell>
          <table:table-cell table:style-name="ce1" office:value-type="float" office:value="468.728393316269" calcext:value-type="float">
            <text:p>468.728393316269</text:p>
          </table:table-cell>
          <table:table-cell table:style-name="ce1" office:value-type="float" office:value="179.349295794964" calcext:value-type="float">
            <text:p>179.349295794964</text:p>
          </table:table-cell>
          <table:table-cell table:style-name="ce1" office:value-type="float" office:value="82.6929323375225" calcext:value-type="float">
            <text:p>82.6929323375225</text:p>
          </table:table-cell>
          <table:table-cell table:style-name="ce1" office:value-type="float" office:value="3.97337658796459" calcext:value-type="float">
            <text:p>3.97337658796459</text:p>
          </table:table-cell>
          <table:table-cell table:style-name="ce1" office:value-type="float" office:value="1.57126181875356" calcext:value-type="float">
            <text:p>1.57126181875356</text:p>
          </table:table-cell>
          <table:table-cell table:style-name="ce1" office:value-type="float" office:value="0.0918475" calcext:value-type="float">
            <text:p>0.09184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417367" calcext:value-type="float">
            <text:p>0.8417367</text:p>
          </table:table-cell>
          <table:table-cell table:style-name="ce1" office:value-type="float" office:value="1.17962105338165" calcext:value-type="float">
            <text:p>1.17962105338165</text:p>
          </table:table-cell>
          <table:table-cell table:style-name="ce1" office:value-type="float" office:value="2.8081045" calcext:value-type="float">
            <text:p>2.8081045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67.8571428571429" calcext:value-type="float">
            <text:p>67.8571428571429</text:p>
          </table:table-cell>
          <table:table-cell table:style-name="ce1" office:value-type="float" office:value="30.3571428571429" calcext:value-type="float">
            <text:p>30.3571428571429</text:p>
          </table:table-cell>
          <table:table-cell table:style-name="ce1" office:value-type="string" calcext:value-type="string">
            <text:p>/glade/u/home/adamhb/ahb_params/fates_api_25/ensembles/CZ2_trans_110923_01/ca_5pfts_100523_0029.nc</text:p>
          </table:table-cell>
          <table:table-cell table:style-name="ce1" office:value-type="float" office:value="62.1074496889179" calcext:value-type="float">
            <text:p>62.107449688917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TAN_equilibrium_111023_01_-17e2acb6a_FATES-8a054a12_0029</text:p>
          </table:table-cell>
          <table:table-cell table:style-name="ce1" office:value-type="float" office:value="12.6861352920532" calcext:value-type="float">
            <text:p>12.68613529205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33014080998949" calcext:value-type="float">
            <text:p>0.233014080998949</text:p>
          </table:table-cell>
          <table:table-cell table:style-name="ce1" office:value-type="float" office:value="45.97245" calcext:value-type="float">
            <text:p>45.97245</text:p>
          </table:table-cell>
          <table:table-cell table:style-name="ce1" office:value-type="float" office:value="5.183424" calcext:value-type="float">
            <text:p>5.183424</text:p>
          </table:table-cell>
          <table:table-cell table:style-name="ce1" office:value-type="float" office:value="40.705517" calcext:value-type="float">
            <text:p>40.705517</text:p>
          </table:table-cell>
          <table:table-cell table:style-name="ce1" office:value-type="float" office:value="0.07500896" calcext:value-type="float">
            <text:p>0.07500896</text:p>
          </table:table-cell>
          <table:table-cell table:style-name="ce1" office:value-type="float" office:value="0.0085035805" calcext:value-type="float">
            <text:p>0.0085035805</text:p>
          </table:table-cell>
          <table:table-cell table:style-name="ce1" office:value-type="float" office:value="0.0036840728" calcext:value-type="float">
            <text:p>0.0036840728</text:p>
          </table:table-cell>
          <table:table-cell table:style-name="ce1" office:value-type="float" office:value="0.003487388" calcext:value-type="float">
            <text:p>0.003487388</text:p>
          </table:table-cell>
          <table:table-cell table:style-name="ce1" office:value-type="float" office:value="440.872274339199" calcext:value-type="float">
            <text:p>440.872274339199</text:p>
          </table:table-cell>
          <table:table-cell table:style-name="ce1" office:value-type="float" office:value="125.62963180244" calcext:value-type="float">
            <text:p>125.62963180244</text:p>
          </table:table-cell>
          <table:table-cell table:style-name="ce1" office:value-type="float" office:value="40.1598121970892" calcext:value-type="float">
            <text:p>40.1598121970892</text:p>
          </table:table-cell>
          <table:table-cell table:style-name="ce1" office:value-type="float" office:value="3.81998514058068" calcext:value-type="float">
            <text:p>3.81998514058068</text:p>
          </table:table-cell>
          <table:table-cell table:style-name="ce1" office:value-type="float" office:value="0.0762584932090248" calcext:value-type="float">
            <text:p>0.076258493209025</text:p>
          </table:table-cell>
          <table:table-cell table:style-name="ce1" office:value-type="float" office:value="0.20584308" calcext:value-type="float">
            <text:p>0.205843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7442624" calcext:value-type="float">
            <text:p>0.057442624</text:p>
          </table:table-cell>
          <table:table-cell table:style-name="ce1" office:value-type="float" office:value="1.01598788108959" calcext:value-type="float">
            <text:p>1.01598788108959</text:p>
          </table:table-cell>
          <table:table-cell table:style-name="ce1" office:value-type="float" office:value="2.0415258" calcext:value-type="float">
            <text:p>2.0415258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11.1111111111111" calcext:value-type="float">
            <text:p>11.1111111111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9.nc</text:p>
          </table:table-cell>
          <table:table-cell table:style-name="ce1" office:value-type="float" office:value="62.1074496889179" calcext:value-type="float">
            <text:p>62.107449688917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TAN_equilibrium_111023_01_-17e2acb6a_FATES-8a054a12_0029</text:p>
          </table:table-cell>
          <table:table-cell table:style-name="ce1" office:value-type="float" office:value="12.6861352920532" calcext:value-type="float">
            <text:p>12.68613529205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33014080998949" calcext:value-type="float">
            <text:p>0.233014080998949</text:p>
          </table:table-cell>
          <table:table-cell table:style-name="ce1" office:value-type="float" office:value="45.97245" calcext:value-type="float">
            <text:p>45.97245</text:p>
          </table:table-cell>
          <table:table-cell table:style-name="ce1" office:value-type="float" office:value="5.183424" calcext:value-type="float">
            <text:p>5.183424</text:p>
          </table:table-cell>
          <table:table-cell table:style-name="ce1" office:value-type="float" office:value="40.705517" calcext:value-type="float">
            <text:p>40.705517</text:p>
          </table:table-cell>
          <table:table-cell table:style-name="ce1" office:value-type="float" office:value="0.07500896" calcext:value-type="float">
            <text:p>0.07500896</text:p>
          </table:table-cell>
          <table:table-cell table:style-name="ce1" office:value-type="float" office:value="0.0085035805" calcext:value-type="float">
            <text:p>0.0085035805</text:p>
          </table:table-cell>
          <table:table-cell table:style-name="ce1" office:value-type="float" office:value="0.0036840728" calcext:value-type="float">
            <text:p>0.0036840728</text:p>
          </table:table-cell>
          <table:table-cell table:style-name="ce1" office:value-type="float" office:value="0.003487388" calcext:value-type="float">
            <text:p>0.003487388</text:p>
          </table:table-cell>
          <table:table-cell table:style-name="ce1" office:value-type="float" office:value="440.872274339199" calcext:value-type="float">
            <text:p>440.872274339199</text:p>
          </table:table-cell>
          <table:table-cell table:style-name="ce1" office:value-type="float" office:value="125.62963180244" calcext:value-type="float">
            <text:p>125.62963180244</text:p>
          </table:table-cell>
          <table:table-cell table:style-name="ce1" office:value-type="float" office:value="40.1598121970892" calcext:value-type="float">
            <text:p>40.1598121970892</text:p>
          </table:table-cell>
          <table:table-cell table:style-name="ce1" office:value-type="float" office:value="3.81998514058068" calcext:value-type="float">
            <text:p>3.81998514058068</text:p>
          </table:table-cell>
          <table:table-cell table:style-name="ce1" office:value-type="float" office:value="0.0762584932090248" calcext:value-type="float">
            <text:p>0.076258493209025</text:p>
          </table:table-cell>
          <table:table-cell table:style-name="ce1" office:value-type="float" office:value="0.20584308" calcext:value-type="float">
            <text:p>0.205843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7442624" calcext:value-type="float">
            <text:p>0.057442624</text:p>
          </table:table-cell>
          <table:table-cell table:style-name="ce1" office:value-type="float" office:value="1.01598788108959" calcext:value-type="float">
            <text:p>1.01598788108959</text:p>
          </table:table-cell>
          <table:table-cell table:style-name="ce1" office:value-type="float" office:value="2.0415258" calcext:value-type="float">
            <text:p>2.0415258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11.1111111111111" calcext:value-type="float">
            <text:p>11.1111111111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9.nc</text:p>
          </table:table-cell>
          <table:table-cell table:style-name="ce1" office:value-type="float" office:value="62.1074496889179" calcext:value-type="float">
            <text:p>62.1074496889179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style-name="ce1" office:value-type="float" office:value="4.9230666063952" calcext:value-type="float">
            <text:p>4.9230666063952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Z2_equilibrium_110323_01_-17e2acb6a_FATES-8a054a12_0006</text:p>
          </table:table-cell>
          <table:table-cell table:style-name="ce1" office:value-type="string" calcext:value-type="string">
            <text:p>CZ2_trans_110923_0044</text:p>
          </table:table-cell>
          <table:table-cell table:style-name="ce1" office:value-type="float" office:value="3.56370045996531" calcext:value-type="float">
            <text:p>3.56370045996531</text:p>
          </table:table-cell>
          <table:table-cell table:style-name="ce1" office:value-type="float" office:value="4.10499572753906" calcext:value-type="float">
            <text:p>4.104995727539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53913638520434" calcext:value-type="float">
            <text:p>0.453913638520434</text:p>
          </table:table-cell>
          <table:table-cell table:style-name="ce1" office:value-type="float" office:value="14.366548" calcext:value-type="float">
            <text:p>14.366548</text:p>
          </table:table-cell>
          <table:table-cell table:style-name="ce1" office:value-type="float" office:value="14.193523" calcext:value-type="float">
            <text:p>14.193523</text:p>
          </table:table-cell>
          <table:table-cell table:style-name="ce1" office:value-type="float" office:value="0.13291742" calcext:value-type="float">
            <text:p>0.13291742</text:p>
          </table:table-cell>
          <table:table-cell table:style-name="ce1" office:value-type="float" office:value="0.014941294" calcext:value-type="float">
            <text:p>0.014941294</text:p>
          </table:table-cell>
          <table:table-cell table:style-name="ce1" office:value-type="float" office:value="0.025165332" calcext:value-type="float">
            <text:p>0.025165332</text:p>
          </table:table-cell>
          <table:table-cell table:style-name="ce1" office:value-type="float" office:value="1.1453339" calcext:value-type="float">
            <text:p>1.1453339</text:p>
          </table:table-cell>
          <table:table-cell table:style-name="ce1" office:value-type="float" office:value="0.4823577" calcext:value-type="float">
            <text:p>0.4823577</text:p>
          </table:table-cell>
          <table:table-cell table:style-name="ce1" office:value-type="float" office:value="424.129813909531" calcext:value-type="float">
            <text:p>424.129813909531</text:p>
          </table:table-cell>
          <table:table-cell table:style-name="ce1" office:value-type="float" office:value="19.4510829169303" calcext:value-type="float">
            <text:p>19.4510829169303</text:p>
          </table:table-cell>
          <table:table-cell table:style-name="ce1" office:value-type="float" office:value="1.50364969158545" calcext:value-type="float">
            <text:p>1.50364969158545</text:p>
          </table:table-cell>
          <table:table-cell table:style-name="ce1" office:value-type="float" office:value="0.867073686094955" calcext:value-type="float">
            <text:p>0.867073686094955</text:p>
          </table:table-cell>
          <table:table-cell table:style-name="ce1" office:value-type="float" office:value="0.84209103079047" calcext:value-type="float">
            <text:p>0.84209103079047</text:p>
          </table:table-cell>
          <table:table-cell table:style-name="ce1" office:value-type="float" office:value="1.3048235" calcext:value-type="float">
            <text:p>1.3048235</text:p>
          </table:table-cell>
          <table:table-cell table:style-name="ce1" office:value-type="float" office:value="7.1416936" calcext:value-type="float">
            <text:p>7.1416936</text:p>
          </table:table-cell>
          <table:table-cell table:style-name="ce1" office:value-type="float" office:value="13.066479" calcext:value-type="float">
            <text:p>13.066479</text:p>
          </table:table-cell>
          <table:table-cell table:style-name="ce1" office:value-type="float" office:value="0.950165221638599" calcext:value-type="float">
            <text:p>0.950165221638599</text:p>
          </table:table-cell>
          <table:table-cell table:style-name="ce1" office:value-type="float" office:value="1.2508368" calcext:value-type="float">
            <text:p>1.2508368</text:p>
          </table:table-cell>
          <table:table-cell table:style-name="ce1" office:value-type="string" calcext:value-type="string">
            <text:p>/glade/u/home/adamhb/ahb_params/fates_api_25/ensembles/CZ2_equilibrium_110323_01/CZ2_equilibrium_110323_0006.nc</text:p>
          </table:table-cell>
          <table:table-cell table:style-name="ce1" office:value-type="float" office:value="66.8488986559614" calcext:value-type="float">
            <text:p>66.8488986559614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.1428571428571" calcext:value-type="float">
            <text:p>12.1428571428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Z2_trans_1950_2020_111223_-17e2acb6a_FATES-8a054a12_0044</text:p>
          </table:table-cell>
          <table:table-cell table:style-name="ce1" office:value-type="float" office:value="10.3921213150024" calcext:value-type="float">
            <text:p>10.39212131500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10307862789134" calcext:value-type="float">
            <text:p>0.310307862789134</text:p>
          </table:table-cell>
          <table:table-cell table:style-name="ce1" office:value-type="float" office:value="37.58277" calcext:value-type="float">
            <text:p>37.58277</text:p>
          </table:table-cell>
          <table:table-cell table:style-name="ce1" office:value-type="float" office:value="36.020218" calcext:value-type="float">
            <text:p>36.020218</text:p>
          </table:table-cell>
          <table:table-cell table:style-name="ce1" office:value-type="float" office:value="1.5480297" calcext:value-type="float">
            <text:p>1.5480297</text:p>
          </table:table-cell>
          <table:table-cell table:style-name="ce1" office:value-type="float" office:value="0.004433044" calcext:value-type="float">
            <text:p>0.004433044</text:p>
          </table:table-cell>
          <table:table-cell table:style-name="ce1" office:value-type="float" office:value="0.010091564" calcext:value-type="float">
            <text:p>0.010091564</text:p>
          </table:table-cell>
          <table:table-cell table:style-name="ce1" office:value-type="float" office:value="0.3621769" calcext:value-type="float">
            <text:p>0.3621769</text:p>
          </table:table-cell>
          <table:table-cell table:style-name="ce1" office:value-type="float" office:value="0.08932651" calcext:value-type="float">
            <text:p>0.08932651</text:p>
          </table:table-cell>
          <table:table-cell table:style-name="ce1" office:value-type="float" office:value="443.362258374691" calcext:value-type="float">
            <text:p>443.362258374691</text:p>
          </table:table-cell>
          <table:table-cell table:style-name="ce1" office:value-type="float" office:value="52.029681392014" calcext:value-type="float">
            <text:p>52.029681392014</text:p>
          </table:table-cell>
          <table:table-cell table:style-name="ce1" office:value-type="float" office:value="33.801794052124" calcext:value-type="float">
            <text:p>33.801794052124</text:p>
          </table:table-cell>
          <table:table-cell table:style-name="ce1" office:value-type="float" office:value="19.3616899196059" calcext:value-type="float">
            <text:p>19.3616899196059</text:p>
          </table:table-cell>
          <table:table-cell table:style-name="ce1" office:value-type="float" office:value="0.747022568248212" calcext:value-type="float">
            <text:p>0.747022568248212</text:p>
          </table:table-cell>
          <table:table-cell table:style-name="ce1" office:value-type="float" office:value="0.099653445" calcext:value-type="float">
            <text:p>0.099653445</text:p>
          </table:table-cell>
          <table:table-cell table:style-name="ce1" office:value-type="float" office:value="0.09263735" calcext:value-type="float">
            <text:p>0.09263735</text:p>
          </table:table-cell>
          <table:table-cell table:style-name="ce1" office:value-type="float" office:value="4.5673285" calcext:value-type="float">
            <text:p>4.5673285</text:p>
          </table:table-cell>
          <table:table-cell table:style-name="ce1" office:value-type="float" office:value="1.1751608055306" calcext:value-type="float">
            <text:p>1.1751608055306</text:p>
          </table:table-cell>
          <table:table-cell table:style-name="ce1" office:value-type="float" office:value="1.5386629" calcext:value-type="float">
            <text:p>1.5386629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61.9469026548673" calcext:value-type="float">
            <text:p>61.9469026548673</text:p>
          </table:table-cell>
          <table:table-cell table:style-name="ce1" office:value-type="float" office:value="16.8141592920354" calcext:value-type="float">
            <text:p>16.8141592920354</text:p>
          </table:table-cell>
          <table:table-cell table:style-name="ce1" office:value-type="string" calcext:value-type="string">
            <text:p>/glade/u/home/adamhb/ahb_params/fates_api_25/ensembles/CZ2_trans_110923_01/ca_5pfts_100523_0044.nc</text:p>
          </table:table-cell>
          <table:table-cell table:style-name="ce1" office:value-type="float" office:value="66.8488986559614" calcext:value-type="float">
            <text:p>66.84889865596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TAN_equilibrium_111023_01_-17e2acb6a_FATES-8a054a12_0044</text:p>
          </table:table-cell>
          <table:table-cell table:style-name="ce1" office:value-type="float" office:value="23.2035179138184" calcext:value-type="float">
            <text:p>23.2035179138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9622540307749" calcext:value-type="float">
            <text:p>0.189622540307749</text:p>
          </table:table-cell>
          <table:table-cell table:style-name="ce1" office:value-type="float" office:value="60.77665" calcext:value-type="float">
            <text:p>60.77665</text:p>
          </table:table-cell>
          <table:table-cell table:style-name="ce1" office:value-type="float" office:value="59.09924" calcext:value-type="float">
            <text:p>59.09924</text:p>
          </table:table-cell>
          <table:table-cell table:style-name="ce1" office:value-type="float" office:value="1.3974811" calcext:value-type="float">
            <text:p>1.3974811</text:p>
          </table:table-cell>
          <table:table-cell table:style-name="ce1" office:value-type="float" office:value="0.051930636" calcext:value-type="float">
            <text:p>0.051930636</text:p>
          </table:table-cell>
          <table:table-cell table:style-name="ce1" office:value-type="float" office:value="0.22800112" calcext:value-type="float">
            <text:p>0.22800112</text:p>
          </table:table-cell>
          <table:table-cell table:style-name="ce1" office:value-type="float" office:value="0.1533387" calcext:value-type="float">
            <text:p>0.1533387</text:p>
          </table:table-cell>
          <table:table-cell table:style-name="ce1" office:value-type="float" office:value="0.104911014" calcext:value-type="float">
            <text:p>0.104911014</text:p>
          </table:table-cell>
          <table:table-cell table:style-name="ce1" office:value-type="float" office:value="177.503526210785" calcext:value-type="float">
            <text:p>177.503526210785</text:p>
          </table:table-cell>
          <table:table-cell table:style-name="ce1" office:value-type="float" office:value="90.0502968579531" calcext:value-type="float">
            <text:p>90.0502968579531</text:p>
          </table:table-cell>
          <table:table-cell table:style-name="ce1" office:value-type="float" office:value="83.6191233247519" calcext:value-type="float">
            <text:p>83.6191233247519</text:p>
          </table:table-cell>
          <table:table-cell table:style-name="ce1" office:value-type="float" office:value="81.9552317261696" calcext:value-type="float">
            <text:p>81.9552317261696</text:p>
          </table:table-cell>
          <table:table-cell table:style-name="ce1" office:value-type="float" office:value="1.87072742846794" calcext:value-type="float">
            <text:p>1.87072742846794</text:p>
          </table:table-cell>
          <table:table-cell table:style-name="ce1" office:value-type="float" office:value="13.316481" calcext:value-type="float">
            <text:p>13.316481</text:p>
          </table:table-cell>
          <table:table-cell table:style-name="ce1" office:value-type="float" office:value="0.016319321" calcext:value-type="float">
            <text:p>0.016319321</text:p>
          </table:table-cell>
          <table:table-cell table:style-name="ce1" office:value-type="float" office:value="2.5743854" calcext:value-type="float">
            <text:p>2.5743854</text:p>
          </table:table-cell>
          <table:table-cell table:style-name="ce1" office:value-type="float" office:value="1.10168816559053" calcext:value-type="float">
            <text:p>1.10168816559053</text:p>
          </table:table-cell>
          <table:table-cell table:style-name="ce1" office:value-type="float" office:value="1.26052" calcext:value-type="float">
            <text:p>1.26052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7.35294117647059" calcext:value-type="float">
            <text:p>7.352941176470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4.nc</text:p>
          </table:table-cell>
          <table:table-cell table:style-name="ce1" office:value-type="float" office:value="66.8488986559614" calcext:value-type="float">
            <text:p>66.84889865596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TAN_equilibrium_111023_01_-17e2acb6a_FATES-8a054a12_0044</text:p>
          </table:table-cell>
          <table:table-cell table:style-name="ce1" office:value-type="float" office:value="23.2035179138184" calcext:value-type="float">
            <text:p>23.2035179138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9622540307749" calcext:value-type="float">
            <text:p>0.189622540307749</text:p>
          </table:table-cell>
          <table:table-cell table:style-name="ce1" office:value-type="float" office:value="60.77665" calcext:value-type="float">
            <text:p>60.77665</text:p>
          </table:table-cell>
          <table:table-cell table:style-name="ce1" office:value-type="float" office:value="59.09924" calcext:value-type="float">
            <text:p>59.09924</text:p>
          </table:table-cell>
          <table:table-cell table:style-name="ce1" office:value-type="float" office:value="1.3974811" calcext:value-type="float">
            <text:p>1.3974811</text:p>
          </table:table-cell>
          <table:table-cell table:style-name="ce1" office:value-type="float" office:value="0.051930636" calcext:value-type="float">
            <text:p>0.051930636</text:p>
          </table:table-cell>
          <table:table-cell table:style-name="ce1" office:value-type="float" office:value="0.22800112" calcext:value-type="float">
            <text:p>0.22800112</text:p>
          </table:table-cell>
          <table:table-cell table:style-name="ce1" office:value-type="float" office:value="0.1533387" calcext:value-type="float">
            <text:p>0.1533387</text:p>
          </table:table-cell>
          <table:table-cell table:style-name="ce1" office:value-type="float" office:value="0.104911014" calcext:value-type="float">
            <text:p>0.104911014</text:p>
          </table:table-cell>
          <table:table-cell table:style-name="ce1" office:value-type="float" office:value="177.503526210785" calcext:value-type="float">
            <text:p>177.503526210785</text:p>
          </table:table-cell>
          <table:table-cell table:style-name="ce1" office:value-type="float" office:value="90.0502968579531" calcext:value-type="float">
            <text:p>90.0502968579531</text:p>
          </table:table-cell>
          <table:table-cell table:style-name="ce1" office:value-type="float" office:value="83.6191233247519" calcext:value-type="float">
            <text:p>83.6191233247519</text:p>
          </table:table-cell>
          <table:table-cell table:style-name="ce1" office:value-type="float" office:value="81.9552317261696" calcext:value-type="float">
            <text:p>81.9552317261696</text:p>
          </table:table-cell>
          <table:table-cell table:style-name="ce1" office:value-type="float" office:value="1.87072742846794" calcext:value-type="float">
            <text:p>1.87072742846794</text:p>
          </table:table-cell>
          <table:table-cell table:style-name="ce1" office:value-type="float" office:value="13.316481" calcext:value-type="float">
            <text:p>13.316481</text:p>
          </table:table-cell>
          <table:table-cell table:style-name="ce1" office:value-type="float" office:value="0.016319321" calcext:value-type="float">
            <text:p>0.016319321</text:p>
          </table:table-cell>
          <table:table-cell table:style-name="ce1" office:value-type="float" office:value="2.5743854" calcext:value-type="float">
            <text:p>2.5743854</text:p>
          </table:table-cell>
          <table:table-cell table:style-name="ce1" office:value-type="float" office:value="1.10168816559053" calcext:value-type="float">
            <text:p>1.10168816559053</text:p>
          </table:table-cell>
          <table:table-cell table:style-name="ce1" office:value-type="float" office:value="1.26052" calcext:value-type="float">
            <text:p>1.26052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7.35294117647059" calcext:value-type="float">
            <text:p>7.352941176470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4.nc</text:p>
          </table:table-cell>
          <table:table-cell table:style-name="ce1" office:value-type="float" office:value="66.8488986559614" calcext:value-type="float">
            <text:p>66.8488986559614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92521080434925" calcext:value-type="float">
            <text:p>4.92521080434925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Z2_equilibrium_110523_07_-17e2acb6a_FATES-8a054a12_0019</text:p>
          </table:table-cell>
          <table:table-cell table:style-name="ce1" office:value-type="string" calcext:value-type="string">
            <text:p>CZ2_trans_110923_0046</text:p>
          </table:table-cell>
          <table:table-cell table:style-name="ce1" office:value-type="float" office:value="3.47646141409001" calcext:value-type="float">
            <text:p>3.47646141409001</text:p>
          </table:table-cell>
          <table:table-cell table:style-name="ce1" office:value-type="float" office:value="3.63914442062378" calcext:value-type="float">
            <text:p>3.639144420623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47944537285312" calcext:value-type="float">
            <text:p>0.447944537285312</text:p>
          </table:table-cell>
          <table:table-cell table:style-name="ce1" office:value-type="float" office:value="10.518396" calcext:value-type="float">
            <text:p>10.518396</text:p>
          </table:table-cell>
          <table:table-cell table:style-name="ce1" office:value-type="float" office:value="9.951385" calcext:value-type="float">
            <text:p>9.951385</text:p>
          </table:table-cell>
          <table:table-cell table:style-name="ce1" office:value-type="float" office:value="0.46945307" calcext:value-type="float">
            <text:p>0.46945307</text:p>
          </table:table-cell>
          <table:table-cell table:style-name="ce1" office:value-type="float" office:value="0.045465905" calcext:value-type="float">
            <text:p>0.045465905</text:p>
          </table:table-cell>
          <table:table-cell table:style-name="ce1" office:value-type="float" office:value="0.052093536" calcext:value-type="float">
            <text:p>0.052093536</text:p>
          </table:table-cell>
          <table:table-cell table:style-name="ce1" office:value-type="float" office:value="1.2591228" calcext:value-type="float">
            <text:p>1.2591228</text:p>
          </table:table-cell>
          <table:table-cell table:style-name="ce1" office:value-type="float" office:value="0.742301" calcext:value-type="float">
            <text:p>0.742301</text:p>
          </table:table-cell>
          <table:table-cell table:style-name="ce1" office:value-type="float" office:value="151.067525148392" calcext:value-type="float">
            <text:p>151.067525148392</text:p>
          </table:table-cell>
          <table:table-cell table:style-name="ce1" office:value-type="float" office:value="8.75488272868097" calcext:value-type="float">
            <text:p>8.75488272868097</text:p>
          </table:table-cell>
          <table:table-cell table:style-name="ce1" office:value-type="float" office:value="6.34063850156963" calcext:value-type="float">
            <text:p>6.34063850156963</text:p>
          </table:table-cell>
          <table:table-cell table:style-name="ce1" office:value-type="float" office:value="6.30822964012623" calcext:value-type="float">
            <text:p>6.30822964012623</text:p>
          </table:table-cell>
          <table:table-cell table:style-name="ce1" office:value-type="float" office:value="1.06322673673276" calcext:value-type="float">
            <text:p>1.06322673673276</text:p>
          </table:table-cell>
          <table:table-cell table:style-name="ce1" office:value-type="float" office:value="2.327767" calcext:value-type="float">
            <text:p>2.327767</text:p>
          </table:table-cell>
          <table:table-cell table:style-name="ce1" office:value-type="float" office:value="0.0028803276" calcext:value-type="float">
            <text:p>0.0028803276</text:p>
          </table:table-cell>
          <table:table-cell table:style-name="ce1" office:value-type="float" office:value="20.623878" calcext:value-type="float">
            <text:p>20.623878</text:p>
          </table:table-cell>
          <table:table-cell table:style-name="ce1" office:value-type="float" office:value="0.91646906307119" calcext:value-type="float">
            <text:p>0.91646906307119</text:p>
          </table:table-cell>
          <table:table-cell table:style-name="ce1" office:value-type="float" office:value="1.1815166" calcext:value-type="float">
            <text:p>1.1815166</text:p>
          </table:table-cell>
          <table:table-cell table:style-name="ce1" office:value-type="string" calcext:value-type="string">
            <text:p>/glade/u/home/adamhb/ahb_params/fates_api_25/ensembles/CZ2_equilibrium_110523_07/CZ2_equilibrium_110523_0019.nc</text:p>
          </table:table-cell>
          <table:table-cell table:style-name="ce1" office:value-type="float" office:value="63.2487084670007" calcext:value-type="float">
            <text:p>63.24870846700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6.027397260274" calcext:value-type="float">
            <text:p>26.027397260274</text:p>
          </table:table-cell>
          <table:table-cell table:style-name="ce1" office:value-type="float" office:value="3.42465753424658" calcext:value-type="float">
            <text:p>3.4246575342465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Z2_trans_1950_2020_111223_-17e2acb6a_FATES-8a054a12_0046</text:p>
          </table:table-cell>
          <table:table-cell table:style-name="ce1" office:value-type="float" office:value="20.2540626525879" calcext:value-type="float">
            <text:p>20.25406265258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8760040429228" calcext:value-type="float">
            <text:p>0.258760040429228</text:p>
          </table:table-cell>
          <table:table-cell table:style-name="ce1" office:value-type="float" office:value="65.53746" calcext:value-type="float">
            <text:p>65.53746</text:p>
          </table:table-cell>
          <table:table-cell table:style-name="ce1" office:value-type="float" office:value="57.951447" calcext:value-type="float">
            <text:p>57.951447</text:p>
          </table:table-cell>
          <table:table-cell table:style-name="ce1" office:value-type="float" office:value="7.3363876" calcext:value-type="float">
            <text:p>7.3363876</text:p>
          </table:table-cell>
          <table:table-cell table:style-name="ce1" office:value-type="float" office:value="0.24833867" calcext:value-type="float">
            <text:p>0.24833867</text:p>
          </table:table-cell>
          <table:table-cell table:style-name="ce1" office:value-type="float" office:value="0.0012883601" calcext:value-type="float">
            <text:p>0.0012883601</text:p>
          </table:table-cell>
          <table:table-cell table:style-name="ce1" office:value-type="float" office:value="0.030237244" calcext:value-type="float">
            <text:p>0.030237244</text:p>
          </table:table-cell>
          <table:table-cell table:style-name="ce1" office:value-type="float" office:value="0.012152944" calcext:value-type="float">
            <text:p>0.012152944</text:p>
          </table:table-cell>
          <table:table-cell table:style-name="ce1" office:value-type="float" office:value="251.509118825197" calcext:value-type="float">
            <text:p>251.509118825197</text:p>
          </table:table-cell>
          <table:table-cell table:style-name="ce1" office:value-type="float" office:value="142.286689952016" calcext:value-type="float">
            <text:p>142.286689952016</text:p>
          </table:table-cell>
          <table:table-cell table:style-name="ce1" office:value-type="float" office:value="92.3900492489338" calcext:value-type="float">
            <text:p>92.3900492489338</text:p>
          </table:table-cell>
          <table:table-cell table:style-name="ce1" office:value-type="float" office:value="68.9806835725904" calcext:value-type="float">
            <text:p>68.9806835725904</text:p>
          </table:table-cell>
          <table:table-cell table:style-name="ce1" office:value-type="float" office:value="3.6927530891262" calcext:value-type="float">
            <text:p>3.6927530891262</text:p>
          </table:table-cell>
          <table:table-cell table:style-name="ce1" office:value-type="float" office:value="0.026530571" calcext:value-type="float">
            <text:p>0.026530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31693" calcext:value-type="float">
            <text:p>0.4931693</text:p>
          </table:table-cell>
          <table:table-cell table:style-name="ce1" office:value-type="float" office:value="1.22351690583855" calcext:value-type="float">
            <text:p>1.22351690583855</text:p>
          </table:table-cell>
          <table:table-cell table:style-name="ce1" office:value-type="float" office:value="1.1766157" calcext:value-type="float">
            <text:p>1.1766157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42.2018348623853" calcext:value-type="float">
            <text:p>42.2018348623853</text:p>
          </table:table-cell>
          <table:table-cell table:style-name="ce1" office:value-type="float" office:value="1.8348623853211" calcext:value-type="float">
            <text:p>1.8348623853211</text:p>
          </table:table-cell>
          <table:table-cell table:style-name="ce1" office:value-type="string" calcext:value-type="string">
            <text:p>/glade/u/home/adamhb/ahb_params/fates_api_25/ensembles/CZ2_trans_110923_01/ca_5pfts_100523_0046.nc</text:p>
          </table:table-cell>
          <table:table-cell table:style-name="ce1" office:value-type="float" office:value="63.2487084670007" calcext:value-type="float">
            <text:p>63.248708467000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STAN_equilibrium_111023_01_-17e2acb6a_FATES-8a054a12_0046</text:p>
          </table:table-cell>
          <table:table-cell table:style-name="ce1" office:value-type="float" office:value="21.3682632446289" calcext:value-type="float">
            <text:p>21.36826324462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46913979665759" calcext:value-type="float">
            <text:p>0.246913979665759</text:p>
          </table:table-cell>
          <table:table-cell table:style-name="ce1" office:value-type="float" office:value="65.77005" calcext:value-type="float">
            <text:p>65.77005</text:p>
          </table:table-cell>
          <table:table-cell table:style-name="ce1" office:value-type="float" office:value="57.075188" calcext:value-type="float">
            <text:p>57.075188</text:p>
          </table:table-cell>
          <table:table-cell table:style-name="ce1" office:value-type="float" office:value="8.662792" calcext:value-type="float">
            <text:p>8.662792</text:p>
          </table:table-cell>
          <table:table-cell table:style-name="ce1" office:value-type="float" office:value="0.03151483" calcext:value-type="float">
            <text:p>0.03151483</text:p>
          </table:table-cell>
          <table:table-cell table:style-name="ce1" office:value-type="float" office:value="0.0005589774" calcext:value-type="float">
            <text:p>0.0005589774</text:p>
          </table:table-cell>
          <table:table-cell table:style-name="ce1" office:value-type="float" office:value="0.0025648586" calcext:value-type="float">
            <text:p>0.0025648586</text:p>
          </table:table-cell>
          <table:table-cell table:style-name="ce1" office:value-type="float" office:value="0.0019092336" calcext:value-type="float">
            <text:p>0.0019092336</text:p>
          </table:table-cell>
          <table:table-cell table:style-name="ce1" office:value-type="float" office:value="332.241505384445" calcext:value-type="float">
            <text:p>332.241505384445</text:p>
          </table:table-cell>
          <table:table-cell table:style-name="ce1" office:value-type="float" office:value="103.072542697191" calcext:value-type="float">
            <text:p>103.072542697191</text:p>
          </table:table-cell>
          <table:table-cell table:style-name="ce1" office:value-type="float" office:value="76.7364120110869" calcext:value-type="float">
            <text:p>76.7364120110869</text:p>
          </table:table-cell>
          <table:table-cell table:style-name="ce1" office:value-type="float" office:value="59.8772382363677" calcext:value-type="float">
            <text:p>59.8772382363677</text:p>
          </table:table-cell>
          <table:table-cell table:style-name="ce1" office:value-type="float" office:value="18.9404690172523" calcext:value-type="float">
            <text:p>18.94046901725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8184436" calcext:value-type="float">
            <text:p>0.028184436</text:p>
          </table:table-cell>
          <table:table-cell table:style-name="ce1" office:value-type="float" office:value="1.23259873680581" calcext:value-type="float">
            <text:p>1.23259873680581</text:p>
          </table:table-cell>
          <table:table-cell table:style-name="ce1" office:value-type="float" office:value="1.1548729" calcext:value-type="float">
            <text:p>1.1548729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5.97014925373134" calcext:value-type="float">
            <text:p>5.97014925373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6.nc</text:p>
          </table:table-cell>
          <table:table-cell table:style-name="ce1" office:value-type="float" office:value="63.2487084670007" calcext:value-type="float">
            <text:p>63.248708467000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STAN_equilibrium_111023_01_-17e2acb6a_FATES-8a054a12_0046</text:p>
          </table:table-cell>
          <table:table-cell table:style-name="ce1" office:value-type="float" office:value="21.3682632446289" calcext:value-type="float">
            <text:p>21.36826324462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46913979665759" calcext:value-type="float">
            <text:p>0.246913979665759</text:p>
          </table:table-cell>
          <table:table-cell table:style-name="ce1" office:value-type="float" office:value="65.77005" calcext:value-type="float">
            <text:p>65.77005</text:p>
          </table:table-cell>
          <table:table-cell table:style-name="ce1" office:value-type="float" office:value="57.075188" calcext:value-type="float">
            <text:p>57.075188</text:p>
          </table:table-cell>
          <table:table-cell table:style-name="ce1" office:value-type="float" office:value="8.662792" calcext:value-type="float">
            <text:p>8.662792</text:p>
          </table:table-cell>
          <table:table-cell table:style-name="ce1" office:value-type="float" office:value="0.03151483" calcext:value-type="float">
            <text:p>0.03151483</text:p>
          </table:table-cell>
          <table:table-cell table:style-name="ce1" office:value-type="float" office:value="0.0005589774" calcext:value-type="float">
            <text:p>0.0005589774</text:p>
          </table:table-cell>
          <table:table-cell table:style-name="ce1" office:value-type="float" office:value="0.0025648586" calcext:value-type="float">
            <text:p>0.0025648586</text:p>
          </table:table-cell>
          <table:table-cell table:style-name="ce1" office:value-type="float" office:value="0.0019092336" calcext:value-type="float">
            <text:p>0.0019092336</text:p>
          </table:table-cell>
          <table:table-cell table:style-name="ce1" office:value-type="float" office:value="332.241505384445" calcext:value-type="float">
            <text:p>332.241505384445</text:p>
          </table:table-cell>
          <table:table-cell table:style-name="ce1" office:value-type="float" office:value="103.072542697191" calcext:value-type="float">
            <text:p>103.072542697191</text:p>
          </table:table-cell>
          <table:table-cell table:style-name="ce1" office:value-type="float" office:value="76.7364120110869" calcext:value-type="float">
            <text:p>76.7364120110869</text:p>
          </table:table-cell>
          <table:table-cell table:style-name="ce1" office:value-type="float" office:value="59.8772382363677" calcext:value-type="float">
            <text:p>59.8772382363677</text:p>
          </table:table-cell>
          <table:table-cell table:style-name="ce1" office:value-type="float" office:value="18.9404690172523" calcext:value-type="float">
            <text:p>18.94046901725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8184436" calcext:value-type="float">
            <text:p>0.028184436</text:p>
          </table:table-cell>
          <table:table-cell table:style-name="ce1" office:value-type="float" office:value="1.23259873680581" calcext:value-type="float">
            <text:p>1.23259873680581</text:p>
          </table:table-cell>
          <table:table-cell table:style-name="ce1" office:value-type="float" office:value="1.1548729" calcext:value-type="float">
            <text:p>1.1548729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5.97014925373134" calcext:value-type="float">
            <text:p>5.97014925373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6.nc</text:p>
          </table:table-cell>
          <table:table-cell table:style-name="ce1" office:value-type="float" office:value="63.2487084670007" calcext:value-type="float">
            <text:p>63.2487084670007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style-name="ce1" office:value-type="float" office:value="4.9350502176902" calcext:value-type="float">
            <text:p>4.9350502176902</text:p>
          </table:table-cell>
          <table:table-cell table:style-name="ce1" table:number-columns-repeated="898"/>
        </table:table-row>
        <table:table-row table:style-name="ro1"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Z2_equilibrium_110523_05_-17e2acb6a_FATES-8a054a12_0039</text:p>
          </table:table-cell>
          <table:table-cell table:style-name="ce1" office:value-type="string" calcext:value-type="string">
            <text:p>CZ2_trans_110923_0034</text:p>
          </table:table-cell>
          <table:table-cell table:style-name="ce1" office:value-type="float" office:value="3.68971895882325" calcext:value-type="float">
            <text:p>3.68971895882325</text:p>
          </table:table-cell>
          <table:table-cell table:style-name="ce1" office:value-type="float" office:value="2.13912987709045" calcext:value-type="float">
            <text:p>2.139129877090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1151655667099" calcext:value-type="float">
            <text:p>0.391151655667099</text:p>
          </table:table-cell>
          <table:table-cell table:style-name="ce1" office:value-type="float" office:value="5.1361165" calcext:value-type="float">
            <text:p>5.1361165</text:p>
          </table:table-cell>
          <table:table-cell table:style-name="ce1" office:value-type="float" office:value="0.28422517" calcext:value-type="float">
            <text:p>0.28422517</text:p>
          </table:table-cell>
          <table:table-cell table:style-name="ce1" office:value-type="float" office:value="4.6036925" calcext:value-type="float">
            <text:p>4.6036925</text:p>
          </table:table-cell>
          <table:table-cell table:style-name="ce1" office:value-type="float" office:value="0.05078726" calcext:value-type="float">
            <text:p>0.05078726</text:p>
          </table:table-cell>
          <table:table-cell table:style-name="ce1" office:value-type="float" office:value="0.19741167" calcext:value-type="float">
            <text:p>0.19741167</text:p>
          </table:table-cell>
          <table:table-cell table:style-name="ce1" office:value-type="float" office:value="0.7609774" calcext:value-type="float">
            <text:p>0.7609774</text:p>
          </table:table-cell>
          <table:table-cell table:style-name="ce1" office:value-type="float" office:value="0.5572063" calcext:value-type="float">
            <text:p>0.5572063</text:p>
          </table:table-cell>
          <table:table-cell table:style-name="ce1" office:value-type="float" office:value="92.272013425827" calcext:value-type="float">
            <text:p>92.272013425827</text:p>
          </table:table-cell>
          <table:table-cell table:style-name="ce1" office:value-type="float" office:value="6.17904355749488" calcext:value-type="float">
            <text:p>6.17904355749488</text:p>
          </table:table-cell>
          <table:table-cell table:style-name="ce1" office:value-type="float" office:value="0.0699957899996661" calcext:value-type="float">
            <text:p>0.069995789999666</text:p>
          </table:table-cell>
          <table:table-cell table:style-name="ce1" office:value-type="float" office:value="0.0035418298693912" calcext:value-type="float">
            <text:p>0.003541829869391</text:p>
          </table:table-cell>
          <table:table-cell table:style-name="ce1" office:value-type="float" office:value="0.0006176129829782" calcext:value-type="float">
            <text:p>0.000617612982978</text:p>
          </table:table-cell>
          <table:table-cell table:style-name="ce1" office:value-type="float" office:value="16.129105" calcext:value-type="float">
            <text:p>16.129105</text:p>
          </table:table-cell>
          <table:table-cell table:style-name="ce4" office:value-type="float" office:value="0.0000024815915" calcext:value-type="float">
            <text:p>2.48E-06</text:p>
          </table:table-cell>
          <table:table-cell table:style-name="ce1" office:value-type="float" office:value="17.702696" calcext:value-type="float">
            <text:p>17.702696</text:p>
          </table:table-cell>
          <table:table-cell table:style-name="ce1" office:value-type="float" office:value="0.826821050281978" calcext:value-type="float">
            <text:p>0.826821050281978</text:p>
          </table:table-cell>
          <table:table-cell table:style-name="ce1" office:value-type="float" office:value="0.93880224" calcext:value-type="float">
            <text:p>0.93880224</text:p>
          </table:table-cell>
          <table:table-cell table:style-name="ce1" office:value-type="string" calcext:value-type="string">
            <text:p>/glade/u/home/adamhb/ahb_params/fates_api_25/ensembles/CZ2_equilibrium_110523_05/CZ2_equilibrium_110523_0039.nc</text:p>
          </table:table-cell>
          <table:table-cell table:style-name="ce1" office:value-type="float" office:value="55.8878454493858" calcext:value-type="float">
            <text:p>55.8878454493858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10.7913669064748" calcext:value-type="float">
            <text:p>10.79136690647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Z2_trans_1950_2020_111223_-17e2acb6a_FATES-8a054a12_0034</text:p>
          </table:table-cell>
          <table:table-cell table:style-name="ce1" office:value-type="float" office:value="15.6890802383423" calcext:value-type="float">
            <text:p>15.6890802383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23077692341172" calcext:value-type="float">
            <text:p>0.052307769234117</text:p>
          </table:table-cell>
          <table:table-cell table:style-name="ce1" office:value-type="float" office:value="48.230328" calcext:value-type="float">
            <text:p>48.230328</text:p>
          </table:table-cell>
          <table:table-cell table:style-name="ce1" office:value-type="float" office:value="0.5103861" calcext:value-type="float">
            <text:p>0.5103861</text:p>
          </table:table-cell>
          <table:table-cell table:style-name="ce1" office:value-type="float" office:value="47.670185" calcext:value-type="float">
            <text:p>47.670185</text:p>
          </table:table-cell>
          <table:table-cell table:style-name="ce1" office:value-type="float" office:value="0.020175539" calcext:value-type="float">
            <text:p>0.020175539</text:p>
          </table:table-cell>
          <table:table-cell table:style-name="ce1" office:value-type="float" office:value="0.02958009" calcext:value-type="float">
            <text:p>0.02958009</text:p>
          </table:table-cell>
          <table:table-cell table:style-name="ce1" office:value-type="float" office:value="0.006684031" calcext:value-type="float">
            <text:p>0.006684031</text:p>
          </table:table-cell>
          <table:table-cell table:style-name="ce1" office:value-type="float" office:value="0.0057916767" calcext:value-type="float">
            <text:p>0.0057916767</text:p>
          </table:table-cell>
          <table:table-cell table:style-name="ce1" office:value-type="float" office:value="346.469171345234" calcext:value-type="float">
            <text:p>346.469171345234</text:p>
          </table:table-cell>
          <table:table-cell table:style-name="ce1" office:value-type="float" office:value="58.2691607996821" calcext:value-type="float">
            <text:p>58.2691607996821</text:p>
          </table:table-cell>
          <table:table-cell table:style-name="ce1" office:value-type="float" office:value="58.0694805830717" calcext:value-type="float">
            <text:p>58.0694805830717</text:p>
          </table:table-cell>
          <table:table-cell table:style-name="ce1" office:value-type="float" office:value="37.2845283709466" calcext:value-type="float">
            <text:p>37.2845283709466</text:p>
          </table:table-cell>
          <table:table-cell table:style-name="ce1" office:value-type="float" office:value="5.99636230617762" calcext:value-type="float">
            <text:p>5.99636230617762</text:p>
          </table:table-cell>
          <table:table-cell table:style-name="ce1" office:value-type="float" office:value="0.012282197" calcext:value-type="float">
            <text:p>0.012282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6050676" calcext:value-type="float">
            <text:p>0.116050676</text:p>
          </table:table-cell>
          <table:table-cell table:style-name="ce1" office:value-type="float" office:value="1.2419476672676" calcext:value-type="float">
            <text:p>1.2419476672676</text:p>
          </table:table-cell>
          <table:table-cell table:style-name="ce1" office:value-type="float" office:value="1.3546743" calcext:value-type="float">
            <text:p>1.354674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53.8461538461539" calcext:value-type="float">
            <text:p>53.8461538461539</text:p>
          </table:table-cell>
          <table:table-cell table:style-name="ce1" office:value-type="float" office:value="11.1111111111111" calcext:value-type="float">
            <text:p>11.1111111111111</text:p>
          </table:table-cell>
          <table:table-cell table:style-name="ce1" office:value-type="string" calcext:value-type="string">
            <text:p>/glade/u/home/adamhb/ahb_params/fates_api_25/ensembles/CZ2_trans_110923_01/ca_5pfts_100523_0034.nc</text:p>
          </table:table-cell>
          <table:table-cell table:style-name="ce1" office:value-type="float" office:value="55.8878454493858" calcext:value-type="float">
            <text:p>55.887845449385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TAN_equilibrium_111023_01_-17e2acb6a_FATES-8a054a12_0034</text:p>
          </table:table-cell>
          <table:table-cell table:style-name="ce1" office:value-type="float" office:value="12.1393241882324" calcext:value-type="float">
            <text:p>12.13932418823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488802403246868" calcext:value-type="float">
            <text:p>0.048880240324687</text:p>
          </table:table-cell>
          <table:table-cell table:style-name="ce1" office:value-type="float" office:value="39.157623" calcext:value-type="float">
            <text:p>39.157623</text:p>
          </table:table-cell>
          <table:table-cell table:style-name="ce1" office:value-type="float" office:value="0.5049801" calcext:value-type="float">
            <text:p>0.5049801</text:p>
          </table:table-cell>
          <table:table-cell table:style-name="ce1" office:value-type="float" office:value="38.60611" calcext:value-type="float">
            <text:p>38.60611</text:p>
          </table:table-cell>
          <table:table-cell table:style-name="ce1" office:value-type="float" office:value="0.044287976" calcext:value-type="float">
            <text:p>0.044287976</text:p>
          </table:table-cell>
          <table:table-cell table:style-name="ce1" office:value-type="float" office:value="0.0022448166" calcext:value-type="float">
            <text:p>0.0022448166</text:p>
          </table:table-cell>
          <table:table-cell table:style-name="ce4" office:value-type="float" office:value="0.0000905039" calcext:value-type="float">
            <text:p>9.05E-05</text:p>
          </table:table-cell>
          <table:table-cell table:style-name="ce4" office:value-type="float" office:value="0.000042648517" calcext:value-type="float">
            <text:p>4.26E-05</text:p>
          </table:table-cell>
          <table:table-cell table:style-name="ce1" office:value-type="float" office:value="320.453010499477" calcext:value-type="float">
            <text:p>320.453010499477</text:p>
          </table:table-cell>
          <table:table-cell table:style-name="ce1" office:value-type="float" office:value="41.1841785535216" calcext:value-type="float">
            <text:p>41.1841785535216</text:p>
          </table:table-cell>
          <table:table-cell table:style-name="ce1" office:value-type="float" office:value="40.3467006981373" calcext:value-type="float">
            <text:p>40.3467006981373</text:p>
          </table:table-cell>
          <table:table-cell table:style-name="ce1" office:value-type="float" office:value="33.5399503819644" calcext:value-type="float">
            <text:p>33.5399503819644</text:p>
          </table:table-cell>
          <table:table-cell table:style-name="ce1" office:value-type="float" office:value="5.08212076965719" calcext:value-type="float">
            <text:p>5.08212076965719</text:p>
          </table:table-cell>
          <table:table-cell table:style-name="ce1" office:value-type="float" office:value="0.13333674" calcext:value-type="float">
            <text:p>0.133336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18483" calcext:value-type="float">
            <text:p>0.00118483</text:p>
          </table:table-cell>
          <table:table-cell table:style-name="ce1" office:value-type="float" office:value="1.07074854327038" calcext:value-type="float">
            <text:p>1.07074854327038</text:p>
          </table:table-cell>
          <table:table-cell table:style-name="ce1" office:value-type="float" office:value="1.2082691" calcext:value-type="float">
            <text:p>1.2082691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2.85714285714286" calcext:value-type="float">
            <text:p>2.85714285714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4.nc</text:p>
          </table:table-cell>
          <table:table-cell table:style-name="ce1" office:value-type="float" office:value="55.8878454493858" calcext:value-type="float">
            <text:p>55.887845449385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TAN_equilibrium_111023_01_-17e2acb6a_FATES-8a054a12_0034</text:p>
          </table:table-cell>
          <table:table-cell table:style-name="ce1" office:value-type="float" office:value="12.1393241882324" calcext:value-type="float">
            <text:p>12.13932418823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488802403246868" calcext:value-type="float">
            <text:p>0.048880240324687</text:p>
          </table:table-cell>
          <table:table-cell table:style-name="ce1" office:value-type="float" office:value="39.157623" calcext:value-type="float">
            <text:p>39.157623</text:p>
          </table:table-cell>
          <table:table-cell table:style-name="ce1" office:value-type="float" office:value="0.5049801" calcext:value-type="float">
            <text:p>0.5049801</text:p>
          </table:table-cell>
          <table:table-cell table:style-name="ce1" office:value-type="float" office:value="38.60611" calcext:value-type="float">
            <text:p>38.60611</text:p>
          </table:table-cell>
          <table:table-cell table:style-name="ce1" office:value-type="float" office:value="0.044287976" calcext:value-type="float">
            <text:p>0.044287976</text:p>
          </table:table-cell>
          <table:table-cell table:style-name="ce1" office:value-type="float" office:value="0.0022448166" calcext:value-type="float">
            <text:p>0.0022448166</text:p>
          </table:table-cell>
          <table:table-cell table:style-name="ce4" office:value-type="float" office:value="0.0000905039" calcext:value-type="float">
            <text:p>9.05E-05</text:p>
          </table:table-cell>
          <table:table-cell table:style-name="ce4" office:value-type="float" office:value="0.000042648517" calcext:value-type="float">
            <text:p>4.26E-05</text:p>
          </table:table-cell>
          <table:table-cell table:style-name="ce1" office:value-type="float" office:value="320.453010499477" calcext:value-type="float">
            <text:p>320.453010499477</text:p>
          </table:table-cell>
          <table:table-cell table:style-name="ce1" office:value-type="float" office:value="41.1841785535216" calcext:value-type="float">
            <text:p>41.1841785535216</text:p>
          </table:table-cell>
          <table:table-cell table:style-name="ce1" office:value-type="float" office:value="40.3467006981373" calcext:value-type="float">
            <text:p>40.3467006981373</text:p>
          </table:table-cell>
          <table:table-cell table:style-name="ce1" office:value-type="float" office:value="33.5399503819644" calcext:value-type="float">
            <text:p>33.5399503819644</text:p>
          </table:table-cell>
          <table:table-cell table:style-name="ce1" office:value-type="float" office:value="5.08212076965719" calcext:value-type="float">
            <text:p>5.08212076965719</text:p>
          </table:table-cell>
          <table:table-cell table:style-name="ce1" office:value-type="float" office:value="0.13333674" calcext:value-type="float">
            <text:p>0.133336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18483" calcext:value-type="float">
            <text:p>0.00118483</text:p>
          </table:table-cell>
          <table:table-cell table:style-name="ce1" office:value-type="float" office:value="1.07074854327038" calcext:value-type="float">
            <text:p>1.07074854327038</text:p>
          </table:table-cell>
          <table:table-cell table:style-name="ce1" office:value-type="float" office:value="1.2082691" calcext:value-type="float">
            <text:p>1.2082691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2.85714285714286" calcext:value-type="float">
            <text:p>2.85714285714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4.nc</text:p>
          </table:table-cell>
          <table:table-cell table:style-name="ce1" office:value-type="float" office:value="55.8878454493858" calcext:value-type="float">
            <text:p>55.8878454493858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94709030655192" calcext:value-type="float">
            <text:p>4.94709030655192</text:p>
          </table:table-cell>
          <table:table-cell table:style-name="ce1" table:number-columns-repeated="89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Z2_equilibrium_110523_01_-17e2acb6a_FATES-8a054a12_0012</text:p>
          </table:table-cell>
          <table:table-cell office:value-type="string" calcext:value-type="string">
            <text:p>CZ2_trans_110923_0014</text:p>
          </table:table-cell>
          <table:table-cell office:value-type="float" office:value="3.40950439827449" calcext:value-type="float">
            <text:p>3.40950439827449</text:p>
          </table:table-cell>
          <table:table-cell office:value-type="float" office:value="9.76545715332031" calcext:value-type="float">
            <text:p>9.76545715332031</text:p>
          </table:table-cell>
          <table:table-cell office:value-type="float" office:value="0" calcext:value-type="float">
            <text:p>0</text:p>
          </table:table-cell>
          <table:table-cell office:value-type="float" office:value="0.492942984160653" calcext:value-type="float">
            <text:p>0.492942984160653</text:p>
          </table:table-cell>
          <table:table-cell office:value-type="float" office:value="34.427887" calcext:value-type="float">
            <text:p>34.427887</text:p>
          </table:table-cell>
          <table:table-cell office:value-type="float" office:value="31.087986" calcext:value-type="float">
            <text:p>31.087986</text:p>
          </table:table-cell>
          <table:table-cell office:value-type="float" office:value="1.0898817" calcext:value-type="float">
            <text:p>1.0898817</text:p>
          </table:table-cell>
          <table:table-cell office:value-type="float" office:value="1.8838485" calcext:value-type="float">
            <text:p>1.8838485</text:p>
          </table:table-cell>
          <table:table-cell office:value-type="float" office:value="0.3661677" calcext:value-type="float">
            <text:p>0.3661677</text:p>
          </table:table-cell>
          <table:table-cell office:value-type="float" office:value="0.26218024" calcext:value-type="float">
            <text:p>0.26218024</text:p>
          </table:table-cell>
          <table:table-cell office:value-type="float" office:value="0.19578575" calcext:value-type="float">
            <text:p>0.19578575</text:p>
          </table:table-cell>
          <table:table-cell office:value-type="float" office:value="279.981754720211" calcext:value-type="float">
            <text:p>279.981754720211</text:p>
          </table:table-cell>
          <table:table-cell office:value-type="float" office:value="92.2805443406105" calcext:value-type="float">
            <text:p>92.2805443406105</text:p>
          </table:table-cell>
          <table:table-cell office:value-type="float" office:value="86.3519217818975" calcext:value-type="float">
            <text:p>86.3519217818975</text:p>
          </table:table-cell>
          <table:table-cell office:value-type="float" office:value="2.23230512347072" calcext:value-type="float">
            <text:p>2.23230512347072</text:p>
          </table:table-cell>
          <table:table-cell office:value-type="float" office:value="1.29186591948383" calcext:value-type="float">
            <text:p>1.29186591948383</text:p>
          </table:table-cell>
          <table:table-cell office:value-type="float" office:value="20.240143" calcext:value-type="float">
            <text:p>20.240143</text:p>
          </table:table-cell>
          <table:table-cell office:value-type="float" office:value="0" calcext:value-type="float">
            <text:p>0</text:p>
          </table:table-cell>
          <table:table-cell office:value-type="float" office:value="6.9756236" calcext:value-type="float">
            <text:p>6.9756236</text:p>
          </table:table-cell>
          <table:table-cell office:value-type="float" office:value="0.824494013158983" calcext:value-type="float">
            <text:p>0.824494013158983</text:p>
          </table:table-cell>
          <table:table-cell office:value-type="float" office:value="0.6999531" calcext:value-type="float">
            <text:p>0.6999531</text:p>
          </table:table-cell>
          <table:table-cell office:value-type="string" calcext:value-type="string">
            <text:p>/glade/u/home/adamhb/ahb_params/fates_api_25/ensembles/CZ2_equilibrium_110523_01/CZ2_equilibrium_110523_0012.nc</text:p>
          </table:table-cell>
          <table:table-cell office:value-type="float" office:value="48.966124590463" calcext:value-type="float">
            <text:p>48.966124590463</text:p>
          </table:table-cell>
          <table:table-cell office:value-type="float" office:value="0.06" calcext:value-type="float">
            <text:p>0.06</text:p>
          </table:table-cell>
          <table:table-cell office:value-type="float" office:value="4.51127819548872" calcext:value-type="float">
            <text:p>4.511278195488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Z2_trans_1950_2020_111223_-17e2acb6a_FATES-8a054a12_0014</text:p>
          </table:table-cell>
          <table:table-cell office:value-type="float" office:value="21.4912281036377" calcext:value-type="float">
            <text:p>21.4912281036377</text:p>
          </table:table-cell>
          <table:table-cell office:value-type="float" office:value="1" calcext:value-type="float">
            <text:p>1</text:p>
          </table:table-cell>
          <table:table-cell office:value-type="float" office:value="0.510909394845125" calcext:value-type="float">
            <text:p>0.510909394845125</text:p>
          </table:table-cell>
          <table:table-cell office:value-type="float" office:value="69.13338" calcext:value-type="float">
            <text:p>69.13338</text:p>
          </table:table-cell>
          <table:table-cell office:value-type="float" office:value="40.943783" calcext:value-type="float">
            <text:p>40.943783</text:p>
          </table:table-cell>
          <table:table-cell office:value-type="float" office:value="25.685814" calcext:value-type="float">
            <text:p>25.685814</text:p>
          </table:table-cell>
          <table:table-cell office:value-type="float" office:value="2.4679477" calcext:value-type="float">
            <text:p>2.4679477</text:p>
          </table:table-cell>
          <table:table-cell office:value-type="float" office:value="0.0358366" calcext:value-type="float">
            <text:p>0.0358366</text:p>
          </table:table-cell>
          <table:table-cell office:value-type="float" office:value="0.015762381" calcext:value-type="float">
            <text:p>0.015762381</text:p>
          </table:table-cell>
          <table:table-cell office:value-type="float" office:value="0.0067278473" calcext:value-type="float">
            <text:p>0.0067278473</text:p>
          </table:table-cell>
          <table:table-cell office:value-type="float" office:value="256.602056324482" calcext:value-type="float">
            <text:p>256.602056324482</text:p>
          </table:table-cell>
          <table:table-cell office:value-type="float" office:value="147.741623222828" calcext:value-type="float">
            <text:p>147.741623222828</text:p>
          </table:table-cell>
          <table:table-cell office:value-type="float" office:value="79.8589922487736" calcext:value-type="float">
            <text:p>79.8589922487736</text:p>
          </table:table-cell>
          <table:table-cell office:value-type="float" office:value="70.3862868249416" calcext:value-type="float">
            <text:p>70.3862868249416</text:p>
          </table:table-cell>
          <table:table-cell office:value-type="float" office:value="2.80999607639387" calcext:value-type="float">
            <text:p>2.80999607639387</text:p>
          </table:table-cell>
          <table:table-cell office:value-type="float" office:value="0.05729376" calcext:value-type="float">
            <text:p>0.05729376</text:p>
          </table:table-cell>
          <table:table-cell office:value-type="float" office:value="0" calcext:value-type="float">
            <text:p>0</text:p>
          </table:table-cell>
          <table:table-cell office:value-type="float" office:value="0.25438482" calcext:value-type="float">
            <text:p>0.25438482</text:p>
          </table:table-cell>
          <table:table-cell office:value-type="float" office:value="1.04471665008532" calcext:value-type="float">
            <text:p>1.04471665008532</text:p>
          </table:table-cell>
          <table:table-cell office:value-type="float" office:value="0.9151974" calcext:value-type="float">
            <text:p>0.9151974</text:p>
          </table:table-cell>
          <table:table-cell office:value-type="float" office:value="0.002" calcext:value-type="float">
            <text:p>0.002</text:p>
          </table:table-cell>
          <table:table-cell office:value-type="float" office:value="13.8888888888889" calcext:value-type="float">
            <text:p>13.888888888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14.nc</text:p>
          </table:table-cell>
          <table:table-cell office:value-type="float" office:value="48.966124590463" calcext:value-type="float">
            <text:p>48.9661245904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N_equilibrium_111023_01_-17e2acb6a_FATES-8a054a12_0014</text:p>
          </table:table-cell>
          <table:table-cell office:value-type="float" office:value="18.879301071167" calcext:value-type="float">
            <text:p>18.879301071167</text:p>
          </table:table-cell>
          <table:table-cell office:value-type="float" office:value="2" calcext:value-type="float">
            <text:p>2</text:p>
          </table:table-cell>
          <table:table-cell office:value-type="float" office:value="0.53102424793051" calcext:value-type="float">
            <text:p>0.53102424793051</text:p>
          </table:table-cell>
          <table:table-cell office:value-type="float" office:value="63.258354" calcext:value-type="float">
            <text:p>63.258354</text:p>
          </table:table-cell>
          <table:table-cell office:value-type="float" office:value="23.467428" calcext:value-type="float">
            <text:p>23.467428</text:p>
          </table:table-cell>
          <table:table-cell office:value-type="float" office:value="36.15639" calcext:value-type="float">
            <text:p>36.15639</text:p>
          </table:table-cell>
          <table:table-cell office:value-type="float" office:value="3.6313164" calcext:value-type="float">
            <text:p>3.6313164</text:p>
          </table:table-cell>
          <table:table-cell office:value-type="float" office:value="0.0032190413" calcext:value-type="float">
            <text:p>0.0032190413</text:p>
          </table:table-cell>
          <table:table-cell office:value-type="float" office:value="0.0019749638" calcext:value-type="float">
            <text:p>0.0019749638</text:p>
          </table:table-cell>
          <table:table-cell office:value-type="float" office:value="0.0010663914" calcext:value-type="float">
            <text:p>0.0010663914</text:p>
          </table:table-cell>
          <table:table-cell office:value-type="float" office:value="311.68470159173" calcext:value-type="float">
            <text:p>311.68470159173</text:p>
          </table:table-cell>
          <table:table-cell office:value-type="float" office:value="153.403328731656" calcext:value-type="float">
            <text:p>153.403328731656</text:p>
          </table:table-cell>
          <table:table-cell office:value-type="float" office:value="118.417209014297" calcext:value-type="float">
            <text:p>118.417209014297</text:p>
          </table:table-cell>
          <table:table-cell office:value-type="float" office:value="24.1176527924836" calcext:value-type="float">
            <text:p>24.1176527924836</text:p>
          </table:table-cell>
          <table:table-cell office:value-type="float" office:value="5.60408283490688" calcext:value-type="float">
            <text:p>5.60408283490688</text:p>
          </table:table-cell>
          <table:table-cell office:value-type="float" office:value="0.018937288" calcext:value-type="float">
            <text:p>0.018937288</text:p>
          </table:table-cell>
          <table:table-cell office:value-type="float" office:value="0" calcext:value-type="float">
            <text:p>0</text:p>
          </table:table-cell>
          <table:table-cell office:value-type="float" office:value="0.01935573" calcext:value-type="float">
            <text:p>0.01935573</text:p>
          </table:table-cell>
          <table:table-cell office:value-type="float" office:value="1.0099564070174" calcext:value-type="float">
            <text:p>1.0099564070174</text:p>
          </table:table-cell>
          <table:table-cell office:value-type="float" office:value="0.7189264" calcext:value-type="float">
            <text:p>0.7189264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4.nc</text:p>
          </table:table-cell>
          <table:table-cell office:value-type="float" office:value="48.966124590463" calcext:value-type="float">
            <text:p>48.9661245904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N_equilibrium_111023_01_-17e2acb6a_FATES-8a054a12_0014</text:p>
          </table:table-cell>
          <table:table-cell office:value-type="float" office:value="18.879301071167" calcext:value-type="float">
            <text:p>18.879301071167</text:p>
          </table:table-cell>
          <table:table-cell office:value-type="float" office:value="2" calcext:value-type="float">
            <text:p>2</text:p>
          </table:table-cell>
          <table:table-cell office:value-type="float" office:value="0.53102424793051" calcext:value-type="float">
            <text:p>0.53102424793051</text:p>
          </table:table-cell>
          <table:table-cell office:value-type="float" office:value="63.258354" calcext:value-type="float">
            <text:p>63.258354</text:p>
          </table:table-cell>
          <table:table-cell office:value-type="float" office:value="23.467428" calcext:value-type="float">
            <text:p>23.467428</text:p>
          </table:table-cell>
          <table:table-cell office:value-type="float" office:value="36.15639" calcext:value-type="float">
            <text:p>36.15639</text:p>
          </table:table-cell>
          <table:table-cell office:value-type="float" office:value="3.6313164" calcext:value-type="float">
            <text:p>3.6313164</text:p>
          </table:table-cell>
          <table:table-cell office:value-type="float" office:value="0.0032190413" calcext:value-type="float">
            <text:p>0.0032190413</text:p>
          </table:table-cell>
          <table:table-cell office:value-type="float" office:value="0.0019749638" calcext:value-type="float">
            <text:p>0.0019749638</text:p>
          </table:table-cell>
          <table:table-cell office:value-type="float" office:value="0.0010663914" calcext:value-type="float">
            <text:p>0.0010663914</text:p>
          </table:table-cell>
          <table:table-cell office:value-type="float" office:value="311.68470159173" calcext:value-type="float">
            <text:p>311.68470159173</text:p>
          </table:table-cell>
          <table:table-cell office:value-type="float" office:value="153.403328731656" calcext:value-type="float">
            <text:p>153.403328731656</text:p>
          </table:table-cell>
          <table:table-cell office:value-type="float" office:value="118.417209014297" calcext:value-type="float">
            <text:p>118.417209014297</text:p>
          </table:table-cell>
          <table:table-cell office:value-type="float" office:value="24.1176527924836" calcext:value-type="float">
            <text:p>24.1176527924836</text:p>
          </table:table-cell>
          <table:table-cell office:value-type="float" office:value="5.60408283490688" calcext:value-type="float">
            <text:p>5.60408283490688</text:p>
          </table:table-cell>
          <table:table-cell office:value-type="float" office:value="0.018937288" calcext:value-type="float">
            <text:p>0.018937288</text:p>
          </table:table-cell>
          <table:table-cell office:value-type="float" office:value="0" calcext:value-type="float">
            <text:p>0</text:p>
          </table:table-cell>
          <table:table-cell office:value-type="float" office:value="0.01935573" calcext:value-type="float">
            <text:p>0.01935573</text:p>
          </table:table-cell>
          <table:table-cell office:value-type="float" office:value="1.0099564070174" calcext:value-type="float">
            <text:p>1.0099564070174</text:p>
          </table:table-cell>
          <table:table-cell office:value-type="float" office:value="0.7189264" calcext:value-type="float">
            <text:p>0.7189264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4.nc</text:p>
          </table:table-cell>
          <table:table-cell office:value-type="float" office:value="48.966124590463" calcext:value-type="float">
            <text:p>48.96612459046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39467357176838" calcext:value-type="float">
            <text:p>4.39467357176838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Z2_equilibrium_110323_02_-17e2acb6a_FATES-8a054a12_0002</text:p>
          </table:table-cell>
          <table:table-cell office:value-type="string" calcext:value-type="string">
            <text:p>CZ2_trans_110923_0007</text:p>
          </table:table-cell>
          <table:table-cell office:value-type="float" office:value="3.44736192079705" calcext:value-type="float">
            <text:p>3.44736192079705</text:p>
          </table:table-cell>
          <table:table-cell office:value-type="float" office:value="2.83372211456299" calcext:value-type="float">
            <text:p>2.83372211456299</text:p>
          </table:table-cell>
          <table:table-cell office:value-type="float" office:value="0" calcext:value-type="float">
            <text:p>0</text:p>
          </table:table-cell>
          <table:table-cell office:value-type="float" office:value="0.54458867004956" calcext:value-type="float">
            <text:p>0.54458867004956</text:p>
          </table:table-cell>
          <table:table-cell office:value-type="float" office:value="9.392188" calcext:value-type="float">
            <text:p>9.392188</text:p>
          </table:table-cell>
          <table:table-cell office:value-type="float" office:value="0.15066431" calcext:value-type="float">
            <text:p>0.15066431</text:p>
          </table:table-cell>
          <table:table-cell office:value-type="float" office:value="0.4177048" calcext:value-type="float">
            <text:p>0.4177048</text:p>
          </table:table-cell>
          <table:table-cell office:value-type="float" office:value="0.80517095" calcext:value-type="float">
            <text:p>0.80517095</text:p>
          </table:table-cell>
          <table:table-cell office:value-type="float" office:value="8.018648" calcext:value-type="float">
            <text:p>8.018648</text:p>
          </table:table-cell>
          <table:table-cell office:value-type="float" office:value="0.1307388" calcext:value-type="float">
            <text:p>0.1307388</text:p>
          </table:table-cell>
          <table:table-cell office:value-type="float" office:value="0.07499893" calcext:value-type="float">
            <text:p>0.07499893</text:p>
          </table:table-cell>
          <table:table-cell office:value-type="float" office:value="316.090546548367" calcext:value-type="float">
            <text:p>316.090546548367</text:p>
          </table:table-cell>
          <table:table-cell office:value-type="float" office:value="7.43503856938332" calcext:value-type="float">
            <text:p>7.43503856938332</text:p>
          </table:table-cell>
          <table:table-cell office:value-type="float" office:value="1.7036433564499" calcext:value-type="float">
            <text:p>1.7036433564499</text:p>
          </table:table-cell>
          <table:table-cell office:value-type="float" office:value="1.46598758874461" calcext:value-type="float">
            <text:p>1.46598758874461</text:p>
          </table:table-cell>
          <table:table-cell office:value-type="float" office:value="0.882266758708283" calcext:value-type="float">
            <text:p>0.882266758708283</text:p>
          </table:table-cell>
          <table:table-cell office:value-type="float" office:value="108.78798" calcext:value-type="float">
            <text:p>108.78798</text:p>
          </table:table-cell>
          <table:table-cell office:value-type="float" office:value="0" calcext:value-type="float">
            <text:p>0</text:p>
          </table:table-cell>
          <table:table-cell office:value-type="float" office:value="1.5114657" calcext:value-type="float">
            <text:p>1.5114657</text:p>
          </table:table-cell>
          <table:table-cell office:value-type="float" office:value="0.642071388568866" calcext:value-type="float">
            <text:p>0.642071388568866</text:p>
          </table:table-cell>
          <table:table-cell office:value-type="float" office:value="1.2097266" calcext:value-type="float">
            <text:p>1.2097266</text:p>
          </table:table-cell>
          <table:table-cell office:value-type="string" calcext:value-type="string">
            <text:p>/glade/u/home/adamhb/ahb_params/fates_api_25/ensembles/CZ2_equilibrium_110323_02/CZ2_equilibrium_110323_0002.nc</text:p>
          </table:table-cell>
          <table:table-cell office:value-type="float" office:value="48.3673499702731" calcext:value-type="float">
            <text:p>48.3673499702731</text:p>
          </table:table-cell>
          <table:table-cell office:value-type="float" office:value="0.026" calcext:value-type="float">
            <text:p>0.026</text:p>
          </table:table-cell>
          <table:table-cell office:value-type="float" office:value="67.9841897233202" calcext:value-type="float">
            <text:p>67.9841897233202</text:p>
          </table:table-cell>
          <table:table-cell office:value-type="float" office:value="30.8300395256917" calcext:value-type="float">
            <text:p>30.8300395256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Z2_trans_1950_2020_111223_-17e2acb6a_FATES-8a054a12_0007</text:p>
          </table:table-cell>
          <table:table-cell office:value-type="float" office:value="4.13813066482544" calcext:value-type="float">
            <text:p>4.13813066482544</text:p>
          </table:table-cell>
          <table:table-cell office:value-type="float" office:value="1" calcext:value-type="float">
            <text:p>1</text:p>
          </table:table-cell>
          <table:table-cell office:value-type="float" office:value="0.223214340145864" calcext:value-type="float">
            <text:p>0.223214340145864</text:p>
          </table:table-cell>
          <table:table-cell office:value-type="float" office:value="11.372492" calcext:value-type="float">
            <text:p>11.372492</text:p>
          </table:table-cell>
          <table:table-cell office:value-type="float" office:value="0.063697584" calcext:value-type="float">
            <text:p>0.063697584</text:p>
          </table:table-cell>
          <table:table-cell office:value-type="float" office:value="0.22028084" calcext:value-type="float">
            <text:p>0.22028084</text:p>
          </table:table-cell>
          <table:table-cell office:value-type="float" office:value="0.4704003" calcext:value-type="float">
            <text:p>0.4704003</text:p>
          </table:table-cell>
          <table:table-cell office:value-type="float" office:value="10.6181135" calcext:value-type="float">
            <text:p>10.6181135</text:p>
          </table:table-cell>
          <table:table-cell office:value-type="float" office:value="0.007408276" calcext:value-type="float">
            <text:p>0.007408276</text:p>
          </table:table-cell>
          <table:table-cell office:value-type="float" office:value="0.00041562496" calcext:value-type="float">
            <text:p>0.00041562496</text:p>
          </table:table-cell>
          <table:table-cell office:value-type="float" office:value="192.197263240814" calcext:value-type="float">
            <text:p>192.197263240814</text:p>
          </table:table-cell>
          <table:table-cell office:value-type="float" office:value="20.110362675041" calcext:value-type="float">
            <text:p>20.110362675041</text:p>
          </table:table-cell>
          <table:table-cell office:value-type="float" office:value="4.81649942230433" calcext:value-type="float">
            <text:p>4.81649942230433</text:p>
          </table:table-cell>
          <table:table-cell office:value-type="float" office:value="0.952506088651717" calcext:value-type="float">
            <text:p>0.952506088651717</text:p>
          </table:table-cell>
          <table:table-cell office:value-type="float" office:value="0.0556248778593726" calcext:value-type="float">
            <text:p>0.055624877859373</text:p>
          </table:table-cell>
          <table:table-cell office:value-type="float" office:value="50.253" calcext:value-type="float">
            <text:p>50.253</text:p>
          </table:table-cell>
          <table:table-cell office:value-type="float" office:value="0.01724155" calcext:value-type="float">
            <text:p>0.01724155</text:p>
          </table:table-cell>
          <table:table-cell office:value-type="float" office:value="0.12854657" calcext:value-type="float">
            <text:p>0.12854657</text:p>
          </table:table-cell>
          <table:table-cell office:value-type="float" office:value="0.754233513532654" calcext:value-type="float">
            <text:p>0.754233513532654</text:p>
          </table:table-cell>
          <table:table-cell office:value-type="float" office:value="1.5499387" calcext:value-type="float">
            <text:p>1.5499387</text:p>
          </table:table-cell>
          <table:table-cell office:value-type="float" office:value="0.016" calcext:value-type="float">
            <text:p>0.016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57.9365079365079" calcext:value-type="float">
            <text:p>57.9365079365079</text:p>
          </table:table-cell>
          <table:table-cell office:value-type="string" calcext:value-type="string">
            <text:p>/glade/u/home/adamhb/ahb_params/fates_api_25/ensembles/CZ2_trans_110923_01/ca_5pfts_100523_0007.nc</text:p>
          </table:table-cell>
          <table:table-cell office:value-type="float" office:value="48.3673499702731" calcext:value-type="float">
            <text:p>48.36734997027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N_equilibrium_111023_01_-17e2acb6a_FATES-8a054a12_0007</text:p>
          </table:table-cell>
          <table:table-cell office:value-type="float" office:value="7.84689569473267" calcext:value-type="float">
            <text:p>7.84689569473267</text:p>
          </table:table-cell>
          <table:table-cell office:value-type="float" office:value="1" calcext:value-type="float">
            <text:p>1</text:p>
          </table:table-cell>
          <table:table-cell office:value-type="float" office:value="0.82933831954286" calcext:value-type="float">
            <text:p>0.82933831954286</text:p>
          </table:table-cell>
          <table:table-cell office:value-type="float" office:value="22.281765" calcext:value-type="float">
            <text:p>22.281765</text:p>
          </table:table-cell>
          <table:table-cell office:value-type="float" office:value="5.8567257" calcext:value-type="float">
            <text:p>5.8567257</text:p>
          </table:table-cell>
          <table:table-cell office:value-type="float" office:value="5.323967" calcext:value-type="float">
            <text:p>5.323967</text:p>
          </table:table-cell>
          <table:table-cell office:value-type="float" office:value="3.0233214" calcext:value-type="float">
            <text:p>3.0233214</text:p>
          </table:table-cell>
          <table:table-cell office:value-type="float" office:value="8.077752" calcext:value-type="float">
            <text:p>8.077752</text:p>
          </table:table-cell>
          <table:table-cell office:value-type="float" office:value="0.000959533" calcext:value-type="float">
            <text:p>0.000959533</text:p>
          </table:table-cell>
          <table:table-cell table:style-name="ce3" office:value-type="float" office:value="0.000003829834" calcext:value-type="float">
            <text:p>3.83E-06</text:p>
          </table:table-cell>
          <table:table-cell office:value-type="float" office:value="441.595539450646" calcext:value-type="float">
            <text:p>441.595539450646</text:p>
          </table:table-cell>
          <table:table-cell office:value-type="float" office:value="34.5303141511977" calcext:value-type="float">
            <text:p>34.5303141511977</text:p>
          </table:table-cell>
          <table:table-cell office:value-type="float" office:value="18.5042480006814" calcext:value-type="float">
            <text:p>18.5042480006814</text:p>
          </table:table-cell>
          <table:table-cell office:value-type="float" office:value="12.3481522314251" calcext:value-type="float">
            <text:p>12.3481522314251</text:p>
          </table:table-cell>
          <table:table-cell office:value-type="float" office:value="0.322982523357496" calcext:value-type="float">
            <text:p>0.322982523357496</text:p>
          </table:table-cell>
          <table:table-cell office:value-type="float" office:value="20.48683" calcext:value-type="float">
            <text:p>20.48683</text:p>
          </table:table-cell>
          <table:table-cell office:value-type="float" office:value="0" calcext:value-type="float">
            <text:p>0</text:p>
          </table:table-cell>
          <table:table-cell office:value-type="float" office:value="0.0077149686" calcext:value-type="float">
            <text:p>0.0077149686</text:p>
          </table:table-cell>
          <table:table-cell office:value-type="float" office:value="0.735225250281246" calcext:value-type="float">
            <text:p>0.735225250281246</text:p>
          </table:table-cell>
          <table:table-cell office:value-type="float" office:value="1.2651544" calcext:value-type="float">
            <text:p>1.2651544</text:p>
          </table:table-cell>
          <table:table-cell office:value-type="float" office:value="0.01" calcext:value-type="float">
            <text:p>0.01</text:p>
          </table:table-cell>
          <table:table-cell office:value-type="float" office:value="51.219512195122" calcext:value-type="float">
            <text:p>51.219512195122</text:p>
          </table:table-cell>
          <table:table-cell office:value-type="float" office:value="10.7317073170732" calcext:value-type="float">
            <text:p>10.7317073170732</text:p>
          </table:table-cell>
          <table:table-cell office:value-type="string" calcext:value-type="string">
            <text:p>/glade/u/home/adamhb/ahb_params/fates_api_25/ensembles/STAN_equilibrium_111023_01/ca_5pfts_100523_0007.nc</text:p>
          </table:table-cell>
          <table:table-cell office:value-type="float" office:value="48.3673499702731" calcext:value-type="float">
            <text:p>48.36734997027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N_equilibrium_111023_01_-17e2acb6a_FATES-8a054a12_0007</text:p>
          </table:table-cell>
          <table:table-cell office:value-type="float" office:value="7.84689569473267" calcext:value-type="float">
            <text:p>7.84689569473267</text:p>
          </table:table-cell>
          <table:table-cell office:value-type="float" office:value="1" calcext:value-type="float">
            <text:p>1</text:p>
          </table:table-cell>
          <table:table-cell office:value-type="float" office:value="0.82933831954286" calcext:value-type="float">
            <text:p>0.82933831954286</text:p>
          </table:table-cell>
          <table:table-cell office:value-type="float" office:value="22.281765" calcext:value-type="float">
            <text:p>22.281765</text:p>
          </table:table-cell>
          <table:table-cell office:value-type="float" office:value="5.8567257" calcext:value-type="float">
            <text:p>5.8567257</text:p>
          </table:table-cell>
          <table:table-cell office:value-type="float" office:value="5.323967" calcext:value-type="float">
            <text:p>5.323967</text:p>
          </table:table-cell>
          <table:table-cell office:value-type="float" office:value="3.0233214" calcext:value-type="float">
            <text:p>3.0233214</text:p>
          </table:table-cell>
          <table:table-cell office:value-type="float" office:value="8.077752" calcext:value-type="float">
            <text:p>8.077752</text:p>
          </table:table-cell>
          <table:table-cell office:value-type="float" office:value="0.000959533" calcext:value-type="float">
            <text:p>0.000959533</text:p>
          </table:table-cell>
          <table:table-cell table:style-name="ce3" office:value-type="float" office:value="0.000003829834" calcext:value-type="float">
            <text:p>3.83E-06</text:p>
          </table:table-cell>
          <table:table-cell office:value-type="float" office:value="441.595539450646" calcext:value-type="float">
            <text:p>441.595539450646</text:p>
          </table:table-cell>
          <table:table-cell office:value-type="float" office:value="34.5303141511977" calcext:value-type="float">
            <text:p>34.5303141511977</text:p>
          </table:table-cell>
          <table:table-cell office:value-type="float" office:value="18.5042480006814" calcext:value-type="float">
            <text:p>18.5042480006814</text:p>
          </table:table-cell>
          <table:table-cell office:value-type="float" office:value="12.3481522314251" calcext:value-type="float">
            <text:p>12.3481522314251</text:p>
          </table:table-cell>
          <table:table-cell office:value-type="float" office:value="0.322982523357496" calcext:value-type="float">
            <text:p>0.322982523357496</text:p>
          </table:table-cell>
          <table:table-cell office:value-type="float" office:value="20.48683" calcext:value-type="float">
            <text:p>20.48683</text:p>
          </table:table-cell>
          <table:table-cell office:value-type="float" office:value="0" calcext:value-type="float">
            <text:p>0</text:p>
          </table:table-cell>
          <table:table-cell office:value-type="float" office:value="0.0077149686" calcext:value-type="float">
            <text:p>0.0077149686</text:p>
          </table:table-cell>
          <table:table-cell office:value-type="float" office:value="0.735225250281246" calcext:value-type="float">
            <text:p>0.735225250281246</text:p>
          </table:table-cell>
          <table:table-cell office:value-type="float" office:value="1.2651544" calcext:value-type="float">
            <text:p>1.2651544</text:p>
          </table:table-cell>
          <table:table-cell office:value-type="float" office:value="0.01" calcext:value-type="float">
            <text:p>0.01</text:p>
          </table:table-cell>
          <table:table-cell office:value-type="float" office:value="51.219512195122" calcext:value-type="float">
            <text:p>51.219512195122</text:p>
          </table:table-cell>
          <table:table-cell office:value-type="float" office:value="10.7317073170732" calcext:value-type="float">
            <text:p>10.7317073170732</text:p>
          </table:table-cell>
          <table:table-cell office:value-type="string" calcext:value-type="string">
            <text:p>/glade/u/home/adamhb/ahb_params/fates_api_25/ensembles/STAN_equilibrium_111023_01/ca_5pfts_100523_0007.nc</text:p>
          </table:table-cell>
          <table:table-cell office:value-type="float" office:value="48.3673499702731" calcext:value-type="float">
            <text:p>48.367349970273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48423744271028" calcext:value-type="float">
            <text:p>4.48423744271028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Z2_equilibrium_110323_01_-17e2acb6a_FATES-8a054a12_0011</text:p>
          </table:table-cell>
          <table:table-cell office:value-type="string" calcext:value-type="string">
            <text:p>CZ2_trans_110923_0013</text:p>
          </table:table-cell>
          <table:table-cell office:value-type="float" office:value="3.3518372203084" calcext:value-type="float">
            <text:p>3.3518372203084</text:p>
          </table:table-cell>
          <table:table-cell office:value-type="float" office:value="3.12471723556518" calcext:value-type="float">
            <text:p>3.12471723556518</text:p>
          </table:table-cell>
          <table:table-cell office:value-type="float" office:value="0" calcext:value-type="float">
            <text:p>0</text:p>
          </table:table-cell>
          <table:table-cell office:value-type="float" office:value="0.496764198511583" calcext:value-type="float">
            <text:p>0.496764198511583</text:p>
          </table:table-cell>
          <table:table-cell office:value-type="float" office:value="8.886395" calcext:value-type="float">
            <text:p>8.886395</text:p>
          </table:table-cell>
          <table:table-cell office:value-type="float" office:value="0.34967715" calcext:value-type="float">
            <text:p>0.34967715</text:p>
          </table:table-cell>
          <table:table-cell office:value-type="float" office:value="7.5253606" calcext:value-type="float">
            <text:p>7.5253606</text:p>
          </table:table-cell>
          <table:table-cell office:value-type="float" office:value="0.5950821" calcext:value-type="float">
            <text:p>0.5950821</text:p>
          </table:table-cell>
          <table:table-cell office:value-type="float" office:value="0.4162763" calcext:value-type="float">
            <text:p>0.4162763</text:p>
          </table:table-cell>
          <table:table-cell office:value-type="float" office:value="1.2813085" calcext:value-type="float">
            <text:p>1.2813085</text:p>
          </table:table-cell>
          <table:table-cell office:value-type="float" office:value="0.69555825" calcext:value-type="float">
            <text:p>0.69555825</text:p>
          </table:table-cell>
          <table:table-cell office:value-type="float" office:value="140.949413180351" calcext:value-type="float">
            <text:p>140.949413180351</text:p>
          </table:table-cell>
          <table:table-cell office:value-type="float" office:value="8.49591800943017" calcext:value-type="float">
            <text:p>8.49591800943017</text:p>
          </table:table-cell>
          <table:table-cell office:value-type="float" office:value="2.79862841125578" calcext:value-type="float">
            <text:p>2.79862841125578</text:p>
          </table:table-cell>
          <table:table-cell office:value-type="float" office:value="1.98874928173609" calcext:value-type="float">
            <text:p>1.98874928173609</text:p>
          </table:table-cell>
          <table:table-cell office:value-type="float" office:value="1.59335817443207" calcext:value-type="float">
            <text:p>1.59335817443207</text:p>
          </table:table-cell>
          <table:table-cell office:value-type="float" office:value="14.79046" calcext:value-type="float">
            <text:p>14.79046</text:p>
          </table:table-cell>
          <table:table-cell office:value-type="float" office:value="0" calcext:value-type="float">
            <text:p>0</text:p>
          </table:table-cell>
          <table:table-cell office:value-type="float" office:value="19.997393" calcext:value-type="float">
            <text:p>19.997393</text:p>
          </table:table-cell>
          <table:table-cell office:value-type="float" office:value="0.923032103230526" calcext:value-type="float">
            <text:p>0.923032103230526</text:p>
          </table:table-cell>
          <table:table-cell office:value-type="float" office:value="1.0174432" calcext:value-type="float">
            <text:p>1.0174432</text:p>
          </table:table-cell>
          <table:table-cell office:value-type="string" calcext:value-type="string">
            <text:p>/glade/u/home/adamhb/ahb_params/fates_api_25/ensembles/CZ2_equilibrium_110323_01/CZ2_equilibrium_110323_0011.nc</text:p>
          </table:table-cell>
          <table:table-cell office:value-type="float" office:value="54.4464452101962" calcext:value-type="float">
            <text:p>54.4464452101962</text:p>
          </table:table-cell>
          <table:table-cell office:value-type="float" office:value="0.063" calcext:value-type="float">
            <text:p>0.063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Z2_trans_1950_2020_111223_-17e2acb6a_FATES-8a054a12_0013</text:p>
          </table:table-cell>
          <table:table-cell office:value-type="float" office:value="18.9738101959229" calcext:value-type="float">
            <text:p>18.9738101959229</text:p>
          </table:table-cell>
          <table:table-cell office:value-type="float" office:value="1" calcext:value-type="float">
            <text:p>1</text:p>
          </table:table-cell>
          <table:table-cell office:value-type="float" office:value="0.156319127716685" calcext:value-type="float">
            <text:p>0.156319127716685</text:p>
          </table:table-cell>
          <table:table-cell office:value-type="float" office:value="59.35112" calcext:value-type="float">
            <text:p>59.35112</text:p>
          </table:table-cell>
          <table:table-cell office:value-type="float" office:value="0.19691776" calcext:value-type="float">
            <text:p>0.19691776</text:p>
          </table:table-cell>
          <table:table-cell office:value-type="float" office:value="56.553352" calcext:value-type="float">
            <text:p>56.553352</text:p>
          </table:table-cell>
          <table:table-cell office:value-type="float" office:value="2.591566" calcext:value-type="float">
            <text:p>2.591566</text:p>
          </table:table-cell>
          <table:table-cell office:value-type="float" office:value="0.009286184" calcext:value-type="float">
            <text:p>0.009286184</text:p>
          </table:table-cell>
          <table:table-cell office:value-type="float" office:value="0.03598267" calcext:value-type="float">
            <text:p>0.03598267</text:p>
          </table:table-cell>
          <table:table-cell office:value-type="float" office:value="0.00034459273" calcext:value-type="float">
            <text:p>0.00034459273</text:p>
          </table:table-cell>
          <table:table-cell office:value-type="float" office:value="358.253344893455" calcext:value-type="float">
            <text:p>358.253344893455</text:p>
          </table:table-cell>
          <table:table-cell office:value-type="float" office:value="191.036760807037" calcext:value-type="float">
            <text:p>191.036760807037</text:p>
          </table:table-cell>
          <table:table-cell office:value-type="float" office:value="53.176530636847" calcext:value-type="float">
            <text:p>53.176530636847</text:p>
          </table:table-cell>
          <table:table-cell office:value-type="float" office:value="4.49358922196552" calcext:value-type="float">
            <text:p>4.49358922196552</text:p>
          </table:table-cell>
          <table:table-cell office:value-type="float" office:value="1.25466918689199" calcext:value-type="float">
            <text:p>1.25466918689199</text:p>
          </table:table-cell>
          <table:table-cell office:value-type="float" office:value="0.033383437" calcext:value-type="float">
            <text:p>0.033383437</text:p>
          </table:table-cell>
          <table:table-cell office:value-type="float" office:value="0" calcext:value-type="float">
            <text:p>0</text:p>
          </table:table-cell>
          <table:table-cell office:value-type="float" office:value="0.525803" calcext:value-type="float">
            <text:p>0.525803</text:p>
          </table:table-cell>
          <table:table-cell office:value-type="float" office:value="1.20598950985595" calcext:value-type="float">
            <text:p>1.20598950985595</text:p>
          </table:table-cell>
          <table:table-cell office:value-type="float" office:value="0.8905926" calcext:value-type="float">
            <text:p>0.8905926</text:p>
          </table:table-cell>
          <table:table-cell office:value-type="float" office:value="0.001" calcext:value-type="float">
            <text:p>0.001</text:p>
          </table:table-cell>
          <table:table-cell office:value-type="float" office:value="6.57894736842105" calcext:value-type="float">
            <text:p>6.57894736842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13.nc</text:p>
          </table:table-cell>
          <table:table-cell office:value-type="float" office:value="54.4464452101962" calcext:value-type="float">
            <text:p>54.44644521019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N_equilibrium_111023_01_-17e2acb6a_FATES-8a054a12_0013</text:p>
          </table:table-cell>
          <table:table-cell office:value-type="float" office:value="18.1237678527832" calcext:value-type="float">
            <text:p>18.1237678527832</text:p>
          </table:table-cell>
          <table:table-cell office:value-type="float" office:value="1" calcext:value-type="float">
            <text:p>1</text:p>
          </table:table-cell>
          <table:table-cell office:value-type="float" office:value="0.37766993147057" calcext:value-type="float">
            <text:p>0.37766993147057</text:p>
          </table:table-cell>
          <table:table-cell office:value-type="float" office:value="55.35163" calcext:value-type="float">
            <text:p>55.35163</text:p>
          </table:table-cell>
          <table:table-cell office:value-type="float" office:value="4.577144" calcext:value-type="float">
            <text:p>4.577144</text:p>
          </table:table-cell>
          <table:table-cell office:value-type="float" office:value="48.46423" calcext:value-type="float">
            <text:p>48.46423</text:p>
          </table:table-cell>
          <table:table-cell office:value-type="float" office:value="2.3076205" calcext:value-type="float">
            <text:p>2.3076205</text:p>
          </table:table-cell>
          <table:table-cell office:value-type="float" office:value="0.0026352867" calcext:value-type="float">
            <text:p>0.0026352867</text:p>
          </table:table-cell>
          <table:table-cell office:value-type="float" office:value="0.1148823" calcext:value-type="float">
            <text:p>0.1148823</text:p>
          </table:table-cell>
          <table:table-cell office:value-type="float" office:value="0.11109952" calcext:value-type="float">
            <text:p>0.11109952</text:p>
          </table:table-cell>
          <table:table-cell office:value-type="float" office:value="266.057122498751" calcext:value-type="float">
            <text:p>266.057122498751</text:p>
          </table:table-cell>
          <table:table-cell office:value-type="float" office:value="103.585226461291" calcext:value-type="float">
            <text:p>103.585226461291</text:p>
          </table:table-cell>
          <table:table-cell office:value-type="float" office:value="65.8079888671637" calcext:value-type="float">
            <text:p>65.8079888671637</text:p>
          </table:table-cell>
          <table:table-cell office:value-type="float" office:value="30.7156727649271" calcext:value-type="float">
            <text:p>30.7156727649271</text:p>
          </table:table-cell>
          <table:table-cell office:value-type="float" office:value="16.7607120238245" calcext:value-type="float">
            <text:p>16.7607120238245</text:p>
          </table:table-cell>
          <table:table-cell office:value-type="float" office:value="2.0645542" calcext:value-type="float">
            <text:p>2.0645542</text:p>
          </table:table-cell>
          <table:table-cell office:value-type="float" office:value="0" calcext:value-type="float">
            <text:p>0</text:p>
          </table:table-cell>
          <table:table-cell office:value-type="float" office:value="2.3661735" calcext:value-type="float">
            <text:p>2.3661735</text:p>
          </table:table-cell>
          <table:table-cell office:value-type="float" office:value="0.999856595342408" calcext:value-type="float">
            <text:p>0.999856595342408</text:p>
          </table:table-cell>
          <table:table-cell office:value-type="float" office:value="0.8207531" calcext:value-type="float">
            <text:p>0.8207531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3.nc</text:p>
          </table:table-cell>
          <table:table-cell office:value-type="float" office:value="54.4464452101962" calcext:value-type="float">
            <text:p>54.44644521019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N_equilibrium_111023_01_-17e2acb6a_FATES-8a054a12_0013</text:p>
          </table:table-cell>
          <table:table-cell office:value-type="float" office:value="18.1237678527832" calcext:value-type="float">
            <text:p>18.1237678527832</text:p>
          </table:table-cell>
          <table:table-cell office:value-type="float" office:value="1" calcext:value-type="float">
            <text:p>1</text:p>
          </table:table-cell>
          <table:table-cell office:value-type="float" office:value="0.37766993147057" calcext:value-type="float">
            <text:p>0.37766993147057</text:p>
          </table:table-cell>
          <table:table-cell office:value-type="float" office:value="55.35163" calcext:value-type="float">
            <text:p>55.35163</text:p>
          </table:table-cell>
          <table:table-cell office:value-type="float" office:value="4.577144" calcext:value-type="float">
            <text:p>4.577144</text:p>
          </table:table-cell>
          <table:table-cell office:value-type="float" office:value="48.46423" calcext:value-type="float">
            <text:p>48.46423</text:p>
          </table:table-cell>
          <table:table-cell office:value-type="float" office:value="2.3076205" calcext:value-type="float">
            <text:p>2.3076205</text:p>
          </table:table-cell>
          <table:table-cell office:value-type="float" office:value="0.0026352867" calcext:value-type="float">
            <text:p>0.0026352867</text:p>
          </table:table-cell>
          <table:table-cell office:value-type="float" office:value="0.1148823" calcext:value-type="float">
            <text:p>0.1148823</text:p>
          </table:table-cell>
          <table:table-cell office:value-type="float" office:value="0.11109952" calcext:value-type="float">
            <text:p>0.11109952</text:p>
          </table:table-cell>
          <table:table-cell office:value-type="float" office:value="266.057122498751" calcext:value-type="float">
            <text:p>266.057122498751</text:p>
          </table:table-cell>
          <table:table-cell office:value-type="float" office:value="103.585226461291" calcext:value-type="float">
            <text:p>103.585226461291</text:p>
          </table:table-cell>
          <table:table-cell office:value-type="float" office:value="65.8079888671637" calcext:value-type="float">
            <text:p>65.8079888671637</text:p>
          </table:table-cell>
          <table:table-cell office:value-type="float" office:value="30.7156727649271" calcext:value-type="float">
            <text:p>30.7156727649271</text:p>
          </table:table-cell>
          <table:table-cell office:value-type="float" office:value="16.7607120238245" calcext:value-type="float">
            <text:p>16.7607120238245</text:p>
          </table:table-cell>
          <table:table-cell office:value-type="float" office:value="2.0645542" calcext:value-type="float">
            <text:p>2.0645542</text:p>
          </table:table-cell>
          <table:table-cell office:value-type="float" office:value="0" calcext:value-type="float">
            <text:p>0</text:p>
          </table:table-cell>
          <table:table-cell office:value-type="float" office:value="2.3661735" calcext:value-type="float">
            <text:p>2.3661735</text:p>
          </table:table-cell>
          <table:table-cell office:value-type="float" office:value="0.999856595342408" calcext:value-type="float">
            <text:p>0.999856595342408</text:p>
          </table:table-cell>
          <table:table-cell office:value-type="float" office:value="0.8207531" calcext:value-type="float">
            <text:p>0.8207531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3.nc</text:p>
          </table:table-cell>
          <table:table-cell office:value-type="float" office:value="54.4464452101962" calcext:value-type="float">
            <text:p>54.446445210196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0446771839961" calcext:value-type="float">
            <text:p>4.50446771839961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Z2_equilibrium_110323_04_-17e2acb6a_FATES-8a054a12_0007</text:p>
          </table:table-cell>
          <table:table-cell office:value-type="string" calcext:value-type="string">
            <text:p>CZ2_trans_110923_0031</text:p>
          </table:table-cell>
          <table:table-cell office:value-type="float" office:value="3.49115164999406" calcext:value-type="float">
            <text:p>3.49115164999406</text:p>
          </table:table-cell>
          <table:table-cell office:value-type="float" office:value="7.01325464248657" calcext:value-type="float">
            <text:p>7.01325464248657</text:p>
          </table:table-cell>
          <table:table-cell office:value-type="float" office:value="1" calcext:value-type="float">
            <text:p>1</text:p>
          </table:table-cell>
          <table:table-cell office:value-type="float" office:value="0.466585567475663" calcext:value-type="float">
            <text:p>0.466585567475663</text:p>
          </table:table-cell>
          <table:table-cell office:value-type="float" office:value="27.587452" calcext:value-type="float">
            <text:p>27.587452</text:p>
          </table:table-cell>
          <table:table-cell office:value-type="float" office:value="21.707548" calcext:value-type="float">
            <text:p>21.707548</text:p>
          </table:table-cell>
          <table:table-cell office:value-type="float" office:value="5.6560607" calcext:value-type="float">
            <text:p>5.6560607</text:p>
          </table:table-cell>
          <table:table-cell office:value-type="float" office:value="0.2094009" calcext:value-type="float">
            <text:p>0.2094009</text:p>
          </table:table-cell>
          <table:table-cell office:value-type="float" office:value="0.014442587" calcext:value-type="float">
            <text:p>0.014442587</text:p>
          </table:table-cell>
          <table:table-cell office:value-type="float" office:value="0.13550097" calcext:value-type="float">
            <text:p>0.13550097</text:p>
          </table:table-cell>
          <table:table-cell office:value-type="float" office:value="0.065819316" calcext:value-type="float">
            <text:p>0.065819316</text:p>
          </table:table-cell>
          <table:table-cell office:value-type="float" office:value="542.918294668198" calcext:value-type="float">
            <text:p>542.918294668198</text:p>
          </table:table-cell>
          <table:table-cell office:value-type="float" office:value="20.3484948724508" calcext:value-type="float">
            <text:p>20.3484948724508</text:p>
          </table:table-cell>
          <table:table-cell office:value-type="float" office:value="7.48931837733835" calcext:value-type="float">
            <text:p>7.48931837733835</text:p>
          </table:table-cell>
          <table:table-cell office:value-type="float" office:value="6.21444080024958" calcext:value-type="float">
            <text:p>6.21444080024958</text:p>
          </table:table-cell>
          <table:table-cell office:value-type="float" office:value="0.571229647903238" calcext:value-type="float">
            <text:p>0.571229647903238</text:p>
          </table:table-cell>
          <table:table-cell office:value-type="float" office:value="1.4926763" calcext:value-type="float">
            <text:p>1.4926763</text:p>
          </table:table-cell>
          <table:table-cell office:value-type="float" office:value="0" calcext:value-type="float">
            <text:p>0</text:p>
          </table:table-cell>
          <table:table-cell office:value-type="float" office:value="1.8001148" calcext:value-type="float">
            <text:p>1.8001148</text:p>
          </table:table-cell>
          <table:table-cell office:value-type="float" office:value="0.891973272075574" calcext:value-type="float">
            <text:p>0.891973272075574</text:p>
          </table:table-cell>
          <table:table-cell office:value-type="float" office:value="0.5267172" calcext:value-type="float">
            <text:p>0.5267172</text:p>
          </table:table-cell>
          <table:table-cell office:value-type="string" calcext:value-type="string">
            <text:p>/glade/u/home/adamhb/ahb_params/fates_api_25/ensembles/CZ2_equilibrium_110323_04/CZ2_equilibrium_110323_0007.nc</text:p>
          </table:table-cell>
          <table:table-cell office:value-type="float" office:value="71.6939290130731" calcext:value-type="float">
            <text:p>71.693929013073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Z2_trans_1950_2020_111223_-17e2acb6a_FATES-8a054a12_0031</text:p>
          </table:table-cell>
          <table:table-cell office:value-type="float" office:value="15.4169807434082" calcext:value-type="float">
            <text:p>15.4169807434082</text:p>
          </table:table-cell>
          <table:table-cell office:value-type="float" office:value="1" calcext:value-type="float">
            <text:p>1</text:p>
          </table:table-cell>
          <table:table-cell office:value-type="float" office:value="0.353417108399988" calcext:value-type="float">
            <text:p>0.353417108399988</text:p>
          </table:table-cell>
          <table:table-cell office:value-type="float" office:value="44.492207" calcext:value-type="float">
            <text:p>44.492207</text:p>
          </table:table-cell>
          <table:table-cell office:value-type="float" office:value="35.745853" calcext:value-type="float">
            <text:p>35.745853</text:p>
          </table:table-cell>
          <table:table-cell office:value-type="float" office:value="7.9687037" calcext:value-type="float">
            <text:p>7.9687037</text:p>
          </table:table-cell>
          <table:table-cell office:value-type="float" office:value="0.54635763" calcext:value-type="float">
            <text:p>0.54635763</text:p>
          </table:table-cell>
          <table:table-cell office:value-type="float" office:value="0.23129396" calcext:value-type="float">
            <text:p>0.23129396</text:p>
          </table:table-cell>
          <table:table-cell office:value-type="float" office:value="0.0018618819" calcext:value-type="float">
            <text:p>0.0018618819</text:p>
          </table:table-cell>
          <table:table-cell table:style-name="ce3" office:value-type="float" office:value="0.0000003204761" calcext:value-type="float">
            <text:p>3.20E-07</text:p>
          </table:table-cell>
          <table:table-cell office:value-type="float" office:value="337.046645581722" calcext:value-type="float">
            <text:p>337.046645581722</text:p>
          </table:table-cell>
          <table:table-cell office:value-type="float" office:value="103.310775011778" calcext:value-type="float">
            <text:p>103.310775011778</text:p>
          </table:table-cell>
          <table:table-cell office:value-type="float" office:value="40.255100466311" calcext:value-type="float">
            <text:p>40.255100466311</text:p>
          </table:table-cell>
          <table:table-cell office:value-type="float" office:value="10.7052084058523" calcext:value-type="float">
            <text:p>10.7052084058523</text:p>
          </table:table-cell>
          <table:table-cell office:value-type="float" office:value="0.0871785596245899" calcext:value-type="float">
            <text:p>0.08717855962459</text:p>
          </table:table-cell>
          <table:table-cell office:value-type="float" office:value="0.0023544352" calcext:value-type="float">
            <text:p>0.0023544352</text:p>
          </table:table-cell>
          <table:table-cell office:value-type="float" office:value="0" calcext:value-type="float">
            <text:p>0</text:p>
          </table:table-cell>
          <table:table-cell office:value-type="float" office:value="0.019390156" calcext:value-type="float">
            <text:p>0.019390156</text:p>
          </table:table-cell>
          <table:table-cell office:value-type="float" office:value="1.07359913573646" calcext:value-type="float">
            <text:p>1.07359913573646</text:p>
          </table:table-cell>
          <table:table-cell office:value-type="float" office:value="0.66803074" calcext:value-type="float">
            <text:p>0.668030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1.nc</text:p>
          </table:table-cell>
          <table:table-cell office:value-type="float" office:value="71.6939290130731" calcext:value-type="float">
            <text:p>71.69392901307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N_equilibrium_111023_01_-17e2acb6a_FATES-8a054a12_0031</text:p>
          </table:table-cell>
          <table:table-cell office:value-type="float" office:value="16.0961437225342" calcext:value-type="float">
            <text:p>16.0961437225342</text:p>
          </table:table-cell>
          <table:table-cell office:value-type="float" office:value="2" calcext:value-type="float">
            <text:p>2</text:p>
          </table:table-cell>
          <table:table-cell office:value-type="float" office:value="0.463179138943015" calcext:value-type="float">
            <text:p>0.463179138943015</text:p>
          </table:table-cell>
          <table:table-cell office:value-type="float" office:value="47.251884" calcext:value-type="float">
            <text:p>47.251884</text:p>
          </table:table-cell>
          <table:table-cell office:value-type="float" office:value="10.457246" calcext:value-type="float">
            <text:p>10.457246</text:p>
          </table:table-cell>
          <table:table-cell office:value-type="float" office:value="33.94478" calcext:value-type="float">
            <text:p>33.94478</text:p>
          </table:table-cell>
          <table:table-cell office:value-type="float" office:value="2.84158" calcext:value-type="float">
            <text:p>2.84158</text:p>
          </table:table-cell>
          <table:table-cell office:value-type="float" office:value="0.008282776" calcext:value-type="float">
            <text:p>0.008282776</text:p>
          </table:table-cell>
          <table:table-cell office:value-type="float" office:value="0.0015853578" calcext:value-type="float">
            <text:p>0.0015853578</text:p>
          </table:table-cell>
          <table:table-cell office:value-type="float" office:value="0.000454365" calcext:value-type="float">
            <text:p>0.000454365</text:p>
          </table:table-cell>
          <table:table-cell office:value-type="float" office:value="339.862443506718" calcext:value-type="float">
            <text:p>339.862443506718</text:p>
          </table:table-cell>
          <table:table-cell office:value-type="float" office:value="86.5934602916241" calcext:value-type="float">
            <text:p>86.5934602916241</text:p>
          </table:table-cell>
          <table:table-cell office:value-type="float" office:value="62.2423458844423" calcext:value-type="float">
            <text:p>62.2423458844423</text:p>
          </table:table-cell>
          <table:table-cell office:value-type="float" office:value="42.4949452280998" calcext:value-type="float">
            <text:p>42.4949452280998</text:p>
          </table:table-cell>
          <table:table-cell office:value-type="float" office:value="5.03149582073092" calcext:value-type="float">
            <text:p>5.03149582073092</text:p>
          </table:table-cell>
          <table:table-cell office:value-type="float" office:value="0.63892114" calcext:value-type="float">
            <text:p>0.63892114</text:p>
          </table:table-cell>
          <table:table-cell office:value-type="float" office:value="0" calcext:value-type="float">
            <text:p>0</text:p>
          </table:table-cell>
          <table:table-cell office:value-type="float" office:value="0.020725042" calcext:value-type="float">
            <text:p>0.020725042</text:p>
          </table:table-cell>
          <table:table-cell office:value-type="float" office:value="1.09250269912309" calcext:value-type="float">
            <text:p>1.09250269912309</text:p>
          </table:table-cell>
          <table:table-cell office:value-type="float" office:value="0.6898594" calcext:value-type="float">
            <text:p>0.6898594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1.nc</text:p>
          </table:table-cell>
          <table:table-cell office:value-type="float" office:value="71.6939290130731" calcext:value-type="float">
            <text:p>71.69392901307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N_equilibrium_111023_01_-17e2acb6a_FATES-8a054a12_0031</text:p>
          </table:table-cell>
          <table:table-cell office:value-type="float" office:value="16.0961437225342" calcext:value-type="float">
            <text:p>16.0961437225342</text:p>
          </table:table-cell>
          <table:table-cell office:value-type="float" office:value="2" calcext:value-type="float">
            <text:p>2</text:p>
          </table:table-cell>
          <table:table-cell office:value-type="float" office:value="0.463179138943015" calcext:value-type="float">
            <text:p>0.463179138943015</text:p>
          </table:table-cell>
          <table:table-cell office:value-type="float" office:value="47.251884" calcext:value-type="float">
            <text:p>47.251884</text:p>
          </table:table-cell>
          <table:table-cell office:value-type="float" office:value="10.457246" calcext:value-type="float">
            <text:p>10.457246</text:p>
          </table:table-cell>
          <table:table-cell office:value-type="float" office:value="33.94478" calcext:value-type="float">
            <text:p>33.94478</text:p>
          </table:table-cell>
          <table:table-cell office:value-type="float" office:value="2.84158" calcext:value-type="float">
            <text:p>2.84158</text:p>
          </table:table-cell>
          <table:table-cell office:value-type="float" office:value="0.008282776" calcext:value-type="float">
            <text:p>0.008282776</text:p>
          </table:table-cell>
          <table:table-cell office:value-type="float" office:value="0.0015853578" calcext:value-type="float">
            <text:p>0.0015853578</text:p>
          </table:table-cell>
          <table:table-cell office:value-type="float" office:value="0.000454365" calcext:value-type="float">
            <text:p>0.000454365</text:p>
          </table:table-cell>
          <table:table-cell office:value-type="float" office:value="339.862443506718" calcext:value-type="float">
            <text:p>339.862443506718</text:p>
          </table:table-cell>
          <table:table-cell office:value-type="float" office:value="86.5934602916241" calcext:value-type="float">
            <text:p>86.5934602916241</text:p>
          </table:table-cell>
          <table:table-cell office:value-type="float" office:value="62.2423458844423" calcext:value-type="float">
            <text:p>62.2423458844423</text:p>
          </table:table-cell>
          <table:table-cell office:value-type="float" office:value="42.4949452280998" calcext:value-type="float">
            <text:p>42.4949452280998</text:p>
          </table:table-cell>
          <table:table-cell office:value-type="float" office:value="5.03149582073092" calcext:value-type="float">
            <text:p>5.03149582073092</text:p>
          </table:table-cell>
          <table:table-cell office:value-type="float" office:value="0.63892114" calcext:value-type="float">
            <text:p>0.63892114</text:p>
          </table:table-cell>
          <table:table-cell office:value-type="float" office:value="0" calcext:value-type="float">
            <text:p>0</text:p>
          </table:table-cell>
          <table:table-cell office:value-type="float" office:value="0.020725042" calcext:value-type="float">
            <text:p>0.020725042</text:p>
          </table:table-cell>
          <table:table-cell office:value-type="float" office:value="1.09250269912309" calcext:value-type="float">
            <text:p>1.09250269912309</text:p>
          </table:table-cell>
          <table:table-cell office:value-type="float" office:value="0.6898594" calcext:value-type="float">
            <text:p>0.6898594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1.nc</text:p>
          </table:table-cell>
          <table:table-cell office:value-type="float" office:value="71.6939290130731" calcext:value-type="float">
            <text:p>71.693929013073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0683147746367" calcext:value-type="float">
            <text:p>4.50683147746367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Z2_equilibrium_110523_04_-17e2acb6a_FATES-8a054a12_0003</text:p>
          </table:table-cell>
          <table:table-cell office:value-type="string" calcext:value-type="string">
            <text:p>CZ2_trans_110923_0019</text:p>
          </table:table-cell>
          <table:table-cell office:value-type="float" office:value="3.49031359235023" calcext:value-type="float">
            <text:p>3.49031359235023</text:p>
          </table:table-cell>
          <table:table-cell office:value-type="float" office:value="9.93384170532227" calcext:value-type="float">
            <text:p>9.93384170532227</text:p>
          </table:table-cell>
          <table:table-cell office:value-type="float" office:value="0" calcext:value-type="float">
            <text:p>0</text:p>
          </table:table-cell>
          <table:table-cell office:value-type="float" office:value="0.362791971547693" calcext:value-type="float">
            <text:p>0.362791971547693</text:p>
          </table:table-cell>
          <table:table-cell office:value-type="float" office:value="32.983543" calcext:value-type="float">
            <text:p>32.983543</text:p>
          </table:table-cell>
          <table:table-cell office:value-type="float" office:value="0.47726455" calcext:value-type="float">
            <text:p>0.47726455</text:p>
          </table:table-cell>
          <table:table-cell office:value-type="float" office:value="32.1769" calcext:value-type="float">
            <text:p>32.1769</text:p>
          </table:table-cell>
          <table:table-cell office:value-type="float" office:value="0.10876629" calcext:value-type="float">
            <text:p>0.10876629</text:p>
          </table:table-cell>
          <table:table-cell office:value-type="float" office:value="0.22061434" calcext:value-type="float">
            <text:p>0.22061434</text:p>
          </table:table-cell>
          <table:table-cell office:value-type="float" office:value="0.39725652" calcext:value-type="float">
            <text:p>0.39725652</text:p>
          </table:table-cell>
          <table:table-cell office:value-type="float" office:value="0.03710998" calcext:value-type="float">
            <text:p>0.03710998</text:p>
          </table:table-cell>
          <table:table-cell office:value-type="float" office:value="674.913600087166" calcext:value-type="float">
            <text:p>674.913600087166</text:p>
          </table:table-cell>
          <table:table-cell office:value-type="float" office:value="30.5197876878083" calcext:value-type="float">
            <text:p>30.5197876878083</text:p>
          </table:table-cell>
          <table:table-cell office:value-type="float" office:value="13.7093686498702" calcext:value-type="float">
            <text:p>13.7093686498702</text:p>
          </table:table-cell>
          <table:table-cell office:value-type="float" office:value="9.69259126577526" calcext:value-type="float">
            <text:p>9.69259126577526</text:p>
          </table:table-cell>
          <table:table-cell office:value-type="float" office:value="1.1205567716388" calcext:value-type="float">
            <text:p>1.1205567716388</text:p>
          </table:table-cell>
          <table:table-cell office:value-type="float" office:value="0.88351005" calcext:value-type="float">
            <text:p>0.88351005</text:p>
          </table:table-cell>
          <table:table-cell office:value-type="float" office:value="0.0010071986" calcext:value-type="float">
            <text:p>0.0010071986</text:p>
          </table:table-cell>
          <table:table-cell office:value-type="float" office:value="7.2231474" calcext:value-type="float">
            <text:p>7.2231474</text:p>
          </table:table-cell>
          <table:table-cell office:value-type="float" office:value="0.956843493270298" calcext:value-type="float">
            <text:p>0.956843493270298</text:p>
          </table:table-cell>
          <table:table-cell office:value-type="float" office:value="2.7425013" calcext:value-type="float">
            <text:p>2.7425013</text:p>
          </table:table-cell>
          <table:table-cell office:value-type="string" calcext:value-type="string">
            <text:p>/glade/u/home/adamhb/ahb_params/fates_api_25/ensembles/CZ2_equilibrium_110523_04/CZ2_equilibrium_110523_0003.nc</text:p>
          </table:table-cell>
          <table:table-cell office:value-type="float" office:value="52.7383542224832" calcext:value-type="float">
            <text:p>52.7383542224832</text:p>
          </table:table-cell>
          <table:table-cell office:value-type="float" office:value="0.02" calcext:value-type="float">
            <text:p>0.02</text:p>
          </table:table-cell>
          <table:table-cell office:value-type="float" office:value="74.8031496062992" calcext:value-type="float">
            <text:p>74.8031496062992</text:p>
          </table:table-cell>
          <table:table-cell office:value-type="float" office:value="40.9448818897638" calcext:value-type="float">
            <text:p>40.94488188976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Z2_trans_1950_2020_111223_-17e2acb6a_FATES-8a054a12_0019</text:p>
          </table:table-cell>
          <table:table-cell office:value-type="float" office:value="22.6848220825195" calcext:value-type="float">
            <text:p>22.6848220825195</text:p>
          </table:table-cell>
          <table:table-cell office:value-type="float" office:value="2" calcext:value-type="float">
            <text:p>2</text:p>
          </table:table-cell>
          <table:table-cell office:value-type="float" office:value="0.0776547519261295" calcext:value-type="float">
            <text:p>0.07765475192613</text:p>
          </table:table-cell>
          <table:table-cell office:value-type="float" office:value="60.31926" calcext:value-type="float">
            <text:p>60.31926</text:p>
          </table:table-cell>
          <table:table-cell office:value-type="float" office:value="0.17733335" calcext:value-type="float">
            <text:p>0.17733335</text:p>
          </table:table-cell>
          <table:table-cell office:value-type="float" office:value="60.057346" calcext:value-type="float">
            <text:p>60.057346</text:p>
          </table:table-cell>
          <table:table-cell office:value-type="float" office:value="0.07669066" calcext:value-type="float">
            <text:p>0.07669066</text:p>
          </table:table-cell>
          <table:table-cell office:value-type="float" office:value="0.007889148" calcext:value-type="float">
            <text:p>0.007889148</text:p>
          </table:table-cell>
          <table:table-cell office:value-type="float" office:value="0.057088777" calcext:value-type="float">
            <text:p>0.057088777</text:p>
          </table:table-cell>
          <table:table-cell office:value-type="float" office:value="0.008489926" calcext:value-type="float">
            <text:p>0.008489926</text:p>
          </table:table-cell>
          <table:table-cell office:value-type="float" office:value="314.741544425488" calcext:value-type="float">
            <text:p>314.741544425488</text:p>
          </table:table-cell>
          <table:table-cell office:value-type="float" office:value="125.500606372952" calcext:value-type="float">
            <text:p>125.500606372952</text:p>
          </table:table-cell>
          <table:table-cell office:value-type="float" office:value="76.4598604291678" calcext:value-type="float">
            <text:p>76.4598604291678</text:p>
          </table:table-cell>
          <table:table-cell office:value-type="float" office:value="39.2624828964472" calcext:value-type="float">
            <text:p>39.2624828964472</text:p>
          </table:table-cell>
          <table:table-cell office:value-type="float" office:value="36.9235943071544" calcext:value-type="float">
            <text:p>36.9235943071544</text:p>
          </table:table-cell>
          <table:table-cell office:value-type="float" office:value="0.028297663" calcext:value-type="float">
            <text:p>0.028297663</text:p>
          </table:table-cell>
          <table:table-cell office:value-type="float" office:value="0" calcext:value-type="float">
            <text:p>0</text:p>
          </table:table-cell>
          <table:table-cell office:value-type="float" office:value="1.173601" calcext:value-type="float">
            <text:p>1.173601</text:p>
          </table:table-cell>
          <table:table-cell office:value-type="float" office:value="1.11055622733147" calcext:value-type="float">
            <text:p>1.11055622733147</text:p>
          </table:table-cell>
          <table:table-cell office:value-type="float" office:value="2.9758797" calcext:value-type="float">
            <text:p>2.9758797</text:p>
          </table:table-cell>
          <table:table-cell office:value-type="float" office:value="0.003" calcext:value-type="float">
            <text:p>0.003</text:p>
          </table:table-cell>
          <table:table-cell office:value-type="float" office:value="81.7460317460317" calcext:value-type="float">
            <text:p>81.7460317460317</text:p>
          </table:table-cell>
          <table:table-cell office:value-type="float" office:value="40.4761904761905" calcext:value-type="float">
            <text:p>40.4761904761905</text:p>
          </table:table-cell>
          <table:table-cell office:value-type="string" calcext:value-type="string">
            <text:p>/glade/u/home/adamhb/ahb_params/fates_api_25/ensembles/CZ2_trans_110923_01/ca_5pfts_100523_0019.nc</text:p>
          </table:table-cell>
          <table:table-cell office:value-type="float" office:value="52.7383542224832" calcext:value-type="float">
            <text:p>52.73835422248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N_equilibrium_111023_01_-17e2acb6a_FATES-8a054a12_0019</text:p>
          </table:table-cell>
          <table:table-cell office:value-type="float" office:value="24.6959457397461" calcext:value-type="float">
            <text:p>24.6959457397461</text:p>
          </table:table-cell>
          <table:table-cell office:value-type="float" office:value="1" calcext:value-type="float">
            <text:p>1</text:p>
          </table:table-cell>
          <table:table-cell office:value-type="float" office:value="0.530924328989642" calcext:value-type="float">
            <text:p>0.530924328989642</text:p>
          </table:table-cell>
          <table:table-cell office:value-type="float" office:value="61.11896" calcext:value-type="float">
            <text:p>61.11896</text:p>
          </table:table-cell>
          <table:table-cell office:value-type="float" office:value="20.636847" calcext:value-type="float">
            <text:p>20.636847</text:p>
          </table:table-cell>
          <table:table-cell office:value-type="float" office:value="37.40361" calcext:value-type="float">
            <text:p>37.40361</text:p>
          </table:table-cell>
          <table:table-cell office:value-type="float" office:value="3.0421047" calcext:value-type="float">
            <text:p>3.0421047</text:p>
          </table:table-cell>
          <table:table-cell office:value-type="float" office:value="0.03639684" calcext:value-type="float">
            <text:p>0.03639684</text:p>
          </table:table-cell>
          <table:table-cell office:value-type="float" office:value="0.015542905" calcext:value-type="float">
            <text:p>0.015542905</text:p>
          </table:table-cell>
          <table:table-cell office:value-type="float" office:value="0.0007115284" calcext:value-type="float">
            <text:p>0.0007115284</text:p>
          </table:table-cell>
          <table:table-cell office:value-type="float" office:value="195.727907121182" calcext:value-type="float">
            <text:p>195.727907121182</text:p>
          </table:table-cell>
          <table:table-cell office:value-type="float" office:value="88.8465344905853" calcext:value-type="float">
            <text:p>88.8465344905853</text:p>
          </table:table-cell>
          <table:table-cell office:value-type="float" office:value="73.1513416394591" calcext:value-type="float">
            <text:p>73.1513416394591</text:p>
          </table:table-cell>
          <table:table-cell office:value-type="float" office:value="42.6528556272388" calcext:value-type="float">
            <text:p>42.6528556272388</text:p>
          </table:table-cell>
          <table:table-cell office:value-type="float" office:value="26.9515882246196" calcext:value-type="float">
            <text:p>26.9515882246196</text:p>
          </table:table-cell>
          <table:table-cell office:value-type="float" office:value="0.065845735" calcext:value-type="float">
            <text:p>0.065845735</text:p>
          </table:table-cell>
          <table:table-cell office:value-type="float" office:value="0.00016946839" calcext:value-type="float">
            <text:p>0.00016946839</text:p>
          </table:table-cell>
          <table:table-cell office:value-type="float" office:value="0.39603034" calcext:value-type="float">
            <text:p>0.39603034</text:p>
          </table:table-cell>
          <table:table-cell office:value-type="float" office:value="1.00938545944018" calcext:value-type="float">
            <text:p>1.00938545944018</text:p>
          </table:table-cell>
          <table:table-cell office:value-type="float" office:value="2.0889235" calcext:value-type="float">
            <text:p>2.0889235</text:p>
          </table:table-cell>
          <table:table-cell office:value-type="float" office:value="0.003" calcext:value-type="float">
            <text:p>0.003</text:p>
          </table:table-cell>
          <table:table-cell office:value-type="float" office:value="27.3972602739726" calcext:value-type="float">
            <text:p>27.3972602739726</text:p>
          </table:table-cell>
          <table:table-cell office:value-type="float" office:value="2.73972602739726" calcext:value-type="float">
            <text:p>2.73972602739726</text:p>
          </table:table-cell>
          <table:table-cell office:value-type="string" calcext:value-type="string">
            <text:p>/glade/u/home/adamhb/ahb_params/fates_api_25/ensembles/STAN_equilibrium_111023_01/ca_5pfts_100523_0019.nc</text:p>
          </table:table-cell>
          <table:table-cell office:value-type="float" office:value="52.7383542224832" calcext:value-type="float">
            <text:p>52.73835422248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N_equilibrium_111023_01_-17e2acb6a_FATES-8a054a12_0019</text:p>
          </table:table-cell>
          <table:table-cell office:value-type="float" office:value="24.6959457397461" calcext:value-type="float">
            <text:p>24.6959457397461</text:p>
          </table:table-cell>
          <table:table-cell office:value-type="float" office:value="1" calcext:value-type="float">
            <text:p>1</text:p>
          </table:table-cell>
          <table:table-cell office:value-type="float" office:value="0.530924328989642" calcext:value-type="float">
            <text:p>0.530924328989642</text:p>
          </table:table-cell>
          <table:table-cell office:value-type="float" office:value="61.11896" calcext:value-type="float">
            <text:p>61.11896</text:p>
          </table:table-cell>
          <table:table-cell office:value-type="float" office:value="20.636847" calcext:value-type="float">
            <text:p>20.636847</text:p>
          </table:table-cell>
          <table:table-cell office:value-type="float" office:value="37.40361" calcext:value-type="float">
            <text:p>37.40361</text:p>
          </table:table-cell>
          <table:table-cell office:value-type="float" office:value="3.0421047" calcext:value-type="float">
            <text:p>3.0421047</text:p>
          </table:table-cell>
          <table:table-cell office:value-type="float" office:value="0.03639684" calcext:value-type="float">
            <text:p>0.03639684</text:p>
          </table:table-cell>
          <table:table-cell office:value-type="float" office:value="0.015542905" calcext:value-type="float">
            <text:p>0.015542905</text:p>
          </table:table-cell>
          <table:table-cell office:value-type="float" office:value="0.0007115284" calcext:value-type="float">
            <text:p>0.0007115284</text:p>
          </table:table-cell>
          <table:table-cell office:value-type="float" office:value="195.727907121182" calcext:value-type="float">
            <text:p>195.727907121182</text:p>
          </table:table-cell>
          <table:table-cell office:value-type="float" office:value="88.8465344905853" calcext:value-type="float">
            <text:p>88.8465344905853</text:p>
          </table:table-cell>
          <table:table-cell office:value-type="float" office:value="73.1513416394591" calcext:value-type="float">
            <text:p>73.1513416394591</text:p>
          </table:table-cell>
          <table:table-cell office:value-type="float" office:value="42.6528556272388" calcext:value-type="float">
            <text:p>42.6528556272388</text:p>
          </table:table-cell>
          <table:table-cell office:value-type="float" office:value="26.9515882246196" calcext:value-type="float">
            <text:p>26.9515882246196</text:p>
          </table:table-cell>
          <table:table-cell office:value-type="float" office:value="0.065845735" calcext:value-type="float">
            <text:p>0.065845735</text:p>
          </table:table-cell>
          <table:table-cell office:value-type="float" office:value="0.00016946839" calcext:value-type="float">
            <text:p>0.00016946839</text:p>
          </table:table-cell>
          <table:table-cell office:value-type="float" office:value="0.39603034" calcext:value-type="float">
            <text:p>0.39603034</text:p>
          </table:table-cell>
          <table:table-cell office:value-type="float" office:value="1.00938545944018" calcext:value-type="float">
            <text:p>1.00938545944018</text:p>
          </table:table-cell>
          <table:table-cell office:value-type="float" office:value="2.0889235" calcext:value-type="float">
            <text:p>2.0889235</text:p>
          </table:table-cell>
          <table:table-cell office:value-type="float" office:value="0.003" calcext:value-type="float">
            <text:p>0.003</text:p>
          </table:table-cell>
          <table:table-cell office:value-type="float" office:value="27.3972602739726" calcext:value-type="float">
            <text:p>27.3972602739726</text:p>
          </table:table-cell>
          <table:table-cell office:value-type="float" office:value="2.73972602739726" calcext:value-type="float">
            <text:p>2.73972602739726</text:p>
          </table:table-cell>
          <table:table-cell office:value-type="string" calcext:value-type="string">
            <text:p>/glade/u/home/adamhb/ahb_params/fates_api_25/ensembles/STAN_equilibrium_111023_01/ca_5pfts_100523_0019.nc</text:p>
          </table:table-cell>
          <table:table-cell office:value-type="float" office:value="52.7383542224832" calcext:value-type="float">
            <text:p>52.73835422248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5559503789608" calcext:value-type="float">
            <text:p>4.55559503789608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Z2_equilibrium_110523_01_-17e2acb6a_FATES-8a054a12_0028</text:p>
          </table:table-cell>
          <table:table-cell office:value-type="string" calcext:value-type="string">
            <text:p>CZ2_trans_110923_0003</text:p>
          </table:table-cell>
          <table:table-cell office:value-type="float" office:value="3.27922538035747" calcext:value-type="float">
            <text:p>3.27922538035747</text:p>
          </table:table-cell>
          <table:table-cell office:value-type="float" office:value="2.77071833610535" calcext:value-type="float">
            <text:p>2.77071833610535</text:p>
          </table:table-cell>
          <table:table-cell office:value-type="float" office:value="0" calcext:value-type="float">
            <text:p>0</text:p>
          </table:table-cell>
          <table:table-cell office:value-type="float" office:value="0.751673822927584" calcext:value-type="float">
            <text:p>0.751673822927584</text:p>
          </table:table-cell>
          <table:table-cell office:value-type="float" office:value="14.383246" calcext:value-type="float">
            <text:p>14.383246</text:p>
          </table:table-cell>
          <table:table-cell office:value-type="float" office:value="0.81802255" calcext:value-type="float">
            <text:p>0.81802255</text:p>
          </table:table-cell>
          <table:table-cell office:value-type="float" office:value="9.828711" calcext:value-type="float">
            <text:p>9.828711</text:p>
          </table:table-cell>
          <table:table-cell office:value-type="float" office:value="0.51723284" calcext:value-type="float">
            <text:p>0.51723284</text:p>
          </table:table-cell>
          <table:table-cell office:value-type="float" office:value="3.21928" calcext:value-type="float">
            <text:p>3.21928</text:p>
          </table:table-cell>
          <table:table-cell office:value-type="float" office:value="0.71639115" calcext:value-type="float">
            <text:p>0.71639115</text:p>
          </table:table-cell>
          <table:table-cell office:value-type="float" office:value="0.43226793" calcext:value-type="float">
            <text:p>0.43226793</text:p>
          </table:table-cell>
          <table:table-cell office:value-type="float" office:value="185.276586562395" calcext:value-type="float">
            <text:p>185.276586562395</text:p>
          </table:table-cell>
          <table:table-cell office:value-type="float" office:value="50.5106383934617" calcext:value-type="float">
            <text:p>50.5106383934617</text:p>
          </table:table-cell>
          <table:table-cell office:value-type="float" office:value="3.41560400556773" calcext:value-type="float">
            <text:p>3.41560400556773</text:p>
          </table:table-cell>
          <table:table-cell office:value-type="float" office:value="2.02384282601997" calcext:value-type="float">
            <text:p>2.02384282601997</text:p>
          </table:table-cell>
          <table:table-cell office:value-type="float" office:value="1.31451990455389" calcext:value-type="float">
            <text:p>1.31451990455389</text:p>
          </table:table-cell>
          <table:table-cell office:value-type="float" office:value="44.14341" calcext:value-type="float">
            <text:p>44.14341</text:p>
          </table:table-cell>
          <table:table-cell office:value-type="float" office:value="0.000216069" calcext:value-type="float">
            <text:p>0.000216069</text:p>
          </table:table-cell>
          <table:table-cell office:value-type="float" office:value="8.675241" calcext:value-type="float">
            <text:p>8.675241</text:p>
          </table:table-cell>
          <table:table-cell office:value-type="float" office:value="0.732374825872739" calcext:value-type="float">
            <text:p>0.732374825872739</text:p>
          </table:table-cell>
          <table:table-cell office:value-type="float" office:value="0.7893839" calcext:value-type="float">
            <text:p>0.7893839</text:p>
          </table:table-cell>
          <table:table-cell office:value-type="string" calcext:value-type="string">
            <text:p>/glade/u/home/adamhb/ahb_params/fates_api_25/ensembles/CZ2_equilibrium_110523_01/CZ2_equilibrium_110523_0028.nc</text:p>
          </table:table-cell>
          <table:table-cell office:value-type="float" office:value="47.7324941389014" calcext:value-type="float">
            <text:p>47.7324941389014</text:p>
          </table:table-cell>
          <table:table-cell office:value-type="float" office:value="0.043" calcext:value-type="float">
            <text:p>0.043</text:p>
          </table:table-cell>
          <table:table-cell office:value-type="float" office:value="0.72992700729927" calcext:value-type="float">
            <text:p>0.729927007299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2_trans_1950_2020_111223_-17e2acb6a_FATES-8a054a12_0003</text:p>
          </table:table-cell>
          <table:table-cell office:value-type="float" office:value="19.7684440612793" calcext:value-type="float">
            <text:p>19.7684440612793</text:p>
          </table:table-cell>
          <table:table-cell office:value-type="float" office:value="1" calcext:value-type="float">
            <text:p>1</text:p>
          </table:table-cell>
          <table:table-cell office:value-type="float" office:value="0.66419964170992" calcext:value-type="float">
            <text:p>0.66419964170992</text:p>
          </table:table-cell>
          <table:table-cell office:value-type="float" office:value="55.84915" calcext:value-type="float">
            <text:p>55.84915</text:p>
          </table:table-cell>
          <table:table-cell office:value-type="float" office:value="7.5229588" calcext:value-type="float">
            <text:p>7.5229588</text:p>
          </table:table-cell>
          <table:table-cell office:value-type="float" office:value="32.75651" calcext:value-type="float">
            <text:p>32.75651</text:p>
          </table:table-cell>
          <table:table-cell office:value-type="float" office:value="2.4225175" calcext:value-type="float">
            <text:p>2.4225175</text:p>
          </table:table-cell>
          <table:table-cell office:value-type="float" office:value="13.147165" calcext:value-type="float">
            <text:p>13.147165</text:p>
          </table:table-cell>
          <table:table-cell office:value-type="float" office:value="0.010123413" calcext:value-type="float">
            <text:p>0.010123413</text:p>
          </table:table-cell>
          <table:table-cell office:value-type="float" office:value="0.0032101227" calcext:value-type="float">
            <text:p>0.0032101227</text:p>
          </table:table-cell>
          <table:table-cell office:value-type="float" office:value="218.896623700857" calcext:value-type="float">
            <text:p>218.896623700857</text:p>
          </table:table-cell>
          <table:table-cell office:value-type="float" office:value="113.744586706162" calcext:value-type="float">
            <text:p>113.744586706162</text:p>
          </table:table-cell>
          <table:table-cell office:value-type="float" office:value="50.9312376379967" calcext:value-type="float">
            <text:p>50.9312376379967</text:p>
          </table:table-cell>
          <table:table-cell office:value-type="float" office:value="49.3855075910687" calcext:value-type="float">
            <text:p>49.3855075910687</text:p>
          </table:table-cell>
          <table:table-cell office:value-type="float" office:value="15.2659008745104" calcext:value-type="float">
            <text:p>15.2659008745104</text:p>
          </table:table-cell>
          <table:table-cell office:value-type="float" office:value="3.5386918" calcext:value-type="float">
            <text:p>3.5386918</text:p>
          </table:table-cell>
          <table:table-cell office:value-type="float" office:value="0" calcext:value-type="float">
            <text:p>0</text:p>
          </table:table-cell>
          <table:table-cell office:value-type="float" office:value="0.08126585" calcext:value-type="float">
            <text:p>0.08126585</text:p>
          </table:table-cell>
          <table:table-cell office:value-type="float" office:value="1.09348370716589" calcext:value-type="float">
            <text:p>1.09348370716589</text:p>
          </table:table-cell>
          <table:table-cell office:value-type="float" office:value="0.8474879" calcext:value-type="float">
            <text:p>0.8474879</text:p>
          </table:table-cell>
          <table:table-cell office:value-type="float" office:value="0.003" calcext:value-type="float">
            <text:p>0.003</text:p>
          </table:table-cell>
          <table:table-cell office:value-type="float" office:value="23.728813559322" calcext:value-type="float">
            <text:p>23.728813559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03.nc</text:p>
          </table:table-cell>
          <table:table-cell office:value-type="float" office:value="47.7324941389014" calcext:value-type="float">
            <text:p>47.7324941389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_equilibrium_111023_01_-17e2acb6a_FATES-8a054a12_0003</text:p>
          </table:table-cell>
          <table:table-cell office:value-type="float" office:value="11.9171600341797" calcext:value-type="float">
            <text:p>11.9171600341797</text:p>
          </table:table-cell>
          <table:table-cell office:value-type="float" office:value="1" calcext:value-type="float">
            <text:p>1</text:p>
          </table:table-cell>
          <table:table-cell office:value-type="float" office:value="0.696569230693127" calcext:value-type="float">
            <text:p>0.696569230693127</text:p>
          </table:table-cell>
          <table:table-cell office:value-type="float" office:value="40.93251" calcext:value-type="float">
            <text:p>40.93251</text:p>
          </table:table-cell>
          <table:table-cell office:value-type="float" office:value="21.38291" calcext:value-type="float">
            <text:p>21.38291</text:p>
          </table:table-cell>
          <table:table-cell office:value-type="float" office:value="9.941311" calcext:value-type="float">
            <text:p>9.941311</text:p>
          </table:table-cell>
          <table:table-cell office:value-type="float" office:value="1.3593736" calcext:value-type="float">
            <text:p>1.3593736</text:p>
          </table:table-cell>
          <table:table-cell office:value-type="float" office:value="8.248918" calcext:value-type="float">
            <text:p>8.248918</text:p>
          </table:table-cell>
          <table:table-cell office:value-type="float" office:value="0.0008610374" calcext:value-type="float">
            <text:p>0.0008610374</text:p>
          </table:table-cell>
          <table:table-cell table:style-name="ce3" office:value-type="float" office:value="0.0000005014068" calcext:value-type="float">
            <text:p>5.01E-07</text:p>
          </table:table-cell>
          <table:table-cell office:value-type="float" office:value="235.97365245223" calcext:value-type="float">
            <text:p>235.97365245223</text:p>
          </table:table-cell>
          <table:table-cell office:value-type="float" office:value="73.1824757531285" calcext:value-type="float">
            <text:p>73.1824757531285</text:p>
          </table:table-cell>
          <table:table-cell office:value-type="float" office:value="56.4871868118644" calcext:value-type="float">
            <text:p>56.4871868118644</text:p>
          </table:table-cell>
          <table:table-cell office:value-type="float" office:value="27.0065409131348" calcext:value-type="float">
            <text:p>27.0065409131348</text:p>
          </table:table-cell>
          <table:table-cell office:value-type="float" office:value="3.81527497665957" calcext:value-type="float">
            <text:p>3.81527497665957</text:p>
          </table:table-cell>
          <table:table-cell office:value-type="float" office:value="80.27928" calcext:value-type="float">
            <text:p>80.27928</text:p>
          </table:table-cell>
          <table:table-cell office:value-type="float" office:value="0" calcext:value-type="float">
            <text:p>0</text:p>
          </table:table-cell>
          <table:table-cell office:value-type="float" office:value="0.011549225" calcext:value-type="float">
            <text:p>0.011549225</text:p>
          </table:table-cell>
          <table:table-cell office:value-type="float" office:value="0.979128262883933" calcext:value-type="float">
            <text:p>0.979128262883933</text:p>
          </table:table-cell>
          <table:table-cell office:value-type="float" office:value="0.6172366" calcext:value-type="float">
            <text:p>0.617236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3.nc</text:p>
          </table:table-cell>
          <table:table-cell office:value-type="float" office:value="47.7324941389014" calcext:value-type="float">
            <text:p>47.7324941389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_equilibrium_111023_01_-17e2acb6a_FATES-8a054a12_0003</text:p>
          </table:table-cell>
          <table:table-cell office:value-type="float" office:value="11.9171600341797" calcext:value-type="float">
            <text:p>11.9171600341797</text:p>
          </table:table-cell>
          <table:table-cell office:value-type="float" office:value="1" calcext:value-type="float">
            <text:p>1</text:p>
          </table:table-cell>
          <table:table-cell office:value-type="float" office:value="0.696569230693127" calcext:value-type="float">
            <text:p>0.696569230693127</text:p>
          </table:table-cell>
          <table:table-cell office:value-type="float" office:value="40.93251" calcext:value-type="float">
            <text:p>40.93251</text:p>
          </table:table-cell>
          <table:table-cell office:value-type="float" office:value="21.38291" calcext:value-type="float">
            <text:p>21.38291</text:p>
          </table:table-cell>
          <table:table-cell office:value-type="float" office:value="9.941311" calcext:value-type="float">
            <text:p>9.941311</text:p>
          </table:table-cell>
          <table:table-cell office:value-type="float" office:value="1.3593736" calcext:value-type="float">
            <text:p>1.3593736</text:p>
          </table:table-cell>
          <table:table-cell office:value-type="float" office:value="8.248918" calcext:value-type="float">
            <text:p>8.248918</text:p>
          </table:table-cell>
          <table:table-cell office:value-type="float" office:value="0.0008610374" calcext:value-type="float">
            <text:p>0.0008610374</text:p>
          </table:table-cell>
          <table:table-cell table:style-name="ce3" office:value-type="float" office:value="0.0000005014068" calcext:value-type="float">
            <text:p>5.01E-07</text:p>
          </table:table-cell>
          <table:table-cell office:value-type="float" office:value="235.97365245223" calcext:value-type="float">
            <text:p>235.97365245223</text:p>
          </table:table-cell>
          <table:table-cell office:value-type="float" office:value="73.1824757531285" calcext:value-type="float">
            <text:p>73.1824757531285</text:p>
          </table:table-cell>
          <table:table-cell office:value-type="float" office:value="56.4871868118644" calcext:value-type="float">
            <text:p>56.4871868118644</text:p>
          </table:table-cell>
          <table:table-cell office:value-type="float" office:value="27.0065409131348" calcext:value-type="float">
            <text:p>27.0065409131348</text:p>
          </table:table-cell>
          <table:table-cell office:value-type="float" office:value="3.81527497665957" calcext:value-type="float">
            <text:p>3.81527497665957</text:p>
          </table:table-cell>
          <table:table-cell office:value-type="float" office:value="80.27928" calcext:value-type="float">
            <text:p>80.27928</text:p>
          </table:table-cell>
          <table:table-cell office:value-type="float" office:value="0" calcext:value-type="float">
            <text:p>0</text:p>
          </table:table-cell>
          <table:table-cell office:value-type="float" office:value="0.011549225" calcext:value-type="float">
            <text:p>0.011549225</text:p>
          </table:table-cell>
          <table:table-cell office:value-type="float" office:value="0.979128262883933" calcext:value-type="float">
            <text:p>0.979128262883933</text:p>
          </table:table-cell>
          <table:table-cell office:value-type="float" office:value="0.6172366" calcext:value-type="float">
            <text:p>0.617236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3.nc</text:p>
          </table:table-cell>
          <table:table-cell office:value-type="float" office:value="47.7324941389014" calcext:value-type="float">
            <text:p>47.73249413890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62071224665173" calcext:value-type="float">
            <text:p>4.62071224665173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Z2_equilibrium_110523_02_-17e2acb6a_FATES-8a054a12_0068</text:p>
          </table:table-cell>
          <table:table-cell office:value-type="string" calcext:value-type="string">
            <text:p>CZ2_trans_110923_0023</text:p>
          </table:table-cell>
          <table:table-cell office:value-type="float" office:value="3.58829742598407" calcext:value-type="float">
            <text:p>3.58829742598407</text:p>
          </table:table-cell>
          <table:table-cell office:value-type="float" office:value="8.41059970855713" calcext:value-type="float">
            <text:p>8.41059970855713</text:p>
          </table:table-cell>
          <table:table-cell office:value-type="float" office:value="1" calcext:value-type="float">
            <text:p>1</text:p>
          </table:table-cell>
          <table:table-cell office:value-type="float" office:value="0.629593986821688" calcext:value-type="float">
            <text:p>0.629593986821688</text:p>
          </table:table-cell>
          <table:table-cell office:value-type="float" office:value="21.388954" calcext:value-type="float">
            <text:p>21.388954</text:p>
          </table:table-cell>
          <table:table-cell office:value-type="float" office:value="6.3418927" calcext:value-type="float">
            <text:p>6.3418927</text:p>
          </table:table-cell>
          <table:table-cell office:value-type="float" office:value="14.801106" calcext:value-type="float">
            <text:p>14.801106</text:p>
          </table:table-cell>
          <table:table-cell office:value-type="float" office:value="0.23144075" calcext:value-type="float">
            <text:p>0.23144075</text:p>
          </table:table-cell>
          <table:table-cell office:value-type="float" office:value="0.014512247" calcext:value-type="float">
            <text:p>0.014512247</text:p>
          </table:table-cell>
          <table:table-cell office:value-type="float" office:value="1.1173087" calcext:value-type="float">
            <text:p>1.1173087</text:p>
          </table:table-cell>
          <table:table-cell office:value-type="float" office:value="0.58336955" calcext:value-type="float">
            <text:p>0.58336955</text:p>
          </table:table-cell>
          <table:table-cell office:value-type="float" office:value="272.531062364578" calcext:value-type="float">
            <text:p>272.531062364578</text:p>
          </table:table-cell>
          <table:table-cell office:value-type="float" office:value="52.6807270944119" calcext:value-type="float">
            <text:p>52.6807270944119</text:p>
          </table:table-cell>
          <table:table-cell office:value-type="float" office:value="13.0938040092588" calcext:value-type="float">
            <text:p>13.0938040092588</text:p>
          </table:table-cell>
          <table:table-cell office:value-type="float" office:value="0.930648748180829" calcext:value-type="float">
            <text:p>0.930648748180829</text:p>
          </table:table-cell>
          <table:table-cell office:value-type="float" office:value="0.154639092215802" calcext:value-type="float">
            <text:p>0.154639092215802</text:p>
          </table:table-cell>
          <table:table-cell office:value-type="float" office:value="0.20326665" calcext:value-type="float">
            <text:p>0.20326665</text:p>
          </table:table-cell>
          <table:table-cell office:value-type="float" office:value="2.0212789" calcext:value-type="float">
            <text:p>2.0212789</text:p>
          </table:table-cell>
          <table:table-cell office:value-type="float" office:value="23.202505" calcext:value-type="float">
            <text:p>23.202505</text:p>
          </table:table-cell>
          <table:table-cell office:value-type="float" office:value="1.14721776168381" calcext:value-type="float">
            <text:p>1.14721776168381</text:p>
          </table:table-cell>
          <table:table-cell office:value-type="float" office:value="1.6722269" calcext:value-type="float">
            <text:p>1.6722269</text:p>
          </table:table-cell>
          <table:table-cell office:value-type="string" calcext:value-type="string">
            <text:p>/glade/u/home/adamhb/ahb_params/fates_api_25/ensembles/CZ2_equilibrium_110523_02/CZ2_equilibrium_110523_0068.nc</text:p>
          </table:table-cell>
          <table:table-cell office:value-type="float" office:value="48.9229805913513" calcext:value-type="float">
            <text:p>48.9229805913513</text:p>
          </table:table-cell>
          <table:table-cell office:value-type="float" office:value="0.017" calcext:value-type="float">
            <text:p>0.017</text:p>
          </table:table-cell>
          <table:table-cell office:value-type="float" office:value="68.8405797101449" calcext:value-type="float">
            <text:p>68.8405797101449</text:p>
          </table:table-cell>
          <table:table-cell office:value-type="float" office:value="32.6086956521739" calcext:value-type="float">
            <text:p>32.60869565217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Z2_trans_1950_2020_111223_-17e2acb6a_FATES-8a054a12_0023</text:p>
          </table:table-cell>
          <table:table-cell office:value-type="float" office:value="15.530083656311" calcext:value-type="float">
            <text:p>15.530083656311</text:p>
          </table:table-cell>
          <table:table-cell office:value-type="float" office:value="1" calcext:value-type="float">
            <text:p>1</text:p>
          </table:table-cell>
          <table:table-cell office:value-type="float" office:value="0.578123918285486" calcext:value-type="float">
            <text:p>0.578123918285486</text:p>
          </table:table-cell>
          <table:table-cell office:value-type="float" office:value="46.10646" calcext:value-type="float">
            <text:p>46.10646</text:p>
          </table:table-cell>
          <table:table-cell office:value-type="float" office:value="11.143573" calcext:value-type="float">
            <text:p>11.143573</text:p>
          </table:table-cell>
          <table:table-cell office:value-type="float" office:value="34.730476" calcext:value-type="float">
            <text:p>34.730476</text:p>
          </table:table-cell>
          <table:table-cell office:value-type="float" office:value="0.18163478" calcext:value-type="float">
            <text:p>0.18163478</text:p>
          </table:table-cell>
          <table:table-cell office:value-type="float" office:value="0.050776154" calcext:value-type="float">
            <text:p>0.050776154</text:p>
          </table:table-cell>
          <table:table-cell office:value-type="float" office:value="0.4228413" calcext:value-type="float">
            <text:p>0.4228413</text:p>
          </table:table-cell>
          <table:table-cell office:value-type="float" office:value="0.17170435" calcext:value-type="float">
            <text:p>0.17170435</text:p>
          </table:table-cell>
          <table:table-cell office:value-type="float" office:value="470.952913165093" calcext:value-type="float">
            <text:p>470.952913165093</text:p>
          </table:table-cell>
          <table:table-cell office:value-type="float" office:value="113.333137705922" calcext:value-type="float">
            <text:p>113.333137705922</text:p>
          </table:table-cell>
          <table:table-cell office:value-type="float" office:value="36.8196121416986" calcext:value-type="float">
            <text:p>36.8196121416986</text:p>
          </table:table-cell>
          <table:table-cell office:value-type="float" office:value="15.9884325694293" calcext:value-type="float">
            <text:p>15.9884325694293</text:p>
          </table:table-cell>
          <table:table-cell office:value-type="float" office:value="0.34001477615675" calcext:value-type="float">
            <text:p>0.34001477615675</text:p>
          </table:table-cell>
          <table:table-cell office:value-type="float" office:value="0.056151085" calcext:value-type="float">
            <text:p>0.056151085</text:p>
          </table:table-cell>
          <table:table-cell office:value-type="float" office:value="0.31595066" calcext:value-type="float">
            <text:p>0.31595066</text:p>
          </table:table-cell>
          <table:table-cell office:value-type="float" office:value="8.695827" calcext:value-type="float">
            <text:p>8.695827</text:p>
          </table:table-cell>
          <table:table-cell office:value-type="float" office:value="1.17532124448871" calcext:value-type="float">
            <text:p>1.17532124448871</text:p>
          </table:table-cell>
          <table:table-cell office:value-type="float" office:value="1.6179991" calcext:value-type="float">
            <text:p>1.6179991</text:p>
          </table:table-cell>
          <table:table-cell office:value-type="float" office:value="0.004" calcext:value-type="float">
            <text:p>0.004</text:p>
          </table:table-cell>
          <table:table-cell office:value-type="float" office:value="82.6771653543307" calcext:value-type="float">
            <text:p>82.6771653543307</text:p>
          </table:table-cell>
          <table:table-cell office:value-type="float" office:value="29.1338582677165" calcext:value-type="float">
            <text:p>29.1338582677165</text:p>
          </table:table-cell>
          <table:table-cell office:value-type="string" calcext:value-type="string">
            <text:p>/glade/u/home/adamhb/ahb_params/fates_api_25/ensembles/CZ2_trans_110923_01/ca_5pfts_100523_0023.nc</text:p>
          </table:table-cell>
          <table:table-cell office:value-type="float" office:value="48.9229805913513" calcext:value-type="float">
            <text:p>48.92298059135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AN_equilibrium_111023_01_-17e2acb6a_FATES-8a054a12_0023</text:p>
          </table:table-cell>
          <table:table-cell office:value-type="float" office:value="24.807502746582" calcext:value-type="float">
            <text:p>24.807502746582</text:p>
          </table:table-cell>
          <table:table-cell office:value-type="float" office:value="1" calcext:value-type="float">
            <text:p>1</text:p>
          </table:table-cell>
          <table:table-cell office:value-type="float" office:value="0.627372364351407" calcext:value-type="float">
            <text:p>0.627372364351407</text:p>
          </table:table-cell>
          <table:table-cell office:value-type="float" office:value="65.38459" calcext:value-type="float">
            <text:p>65.38459</text:p>
          </table:table-cell>
          <table:table-cell office:value-type="float" office:value="32.827187" calcext:value-type="float">
            <text:p>32.827187</text:p>
          </table:table-cell>
          <table:table-cell office:value-type="float" office:value="30.636047" calcext:value-type="float">
            <text:p>30.636047</text:p>
          </table:table-cell>
          <table:table-cell office:value-type="float" office:value="1.8934952" calcext:value-type="float">
            <text:p>1.8934952</text:p>
          </table:table-cell>
          <table:table-cell office:value-type="float" office:value="0.027862834" calcext:value-type="float">
            <text:p>0.027862834</text:p>
          </table:table-cell>
          <table:table-cell office:value-type="float" office:value="0.21504636" calcext:value-type="float">
            <text:p>0.21504636</text:p>
          </table:table-cell>
          <table:table-cell office:value-type="float" office:value="0.1295268" calcext:value-type="float">
            <text:p>0.1295268</text:p>
          </table:table-cell>
          <table:table-cell office:value-type="float" office:value="313.805676996708" calcext:value-type="float">
            <text:p>313.805676996708</text:p>
          </table:table-cell>
          <table:table-cell office:value-type="float" office:value="151.460003107786" calcext:value-type="float">
            <text:p>151.460003107786</text:p>
          </table:table-cell>
          <table:table-cell office:value-type="float" office:value="75.7549982517958" calcext:value-type="float">
            <text:p>75.7549982517958</text:p>
          </table:table-cell>
          <table:table-cell office:value-type="float" office:value="33.3009380847216" calcext:value-type="float">
            <text:p>33.3009380847216</text:p>
          </table:table-cell>
          <table:table-cell office:value-type="float" office:value="16.5694544557482" calcext:value-type="float">
            <text:p>16.5694544557482</text:p>
          </table:table-cell>
          <table:table-cell office:value-type="float" office:value="0.056884542" calcext:value-type="float">
            <text:p>0.056884542</text:p>
          </table:table-cell>
          <table:table-cell office:value-type="float" office:value="0.21846338" calcext:value-type="float">
            <text:p>0.21846338</text:p>
          </table:table-cell>
          <table:table-cell office:value-type="float" office:value="5.1609025" calcext:value-type="float">
            <text:p>5.1609025</text:p>
          </table:table-cell>
          <table:table-cell office:value-type="float" office:value="1.04171435765466" calcext:value-type="float">
            <text:p>1.04171435765466</text:p>
          </table:table-cell>
          <table:table-cell office:value-type="float" office:value="1.1101332" calcext:value-type="float">
            <text:p>1.1101332</text:p>
          </table:table-cell>
          <table:table-cell office:value-type="float" office:value="0.001" calcext:value-type="float">
            <text:p>0.001</text:p>
          </table:table-cell>
          <table:table-cell office:value-type="float" office:value="3.8961038961039" calcext:value-type="float">
            <text:p>3.896103896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3.nc</text:p>
          </table:table-cell>
          <table:table-cell office:value-type="float" office:value="48.9229805913513" calcext:value-type="float">
            <text:p>48.92298059135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AN_equilibrium_111023_01_-17e2acb6a_FATES-8a054a12_0023</text:p>
          </table:table-cell>
          <table:table-cell office:value-type="float" office:value="24.807502746582" calcext:value-type="float">
            <text:p>24.807502746582</text:p>
          </table:table-cell>
          <table:table-cell office:value-type="float" office:value="1" calcext:value-type="float">
            <text:p>1</text:p>
          </table:table-cell>
          <table:table-cell office:value-type="float" office:value="0.627372364351407" calcext:value-type="float">
            <text:p>0.627372364351407</text:p>
          </table:table-cell>
          <table:table-cell office:value-type="float" office:value="65.38459" calcext:value-type="float">
            <text:p>65.38459</text:p>
          </table:table-cell>
          <table:table-cell office:value-type="float" office:value="32.827187" calcext:value-type="float">
            <text:p>32.827187</text:p>
          </table:table-cell>
          <table:table-cell office:value-type="float" office:value="30.636047" calcext:value-type="float">
            <text:p>30.636047</text:p>
          </table:table-cell>
          <table:table-cell office:value-type="float" office:value="1.8934952" calcext:value-type="float">
            <text:p>1.8934952</text:p>
          </table:table-cell>
          <table:table-cell office:value-type="float" office:value="0.027862834" calcext:value-type="float">
            <text:p>0.027862834</text:p>
          </table:table-cell>
          <table:table-cell office:value-type="float" office:value="0.21504636" calcext:value-type="float">
            <text:p>0.21504636</text:p>
          </table:table-cell>
          <table:table-cell office:value-type="float" office:value="0.1295268" calcext:value-type="float">
            <text:p>0.1295268</text:p>
          </table:table-cell>
          <table:table-cell office:value-type="float" office:value="313.805676996708" calcext:value-type="float">
            <text:p>313.805676996708</text:p>
          </table:table-cell>
          <table:table-cell office:value-type="float" office:value="151.460003107786" calcext:value-type="float">
            <text:p>151.460003107786</text:p>
          </table:table-cell>
          <table:table-cell office:value-type="float" office:value="75.7549982517958" calcext:value-type="float">
            <text:p>75.7549982517958</text:p>
          </table:table-cell>
          <table:table-cell office:value-type="float" office:value="33.3009380847216" calcext:value-type="float">
            <text:p>33.3009380847216</text:p>
          </table:table-cell>
          <table:table-cell office:value-type="float" office:value="16.5694544557482" calcext:value-type="float">
            <text:p>16.5694544557482</text:p>
          </table:table-cell>
          <table:table-cell office:value-type="float" office:value="0.056884542" calcext:value-type="float">
            <text:p>0.056884542</text:p>
          </table:table-cell>
          <table:table-cell office:value-type="float" office:value="0.21846338" calcext:value-type="float">
            <text:p>0.21846338</text:p>
          </table:table-cell>
          <table:table-cell office:value-type="float" office:value="5.1609025" calcext:value-type="float">
            <text:p>5.1609025</text:p>
          </table:table-cell>
          <table:table-cell office:value-type="float" office:value="1.04171435765466" calcext:value-type="float">
            <text:p>1.04171435765466</text:p>
          </table:table-cell>
          <table:table-cell office:value-type="float" office:value="1.1101332" calcext:value-type="float">
            <text:p>1.1101332</text:p>
          </table:table-cell>
          <table:table-cell office:value-type="float" office:value="0.001" calcext:value-type="float">
            <text:p>0.001</text:p>
          </table:table-cell>
          <table:table-cell office:value-type="float" office:value="3.8961038961039" calcext:value-type="float">
            <text:p>3.896103896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3.nc</text:p>
          </table:table-cell>
          <table:table-cell office:value-type="float" office:value="48.9229805913513" calcext:value-type="float">
            <text:p>48.922980591351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.64876948159461" calcext:value-type="float">
            <text:p>4.64876948159461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Z2_equilibrium_110323_03_-17e2acb6a_FATES-8a054a12_0003</text:p>
          </table:table-cell>
          <table:table-cell office:value-type="string" calcext:value-type="string">
            <text:p>CZ2_trans_110923_0053</text:p>
          </table:table-cell>
          <table:table-cell office:value-type="float" office:value="2.69072574453379" calcext:value-type="float">
            <text:p>2.69072574453379</text:p>
          </table:table-cell>
          <table:table-cell office:value-type="float" office:value="7.79267311096191" calcext:value-type="float">
            <text:p>7.79267311096191</text:p>
          </table:table-cell>
          <table:table-cell office:value-type="float" office:value="2" calcext:value-type="float">
            <text:p>2</text:p>
          </table:table-cell>
          <table:table-cell office:value-type="float" office:value="0.344495769103238" calcext:value-type="float">
            <text:p>0.344495769103238</text:p>
          </table:table-cell>
          <table:table-cell office:value-type="float" office:value="27.751055" calcext:value-type="float">
            <text:p>27.751055</text:p>
          </table:table-cell>
          <table:table-cell office:value-type="float" office:value="0.29974192" calcext:value-type="float">
            <text:p>0.29974192</text:p>
          </table:table-cell>
          <table:table-cell office:value-type="float" office:value="27.347055" calcext:value-type="float">
            <text:p>27.347055</text:p>
          </table:table-cell>
          <table:table-cell office:value-type="float" office:value="0.013025138" calcext:value-type="float">
            <text:p>0.013025138</text:p>
          </table:table-cell>
          <table:table-cell office:value-type="float" office:value="0.09123277" calcext:value-type="float">
            <text:p>0.09123277</text:p>
          </table:table-cell>
          <table:table-cell office:value-type="float" office:value="0.34211782" calcext:value-type="float">
            <text:p>0.34211782</text:p>
          </table:table-cell>
          <table:table-cell office:value-type="float" office:value="0.0014909287" calcext:value-type="float">
            <text:p>0.0014909287</text:p>
          </table:table-cell>
          <table:table-cell office:value-type="float" office:value="716.070532798767" calcext:value-type="float">
            <text:p>716.070532798767</text:p>
          </table:table-cell>
          <table:table-cell office:value-type="float" office:value="32.9672126099467" calcext:value-type="float">
            <text:p>32.9672126099467</text:p>
          </table:table-cell>
          <table:table-cell office:value-type="float" office:value="17.3103483393788" calcext:value-type="float">
            <text:p>17.3103483393788</text:p>
          </table:table-cell>
          <table:table-cell office:value-type="float" office:value="10.5867895763367" calcext:value-type="float">
            <text:p>10.5867895763367</text:p>
          </table:table-cell>
          <table:table-cell office:value-type="float" office:value="5.94573328271508" calcext:value-type="float">
            <text:p>5.94573328271508</text:p>
          </table:table-cell>
          <table:table-cell office:value-type="float" office:value="2.955797" calcext:value-type="float">
            <text:p>2.955797</text:p>
          </table:table-cell>
          <table:table-cell office:value-type="float" office:value="0" calcext:value-type="float">
            <text:p>0</text:p>
          </table:table-cell>
          <table:table-cell office:value-type="float" office:value="6.4712076" calcext:value-type="float">
            <text:p>6.4712076</text:p>
          </table:table-cell>
          <table:table-cell office:value-type="float" office:value="1.16645631982237" calcext:value-type="float">
            <text:p>1.16645631982237</text:p>
          </table:table-cell>
          <table:table-cell office:value-type="float" office:value="1.1240301" calcext:value-type="float">
            <text:p>1.1240301</text:p>
          </table:table-cell>
          <table:table-cell office:value-type="string" calcext:value-type="string">
            <text:p>/glade/u/home/adamhb/ahb_params/fates_api_25/ensembles/CZ2_equilibrium_110323_03/CZ2_equilibrium_110323_0003.nc</text:p>
          </table:table-cell>
          <table:table-cell office:value-type="float" office:value="74.7022401548594" calcext:value-type="float">
            <text:p>74.7022401548594</text:p>
          </table:table-cell>
          <table:table-cell office:value-type="float" office:value="0.043" calcext:value-type="float">
            <text:p>0.043</text:p>
          </table:table-cell>
          <table:table-cell office:value-type="float" office:value="41.9117647058824" calcext:value-type="float">
            <text:p>41.911764705882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Z2_trans_1950_2020_111223_-17e2acb6a_FATES-8a054a12_0053</text:p>
          </table:table-cell>
          <table:table-cell office:value-type="float" office:value="12.0894260406494" calcext:value-type="float">
            <text:p>12.0894260406494</text:p>
          </table:table-cell>
          <table:table-cell office:value-type="float" office:value="3" calcext:value-type="float">
            <text:p>3</text:p>
          </table:table-cell>
          <table:table-cell office:value-type="float" office:value="0.198907094953858" calcext:value-type="float">
            <text:p>0.198907094953858</text:p>
          </table:table-cell>
          <table:table-cell office:value-type="float" office:value="38.2325" calcext:value-type="float">
            <text:p>38.2325</text:p>
          </table:table-cell>
          <table:table-cell office:value-type="float" office:value="0.0069091287" calcext:value-type="float">
            <text:p>0.0069091287</text:p>
          </table:table-cell>
          <table:table-cell office:value-type="float" office:value="38.18816" calcext:value-type="float">
            <text:p>38.18816</text:p>
          </table:table-cell>
          <table:table-cell office:value-type="float" office:value="0.00451614" calcext:value-type="float">
            <text:p>0.00451614</text:p>
          </table:table-cell>
          <table:table-cell office:value-type="float" office:value="0.03291193" calcext:value-type="float">
            <text:p>0.03291193</text:p>
          </table:table-cell>
          <table:table-cell office:value-type="float" office:value="0.22273172" calcext:value-type="float">
            <text:p>0.22273172</text:p>
          </table:table-cell>
          <table:table-cell office:value-type="float" office:value="0.0167381" calcext:value-type="float">
            <text:p>0.0167381</text:p>
          </table:table-cell>
          <table:table-cell office:value-type="float" office:value="274.996180087328" calcext:value-type="float">
            <text:p>274.996180087328</text:p>
          </table:table-cell>
          <table:table-cell office:value-type="float" office:value="70.7805389538407" calcext:value-type="float">
            <text:p>70.7805389538407</text:p>
          </table:table-cell>
          <table:table-cell office:value-type="float" office:value="21.4090384542942" calcext:value-type="float">
            <text:p>21.4090384542942</text:p>
          </table:table-cell>
          <table:table-cell office:value-type="float" office:value="15.8498086966574" calcext:value-type="float">
            <text:p>15.8498086966574</text:p>
          </table:table-cell>
          <table:table-cell office:value-type="float" office:value="6.82578654959798" calcext:value-type="float">
            <text:p>6.82578654959798</text:p>
          </table:table-cell>
          <table:table-cell office:value-type="float" office:value="0.39500156" calcext:value-type="float">
            <text:p>0.39500156</text:p>
          </table:table-cell>
          <table:table-cell office:value-type="float" office:value="0.021593483" calcext:value-type="float">
            <text:p>0.021593483</text:p>
          </table:table-cell>
          <table:table-cell office:value-type="float" office:value="3.9563968" calcext:value-type="float">
            <text:p>3.9563968</text:p>
          </table:table-cell>
          <table:table-cell office:value-type="float" office:value="1.38451101412329" calcext:value-type="float">
            <text:p>1.38451101412329</text:p>
          </table:table-cell>
          <table:table-cell office:value-type="float" office:value="1.7795258" calcext:value-type="float">
            <text:p>1.7795258</text:p>
          </table:table-cell>
          <table:table-cell office:value-type="float" office:value="0.007" calcext:value-type="float">
            <text:p>0.007</text:p>
          </table:table-cell>
          <table:table-cell office:value-type="float" office:value="74.21875" calcext:value-type="float">
            <text:p>74.21875</text:p>
          </table:table-cell>
          <table:table-cell office:value-type="float" office:value="32.03125" calcext:value-type="float">
            <text:p>32.03125</text:p>
          </table:table-cell>
          <table:table-cell office:value-type="string" calcext:value-type="string">
            <text:p>/glade/u/home/adamhb/ahb_params/fates_api_25/ensembles/CZ2_trans_110923_01/ca_5pfts_100523_0053.nc</text:p>
          </table:table-cell>
          <table:table-cell office:value-type="float" office:value="74.7022401548594" calcext:value-type="float">
            <text:p>74.70224015485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AN_equilibrium_111023_01_-17e2acb6a_FATES-8a054a12_0053</text:p>
          </table:table-cell>
          <table:table-cell office:value-type="float" office:value="19.1316013336182" calcext:value-type="float">
            <text:p>19.1316013336182</text:p>
          </table:table-cell>
          <table:table-cell office:value-type="float" office:value="2" calcext:value-type="float">
            <text:p>2</text:p>
          </table:table-cell>
          <table:table-cell office:value-type="float" office:value="0.0878709034839054" calcext:value-type="float">
            <text:p>0.087870903483905</text:p>
          </table:table-cell>
          <table:table-cell office:value-type="float" office:value="51.92289" calcext:value-type="float">
            <text:p>51.92289</text:p>
          </table:table-cell>
          <table:table-cell office:value-type="float" office:value="1.1640804" calcext:value-type="float">
            <text:p>1.1640804</text:p>
          </table:table-cell>
          <table:table-cell office:value-type="float" office:value="50.55326" calcext:value-type="float">
            <text:p>50.55326</text:p>
          </table:table-cell>
          <table:table-cell office:value-type="float" office:value="0.06432197" calcext:value-type="float">
            <text:p>0.06432197</text:p>
          </table:table-cell>
          <table:table-cell office:value-type="float" office:value="0.1412254" calcext:value-type="float">
            <text:p>0.1412254</text:p>
          </table:table-cell>
          <table:table-cell office:value-type="float" office:value="0.0030912776" calcext:value-type="float">
            <text:p>0.0030912776</text:p>
          </table:table-cell>
          <table:table-cell office:value-type="float" office:value="0.0029584419" calcext:value-type="float">
            <text:p>0.0029584419</text:p>
          </table:table-cell>
          <table:table-cell office:value-type="float" office:value="165.313705801964" calcext:value-type="float">
            <text:p>165.313705801964</text:p>
          </table:table-cell>
          <table:table-cell office:value-type="float" office:value="56.8990968167782" calcext:value-type="float">
            <text:p>56.8990968167782</text:p>
          </table:table-cell>
          <table:table-cell office:value-type="float" office:value="56.4040988683701" calcext:value-type="float">
            <text:p>56.4040988683701</text:p>
          </table:table-cell>
          <table:table-cell office:value-type="float" office:value="55.6245632469654" calcext:value-type="float">
            <text:p>55.6245632469654</text:p>
          </table:table-cell>
          <table:table-cell office:value-type="float" office:value="16.2340386305004" calcext:value-type="float">
            <text:p>16.2340386305004</text:p>
          </table:table-cell>
          <table:table-cell office:value-type="float" office:value="0.0006866202" calcext:value-type="float">
            <text:p>0.0006866202</text:p>
          </table:table-cell>
          <table:table-cell office:value-type="float" office:value="0" calcext:value-type="float">
            <text:p>0</text:p>
          </table:table-cell>
          <table:table-cell office:value-type="float" office:value="0.037846673" calcext:value-type="float">
            <text:p>0.037846673</text:p>
          </table:table-cell>
          <table:table-cell office:value-type="float" office:value="1.11054020584334" calcext:value-type="float">
            <text:p>1.11054020584334</text:p>
          </table:table-cell>
          <table:table-cell office:value-type="float" office:value="1.4512739" calcext:value-type="float">
            <text:p>1.4512739</text:p>
          </table:table-cell>
          <table:table-cell office:value-type="float" office:value="0.006" calcext:value-type="float">
            <text:p>0.006</text:p>
          </table:table-cell>
          <table:table-cell office:value-type="float" office:value="10.9756097560976" calcext:value-type="float">
            <text:p>10.9756097560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3.nc</text:p>
          </table:table-cell>
          <table:table-cell office:value-type="float" office:value="74.7022401548594" calcext:value-type="float">
            <text:p>74.70224015485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AN_equilibrium_111023_01_-17e2acb6a_FATES-8a054a12_0053</text:p>
          </table:table-cell>
          <table:table-cell office:value-type="float" office:value="19.1316013336182" calcext:value-type="float">
            <text:p>19.1316013336182</text:p>
          </table:table-cell>
          <table:table-cell office:value-type="float" office:value="2" calcext:value-type="float">
            <text:p>2</text:p>
          </table:table-cell>
          <table:table-cell office:value-type="float" office:value="0.0878709034839054" calcext:value-type="float">
            <text:p>0.087870903483905</text:p>
          </table:table-cell>
          <table:table-cell office:value-type="float" office:value="51.92289" calcext:value-type="float">
            <text:p>51.92289</text:p>
          </table:table-cell>
          <table:table-cell office:value-type="float" office:value="1.1640804" calcext:value-type="float">
            <text:p>1.1640804</text:p>
          </table:table-cell>
          <table:table-cell office:value-type="float" office:value="50.55326" calcext:value-type="float">
            <text:p>50.55326</text:p>
          </table:table-cell>
          <table:table-cell office:value-type="float" office:value="0.06432197" calcext:value-type="float">
            <text:p>0.06432197</text:p>
          </table:table-cell>
          <table:table-cell office:value-type="float" office:value="0.1412254" calcext:value-type="float">
            <text:p>0.1412254</text:p>
          </table:table-cell>
          <table:table-cell office:value-type="float" office:value="0.0030912776" calcext:value-type="float">
            <text:p>0.0030912776</text:p>
          </table:table-cell>
          <table:table-cell office:value-type="float" office:value="0.0029584419" calcext:value-type="float">
            <text:p>0.0029584419</text:p>
          </table:table-cell>
          <table:table-cell office:value-type="float" office:value="165.313705801964" calcext:value-type="float">
            <text:p>165.313705801964</text:p>
          </table:table-cell>
          <table:table-cell office:value-type="float" office:value="56.8990968167782" calcext:value-type="float">
            <text:p>56.8990968167782</text:p>
          </table:table-cell>
          <table:table-cell office:value-type="float" office:value="56.4040988683701" calcext:value-type="float">
            <text:p>56.4040988683701</text:p>
          </table:table-cell>
          <table:table-cell office:value-type="float" office:value="55.6245632469654" calcext:value-type="float">
            <text:p>55.6245632469654</text:p>
          </table:table-cell>
          <table:table-cell office:value-type="float" office:value="16.2340386305004" calcext:value-type="float">
            <text:p>16.2340386305004</text:p>
          </table:table-cell>
          <table:table-cell office:value-type="float" office:value="0.0006866202" calcext:value-type="float">
            <text:p>0.0006866202</text:p>
          </table:table-cell>
          <table:table-cell office:value-type="float" office:value="0" calcext:value-type="float">
            <text:p>0</text:p>
          </table:table-cell>
          <table:table-cell office:value-type="float" office:value="0.037846673" calcext:value-type="float">
            <text:p>0.037846673</text:p>
          </table:table-cell>
          <table:table-cell office:value-type="float" office:value="1.11054020584334" calcext:value-type="float">
            <text:p>1.11054020584334</text:p>
          </table:table-cell>
          <table:table-cell office:value-type="float" office:value="1.4512739" calcext:value-type="float">
            <text:p>1.4512739</text:p>
          </table:table-cell>
          <table:table-cell office:value-type="float" office:value="0.006" calcext:value-type="float">
            <text:p>0.006</text:p>
          </table:table-cell>
          <table:table-cell office:value-type="float" office:value="10.9756097560976" calcext:value-type="float">
            <text:p>10.9756097560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3.nc</text:p>
          </table:table-cell>
          <table:table-cell office:value-type="float" office:value="74.7022401548594" calcext:value-type="float">
            <text:p>74.70224015485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71398165097983" calcext:value-type="float">
            <text:p>4.71398165097983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Z2_equilibrium_110523_05_-17e2acb6a_FATES-8a054a12_0006</text:p>
          </table:table-cell>
          <table:table-cell office:value-type="string" calcext:value-type="string">
            <text:p>CZ2_trans_110923_0041</text:p>
          </table:table-cell>
          <table:table-cell office:value-type="float" office:value="3.22142585529239" calcext:value-type="float">
            <text:p>3.22142585529239</text:p>
          </table:table-cell>
          <table:table-cell office:value-type="float" office:value="8.79321479797363" calcext:value-type="float">
            <text:p>8.79321479797363</text:p>
          </table:table-cell>
          <table:table-cell office:value-type="float" office:value="2" calcext:value-type="float">
            <text:p>2</text:p>
          </table:table-cell>
          <table:table-cell office:value-type="float" office:value="0.685072849188249" calcext:value-type="float">
            <text:p>0.685072849188249</text:p>
          </table:table-cell>
          <table:table-cell office:value-type="float" office:value="24.251055" calcext:value-type="float">
            <text:p>24.251055</text:p>
          </table:table-cell>
          <table:table-cell office:value-type="float" office:value="14.685934" calcext:value-type="float">
            <text:p>14.685934</text:p>
          </table:table-cell>
          <table:table-cell office:value-type="float" office:value="9.414033" calcext:value-type="float">
            <text:p>9.414033</text:p>
          </table:table-cell>
          <table:table-cell office:value-type="float" office:value="0.09079918" calcext:value-type="float">
            <text:p>0.09079918</text:p>
          </table:table-cell>
          <table:table-cell office:value-type="float" office:value="0.060287733" calcext:value-type="float">
            <text:p>0.060287733</text:p>
          </table:table-cell>
          <table:table-cell office:value-type="float" office:value="0.41077253" calcext:value-type="float">
            <text:p>0.41077253</text:p>
          </table:table-cell>
          <table:table-cell office:value-type="float" office:value="0.2765003" calcext:value-type="float">
            <text:p>0.2765003</text:p>
          </table:table-cell>
          <table:table-cell office:value-type="float" office:value="158.485919237137" calcext:value-type="float">
            <text:p>158.485919237137</text:p>
          </table:table-cell>
          <table:table-cell office:value-type="float" office:value="44.5728376507759" calcext:value-type="float">
            <text:p>44.5728376507759</text:p>
          </table:table-cell>
          <table:table-cell office:value-type="float" office:value="20.0277892872691" calcext:value-type="float">
            <text:p>20.0277892872691</text:p>
          </table:table-cell>
          <table:table-cell office:value-type="float" office:value="15.7232745550573" calcext:value-type="float">
            <text:p>15.7232745550573</text:p>
          </table:table-cell>
          <table:table-cell office:value-type="float" office:value="1.35928465169854" calcext:value-type="float">
            <text:p>1.35928465169854</text:p>
          </table:table-cell>
          <table:table-cell office:value-type="float" office:value="1.6648439" calcext:value-type="float">
            <text:p>1.6648439</text:p>
          </table:table-cell>
          <table:table-cell office:value-type="float" office:value="2.571737" calcext:value-type="float">
            <text:p>2.571737</text:p>
          </table:table-cell>
          <table:table-cell office:value-type="float" office:value="9.565934" calcext:value-type="float">
            <text:p>9.565934</text:p>
          </table:table-cell>
          <table:table-cell office:value-type="float" office:value="1.00045398397697" calcext:value-type="float">
            <text:p>1.00045398397697</text:p>
          </table:table-cell>
          <table:table-cell office:value-type="float" office:value="2.0559464" calcext:value-type="float">
            <text:p>2.0559464</text:p>
          </table:table-cell>
          <table:table-cell office:value-type="string" calcext:value-type="string">
            <text:p>/glade/u/home/adamhb/ahb_params/fates_api_25/ensembles/CZ2_equilibrium_110523_05/CZ2_equilibrium_110523_0006.nc</text:p>
          </table:table-cell>
          <table:table-cell office:value-type="float" office:value="67.6774103242592" calcext:value-type="float">
            <text:p>67.6774103242592</text:p>
          </table:table-cell>
          <table:table-cell office:value-type="float" office:value="0.02" calcext:value-type="float">
            <text:p>0.02</text:p>
          </table:table-cell>
          <table:table-cell office:value-type="float" office:value="73.7588652482269" calcext:value-type="float">
            <text:p>73.7588652482269</text:p>
          </table:table-cell>
          <table:table-cell office:value-type="float" office:value="34.7517730496454" calcext:value-type="float">
            <text:p>34.75177304964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Z2_trans_1950_2020_111223_-17e2acb6a_FATES-8a054a12_0041</text:p>
          </table:table-cell>
          <table:table-cell office:value-type="float" office:value="18.7164535522461" calcext:value-type="float">
            <text:p>18.7164535522461</text:p>
          </table:table-cell>
          <table:table-cell office:value-type="float" office:value="2" calcext:value-type="float">
            <text:p>2</text:p>
          </table:table-cell>
          <table:table-cell office:value-type="float" office:value="0.418504558315968" calcext:value-type="float">
            <text:p>0.418504558315968</text:p>
          </table:table-cell>
          <table:table-cell office:value-type="float" office:value="47.817623" calcext:value-type="float">
            <text:p>47.817623</text:p>
          </table:table-cell>
          <table:table-cell office:value-type="float" office:value="30.923492" calcext:value-type="float">
            <text:p>30.923492</text:p>
          </table:table-cell>
          <table:table-cell office:value-type="float" office:value="16.819002" calcext:value-type="float">
            <text:p>16.819002</text:p>
          </table:table-cell>
          <table:table-cell office:value-type="float" office:value="0.074263975" calcext:value-type="float">
            <text:p>0.074263975</text:p>
          </table:table-cell>
          <table:table-cell office:value-type="float" office:value="0.0008663643" calcext:value-type="float">
            <text:p>0.0008663643</text:p>
          </table:table-cell>
          <table:table-cell office:value-type="float" office:value="0.01317361" calcext:value-type="float">
            <text:p>0.01317361</text:p>
          </table:table-cell>
          <table:table-cell table:style-name="ce3" office:value-type="float" office:value="0.00003882268" calcext:value-type="float">
            <text:p>3.88E-05</text:p>
          </table:table-cell>
          <table:table-cell office:value-type="float" office:value="259.854681789875" calcext:value-type="float">
            <text:p>259.854681789875</text:p>
          </table:table-cell>
          <table:table-cell office:value-type="float" office:value="88.5875057429075" calcext:value-type="float">
            <text:p>88.5875057429075</text:p>
          </table:table-cell>
          <table:table-cell office:value-type="float" office:value="47.7693229913712" calcext:value-type="float">
            <text:p>47.7693229913712</text:p>
          </table:table-cell>
          <table:table-cell office:value-type="float" office:value="28.2240635715425" calcext:value-type="float">
            <text:p>28.2240635715425</text:p>
          </table:table-cell>
          <table:table-cell office:value-type="float" office:value="5.71420125197619" calcext:value-type="float">
            <text:p>5.7142012519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84298" calcext:value-type="float">
            <text:p>0.10284298</text:p>
          </table:table-cell>
          <table:table-cell office:value-type="float" office:value="1.14740621023657" calcext:value-type="float">
            <text:p>1.14740621023657</text:p>
          </table:table-cell>
          <table:table-cell office:value-type="float" office:value="1.9677372" calcext:value-type="float">
            <text:p>1.9677372</text:p>
          </table:table-cell>
          <table:table-cell office:value-type="float" office:value="0.003" calcext:value-type="float">
            <text:p>0.003</text:p>
          </table:table-cell>
          <table:table-cell office:value-type="float" office:value="67.5213675213675" calcext:value-type="float">
            <text:p>67.5213675213675</text:p>
          </table:table-cell>
          <table:table-cell office:value-type="float" office:value="24.7863247863248" calcext:value-type="float">
            <text:p>24.7863247863248</text:p>
          </table:table-cell>
          <table:table-cell office:value-type="string" calcext:value-type="string">
            <text:p>/glade/u/home/adamhb/ahb_params/fates_api_25/ensembles/CZ2_trans_110923_01/ca_5pfts_100523_0041.nc</text:p>
          </table:table-cell>
          <table:table-cell office:value-type="float" office:value="67.6774103242592" calcext:value-type="float">
            <text:p>67.67741032425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N_equilibrium_111023_01_-17e2acb6a_FATES-8a054a12_0041</text:p>
          </table:table-cell>
          <table:table-cell office:value-type="float" office:value="20.6600818634033" calcext:value-type="float">
            <text:p>20.6600818634033</text:p>
          </table:table-cell>
          <table:table-cell office:value-type="float" office:value="1" calcext:value-type="float">
            <text:p>1</text:p>
          </table:table-cell>
          <table:table-cell office:value-type="float" office:value="0.485945547406221" calcext:value-type="float">
            <text:p>0.485945547406221</text:p>
          </table:table-cell>
          <table:table-cell office:value-type="float" office:value="49.83914" calcext:value-type="float">
            <text:p>49.83914</text:p>
          </table:table-cell>
          <table:table-cell office:value-type="float" office:value="35.266125" calcext:value-type="float">
            <text:p>35.266125</text:p>
          </table:table-cell>
          <table:table-cell office:value-type="float" office:value="14.209938" calcext:value-type="float">
            <text:p>14.209938</text:p>
          </table:table-cell>
          <table:table-cell office:value-type="float" office:value="0.3501417" calcext:value-type="float">
            <text:p>0.3501417</text:p>
          </table:table-cell>
          <table:table-cell office:value-type="float" office:value="0.012935613" calcext:value-type="float">
            <text:p>0.012935613</text:p>
          </table:table-cell>
          <table:table-cell office:value-type="float" office:value="0.13684842" calcext:value-type="float">
            <text:p>0.13684842</text:p>
          </table:table-cell>
          <table:table-cell office:value-type="float" office:value="0.06254292" calcext:value-type="float">
            <text:p>0.06254292</text:p>
          </table:table-cell>
          <table:table-cell office:value-type="float" office:value="293.341465294361" calcext:value-type="float">
            <text:p>293.341465294361</text:p>
          </table:table-cell>
          <table:table-cell office:value-type="float" office:value="87.32576854527" calcext:value-type="float">
            <text:p>87.32576854527</text:p>
          </table:table-cell>
          <table:table-cell office:value-type="float" office:value="57.857264764607" calcext:value-type="float">
            <text:p>57.857264764607</text:p>
          </table:table-cell>
          <table:table-cell office:value-type="float" office:value="39.490913040936" calcext:value-type="float">
            <text:p>39.490913040936</text:p>
          </table:table-cell>
          <table:table-cell office:value-type="float" office:value="16.6127877309918" calcext:value-type="float">
            <text:p>16.6127877309918</text:p>
          </table:table-cell>
          <table:table-cell office:value-type="float" office:value="0.27117306" calcext:value-type="float">
            <text:p>0.27117306</text:p>
          </table:table-cell>
          <table:table-cell office:value-type="float" office:value="0.00019036562" calcext:value-type="float">
            <text:p>0.00019036562</text:p>
          </table:table-cell>
          <table:table-cell office:value-type="float" office:value="2.0816443" calcext:value-type="float">
            <text:p>2.0816443</text:p>
          </table:table-cell>
          <table:table-cell office:value-type="float" office:value="1.0521637290708" calcext:value-type="float">
            <text:p>1.0521637290708</text:p>
          </table:table-cell>
          <table:table-cell office:value-type="float" office:value="1.9959192" calcext:value-type="float">
            <text:p>1.9959192</text:p>
          </table:table-cell>
          <table:table-cell office:value-type="float" office:value="0.002" calcext:value-type="float">
            <text:p>0.002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1.31578947368421" calcext:value-type="float">
            <text:p>1.31578947368421</text:p>
          </table:table-cell>
          <table:table-cell office:value-type="string" calcext:value-type="string">
            <text:p>/glade/u/home/adamhb/ahb_params/fates_api_25/ensembles/STAN_equilibrium_111023_01/ca_5pfts_100523_0041.nc</text:p>
          </table:table-cell>
          <table:table-cell office:value-type="float" office:value="67.6774103242592" calcext:value-type="float">
            <text:p>67.67741032425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N_equilibrium_111023_01_-17e2acb6a_FATES-8a054a12_0041</text:p>
          </table:table-cell>
          <table:table-cell office:value-type="float" office:value="20.6600818634033" calcext:value-type="float">
            <text:p>20.6600818634033</text:p>
          </table:table-cell>
          <table:table-cell office:value-type="float" office:value="1" calcext:value-type="float">
            <text:p>1</text:p>
          </table:table-cell>
          <table:table-cell office:value-type="float" office:value="0.485945547406221" calcext:value-type="float">
            <text:p>0.485945547406221</text:p>
          </table:table-cell>
          <table:table-cell office:value-type="float" office:value="49.83914" calcext:value-type="float">
            <text:p>49.83914</text:p>
          </table:table-cell>
          <table:table-cell office:value-type="float" office:value="35.266125" calcext:value-type="float">
            <text:p>35.266125</text:p>
          </table:table-cell>
          <table:table-cell office:value-type="float" office:value="14.209938" calcext:value-type="float">
            <text:p>14.209938</text:p>
          </table:table-cell>
          <table:table-cell office:value-type="float" office:value="0.3501417" calcext:value-type="float">
            <text:p>0.3501417</text:p>
          </table:table-cell>
          <table:table-cell office:value-type="float" office:value="0.012935613" calcext:value-type="float">
            <text:p>0.012935613</text:p>
          </table:table-cell>
          <table:table-cell office:value-type="float" office:value="0.13684842" calcext:value-type="float">
            <text:p>0.13684842</text:p>
          </table:table-cell>
          <table:table-cell office:value-type="float" office:value="0.06254292" calcext:value-type="float">
            <text:p>0.06254292</text:p>
          </table:table-cell>
          <table:table-cell office:value-type="float" office:value="293.341465294361" calcext:value-type="float">
            <text:p>293.341465294361</text:p>
          </table:table-cell>
          <table:table-cell office:value-type="float" office:value="87.32576854527" calcext:value-type="float">
            <text:p>87.32576854527</text:p>
          </table:table-cell>
          <table:table-cell office:value-type="float" office:value="57.857264764607" calcext:value-type="float">
            <text:p>57.857264764607</text:p>
          </table:table-cell>
          <table:table-cell office:value-type="float" office:value="39.490913040936" calcext:value-type="float">
            <text:p>39.490913040936</text:p>
          </table:table-cell>
          <table:table-cell office:value-type="float" office:value="16.6127877309918" calcext:value-type="float">
            <text:p>16.6127877309918</text:p>
          </table:table-cell>
          <table:table-cell office:value-type="float" office:value="0.27117306" calcext:value-type="float">
            <text:p>0.27117306</text:p>
          </table:table-cell>
          <table:table-cell office:value-type="float" office:value="0.00019036562" calcext:value-type="float">
            <text:p>0.00019036562</text:p>
          </table:table-cell>
          <table:table-cell office:value-type="float" office:value="2.0816443" calcext:value-type="float">
            <text:p>2.0816443</text:p>
          </table:table-cell>
          <table:table-cell office:value-type="float" office:value="1.0521637290708" calcext:value-type="float">
            <text:p>1.0521637290708</text:p>
          </table:table-cell>
          <table:table-cell office:value-type="float" office:value="1.9959192" calcext:value-type="float">
            <text:p>1.9959192</text:p>
          </table:table-cell>
          <table:table-cell office:value-type="float" office:value="0.002" calcext:value-type="float">
            <text:p>0.002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1.31578947368421" calcext:value-type="float">
            <text:p>1.31578947368421</text:p>
          </table:table-cell>
          <table:table-cell office:value-type="string" calcext:value-type="string">
            <text:p>/glade/u/home/adamhb/ahb_params/fates_api_25/ensembles/STAN_equilibrium_111023_01/ca_5pfts_100523_0041.nc</text:p>
          </table:table-cell>
          <table:table-cell office:value-type="float" office:value="67.6774103242592" calcext:value-type="float">
            <text:p>67.677410324259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292442196549" calcext:value-type="float">
            <text:p>4.7292442196549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Z2_equilibrium_110523_03_-17e2acb6a_FATES-8a054a12_0001</text:p>
          </table:table-cell>
          <table:table-cell office:value-type="string" calcext:value-type="string">
            <text:p>CZ2_trans_110923_0051</text:p>
          </table:table-cell>
          <table:table-cell office:value-type="float" office:value="2.63478599828493" calcext:value-type="float">
            <text:p>2.63478599828493</text:p>
          </table:table-cell>
          <table:table-cell office:value-type="float" office:value="20.15598487854" calcext:value-type="float">
            <text:p>20.15598487854</text:p>
          </table:table-cell>
          <table:table-cell office:value-type="float" office:value="2" calcext:value-type="float">
            <text:p>2</text:p>
          </table:table-cell>
          <table:table-cell office:value-type="float" office:value="0.399226905963449" calcext:value-type="float">
            <text:p>0.399226905963449</text:p>
          </table:table-cell>
          <table:table-cell office:value-type="float" office:value="62.534595" calcext:value-type="float">
            <text:p>62.534595</text:p>
          </table:table-cell>
          <table:table-cell office:value-type="float" office:value="49.874943" calcext:value-type="float">
            <text:p>49.874943</text:p>
          </table:table-cell>
          <table:table-cell office:value-type="float" office:value="12.654695" calcext:value-type="float">
            <text:p>12.654695</text:p>
          </table:table-cell>
          <table:table-cell office:value-type="float" office:value="0.0028008916" calcext:value-type="float">
            <text:p>0.0028008916</text:p>
          </table:table-cell>
          <table:table-cell office:value-type="float" office:value="0.0021576684" calcext:value-type="float">
            <text:p>0.0021576684</text:p>
          </table:table-cell>
          <table:table-cell office:value-type="float" office:value="0.11938599" calcext:value-type="float">
            <text:p>0.11938599</text:p>
          </table:table-cell>
          <table:table-cell office:value-type="float" office:value="0.11021118" calcext:value-type="float">
            <text:p>0.11021118</text:p>
          </table:table-cell>
          <table:table-cell office:value-type="float" office:value="171.435959637165" calcext:value-type="float">
            <text:p>171.435959637165</text:p>
          </table:table-cell>
          <table:table-cell office:value-type="float" office:value="114.172380417585" calcext:value-type="float">
            <text:p>114.172380417585</text:p>
          </table:table-cell>
          <table:table-cell office:value-type="float" office:value="102.636720985174" calcext:value-type="float">
            <text:p>102.636720985174</text:p>
          </table:table-cell>
          <table:table-cell office:value-type="float" office:value="62.5305715948343" calcext:value-type="float">
            <text:p>62.5305715948343</text:p>
          </table:table-cell>
          <table:table-cell office:value-type="float" office:value="9.97725408524275" calcext:value-type="float">
            <text:p>9.97725408524275</text:p>
          </table:table-cell>
          <table:table-cell office:value-type="float" office:value="1.8919309" calcext:value-type="float">
            <text:p>1.8919309</text:p>
          </table:table-cell>
          <table:table-cell office:value-type="float" office:value="0" calcext:value-type="float">
            <text:p>0</text:p>
          </table:table-cell>
          <table:table-cell office:value-type="float" office:value="2.3632402" calcext:value-type="float">
            <text:p>2.3632402</text:p>
          </table:table-cell>
          <table:table-cell office:value-type="float" office:value="0.888045542637883" calcext:value-type="float">
            <text:p>0.888045542637883</text:p>
          </table:table-cell>
          <table:table-cell office:value-type="float" office:value="0.9763193" calcext:value-type="float">
            <text:p>0.9763193</text:p>
          </table:table-cell>
          <table:table-cell office:value-type="string" calcext:value-type="string">
            <text:p>/glade/u/home/adamhb/ahb_params/fates_api_25/ensembles/CZ2_equilibrium_110523_03/CZ2_equilibrium_110523_0001.nc</text:p>
          </table:table-cell>
          <table:table-cell office:value-type="float" office:value="46.192062757826" calcext:value-type="float">
            <text:p>46.1920627578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Z2_trans_1950_2020_111223_-17e2acb6a_FATES-8a054a12_0051</text:p>
          </table:table-cell>
          <table:table-cell office:value-type="float" office:value="23.4977130889893" calcext:value-type="float">
            <text:p>23.4977130889893</text:p>
          </table:table-cell>
          <table:table-cell office:value-type="float" office:value="3" calcext:value-type="float">
            <text:p>3</text:p>
          </table:table-cell>
          <table:table-cell office:value-type="float" office:value="0.40269133044176" calcext:value-type="float">
            <text:p>0.40269133044176</text:p>
          </table:table-cell>
          <table:table-cell office:value-type="float" office:value="67.86758" calcext:value-type="float">
            <text:p>67.86758</text:p>
          </table:table-cell>
          <table:table-cell office:value-type="float" office:value="22.588745" calcext:value-type="float">
            <text:p>22.588745</text:p>
          </table:table-cell>
          <table:table-cell office:value-type="float" office:value="45.194355" calcext:value-type="float">
            <text:p>45.194355</text:p>
          </table:table-cell>
          <table:table-cell office:value-type="float" office:value="0.045563843" calcext:value-type="float">
            <text:p>0.045563843</text:p>
          </table:table-cell>
          <table:table-cell office:value-type="float" office:value="0.038915165" calcext:value-type="float">
            <text:p>0.038915165</text:p>
          </table:table-cell>
          <table:table-cell office:value-type="float" office:value="0.0015106542" calcext:value-type="float">
            <text:p>0.0015106542</text:p>
          </table:table-cell>
          <table:table-cell table:style-name="ce3" office:value-type="float" office:value="0.000009796197" calcext:value-type="float">
            <text:p>9.80E-06</text:p>
          </table:table-cell>
          <table:table-cell office:value-type="float" office:value="340.327546000481" calcext:value-type="float">
            <text:p>340.327546000481</text:p>
          </table:table-cell>
          <table:table-cell office:value-type="float" office:value="126.551650464535" calcext:value-type="float">
            <text:p>126.551650464535</text:p>
          </table:table-cell>
          <table:table-cell office:value-type="float" office:value="70.0282119214535" calcext:value-type="float">
            <text:p>70.0282119214535</text:p>
          </table:table-cell>
          <table:table-cell office:value-type="float" office:value="44.2116148769856" calcext:value-type="float">
            <text:p>44.2116148769856</text:p>
          </table:table-cell>
          <table:table-cell office:value-type="float" office:value="15.3425871394575" calcext:value-type="float">
            <text:p>15.342587139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58323" calcext:value-type="float">
            <text:p>0.015658323</text:p>
          </table:table-cell>
          <table:table-cell office:value-type="float" office:value="1.0602742993342" calcext:value-type="float">
            <text:p>1.0602742993342</text:p>
          </table:table-cell>
          <table:table-cell office:value-type="float" office:value="0.95112133" calcext:value-type="float">
            <text:p>0.95112133</text:p>
          </table:table-cell>
          <table:table-cell office:value-type="float" office:value="0.002" calcext:value-type="float">
            <text:p>0.002</text:p>
          </table:table-cell>
          <table:table-cell office:value-type="float" office:value="18.3098591549296" calcext:value-type="float">
            <text:p>18.3098591549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51.nc</text:p>
          </table:table-cell>
          <table:table-cell office:value-type="float" office:value="46.192062757826" calcext:value-type="float">
            <text:p>46.1920627578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N_equilibrium_111023_01_-17e2acb6a_FATES-8a054a12_0051</text:p>
          </table:table-cell>
          <table:table-cell office:value-type="float" office:value="27.299186706543" calcext:value-type="float">
            <text:p>27.299186706543</text:p>
          </table:table-cell>
          <table:table-cell office:value-type="float" office:value="3" calcext:value-type="float">
            <text:p>3</text:p>
          </table:table-cell>
          <table:table-cell office:value-type="float" office:value="0.137259052746524" calcext:value-type="float">
            <text:p>0.137259052746524</text:p>
          </table:table-cell>
          <table:table-cell office:value-type="float" office:value="75.5317" calcext:value-type="float">
            <text:p>75.5317</text:p>
          </table:table-cell>
          <table:table-cell office:value-type="float" office:value="4.041231" calcext:value-type="float">
            <text:p>4.041231</text:p>
          </table:table-cell>
          <table:table-cell office:value-type="float" office:value="71.40378" calcext:value-type="float">
            <text:p>71.40378</text:p>
          </table:table-cell>
          <table:table-cell office:value-type="float" office:value="0.08633477" calcext:value-type="float">
            <text:p>0.08633477</text:p>
          </table:table-cell>
          <table:table-cell office:value-type="float" office:value="0.00035886228" calcext:value-type="float">
            <text:p>0.00035886228</text:p>
          </table:table-cell>
          <table:table-cell office:value-type="float" office:value="0.0016693779" calcext:value-type="float">
            <text:p>0.0016693779</text:p>
          </table:table-cell>
          <table:table-cell office:value-type="float" office:value="0.0015450575" calcext:value-type="float">
            <text:p>0.0015450575</text:p>
          </table:table-cell>
          <table:table-cell office:value-type="float" office:value="297.85817489028" calcext:value-type="float">
            <text:p>297.85817489028</text:p>
          </table:table-cell>
          <table:table-cell office:value-type="float" office:value="134.89400036633" calcext:value-type="float">
            <text:p>134.89400036633</text:p>
          </table:table-cell>
          <table:table-cell office:value-type="float" office:value="85.3574555367231" calcext:value-type="float">
            <text:p>85.3574555367231</text:p>
          </table:table-cell>
          <table:table-cell office:value-type="float" office:value="83.5526455193758" calcext:value-type="float">
            <text:p>83.5526455193758</text:p>
          </table:table-cell>
          <table:table-cell office:value-type="float" office:value="30.2602420561016" calcext:value-type="float">
            <text:p>30.2602420561016</text:p>
          </table:table-cell>
          <table:table-cell office:value-type="float" office:value="0.09234458" calcext:value-type="float">
            <text:p>0.09234458</text:p>
          </table:table-cell>
          <table:table-cell office:value-type="float" office:value="0.0025843675" calcext:value-type="float">
            <text:p>0.0025843675</text:p>
          </table:table-cell>
          <table:table-cell office:value-type="float" office:value="0.029004056" calcext:value-type="float">
            <text:p>0.029004056</text:p>
          </table:table-cell>
          <table:table-cell office:value-type="float" office:value="0.909458149493503" calcext:value-type="float">
            <text:p>0.909458149493503</text:p>
          </table:table-cell>
          <table:table-cell office:value-type="float" office:value="0.8728695" calcext:value-type="float">
            <text:p>0.872869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1.nc</text:p>
          </table:table-cell>
          <table:table-cell office:value-type="float" office:value="46.192062757826" calcext:value-type="float">
            <text:p>46.1920627578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N_equilibrium_111023_01_-17e2acb6a_FATES-8a054a12_0051</text:p>
          </table:table-cell>
          <table:table-cell office:value-type="float" office:value="27.299186706543" calcext:value-type="float">
            <text:p>27.299186706543</text:p>
          </table:table-cell>
          <table:table-cell office:value-type="float" office:value="3" calcext:value-type="float">
            <text:p>3</text:p>
          </table:table-cell>
          <table:table-cell office:value-type="float" office:value="0.137259052746524" calcext:value-type="float">
            <text:p>0.137259052746524</text:p>
          </table:table-cell>
          <table:table-cell office:value-type="float" office:value="75.5317" calcext:value-type="float">
            <text:p>75.5317</text:p>
          </table:table-cell>
          <table:table-cell office:value-type="float" office:value="4.041231" calcext:value-type="float">
            <text:p>4.041231</text:p>
          </table:table-cell>
          <table:table-cell office:value-type="float" office:value="71.40378" calcext:value-type="float">
            <text:p>71.40378</text:p>
          </table:table-cell>
          <table:table-cell office:value-type="float" office:value="0.08633477" calcext:value-type="float">
            <text:p>0.08633477</text:p>
          </table:table-cell>
          <table:table-cell office:value-type="float" office:value="0.00035886228" calcext:value-type="float">
            <text:p>0.00035886228</text:p>
          </table:table-cell>
          <table:table-cell office:value-type="float" office:value="0.0016693779" calcext:value-type="float">
            <text:p>0.0016693779</text:p>
          </table:table-cell>
          <table:table-cell office:value-type="float" office:value="0.0015450575" calcext:value-type="float">
            <text:p>0.0015450575</text:p>
          </table:table-cell>
          <table:table-cell office:value-type="float" office:value="297.85817489028" calcext:value-type="float">
            <text:p>297.85817489028</text:p>
          </table:table-cell>
          <table:table-cell office:value-type="float" office:value="134.89400036633" calcext:value-type="float">
            <text:p>134.89400036633</text:p>
          </table:table-cell>
          <table:table-cell office:value-type="float" office:value="85.3574555367231" calcext:value-type="float">
            <text:p>85.3574555367231</text:p>
          </table:table-cell>
          <table:table-cell office:value-type="float" office:value="83.5526455193758" calcext:value-type="float">
            <text:p>83.5526455193758</text:p>
          </table:table-cell>
          <table:table-cell office:value-type="float" office:value="30.2602420561016" calcext:value-type="float">
            <text:p>30.2602420561016</text:p>
          </table:table-cell>
          <table:table-cell office:value-type="float" office:value="0.09234458" calcext:value-type="float">
            <text:p>0.09234458</text:p>
          </table:table-cell>
          <table:table-cell office:value-type="float" office:value="0.0025843675" calcext:value-type="float">
            <text:p>0.0025843675</text:p>
          </table:table-cell>
          <table:table-cell office:value-type="float" office:value="0.029004056" calcext:value-type="float">
            <text:p>0.029004056</text:p>
          </table:table-cell>
          <table:table-cell office:value-type="float" office:value="0.909458149493503" calcext:value-type="float">
            <text:p>0.909458149493503</text:p>
          </table:table-cell>
          <table:table-cell office:value-type="float" office:value="0.8728695" calcext:value-type="float">
            <text:p>0.872869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1.nc</text:p>
          </table:table-cell>
          <table:table-cell office:value-type="float" office:value="46.192062757826" calcext:value-type="float">
            <text:p>46.1920627578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75677774610445" calcext:value-type="float">
            <text:p>4.75677774610445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Z2_equilibrium_110523_05_-17e2acb6a_FATES-8a054a12_0033</text:p>
          </table:table-cell>
          <table:table-cell office:value-type="string" calcext:value-type="string">
            <text:p>CZ2_trans_110923_0028</text:p>
          </table:table-cell>
          <table:table-cell office:value-type="float" office:value="3.47683137688643" calcext:value-type="float">
            <text:p>3.47683137688643</text:p>
          </table:table-cell>
          <table:table-cell office:value-type="float" office:value="4.79492521286011" calcext:value-type="float">
            <text:p>4.79492521286011</text:p>
          </table:table-cell>
          <table:table-cell office:value-type="float" office:value="1" calcext:value-type="float">
            <text:p>1</text:p>
          </table:table-cell>
          <table:table-cell office:value-type="float" office:value="0.52006575474927" calcext:value-type="float">
            <text:p>0.52006575474927</text:p>
          </table:table-cell>
          <table:table-cell office:value-type="float" office:value="14.582891" calcext:value-type="float">
            <text:p>14.582891</text:p>
          </table:table-cell>
          <table:table-cell office:value-type="float" office:value="0.68406844" calcext:value-type="float">
            <text:p>0.68406844</text:p>
          </table:table-cell>
          <table:table-cell office:value-type="float" office:value="13.318583" calcext:value-type="float">
            <text:p>13.318583</text:p>
          </table:table-cell>
          <table:table-cell office:value-type="float" office:value="0.08992897" calcext:value-type="float">
            <text:p>0.08992897</text:p>
          </table:table-cell>
          <table:table-cell office:value-type="float" office:value="0.49031183" calcext:value-type="float">
            <text:p>0.49031183</text:p>
          </table:table-cell>
          <table:table-cell office:value-type="float" office:value="0.9909897" calcext:value-type="float">
            <text:p>0.9909897</text:p>
          </table:table-cell>
          <table:table-cell office:value-type="float" office:value="0.61345565" calcext:value-type="float">
            <text:p>0.61345565</text:p>
          </table:table-cell>
          <table:table-cell office:value-type="float" office:value="197.695158421993" calcext:value-type="float">
            <text:p>197.695158421993</text:p>
          </table:table-cell>
          <table:table-cell office:value-type="float" office:value="36.8890492245555" calcext:value-type="float">
            <text:p>36.8890492245555</text:p>
          </table:table-cell>
          <table:table-cell office:value-type="float" office:value="7.04694364685565" calcext:value-type="float">
            <text:p>7.04694364685565</text:p>
          </table:table-cell>
          <table:table-cell office:value-type="float" office:value="3.16148798447102" calcext:value-type="float">
            <text:p>3.16148798447102</text:p>
          </table:table-cell>
          <table:table-cell office:value-type="float" office:value="0.821912108222023" calcext:value-type="float">
            <text:p>0.821912108222023</text:p>
          </table:table-cell>
          <table:table-cell office:value-type="float" office:value="2.169192" calcext:value-type="float">
            <text:p>2.169192</text:p>
          </table:table-cell>
          <table:table-cell office:value-type="float" office:value="10.036509" calcext:value-type="float">
            <text:p>10.036509</text:p>
          </table:table-cell>
          <table:table-cell office:value-type="float" office:value="20.07056" calcext:value-type="float">
            <text:p>20.07056</text:p>
          </table:table-cell>
          <table:table-cell office:value-type="float" office:value="1.05153575395889" calcext:value-type="float">
            <text:p>1.05153575395889</text:p>
          </table:table-cell>
          <table:table-cell office:value-type="float" office:value="0.8912535" calcext:value-type="float">
            <text:p>0.8912535</text:p>
          </table:table-cell>
          <table:table-cell office:value-type="string" calcext:value-type="string">
            <text:p>/glade/u/home/adamhb/ahb_params/fates_api_25/ensembles/CZ2_equilibrium_110523_05/CZ2_equilibrium_110523_0033.nc</text:p>
          </table:table-cell>
          <table:table-cell office:value-type="float" office:value="51.464385850275" calcext:value-type="float">
            <text:p>51.464385850275</text:p>
          </table:table-cell>
          <table:table-cell office:value-type="float" office:value="0.057" calcext:value-type="float">
            <text:p>0.057</text:p>
          </table:table-cell>
          <table:table-cell office:value-type="float" office:value="4.42477876106195" calcext:value-type="float">
            <text:p>4.4247787610619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Z2_trans_1950_2020_111223_-17e2acb6a_FATES-8a054a12_0028</text:p>
          </table:table-cell>
          <table:table-cell office:value-type="float" office:value="26.6936740875244" calcext:value-type="float">
            <text:p>26.6936740875244</text:p>
          </table:table-cell>
          <table:table-cell office:value-type="float" office:value="1" calcext:value-type="float">
            <text:p>1</text:p>
          </table:table-cell>
          <table:table-cell office:value-type="float" office:value="0.0392058101559227" calcext:value-type="float">
            <text:p>0.039205810155923</text:p>
          </table:table-cell>
          <table:table-cell office:value-type="float" office:value="82.72167" calcext:value-type="float">
            <text:p>82.72167</text:p>
          </table:table-cell>
          <table:table-cell office:value-type="float" office:value="0.12380784" calcext:value-type="float">
            <text:p>0.12380784</text:p>
          </table:table-cell>
          <table:table-cell office:value-type="float" office:value="82.39905" calcext:value-type="float">
            <text:p>82.39905</text:p>
          </table:table-cell>
          <table:table-cell office:value-type="float" office:value="0.14019068" calcext:value-type="float">
            <text:p>0.14019068</text:p>
          </table:table-cell>
          <table:table-cell office:value-type="float" office:value="0.058620863" calcext:value-type="float">
            <text:p>0.058620863</text:p>
          </table:table-cell>
          <table:table-cell office:value-type="float" office:value="0.035850354" calcext:value-type="float">
            <text:p>0.035850354</text:p>
          </table:table-cell>
          <table:table-cell office:value-type="float" office:value="0.010274173" calcext:value-type="float">
            <text:p>0.010274173</text:p>
          </table:table-cell>
          <table:table-cell office:value-type="float" office:value="231.187511235476" calcext:value-type="float">
            <text:p>231.187511235476</text:p>
          </table:table-cell>
          <table:table-cell office:value-type="float" office:value="155.645459890366" calcext:value-type="float">
            <text:p>155.645459890366</text:p>
          </table:table-cell>
          <table:table-cell office:value-type="float" office:value="127.789815887809" calcext:value-type="float">
            <text:p>127.789815887809</text:p>
          </table:table-cell>
          <table:table-cell office:value-type="float" office:value="100.892409682274" calcext:value-type="float">
            <text:p>100.892409682274</text:p>
          </table:table-cell>
          <table:table-cell office:value-type="float" office:value="4.68187732622027" calcext:value-type="float">
            <text:p>4.68187732622027</text:p>
          </table:table-cell>
          <table:table-cell office:value-type="float" office:value="0.0026100958" calcext:value-type="float">
            <text:p>0.0026100958</text:p>
          </table:table-cell>
          <table:table-cell office:value-type="float" office:value="0.00016588075" calcext:value-type="float">
            <text:p>0.00016588075</text:p>
          </table:table-cell>
          <table:table-cell office:value-type="float" office:value="0.45071337" calcext:value-type="float">
            <text:p>0.45071337</text:p>
          </table:table-cell>
          <table:table-cell office:value-type="float" office:value="1.11817674172698" calcext:value-type="float">
            <text:p>1.11817674172698</text:p>
          </table:table-cell>
          <table:table-cell office:value-type="float" office:value="0.6069908" calcext:value-type="float">
            <text:p>0.6069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28.nc</text:p>
          </table:table-cell>
          <table:table-cell office:value-type="float" office:value="51.464385850275" calcext:value-type="float">
            <text:p>51.4643858502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N_equilibrium_111023_01_-17e2acb6a_FATES-8a054a12_0028</text:p>
          </table:table-cell>
          <table:table-cell office:value-type="float" office:value="30.6613159179687" calcext:value-type="float">
            <text:p>30.6613159179687</text:p>
          </table:table-cell>
          <table:table-cell office:value-type="float" office:value="0" calcext:value-type="float">
            <text:p>0</text:p>
          </table:table-cell>
          <table:table-cell office:value-type="float" office:value="0.16942869274465" calcext:value-type="float">
            <text:p>0.16942869274465</text:p>
          </table:table-cell>
          <table:table-cell office:value-type="float" office:value="89.29612" calcext:value-type="float">
            <text:p>89.29612</text:p>
          </table:table-cell>
          <table:table-cell office:value-type="float" office:value="2.6589117" calcext:value-type="float">
            <text:p>2.6589117</text:p>
          </table:table-cell>
          <table:table-cell office:value-type="float" office:value="84.40604" calcext:value-type="float">
            <text:p>84.40604</text:p>
          </table:table-cell>
          <table:table-cell office:value-type="float" office:value="2.0173275" calcext:value-type="float">
            <text:p>2.0173275</text:p>
          </table:table-cell>
          <table:table-cell office:value-type="float" office:value="0.21384493" calcext:value-type="float">
            <text:p>0.21384493</text:p>
          </table:table-cell>
          <table:table-cell office:value-type="float" office:value="0.014768829" calcext:value-type="float">
            <text:p>0.014768829</text:p>
          </table:table-cell>
          <table:table-cell office:value-type="float" office:value="0.01338979" calcext:value-type="float">
            <text:p>0.01338979</text:p>
          </table:table-cell>
          <table:table-cell office:value-type="float" office:value="294.354073703289" calcext:value-type="float">
            <text:p>294.354073703289</text:p>
          </table:table-cell>
          <table:table-cell office:value-type="float" office:value="145.294051617384" calcext:value-type="float">
            <text:p>145.294051617384</text:p>
          </table:table-cell>
          <table:table-cell office:value-type="float" office:value="89.0466570854187" calcext:value-type="float">
            <text:p>89.0466570854187</text:p>
          </table:table-cell>
          <table:table-cell office:value-type="float" office:value="72.4330963566899" calcext:value-type="float">
            <text:p>72.4330963566899</text:p>
          </table:table-cell>
          <table:table-cell office:value-type="float" office:value="44.1200518980622" calcext:value-type="float">
            <text:p>44.1200518980622</text:p>
          </table:table-cell>
          <table:table-cell office:value-type="float" office:value="0.0823098" calcext:value-type="float">
            <text:p>0.0823098</text:p>
          </table:table-cell>
          <table:table-cell office:value-type="float" office:value="0" calcext:value-type="float">
            <text:p>0</text:p>
          </table:table-cell>
          <table:table-cell office:value-type="float" office:value="0.19146721" calcext:value-type="float">
            <text:p>0.19146721</text:p>
          </table:table-cell>
          <table:table-cell office:value-type="float" office:value="1.02644554334574" calcext:value-type="float">
            <text:p>1.02644554334574</text:p>
          </table:table-cell>
          <table:table-cell office:value-type="float" office:value="0.7670269" calcext:value-type="float">
            <text:p>0.7670269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8.nc</text:p>
          </table:table-cell>
          <table:table-cell office:value-type="float" office:value="51.464385850275" calcext:value-type="float">
            <text:p>51.4643858502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N_equilibrium_111023_01_-17e2acb6a_FATES-8a054a12_0028</text:p>
          </table:table-cell>
          <table:table-cell office:value-type="float" office:value="30.6613159179687" calcext:value-type="float">
            <text:p>30.6613159179687</text:p>
          </table:table-cell>
          <table:table-cell office:value-type="float" office:value="0" calcext:value-type="float">
            <text:p>0</text:p>
          </table:table-cell>
          <table:table-cell office:value-type="float" office:value="0.16942869274465" calcext:value-type="float">
            <text:p>0.16942869274465</text:p>
          </table:table-cell>
          <table:table-cell office:value-type="float" office:value="89.29612" calcext:value-type="float">
            <text:p>89.29612</text:p>
          </table:table-cell>
          <table:table-cell office:value-type="float" office:value="2.6589117" calcext:value-type="float">
            <text:p>2.6589117</text:p>
          </table:table-cell>
          <table:table-cell office:value-type="float" office:value="84.40604" calcext:value-type="float">
            <text:p>84.40604</text:p>
          </table:table-cell>
          <table:table-cell office:value-type="float" office:value="2.0173275" calcext:value-type="float">
            <text:p>2.0173275</text:p>
          </table:table-cell>
          <table:table-cell office:value-type="float" office:value="0.21384493" calcext:value-type="float">
            <text:p>0.21384493</text:p>
          </table:table-cell>
          <table:table-cell office:value-type="float" office:value="0.014768829" calcext:value-type="float">
            <text:p>0.014768829</text:p>
          </table:table-cell>
          <table:table-cell office:value-type="float" office:value="0.01338979" calcext:value-type="float">
            <text:p>0.01338979</text:p>
          </table:table-cell>
          <table:table-cell office:value-type="float" office:value="294.354073703289" calcext:value-type="float">
            <text:p>294.354073703289</text:p>
          </table:table-cell>
          <table:table-cell office:value-type="float" office:value="145.294051617384" calcext:value-type="float">
            <text:p>145.294051617384</text:p>
          </table:table-cell>
          <table:table-cell office:value-type="float" office:value="89.0466570854187" calcext:value-type="float">
            <text:p>89.0466570854187</text:p>
          </table:table-cell>
          <table:table-cell office:value-type="float" office:value="72.4330963566899" calcext:value-type="float">
            <text:p>72.4330963566899</text:p>
          </table:table-cell>
          <table:table-cell office:value-type="float" office:value="44.1200518980622" calcext:value-type="float">
            <text:p>44.1200518980622</text:p>
          </table:table-cell>
          <table:table-cell office:value-type="float" office:value="0.0823098" calcext:value-type="float">
            <text:p>0.0823098</text:p>
          </table:table-cell>
          <table:table-cell office:value-type="float" office:value="0" calcext:value-type="float">
            <text:p>0</text:p>
          </table:table-cell>
          <table:table-cell office:value-type="float" office:value="0.19146721" calcext:value-type="float">
            <text:p>0.19146721</text:p>
          </table:table-cell>
          <table:table-cell office:value-type="float" office:value="1.02644554334574" calcext:value-type="float">
            <text:p>1.02644554334574</text:p>
          </table:table-cell>
          <table:table-cell office:value-type="float" office:value="0.7670269" calcext:value-type="float">
            <text:p>0.7670269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8.nc</text:p>
          </table:table-cell>
          <table:table-cell office:value-type="float" office:value="51.464385850275" calcext:value-type="float">
            <text:p>51.46438585027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3031418472565" calcext:value-type="float">
            <text:p>4.83031418472565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Z2_equilibrium_110523_01_-17e2acb6a_FATES-8a054a12_0057</text:p>
          </table:table-cell>
          <table:table-cell office:value-type="string" calcext:value-type="string">
            <text:p>CZ2_trans_110923_0036</text:p>
          </table:table-cell>
          <table:table-cell office:value-type="float" office:value="3.61357983555398" calcext:value-type="float">
            <text:p>3.61357983555398</text:p>
          </table:table-cell>
          <table:table-cell office:value-type="float" office:value="4.02143669128418" calcext:value-type="float">
            <text:p>4.02143669128418</text:p>
          </table:table-cell>
          <table:table-cell office:value-type="float" office:value="1" calcext:value-type="float">
            <text:p>1</text:p>
          </table:table-cell>
          <table:table-cell office:value-type="float" office:value="0.36717803530045" calcext:value-type="float">
            <text:p>0.36717803530045</text:p>
          </table:table-cell>
          <table:table-cell office:value-type="float" office:value="7.317814" calcext:value-type="float">
            <text:p>7.317814</text:p>
          </table:table-cell>
          <table:table-cell office:value-type="float" office:value="0.26731738" calcext:value-type="float">
            <text:p>0.26731738</text:p>
          </table:table-cell>
          <table:table-cell office:value-type="float" office:value="6.9263835" calcext:value-type="float">
            <text:p>6.9263835</text:p>
          </table:table-cell>
          <table:table-cell office:value-type="float" office:value="0.019316446" calcext:value-type="float">
            <text:p>0.019316446</text:p>
          </table:table-cell>
          <table:table-cell office:value-type="float" office:value="0.10479665" calcext:value-type="float">
            <text:p>0.10479665</text:p>
          </table:table-cell>
          <table:table-cell office:value-type="float" office:value="1.0907296" calcext:value-type="float">
            <text:p>1.0907296</text:p>
          </table:table-cell>
          <table:table-cell office:value-type="float" office:value="0.7093786" calcext:value-type="float">
            <text:p>0.7093786</text:p>
          </table:table-cell>
          <table:table-cell office:value-type="float" office:value="154.618620872498" calcext:value-type="float">
            <text:p>154.618620872498</text:p>
          </table:table-cell>
          <table:table-cell office:value-type="float" office:value="11.8393974844366" calcext:value-type="float">
            <text:p>11.8393974844366</text:p>
          </table:table-cell>
          <table:table-cell office:value-type="float" office:value="3.34555632434785" calcext:value-type="float">
            <text:p>3.34555632434785</text:p>
          </table:table-cell>
          <table:table-cell office:value-type="float" office:value="3.30896495142952" calcext:value-type="float">
            <text:p>3.30896495142952</text:p>
          </table:table-cell>
          <table:table-cell office:value-type="float" office:value="0.406981489504688" calcext:value-type="float">
            <text:p>0.406981489504688</text:p>
          </table:table-cell>
          <table:table-cell office:value-type="float" office:value="5.2167153" calcext:value-type="float">
            <text:p>5.2167153</text:p>
          </table:table-cell>
          <table:table-cell table:style-name="ce3" office:value-type="float" office:value="0.0000008117084" calcext:value-type="float">
            <text:p>8.12E-07</text:p>
          </table:table-cell>
          <table:table-cell office:value-type="float" office:value="25.043951" calcext:value-type="float">
            <text:p>25.043951</text:p>
          </table:table-cell>
          <table:table-cell office:value-type="float" office:value="1.26291979523785" calcext:value-type="float">
            <text:p>1.26291979523785</text:p>
          </table:table-cell>
          <table:table-cell office:value-type="float" office:value="1.740035" calcext:value-type="float">
            <text:p>1.740035</text:p>
          </table:table-cell>
          <table:table-cell office:value-type="string" calcext:value-type="string">
            <text:p>/glade/u/home/adamhb/ahb_params/fates_api_25/ensembles/CZ2_equilibrium_110523_01/CZ2_equilibrium_110523_0057.nc</text:p>
          </table:table-cell>
          <table:table-cell office:value-type="float" office:value="52.692285513279" calcext:value-type="float">
            <text:p>52.692285513279</text:p>
          </table:table-cell>
          <table:table-cell office:value-type="float" office:value="0.05" calcext:value-type="float">
            <text:p>0.05</text:p>
          </table:table-cell>
          <table:table-cell office:value-type="float" office:value="43.2203389830509" calcext:value-type="float">
            <text:p>43.2203389830509</text:p>
          </table:table-cell>
          <table:table-cell office:value-type="float" office:value="10.1694915254237" calcext:value-type="float">
            <text:p>10.16949152542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Z2_trans_1950_2020_111223_-17e2acb6a_FATES-8a054a12_0036</text:p>
          </table:table-cell>
          <table:table-cell office:value-type="float" office:value="21.5634994506836" calcext:value-type="float">
            <text:p>21.5634994506836</text:p>
          </table:table-cell>
          <table:table-cell office:value-type="float" office:value="2" calcext:value-type="float">
            <text:p>2</text:p>
          </table:table-cell>
          <table:table-cell office:value-type="float" office:value="0.129310312124751" calcext:value-type="float">
            <text:p>0.129310312124751</text:p>
          </table:table-cell>
          <table:table-cell office:value-type="float" office:value="57.651196" calcext:value-type="float">
            <text:p>57.651196</text:p>
          </table:table-cell>
          <table:table-cell office:value-type="float" office:value="0.6303484" calcext:value-type="float">
            <text:p>0.6303484</text:p>
          </table:table-cell>
          <table:table-cell office:value-type="float" office:value="56.929394" calcext:value-type="float">
            <text:p>56.929394</text:p>
          </table:table-cell>
          <table:table-cell office:value-type="float" office:value="0.07178942" calcext:value-type="float">
            <text:p>0.07178942</text:p>
          </table:table-cell>
          <table:table-cell office:value-type="float" office:value="0.01966332" calcext:value-type="float">
            <text:p>0.01966332</text:p>
          </table:table-cell>
          <table:table-cell office:value-type="float" office:value="0.10931967" calcext:value-type="float">
            <text:p>0.10931967</text:p>
          </table:table-cell>
          <table:table-cell table:style-name="ce3" office:value-type="float" office:value="0.00003936974" calcext:value-type="float">
            <text:p>3.94E-05</text:p>
          </table:table-cell>
          <table:table-cell office:value-type="float" office:value="232.533402740955" calcext:value-type="float">
            <text:p>232.533402740955</text:p>
          </table:table-cell>
          <table:table-cell office:value-type="float" office:value="75.3547996282578" calcext:value-type="float">
            <text:p>75.3547996282578</text:p>
          </table:table-cell>
          <table:table-cell office:value-type="float" office:value="65.3160782530904" calcext:value-type="float">
            <text:p>65.3160782530904</text:p>
          </table:table-cell>
          <table:table-cell office:value-type="float" office:value="46.9997758045793" calcext:value-type="float">
            <text:p>46.9997758045793</text:p>
          </table:table-cell>
          <table:table-cell office:value-type="float" office:value="27.4408073164523" calcext:value-type="float">
            <text:p>27.4408073164523</text:p>
          </table:table-cell>
          <table:table-cell office:value-type="float" office:value="0.02063927" calcext:value-type="float">
            <text:p>0.02063927</text:p>
          </table:table-cell>
          <table:table-cell office:value-type="float" office:value="0" calcext:value-type="float">
            <text:p>0</text:p>
          </table:table-cell>
          <table:table-cell office:value-type="float" office:value="1.8317225" calcext:value-type="float">
            <text:p>1.8317225</text:p>
          </table:table-cell>
          <table:table-cell office:value-type="float" office:value="1.07843986592115" calcext:value-type="float">
            <text:p>1.07843986592115</text:p>
          </table:table-cell>
          <table:table-cell office:value-type="float" office:value="1.0176468" calcext:value-type="float">
            <text:p>1.0176468</text:p>
          </table:table-cell>
          <table:table-cell office:value-type="float" office:value="0.001" calcext:value-type="float">
            <text:p>0.00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glade/u/home/adamhb/ahb_params/fates_api_25/ensembles/CZ2_trans_110923_01/ca_5pfts_100523_0036.nc</text:p>
          </table:table-cell>
          <table:table-cell office:value-type="float" office:value="52.692285513279" calcext:value-type="float">
            <text:p>52.69228551327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N_equilibrium_111023_01_-17e2acb6a_FATES-8a054a12_0036</text:p>
          </table:table-cell>
          <table:table-cell office:value-type="float" office:value="24.7361240386963" calcext:value-type="float">
            <text:p>24.7361240386963</text:p>
          </table:table-cell>
          <table:table-cell office:value-type="float" office:value="1" calcext:value-type="float">
            <text:p>1</text:p>
          </table:table-cell>
          <table:table-cell office:value-type="float" office:value="0.391547887226904" calcext:value-type="float">
            <text:p>0.391547887226904</text:p>
          </table:table-cell>
          <table:table-cell office:value-type="float" office:value="63.85646" calcext:value-type="float">
            <text:p>63.85646</text:p>
          </table:table-cell>
          <table:table-cell office:value-type="float" office:value="10.118303" calcext:value-type="float">
            <text:p>10.118303</text:p>
          </table:table-cell>
          <table:table-cell office:value-type="float" office:value="52.73698" calcext:value-type="float">
            <text:p>52.73698</text:p>
          </table:table-cell>
          <table:table-cell office:value-type="float" office:value="0.99927" calcext:value-type="float">
            <text:p>0.99927</text:p>
          </table:table-cell>
          <table:table-cell office:value-type="float" office:value="0.0019053435" calcext:value-type="float">
            <text:p>0.0019053435</text:p>
          </table:table-cell>
          <table:table-cell office:value-type="float" office:value="0.083797164" calcext:value-type="float">
            <text:p>0.083797164</text:p>
          </table:table-cell>
          <table:table-cell office:value-type="float" office:value="0.054477815" calcext:value-type="float">
            <text:p>0.054477815</text:p>
          </table:table-cell>
          <table:table-cell office:value-type="float" office:value="131.464228034019" calcext:value-type="float">
            <text:p>131.464228034019</text:p>
          </table:table-cell>
          <table:table-cell office:value-type="float" office:value="121.129043400288" calcext:value-type="float">
            <text:p>121.129043400288</text:p>
          </table:table-cell>
          <table:table-cell office:value-type="float" office:value="63.3081281557679" calcext:value-type="float">
            <text:p>63.3081281557679</text:p>
          </table:table-cell>
          <table:table-cell office:value-type="float" office:value="50.1874322071672" calcext:value-type="float">
            <text:p>50.1874322071672</text:p>
          </table:table-cell>
          <table:table-cell office:value-type="float" office:value="38.2100255228579" calcext:value-type="float">
            <text:p>38.2100255228579</text:p>
          </table:table-cell>
          <table:table-cell office:value-type="float" office:value="0.20450385" calcext:value-type="float">
            <text:p>0.20450385</text:p>
          </table:table-cell>
          <table:table-cell office:value-type="float" office:value="0" calcext:value-type="float">
            <text:p>0</text:p>
          </table:table-cell>
          <table:table-cell office:value-type="float" office:value="1.8750256" calcext:value-type="float">
            <text:p>1.8750256</text:p>
          </table:table-cell>
          <table:table-cell office:value-type="float" office:value="1.03900807062018" calcext:value-type="float">
            <text:p>1.03900807062018</text:p>
          </table:table-cell>
          <table:table-cell office:value-type="float" office:value="1.4020281" calcext:value-type="float">
            <text:p>1.4020281</text:p>
          </table:table-cell>
          <table:table-cell office:value-type="float" office:value="0.005" calcext:value-type="float">
            <text:p>0.005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6.nc</text:p>
          </table:table-cell>
          <table:table-cell office:value-type="float" office:value="52.692285513279" calcext:value-type="float">
            <text:p>52.69228551327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N_equilibrium_111023_01_-17e2acb6a_FATES-8a054a12_0036</text:p>
          </table:table-cell>
          <table:table-cell office:value-type="float" office:value="24.7361240386963" calcext:value-type="float">
            <text:p>24.7361240386963</text:p>
          </table:table-cell>
          <table:table-cell office:value-type="float" office:value="1" calcext:value-type="float">
            <text:p>1</text:p>
          </table:table-cell>
          <table:table-cell office:value-type="float" office:value="0.391547887226904" calcext:value-type="float">
            <text:p>0.391547887226904</text:p>
          </table:table-cell>
          <table:table-cell office:value-type="float" office:value="63.85646" calcext:value-type="float">
            <text:p>63.85646</text:p>
          </table:table-cell>
          <table:table-cell office:value-type="float" office:value="10.118303" calcext:value-type="float">
            <text:p>10.118303</text:p>
          </table:table-cell>
          <table:table-cell office:value-type="float" office:value="52.73698" calcext:value-type="float">
            <text:p>52.73698</text:p>
          </table:table-cell>
          <table:table-cell office:value-type="float" office:value="0.99927" calcext:value-type="float">
            <text:p>0.99927</text:p>
          </table:table-cell>
          <table:table-cell office:value-type="float" office:value="0.0019053435" calcext:value-type="float">
            <text:p>0.0019053435</text:p>
          </table:table-cell>
          <table:table-cell office:value-type="float" office:value="0.083797164" calcext:value-type="float">
            <text:p>0.083797164</text:p>
          </table:table-cell>
          <table:table-cell office:value-type="float" office:value="0.054477815" calcext:value-type="float">
            <text:p>0.054477815</text:p>
          </table:table-cell>
          <table:table-cell office:value-type="float" office:value="131.464228034019" calcext:value-type="float">
            <text:p>131.464228034019</text:p>
          </table:table-cell>
          <table:table-cell office:value-type="float" office:value="121.129043400288" calcext:value-type="float">
            <text:p>121.129043400288</text:p>
          </table:table-cell>
          <table:table-cell office:value-type="float" office:value="63.3081281557679" calcext:value-type="float">
            <text:p>63.3081281557679</text:p>
          </table:table-cell>
          <table:table-cell office:value-type="float" office:value="50.1874322071672" calcext:value-type="float">
            <text:p>50.1874322071672</text:p>
          </table:table-cell>
          <table:table-cell office:value-type="float" office:value="38.2100255228579" calcext:value-type="float">
            <text:p>38.2100255228579</text:p>
          </table:table-cell>
          <table:table-cell office:value-type="float" office:value="0.20450385" calcext:value-type="float">
            <text:p>0.20450385</text:p>
          </table:table-cell>
          <table:table-cell office:value-type="float" office:value="0" calcext:value-type="float">
            <text:p>0</text:p>
          </table:table-cell>
          <table:table-cell office:value-type="float" office:value="1.8750256" calcext:value-type="float">
            <text:p>1.8750256</text:p>
          </table:table-cell>
          <table:table-cell office:value-type="float" office:value="1.03900807062018" calcext:value-type="float">
            <text:p>1.03900807062018</text:p>
          </table:table-cell>
          <table:table-cell office:value-type="float" office:value="1.4020281" calcext:value-type="float">
            <text:p>1.4020281</text:p>
          </table:table-cell>
          <table:table-cell office:value-type="float" office:value="0.005" calcext:value-type="float">
            <text:p>0.005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6.nc</text:p>
          </table:table-cell>
          <table:table-cell office:value-type="float" office:value="52.692285513279" calcext:value-type="float">
            <text:p>52.69228551327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4119157041508" calcext:value-type="float">
            <text:p>4.84119157041508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Z2_equilibrium_110523_05_-17e2acb6a_FATES-8a054a12_0014</text:p>
          </table:table-cell>
          <table:table-cell office:value-type="string" calcext:value-type="string">
            <text:p>CZ2_trans_110923_0022</text:p>
          </table:table-cell>
          <table:table-cell office:value-type="float" office:value="3.54040750939712" calcext:value-type="float">
            <text:p>3.54040750939712</text:p>
          </table:table-cell>
          <table:table-cell office:value-type="float" office:value="7.44284057617188" calcext:value-type="float">
            <text:p>7.44284057617188</text:p>
          </table:table-cell>
          <table:table-cell office:value-type="float" office:value="1" calcext:value-type="float">
            <text:p>1</text:p>
          </table:table-cell>
          <table:table-cell office:value-type="float" office:value="0.632054259275274" calcext:value-type="float">
            <text:p>0.632054259275274</text:p>
          </table:table-cell>
          <table:table-cell office:value-type="float" office:value="30.301744" calcext:value-type="float">
            <text:p>30.301744</text:p>
          </table:table-cell>
          <table:table-cell office:value-type="float" office:value="11.791024" calcext:value-type="float">
            <text:p>11.791024</text:p>
          </table:table-cell>
          <table:table-cell office:value-type="float" office:value="18.27662" calcext:value-type="float">
            <text:p>18.27662</text:p>
          </table:table-cell>
          <table:table-cell office:value-type="float" office:value="0.01196473" calcext:value-type="float">
            <text:p>0.01196473</text:p>
          </table:table-cell>
          <table:table-cell office:value-type="float" office:value="0.22213371" calcext:value-type="float">
            <text:p>0.22213371</text:p>
          </table:table-cell>
          <table:table-cell office:value-type="float" office:value="0.43510288" calcext:value-type="float">
            <text:p>0.43510288</text:p>
          </table:table-cell>
          <table:table-cell office:value-type="float" office:value="0.2080983" calcext:value-type="float">
            <text:p>0.2080983</text:p>
          </table:table-cell>
          <table:table-cell office:value-type="float" office:value="512.97303289175" calcext:value-type="float">
            <text:p>512.97303289175</text:p>
          </table:table-cell>
          <table:table-cell office:value-type="float" office:value="42.9523410275579" calcext:value-type="float">
            <text:p>42.9523410275579</text:p>
          </table:table-cell>
          <table:table-cell office:value-type="float" office:value="13.9302469324321" calcext:value-type="float">
            <text:p>13.9302469324321</text:p>
          </table:table-cell>
          <table:table-cell office:value-type="float" office:value="11.1629685852677" calcext:value-type="float">
            <text:p>11.1629685852677</text:p>
          </table:table-cell>
          <table:table-cell office:value-type="float" office:value="0.197999124793569" calcext:value-type="float">
            <text:p>0.197999124793569</text:p>
          </table:table-cell>
          <table:table-cell office:value-type="float" office:value="1.8357052" calcext:value-type="float">
            <text:p>1.8357052</text:p>
          </table:table-cell>
          <table:table-cell office:value-type="float" office:value="0" calcext:value-type="float">
            <text:p>0</text:p>
          </table:table-cell>
          <table:table-cell office:value-type="float" office:value="4.9524136" calcext:value-type="float">
            <text:p>4.9524136</text:p>
          </table:table-cell>
          <table:table-cell office:value-type="float" office:value="0.916815429718554" calcext:value-type="float">
            <text:p>0.916815429718554</text:p>
          </table:table-cell>
          <table:table-cell office:value-type="float" office:value="0.8462019" calcext:value-type="float">
            <text:p>0.8462019</text:p>
          </table:table-cell>
          <table:table-cell office:value-type="string" calcext:value-type="string">
            <text:p>/glade/u/home/adamhb/ahb_params/fates_api_25/ensembles/CZ2_equilibrium_110523_05/CZ2_equilibrium_110523_0014.nc</text:p>
          </table:table-cell>
          <table:table-cell office:value-type="float" office:value="54.2244932861425" calcext:value-type="float">
            <text:p>54.2244932861425</text:p>
          </table:table-cell>
          <table:table-cell office:value-type="float" office:value="0.018" calcext:value-type="float">
            <text:p>0.018</text:p>
          </table:table-cell>
          <table:table-cell office:value-type="float" office:value="4.03225806451613" calcext:value-type="float">
            <text:p>4.032258064516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Z2_trans_1950_2020_111223_-17e2acb6a_FATES-8a054a12_0022</text:p>
          </table:table-cell>
          <table:table-cell office:value-type="float" office:value="10.4317483901978" calcext:value-type="float">
            <text:p>10.4317483901978</text:p>
          </table:table-cell>
          <table:table-cell office:value-type="float" office:value="1" calcext:value-type="float">
            <text:p>1</text:p>
          </table:table-cell>
          <table:table-cell office:value-type="float" office:value="0.415848669907724" calcext:value-type="float">
            <text:p>0.415848669907724</text:p>
          </table:table-cell>
          <table:table-cell office:value-type="float" office:value="36.022263" calcext:value-type="float">
            <text:p>36.022263</text:p>
          </table:table-cell>
          <table:table-cell office:value-type="float" office:value="6.6137543" calcext:value-type="float">
            <text:p>6.6137543</text:p>
          </table:table-cell>
          <table:table-cell office:value-type="float" office:value="29.292675" calcext:value-type="float">
            <text:p>29.292675</text:p>
          </table:table-cell>
          <table:table-cell office:value-type="float" office:value="0.014030123" calcext:value-type="float">
            <text:p>0.014030123</text:p>
          </table:table-cell>
          <table:table-cell office:value-type="float" office:value="0.10180456" calcext:value-type="float">
            <text:p>0.10180456</text:p>
          </table:table-cell>
          <table:table-cell office:value-type="float" office:value="0.13727678" calcext:value-type="float">
            <text:p>0.13727678</text:p>
          </table:table-cell>
          <table:table-cell office:value-type="float" office:value="0.052277114" calcext:value-type="float">
            <text:p>0.052277114</text:p>
          </table:table-cell>
          <table:table-cell office:value-type="float" office:value="407.398231327534" calcext:value-type="float">
            <text:p>407.398231327534</text:p>
          </table:table-cell>
          <table:table-cell office:value-type="float" office:value="54.5268272981048" calcext:value-type="float">
            <text:p>54.5268272981048</text:p>
          </table:table-cell>
          <table:table-cell office:value-type="float" office:value="19.0829625353217" calcext:value-type="float">
            <text:p>19.0829625353217</text:p>
          </table:table-cell>
          <table:table-cell office:value-type="float" office:value="3.58930177753791" calcext:value-type="float">
            <text:p>3.58930177753791</text:p>
          </table:table-cell>
          <table:table-cell office:value-type="float" office:value="1.14512331492733" calcext:value-type="float">
            <text:p>1.14512331492733</text:p>
          </table:table-cell>
          <table:table-cell office:value-type="float" office:value="0.2920255" calcext:value-type="float">
            <text:p>0.2920255</text:p>
          </table:table-cell>
          <table:table-cell office:value-type="float" office:value="0" calcext:value-type="float">
            <text:p>0</text:p>
          </table:table-cell>
          <table:table-cell office:value-type="float" office:value="1.8425229" calcext:value-type="float">
            <text:p>1.8425229</text:p>
          </table:table-cell>
          <table:table-cell office:value-type="float" office:value="1.11499910923385" calcext:value-type="float">
            <text:p>1.11499910923385</text:p>
          </table:table-cell>
          <table:table-cell office:value-type="float" office:value="1.0517225" calcext:value-type="float">
            <text:p>1.0517225</text:p>
          </table:table-cell>
          <table:table-cell office:value-type="float" office:value="0.002" calcext:value-type="float">
            <text:p>0.002</text:p>
          </table:table-cell>
          <table:table-cell office:value-type="float" office:value="24.0506329113924" calcext:value-type="float">
            <text:p>24.0506329113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22.nc</text:p>
          </table:table-cell>
          <table:table-cell office:value-type="float" office:value="54.2244932861425" calcext:value-type="float">
            <text:p>54.22449328614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_equilibrium_111023_01_-17e2acb6a_FATES-8a054a12_0022</text:p>
          </table:table-cell>
          <table:table-cell office:value-type="float" office:value="15.8071594238281" calcext:value-type="float">
            <text:p>15.8071594238281</text:p>
          </table:table-cell>
          <table:table-cell office:value-type="float" office:value="1" calcext:value-type="float">
            <text:p>1</text:p>
          </table:table-cell>
          <table:table-cell office:value-type="float" office:value="0.409583848604834" calcext:value-type="float">
            <text:p>0.409583848604834</text:p>
          </table:table-cell>
          <table:table-cell office:value-type="float" office:value="46.26569" calcext:value-type="float">
            <text:p>46.26569</text:p>
          </table:table-cell>
          <table:table-cell office:value-type="float" office:value="33.016956" calcext:value-type="float">
            <text:p>33.016956</text:p>
          </table:table-cell>
          <table:table-cell office:value-type="float" office:value="12.759644" calcext:value-type="float">
            <text:p>12.759644</text:p>
          </table:table-cell>
          <table:table-cell office:value-type="float" office:value="0.20034909" calcext:value-type="float">
            <text:p>0.20034909</text:p>
          </table:table-cell>
          <table:table-cell office:value-type="float" office:value="0.28874302" calcext:value-type="float">
            <text:p>0.28874302</text:p>
          </table:table-cell>
          <table:table-cell office:value-type="float" office:value="0.0032148713" calcext:value-type="float">
            <text:p>0.0032148713</text:p>
          </table:table-cell>
          <table:table-cell office:value-type="float" office:value="0.0017862519" calcext:value-type="float">
            <text:p>0.0017862519</text:p>
          </table:table-cell>
          <table:table-cell office:value-type="float" office:value="301.965400576591" calcext:value-type="float">
            <text:p>301.965400576591</text:p>
          </table:table-cell>
          <table:table-cell office:value-type="float" office:value="188.864264637232" calcext:value-type="float">
            <text:p>188.864264637232</text:p>
          </table:table-cell>
          <table:table-cell office:value-type="float" office:value="26.4359102584422" calcext:value-type="float">
            <text:p>26.4359102584422</text:p>
          </table:table-cell>
          <table:table-cell office:value-type="float" office:value="10.1336173247546" calcext:value-type="float">
            <text:p>10.1336173247546</text:p>
          </table:table-cell>
          <table:table-cell office:value-type="float" office:value="1.20673030323815" calcext:value-type="float">
            <text:p>1.20673030323815</text:p>
          </table:table-cell>
          <table:table-cell office:value-type="float" office:value="0.77410674" calcext:value-type="float">
            <text:p>0.77410674</text:p>
          </table:table-cell>
          <table:table-cell office:value-type="float" office:value="0" calcext:value-type="float">
            <text:p>0</text:p>
          </table:table-cell>
          <table:table-cell office:value-type="float" office:value="0.05137884" calcext:value-type="float">
            <text:p>0.05137884</text:p>
          </table:table-cell>
          <table:table-cell office:value-type="float" office:value="0.965142063932944" calcext:value-type="float">
            <text:p>0.965142063932944</text:p>
          </table:table-cell>
          <table:table-cell office:value-type="float" office:value="0.71831226" calcext:value-type="float">
            <text:p>0.7183122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2.nc</text:p>
          </table:table-cell>
          <table:table-cell office:value-type="float" office:value="54.2244932861425" calcext:value-type="float">
            <text:p>54.22449328614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_equilibrium_111023_01_-17e2acb6a_FATES-8a054a12_0022</text:p>
          </table:table-cell>
          <table:table-cell office:value-type="float" office:value="15.8071594238281" calcext:value-type="float">
            <text:p>15.8071594238281</text:p>
          </table:table-cell>
          <table:table-cell office:value-type="float" office:value="1" calcext:value-type="float">
            <text:p>1</text:p>
          </table:table-cell>
          <table:table-cell office:value-type="float" office:value="0.409583848604834" calcext:value-type="float">
            <text:p>0.409583848604834</text:p>
          </table:table-cell>
          <table:table-cell office:value-type="float" office:value="46.26569" calcext:value-type="float">
            <text:p>46.26569</text:p>
          </table:table-cell>
          <table:table-cell office:value-type="float" office:value="33.016956" calcext:value-type="float">
            <text:p>33.016956</text:p>
          </table:table-cell>
          <table:table-cell office:value-type="float" office:value="12.759644" calcext:value-type="float">
            <text:p>12.759644</text:p>
          </table:table-cell>
          <table:table-cell office:value-type="float" office:value="0.20034909" calcext:value-type="float">
            <text:p>0.20034909</text:p>
          </table:table-cell>
          <table:table-cell office:value-type="float" office:value="0.28874302" calcext:value-type="float">
            <text:p>0.28874302</text:p>
          </table:table-cell>
          <table:table-cell office:value-type="float" office:value="0.0032148713" calcext:value-type="float">
            <text:p>0.0032148713</text:p>
          </table:table-cell>
          <table:table-cell office:value-type="float" office:value="0.0017862519" calcext:value-type="float">
            <text:p>0.0017862519</text:p>
          </table:table-cell>
          <table:table-cell office:value-type="float" office:value="301.965400576591" calcext:value-type="float">
            <text:p>301.965400576591</text:p>
          </table:table-cell>
          <table:table-cell office:value-type="float" office:value="188.864264637232" calcext:value-type="float">
            <text:p>188.864264637232</text:p>
          </table:table-cell>
          <table:table-cell office:value-type="float" office:value="26.4359102584422" calcext:value-type="float">
            <text:p>26.4359102584422</text:p>
          </table:table-cell>
          <table:table-cell office:value-type="float" office:value="10.1336173247546" calcext:value-type="float">
            <text:p>10.1336173247546</text:p>
          </table:table-cell>
          <table:table-cell office:value-type="float" office:value="1.20673030323815" calcext:value-type="float">
            <text:p>1.20673030323815</text:p>
          </table:table-cell>
          <table:table-cell office:value-type="float" office:value="0.77410674" calcext:value-type="float">
            <text:p>0.77410674</text:p>
          </table:table-cell>
          <table:table-cell office:value-type="float" office:value="0" calcext:value-type="float">
            <text:p>0</text:p>
          </table:table-cell>
          <table:table-cell office:value-type="float" office:value="0.05137884" calcext:value-type="float">
            <text:p>0.05137884</text:p>
          </table:table-cell>
          <table:table-cell office:value-type="float" office:value="0.965142063932944" calcext:value-type="float">
            <text:p>0.965142063932944</text:p>
          </table:table-cell>
          <table:table-cell office:value-type="float" office:value="0.71831226" calcext:value-type="float">
            <text:p>0.7183122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2.nc</text:p>
          </table:table-cell>
          <table:table-cell office:value-type="float" office:value="54.2244932861425" calcext:value-type="float">
            <text:p>54.22449328614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6669468056883" calcext:value-type="float">
            <text:p>4.86669468056883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Z2_equilibrium_110323_02_-17e2acb6a_FATES-8a054a12_0001</text:p>
          </table:table-cell>
          <table:table-cell office:value-type="string" calcext:value-type="string">
            <text:p>CZ2_trans_110923_0011</text:p>
          </table:table-cell>
          <table:table-cell office:value-type="float" office:value="3.58339462460039" calcext:value-type="float">
            <text:p>3.58339462460039</text:p>
          </table:table-cell>
          <table:table-cell office:value-type="float" office:value="7.31055974960327" calcext:value-type="float">
            <text:p>7.31055974960327</text:p>
          </table:table-cell>
          <table:table-cell office:value-type="float" office:value="0" calcext:value-type="float">
            <text:p>0</text:p>
          </table:table-cell>
          <table:table-cell office:value-type="float" office:value="0.513360593858936" calcext:value-type="float">
            <text:p>0.513360593858936</text:p>
          </table:table-cell>
          <table:table-cell office:value-type="float" office:value="24.418407" calcext:value-type="float">
            <text:p>24.418407</text:p>
          </table:table-cell>
          <table:table-cell office:value-type="float" office:value="21.860128" calcext:value-type="float">
            <text:p>21.860128</text:p>
          </table:table-cell>
          <table:table-cell office:value-type="float" office:value="0.5358291" calcext:value-type="float">
            <text:p>0.5358291</text:p>
          </table:table-cell>
          <table:table-cell office:value-type="float" office:value="0.23403195" calcext:value-type="float">
            <text:p>0.23403195</text:p>
          </table:table-cell>
          <table:table-cell office:value-type="float" office:value="1.7884173" calcext:value-type="float">
            <text:p>1.7884173</text:p>
          </table:table-cell>
          <table:table-cell office:value-type="float" office:value="0.5503004" calcext:value-type="float">
            <text:p>0.5503004</text:p>
          </table:table-cell>
          <table:table-cell office:value-type="float" office:value="0.22457701" calcext:value-type="float">
            <text:p>0.22457701</text:p>
          </table:table-cell>
          <table:table-cell office:value-type="float" office:value="392.018593847752" calcext:value-type="float">
            <text:p>392.018593847752</text:p>
          </table:table-cell>
          <table:table-cell office:value-type="float" office:value="80.4782100021839" calcext:value-type="float">
            <text:p>80.4782100021839</text:p>
          </table:table-cell>
          <table:table-cell office:value-type="float" office:value="4.13859874242917" calcext:value-type="float">
            <text:p>4.13859874242917</text:p>
          </table:table-cell>
          <table:table-cell office:value-type="float" office:value="0.0485207510791951" calcext:value-type="float">
            <text:p>0.048520751079195</text:p>
          </table:table-cell>
          <table:table-cell office:value-type="float" office:value="0.0036972522821088" calcext:value-type="float">
            <text:p>0.003697252282109</text:p>
          </table:table-cell>
          <table:table-cell office:value-type="float" office:value="88.84401" calcext:value-type="float">
            <text:p>88.84401</text:p>
          </table:table-cell>
          <table:table-cell office:value-type="float" office:value="0" calcext:value-type="float">
            <text:p>0</text:p>
          </table:table-cell>
          <table:table-cell office:value-type="float" office:value="5.753283" calcext:value-type="float">
            <text:p>5.753283</text:p>
          </table:table-cell>
          <table:table-cell office:value-type="float" office:value="0.991658971258858" calcext:value-type="float">
            <text:p>0.991658971258858</text:p>
          </table:table-cell>
          <table:table-cell office:value-type="float" office:value="0.75034714" calcext:value-type="float">
            <text:p>0.75034714</text:p>
          </table:table-cell>
          <table:table-cell office:value-type="string" calcext:value-type="string">
            <text:p>/glade/u/home/adamhb/ahb_params/fates_api_25/ensembles/CZ2_equilibrium_110323_02/CZ2_equilibrium_110323_0001.nc</text:p>
          </table:table-cell>
          <table:table-cell office:value-type="float" office:value="77.9361297088121" calcext:value-type="float">
            <text:p>77.9361297088121</text:p>
          </table:table-cell>
          <table:table-cell office:value-type="float" office:value="0.043" calcext:value-type="float">
            <text:p>0.04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Z2_trans_1950_2020_111223_-17e2acb6a_FATES-8a054a12_0011</text:p>
          </table:table-cell>
          <table:table-cell office:value-type="float" office:value="15.9923439025879" calcext:value-type="float">
            <text:p>15.9923439025879</text:p>
          </table:table-cell>
          <table:table-cell office:value-type="float" office:value="1" calcext:value-type="float">
            <text:p>1</text:p>
          </table:table-cell>
          <table:table-cell office:value-type="float" office:value="0.363153575898561" calcext:value-type="float">
            <text:p>0.363153575898561</text:p>
          </table:table-cell>
          <table:table-cell office:value-type="float" office:value="44.0689" calcext:value-type="float">
            <text:p>44.0689</text:p>
          </table:table-cell>
          <table:table-cell office:value-type="float" office:value="36.31284" calcext:value-type="float">
            <text:p>36.31284</text:p>
          </table:table-cell>
          <table:table-cell office:value-type="float" office:value="1.5322765" calcext:value-type="float">
            <text:p>1.5322765</text:p>
          </table:table-cell>
          <table:table-cell office:value-type="float" office:value="0.047796994" calcext:value-type="float">
            <text:p>0.047796994</text:p>
          </table:table-cell>
          <table:table-cell office:value-type="float" office:value="6.1759887" calcext:value-type="float">
            <text:p>6.1759887</text:p>
          </table:table-cell>
          <table:table-cell office:value-type="float" office:value="0.022189187" calcext:value-type="float">
            <text:p>0.022189187</text:p>
          </table:table-cell>
          <table:table-cell office:value-type="float" office:value="0.013210929" calcext:value-type="float">
            <text:p>0.013210929</text:p>
          </table:table-cell>
          <table:table-cell office:value-type="float" office:value="263.625252991915" calcext:value-type="float">
            <text:p>263.625252991915</text:p>
          </table:table-cell>
          <table:table-cell office:value-type="float" office:value="100.885201245546" calcext:value-type="float">
            <text:p>100.885201245546</text:p>
          </table:table-cell>
          <table:table-cell office:value-type="float" office:value="66.432342864573" calcext:value-type="float">
            <text:p>66.432342864573</text:p>
          </table:table-cell>
          <table:table-cell office:value-type="float" office:value="20.5234601162374" calcext:value-type="float">
            <text:p>20.5234601162374</text:p>
          </table:table-cell>
          <table:table-cell office:value-type="float" office:value="0.175517252500867" calcext:value-type="float">
            <text:p>0.175517252500867</text:p>
          </table:table-cell>
          <table:table-cell office:value-type="float" office:value="6.0108466" calcext:value-type="float">
            <text:p>6.0108466</text:p>
          </table:table-cell>
          <table:table-cell office:value-type="float" office:value="0" calcext:value-type="float">
            <text:p>0</text:p>
          </table:table-cell>
          <table:table-cell office:value-type="float" office:value="0.1907814" calcext:value-type="float">
            <text:p>0.1907814</text:p>
          </table:table-cell>
          <table:table-cell office:value-type="float" office:value="1.20953608472973" calcext:value-type="float">
            <text:p>1.20953608472973</text:p>
          </table:table-cell>
          <table:table-cell office:value-type="float" office:value="0.947999" calcext:value-type="float">
            <text:p>0.947999</text:p>
          </table:table-cell>
          <table:table-cell office:value-type="float" office:value="0.003" calcext:value-type="float">
            <text:p>0.003</text:p>
          </table:table-cell>
          <table:table-cell office:value-type="float" office:value="21.978021978022" calcext:value-type="float">
            <text:p>21.978021978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11.nc</text:p>
          </table:table-cell>
          <table:table-cell office:value-type="float" office:value="77.9361297088121" calcext:value-type="float">
            <text:p>77.93612970881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_equilibrium_111023_01_-17e2acb6a_FATES-8a054a12_0011</text:p>
          </table:table-cell>
          <table:table-cell office:value-type="float" office:value="24.8603267669678" calcext:value-type="float">
            <text:p>24.8603267669678</text:p>
          </table:table-cell>
          <table:table-cell office:value-type="float" office:value="1" calcext:value-type="float">
            <text:p>1</text:p>
          </table:table-cell>
          <table:table-cell office:value-type="float" office:value="0.292756904543009" calcext:value-type="float">
            <text:p>0.292756904543009</text:p>
          </table:table-cell>
          <table:table-cell office:value-type="float" office:value="57.63127" calcext:value-type="float">
            <text:p>57.63127</text:p>
          </table:table-cell>
          <table:table-cell office:value-type="float" office:value="49.282093" calcext:value-type="float">
            <text:p>49.282093</text:p>
          </table:table-cell>
          <table:table-cell office:value-type="float" office:value="7.5314665" calcext:value-type="float">
            <text:p>7.5314665</text:p>
          </table:table-cell>
          <table:table-cell office:value-type="float" office:value="0.58841354" calcext:value-type="float">
            <text:p>0.58841354</text:p>
          </table:table-cell>
          <table:table-cell office:value-type="float" office:value="0.22929819" calcext:value-type="float">
            <text:p>0.22929819</text:p>
          </table:table-cell>
          <table:table-cell office:value-type="float" office:value="0.001936635" calcext:value-type="float">
            <text:p>0.001936635</text:p>
          </table:table-cell>
          <table:table-cell office:value-type="float" office:value="0.0016990959" calcext:value-type="float">
            <text:p>0.0016990959</text:p>
          </table:table-cell>
          <table:table-cell office:value-type="float" office:value="200.821850448847" calcext:value-type="float">
            <text:p>200.821850448847</text:p>
          </table:table-cell>
          <table:table-cell office:value-type="float" office:value="88.0113989114761" calcext:value-type="float">
            <text:p>88.0113989114761</text:p>
          </table:table-cell>
          <table:table-cell office:value-type="float" office:value="79.2535208165646" calcext:value-type="float">
            <text:p>79.2535208165646</text:p>
          </table:table-cell>
          <table:table-cell office:value-type="float" office:value="50.5703827366233" calcext:value-type="float">
            <text:p>50.5703827366233</text:p>
          </table:table-cell>
          <table:table-cell office:value-type="float" office:value="16.4412602316588" calcext:value-type="float">
            <text:p>16.4412602316588</text:p>
          </table:table-cell>
          <table:table-cell office:value-type="float" office:value="0.2034746" calcext:value-type="float">
            <text:p>0.2034746</text:p>
          </table:table-cell>
          <table:table-cell office:value-type="float" office:value="0" calcext:value-type="float">
            <text:p>0</text:p>
          </table:table-cell>
          <table:table-cell office:value-type="float" office:value="0.017412644" calcext:value-type="float">
            <text:p>0.017412644</text:p>
          </table:table-cell>
          <table:table-cell office:value-type="float" office:value="1.15520609807618" calcext:value-type="float">
            <text:p>1.15520609807618</text:p>
          </table:table-cell>
          <table:table-cell office:value-type="float" office:value="0.99200916" calcext:value-type="float">
            <text:p>0.99200916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1.nc</text:p>
          </table:table-cell>
          <table:table-cell office:value-type="float" office:value="77.9361297088121" calcext:value-type="float">
            <text:p>77.93612970881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_equilibrium_111023_01_-17e2acb6a_FATES-8a054a12_0011</text:p>
          </table:table-cell>
          <table:table-cell office:value-type="float" office:value="24.8603267669678" calcext:value-type="float">
            <text:p>24.8603267669678</text:p>
          </table:table-cell>
          <table:table-cell office:value-type="float" office:value="1" calcext:value-type="float">
            <text:p>1</text:p>
          </table:table-cell>
          <table:table-cell office:value-type="float" office:value="0.292756904543009" calcext:value-type="float">
            <text:p>0.292756904543009</text:p>
          </table:table-cell>
          <table:table-cell office:value-type="float" office:value="57.63127" calcext:value-type="float">
            <text:p>57.63127</text:p>
          </table:table-cell>
          <table:table-cell office:value-type="float" office:value="49.282093" calcext:value-type="float">
            <text:p>49.282093</text:p>
          </table:table-cell>
          <table:table-cell office:value-type="float" office:value="7.5314665" calcext:value-type="float">
            <text:p>7.5314665</text:p>
          </table:table-cell>
          <table:table-cell office:value-type="float" office:value="0.58841354" calcext:value-type="float">
            <text:p>0.58841354</text:p>
          </table:table-cell>
          <table:table-cell office:value-type="float" office:value="0.22929819" calcext:value-type="float">
            <text:p>0.22929819</text:p>
          </table:table-cell>
          <table:table-cell office:value-type="float" office:value="0.001936635" calcext:value-type="float">
            <text:p>0.001936635</text:p>
          </table:table-cell>
          <table:table-cell office:value-type="float" office:value="0.0016990959" calcext:value-type="float">
            <text:p>0.0016990959</text:p>
          </table:table-cell>
          <table:table-cell office:value-type="float" office:value="200.821850448847" calcext:value-type="float">
            <text:p>200.821850448847</text:p>
          </table:table-cell>
          <table:table-cell office:value-type="float" office:value="88.0113989114761" calcext:value-type="float">
            <text:p>88.0113989114761</text:p>
          </table:table-cell>
          <table:table-cell office:value-type="float" office:value="79.2535208165646" calcext:value-type="float">
            <text:p>79.2535208165646</text:p>
          </table:table-cell>
          <table:table-cell office:value-type="float" office:value="50.5703827366233" calcext:value-type="float">
            <text:p>50.5703827366233</text:p>
          </table:table-cell>
          <table:table-cell office:value-type="float" office:value="16.4412602316588" calcext:value-type="float">
            <text:p>16.4412602316588</text:p>
          </table:table-cell>
          <table:table-cell office:value-type="float" office:value="0.2034746" calcext:value-type="float">
            <text:p>0.2034746</text:p>
          </table:table-cell>
          <table:table-cell office:value-type="float" office:value="0" calcext:value-type="float">
            <text:p>0</text:p>
          </table:table-cell>
          <table:table-cell office:value-type="float" office:value="0.017412644" calcext:value-type="float">
            <text:p>0.017412644</text:p>
          </table:table-cell>
          <table:table-cell office:value-type="float" office:value="1.15520609807618" calcext:value-type="float">
            <text:p>1.15520609807618</text:p>
          </table:table-cell>
          <table:table-cell office:value-type="float" office:value="0.99200916" calcext:value-type="float">
            <text:p>0.99200916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1.nc</text:p>
          </table:table-cell>
          <table:table-cell office:value-type="float" office:value="77.9361297088121" calcext:value-type="float">
            <text:p>77.936129708812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7514466391476" calcext:value-type="float">
            <text:p>4.87514466391476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Z2_equilibrium_110523_03_-17e2acb6a_FATES-8a054a12_0038</text:p>
          </table:table-cell>
          <table:table-cell office:value-type="string" calcext:value-type="string">
            <text:p>CZ2_trans_110923_0037</text:p>
          </table:table-cell>
          <table:table-cell office:value-type="float" office:value="3.77145540415654" calcext:value-type="float">
            <text:p>3.77145540415654</text:p>
          </table:table-cell>
          <table:table-cell office:value-type="float" office:value="6.92631530761719" calcext:value-type="float">
            <text:p>6.92631530761719</text:p>
          </table:table-cell>
          <table:table-cell office:value-type="float" office:value="1" calcext:value-type="float">
            <text:p>1</text:p>
          </table:table-cell>
          <table:table-cell office:value-type="float" office:value="0.343843740610677" calcext:value-type="float">
            <text:p>0.343843740610677</text:p>
          </table:table-cell>
          <table:table-cell office:value-type="float" office:value="26.539097" calcext:value-type="float">
            <text:p>26.539097</text:p>
          </table:table-cell>
          <table:table-cell office:value-type="float" office:value="25.362513" calcext:value-type="float">
            <text:p>25.362513</text:p>
          </table:table-cell>
          <table:table-cell office:value-type="float" office:value="0.8548111" calcext:value-type="float">
            <text:p>0.8548111</text:p>
          </table:table-cell>
          <table:table-cell office:value-type="float" office:value="0.071413234" calcext:value-type="float">
            <text:p>0.071413234</text:p>
          </table:table-cell>
          <table:table-cell office:value-type="float" office:value="0.2503601" calcext:value-type="float">
            <text:p>0.2503601</text:p>
          </table:table-cell>
          <table:table-cell office:value-type="float" office:value="0.23769432" calcext:value-type="float">
            <text:p>0.23769432</text:p>
          </table:table-cell>
          <table:table-cell office:value-type="float" office:value="0.062002208" calcext:value-type="float">
            <text:p>0.062002208</text:p>
          </table:table-cell>
          <table:table-cell office:value-type="float" office:value="880.03009557724" calcext:value-type="float">
            <text:p>880.03009557724</text:p>
          </table:table-cell>
          <table:table-cell office:value-type="float" office:value="25.292735081166" calcext:value-type="float">
            <text:p>25.292735081166</text:p>
          </table:table-cell>
          <table:table-cell office:value-type="float" office:value="7.18670664355159" calcext:value-type="float">
            <text:p>7.18670664355159</text:p>
          </table:table-cell>
          <table:table-cell office:value-type="float" office:value="0.40348601032747" calcext:value-type="float">
            <text:p>0.40348601032747</text:p>
          </table:table-cell>
          <table:table-cell office:value-type="float" office:value="0.028797637696698" calcext:value-type="float">
            <text:p>0.028797637696698</text:p>
          </table:table-cell>
          <table:table-cell office:value-type="float" office:value="1.1547103" calcext:value-type="float">
            <text:p>1.1547103</text:p>
          </table:table-cell>
          <table:table-cell office:value-type="float" office:value="0" calcext:value-type="float">
            <text:p>0</text:p>
          </table:table-cell>
          <table:table-cell office:value-type="float" office:value="3.5849812" calcext:value-type="float">
            <text:p>3.5849812</text:p>
          </table:table-cell>
          <table:table-cell office:value-type="float" office:value="1.02416713087905" calcext:value-type="float">
            <text:p>1.02416713087905</text:p>
          </table:table-cell>
          <table:table-cell office:value-type="float" office:value="2.2005196" calcext:value-type="float">
            <text:p>2.2005196</text:p>
          </table:table-cell>
          <table:table-cell office:value-type="string" calcext:value-type="string">
            <text:p>/glade/u/home/adamhb/ahb_params/fates_api_25/ensembles/CZ2_equilibrium_110523_03/CZ2_equilibrium_110523_0038.nc</text:p>
          </table:table-cell>
          <table:table-cell office:value-type="float" office:value="58.2276032801298" calcext:value-type="float">
            <text:p>58.2276032801298</text:p>
          </table:table-cell>
          <table:table-cell office:value-type="float" office:value="0.023" calcext:value-type="float">
            <text:p>0.023</text:p>
          </table:table-cell>
          <table:table-cell office:value-type="float" office:value="71.523178807947" calcext:value-type="float">
            <text:p>71.523178807947</text:p>
          </table:table-cell>
          <table:table-cell office:value-type="float" office:value="40.3973509933775" calcext:value-type="float">
            <text:p>40.397350993377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Z2_trans_1950_2020_111223_-17e2acb6a_FATES-8a054a12_0037</text:p>
          </table:table-cell>
          <table:table-cell office:value-type="float" office:value="11.5682611465454" calcext:value-type="float">
            <text:p>11.5682611465454</text:p>
          </table:table-cell>
          <table:table-cell office:value-type="float" office:value="2" calcext:value-type="float">
            <text:p>2</text:p>
          </table:table-cell>
          <table:table-cell office:value-type="float" office:value="0.286489361208188" calcext:value-type="float">
            <text:p>0.286489361208188</text:p>
          </table:table-cell>
          <table:table-cell office:value-type="float" office:value="35.480648" calcext:value-type="float">
            <text:p>35.480648</text:p>
          </table:table-cell>
          <table:table-cell office:value-type="float" office:value="33.86193" calcext:value-type="float">
            <text:p>33.86193</text:p>
          </table:table-cell>
          <table:table-cell office:value-type="float" office:value="1.5670575" calcext:value-type="float">
            <text:p>1.5670575</text:p>
          </table:table-cell>
          <table:table-cell office:value-type="float" office:value="0.039628834" calcext:value-type="float">
            <text:p>0.039628834</text:p>
          </table:table-cell>
          <table:table-cell office:value-type="float" office:value="0.012031472" calcext:value-type="float">
            <text:p>0.012031472</text:p>
          </table:table-cell>
          <table:table-cell office:value-type="float" office:value="0.21962266" calcext:value-type="float">
            <text:p>0.21962266</text:p>
          </table:table-cell>
          <table:table-cell office:value-type="float" office:value="0.08304843" calcext:value-type="float">
            <text:p>0.08304843</text:p>
          </table:table-cell>
          <table:table-cell office:value-type="float" office:value="300.5082719028" calcext:value-type="float">
            <text:p>300.5082719028</text:p>
          </table:table-cell>
          <table:table-cell office:value-type="float" office:value="69.1495044156909" calcext:value-type="float">
            <text:p>69.1495044156909</text:p>
          </table:table-cell>
          <table:table-cell office:value-type="float" office:value="34.8435714840889" calcext:value-type="float">
            <text:p>34.8435714840889</text:p>
          </table:table-cell>
          <table:table-cell office:value-type="float" office:value="3.23730579111725" calcext:value-type="float">
            <text:p>3.23730579111725</text:p>
          </table:table-cell>
          <table:table-cell office:value-type="float" office:value="0.0479910750073031" calcext:value-type="float">
            <text:p>0.047991075007303</text:p>
          </table:table-cell>
          <table:table-cell office:value-type="float" office:value="0.10867916" calcext:value-type="float">
            <text:p>0.10867916</text:p>
          </table:table-cell>
          <table:table-cell table:style-name="ce3" office:value-type="float" office:value="0.000000000022134352" calcext:value-type="float">
            <text:p>2.21E-11</text:p>
          </table:table-cell>
          <table:table-cell office:value-type="float" office:value="3.180686" calcext:value-type="float">
            <text:p>3.180686</text:p>
          </table:table-cell>
          <table:table-cell office:value-type="float" office:value="1.19929286393017" calcext:value-type="float">
            <text:p>1.19929286393017</text:p>
          </table:table-cell>
          <table:table-cell office:value-type="float" office:value="2.87259" calcext:value-type="float">
            <text:p>2.87259</text:p>
          </table:table-cell>
          <table:table-cell office:value-type="float" office:value="0.008" calcext:value-type="float">
            <text:p>0.008</text:p>
          </table:table-cell>
          <table:table-cell office:value-type="float" office:value="88.9655172413793" calcext:value-type="float">
            <text:p>88.9655172413793</text:p>
          </table:table-cell>
          <table:table-cell office:value-type="float" office:value="59.3103448275862" calcext:value-type="float">
            <text:p>59.3103448275862</text:p>
          </table:table-cell>
          <table:table-cell office:value-type="string" calcext:value-type="string">
            <text:p>/glade/u/home/adamhb/ahb_params/fates_api_25/ensembles/CZ2_trans_110923_01/ca_5pfts_100523_0037.nc</text:p>
          </table:table-cell>
          <table:table-cell office:value-type="float" office:value="58.2276032801298" calcext:value-type="float">
            <text:p>58.22760328012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N_equilibrium_111023_01_-17e2acb6a_FATES-8a054a12_0037</text:p>
          </table:table-cell>
          <table:table-cell office:value-type="float" office:value="13.233959197998" calcext:value-type="float">
            <text:p>13.233959197998</text:p>
          </table:table-cell>
          <table:table-cell office:value-type="float" office:value="1" calcext:value-type="float">
            <text:p>1</text:p>
          </table:table-cell>
          <table:table-cell office:value-type="float" office:value="0.314757366551419" calcext:value-type="float">
            <text:p>0.314757366551419</text:p>
          </table:table-cell>
          <table:table-cell office:value-type="float" office:value="39.38975" calcext:value-type="float">
            <text:p>39.38975</text:p>
          </table:table-cell>
          <table:table-cell office:value-type="float" office:value="36.022232" calcext:value-type="float">
            <text:p>36.022232</text:p>
          </table:table-cell>
          <table:table-cell office:value-type="float" office:value="2.9565594" calcext:value-type="float">
            <text:p>2.9565594</text:p>
          </table:table-cell>
          <table:table-cell office:value-type="float" office:value="0.3888574" calcext:value-type="float">
            <text:p>0.3888574</text:p>
          </table:table-cell>
          <table:table-cell office:value-type="float" office:value="0.022100613" calcext:value-type="float">
            <text:p>0.022100613</text:p>
          </table:table-cell>
          <table:table-cell office:value-type="float" office:value="0.13815342" calcext:value-type="float">
            <text:p>0.13815342</text:p>
          </table:table-cell>
          <table:table-cell office:value-type="float" office:value="0.0784281" calcext:value-type="float">
            <text:p>0.0784281</text:p>
          </table:table-cell>
          <table:table-cell office:value-type="float" office:value="319.646969437599" calcext:value-type="float">
            <text:p>319.646969437599</text:p>
          </table:table-cell>
          <table:table-cell office:value-type="float" office:value="93.290451914072" calcext:value-type="float">
            <text:p>93.290451914072</text:p>
          </table:table-cell>
          <table:table-cell office:value-type="float" office:value="34.735354129225" calcext:value-type="float">
            <text:p>34.735354129225</text:p>
          </table:table-cell>
          <table:table-cell office:value-type="float" office:value="17.1744253020734" calcext:value-type="float">
            <text:p>17.1744253020734</text:p>
          </table:table-cell>
          <table:table-cell office:value-type="float" office:value="0.0747147078072885" calcext:value-type="float">
            <text:p>0.074714707807289</text:p>
          </table:table-cell>
          <table:table-cell office:value-type="float" office:value="0.43055835" calcext:value-type="float">
            <text:p>0.43055835</text:p>
          </table:table-cell>
          <table:table-cell office:value-type="float" office:value="0.0019995822" calcext:value-type="float">
            <text:p>0.0019995822</text:p>
          </table:table-cell>
          <table:table-cell office:value-type="float" office:value="2.0478632" calcext:value-type="float">
            <text:p>2.0478632</text:p>
          </table:table-cell>
          <table:table-cell office:value-type="float" office:value="1.06838408532894" calcext:value-type="float">
            <text:p>1.06838408532894</text:p>
          </table:table-cell>
          <table:table-cell office:value-type="float" office:value="2.1627197" calcext:value-type="float">
            <text:p>2.1627197</text:p>
          </table:table-cell>
          <table:table-cell office:value-type="float" office:value="0.005" calcext:value-type="float">
            <text:p>0.005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14.2857142857143" calcext:value-type="float">
            <text:p>14.2857142857143</text:p>
          </table:table-cell>
          <table:table-cell office:value-type="string" calcext:value-type="string">
            <text:p>/glade/u/home/adamhb/ahb_params/fates_api_25/ensembles/STAN_equilibrium_111023_01/ca_5pfts_100523_0037.nc</text:p>
          </table:table-cell>
          <table:table-cell office:value-type="float" office:value="58.2276032801298" calcext:value-type="float">
            <text:p>58.22760328012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N_equilibrium_111023_01_-17e2acb6a_FATES-8a054a12_0037</text:p>
          </table:table-cell>
          <table:table-cell office:value-type="float" office:value="13.233959197998" calcext:value-type="float">
            <text:p>13.233959197998</text:p>
          </table:table-cell>
          <table:table-cell office:value-type="float" office:value="1" calcext:value-type="float">
            <text:p>1</text:p>
          </table:table-cell>
          <table:table-cell office:value-type="float" office:value="0.314757366551419" calcext:value-type="float">
            <text:p>0.314757366551419</text:p>
          </table:table-cell>
          <table:table-cell office:value-type="float" office:value="39.38975" calcext:value-type="float">
            <text:p>39.38975</text:p>
          </table:table-cell>
          <table:table-cell office:value-type="float" office:value="36.022232" calcext:value-type="float">
            <text:p>36.022232</text:p>
          </table:table-cell>
          <table:table-cell office:value-type="float" office:value="2.9565594" calcext:value-type="float">
            <text:p>2.9565594</text:p>
          </table:table-cell>
          <table:table-cell office:value-type="float" office:value="0.3888574" calcext:value-type="float">
            <text:p>0.3888574</text:p>
          </table:table-cell>
          <table:table-cell office:value-type="float" office:value="0.022100613" calcext:value-type="float">
            <text:p>0.022100613</text:p>
          </table:table-cell>
          <table:table-cell office:value-type="float" office:value="0.13815342" calcext:value-type="float">
            <text:p>0.13815342</text:p>
          </table:table-cell>
          <table:table-cell office:value-type="float" office:value="0.0784281" calcext:value-type="float">
            <text:p>0.0784281</text:p>
          </table:table-cell>
          <table:table-cell office:value-type="float" office:value="319.646969437599" calcext:value-type="float">
            <text:p>319.646969437599</text:p>
          </table:table-cell>
          <table:table-cell office:value-type="float" office:value="93.290451914072" calcext:value-type="float">
            <text:p>93.290451914072</text:p>
          </table:table-cell>
          <table:table-cell office:value-type="float" office:value="34.735354129225" calcext:value-type="float">
            <text:p>34.735354129225</text:p>
          </table:table-cell>
          <table:table-cell office:value-type="float" office:value="17.1744253020734" calcext:value-type="float">
            <text:p>17.1744253020734</text:p>
          </table:table-cell>
          <table:table-cell office:value-type="float" office:value="0.0747147078072885" calcext:value-type="float">
            <text:p>0.074714707807289</text:p>
          </table:table-cell>
          <table:table-cell office:value-type="float" office:value="0.43055835" calcext:value-type="float">
            <text:p>0.43055835</text:p>
          </table:table-cell>
          <table:table-cell office:value-type="float" office:value="0.0019995822" calcext:value-type="float">
            <text:p>0.0019995822</text:p>
          </table:table-cell>
          <table:table-cell office:value-type="float" office:value="2.0478632" calcext:value-type="float">
            <text:p>2.0478632</text:p>
          </table:table-cell>
          <table:table-cell office:value-type="float" office:value="1.06838408532894" calcext:value-type="float">
            <text:p>1.06838408532894</text:p>
          </table:table-cell>
          <table:table-cell office:value-type="float" office:value="2.1627197" calcext:value-type="float">
            <text:p>2.1627197</text:p>
          </table:table-cell>
          <table:table-cell office:value-type="float" office:value="0.005" calcext:value-type="float">
            <text:p>0.005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14.2857142857143" calcext:value-type="float">
            <text:p>14.2857142857143</text:p>
          </table:table-cell>
          <table:table-cell office:value-type="string" calcext:value-type="string">
            <text:p>/glade/u/home/adamhb/ahb_params/fates_api_25/ensembles/STAN_equilibrium_111023_01/ca_5pfts_100523_0037.nc</text:p>
          </table:table-cell>
          <table:table-cell office:value-type="float" office:value="58.2276032801298" calcext:value-type="float">
            <text:p>58.227603280129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8183021620871" calcext:value-type="float">
            <text:p>4.88183021620871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Z2_equilibrium_110523_06_-17e2acb6a_FATES-8a054a12_0045</text:p>
          </table:table-cell>
          <table:table-cell office:value-type="string" calcext:value-type="string">
            <text:p>CZ2_trans_110923_0048</text:p>
          </table:table-cell>
          <table:table-cell office:value-type="float" office:value="3.68901129906367" calcext:value-type="float">
            <text:p>3.68901129906367</text:p>
          </table:table-cell>
          <table:table-cell office:value-type="float" office:value="4.23951148986816" calcext:value-type="float">
            <text:p>4.23951148986816</text:p>
          </table:table-cell>
          <table:table-cell office:value-type="float" office:value="2" calcext:value-type="float">
            <text:p>2</text:p>
          </table:table-cell>
          <table:table-cell office:value-type="float" office:value="0.415941515269012" calcext:value-type="float">
            <text:p>0.415941515269012</text:p>
          </table:table-cell>
          <table:table-cell office:value-type="float" office:value="10.961836" calcext:value-type="float">
            <text:p>10.961836</text:p>
          </table:table-cell>
          <table:table-cell office:value-type="float" office:value="0.40713397" calcext:value-type="float">
            <text:p>0.40713397</text:p>
          </table:table-cell>
          <table:table-cell office:value-type="float" office:value="10.534604" calcext:value-type="float">
            <text:p>10.534604</text:p>
          </table:table-cell>
          <table:table-cell office:value-type="float" office:value="0.0056822156" calcext:value-type="float">
            <text:p>0.0056822156</text:p>
          </table:table-cell>
          <table:table-cell office:value-type="float" office:value="0.014415781" calcext:value-type="float">
            <text:p>0.014415781</text:p>
          </table:table-cell>
          <table:table-cell office:value-type="float" office:value="0.82167697" calcext:value-type="float">
            <text:p>0.82167697</text:p>
          </table:table-cell>
          <table:table-cell office:value-type="float" office:value="0.5985758" calcext:value-type="float">
            <text:p>0.5985758</text:p>
          </table:table-cell>
          <table:table-cell office:value-type="float" office:value="226.007401943207" calcext:value-type="float">
            <text:p>226.007401943207</text:p>
          </table:table-cell>
          <table:table-cell office:value-type="float" office:value="12.8176249563694" calcext:value-type="float">
            <text:p>12.8176249563694</text:p>
          </table:table-cell>
          <table:table-cell office:value-type="float" office:value="0.935174175538123" calcext:value-type="float">
            <text:p>0.935174175538123</text:p>
          </table:table-cell>
          <table:table-cell office:value-type="float" office:value="0.0039329967194134" calcext:value-type="float">
            <text:p>0.003932996719413</text:p>
          </table:table-cell>
          <table:table-cell office:value-type="float" office:value="0.0014572266593404" calcext:value-type="float">
            <text:p>0.00145722665934</text:p>
          </table:table-cell>
          <table:table-cell office:value-type="float" office:value="0.67174304" calcext:value-type="float">
            <text:p>0.67174304</text:p>
          </table:table-cell>
          <table:table-cell office:value-type="float" office:value="0.098829724" calcext:value-type="float">
            <text:p>0.098829724</text:p>
          </table:table-cell>
          <table:table-cell office:value-type="float" office:value="24.792358" calcext:value-type="float">
            <text:p>24.792358</text:p>
          </table:table-cell>
          <table:table-cell office:value-type="float" office:value="1.28323336161884" calcext:value-type="float">
            <text:p>1.28323336161884</text:p>
          </table:table-cell>
          <table:table-cell office:value-type="float" office:value="1.0663328" calcext:value-type="float">
            <text:p>1.0663328</text:p>
          </table:table-cell>
          <table:table-cell office:value-type="string" calcext:value-type="string">
            <text:p>/glade/u/home/adamhb/ahb_params/fates_api_25/ensembles/CZ2_equilibrium_110523_06/CZ2_equilibrium_110523_0045.nc</text:p>
          </table:table-cell>
          <table:table-cell office:value-type="float" office:value="51.9873467829998" calcext:value-type="float">
            <text:p>51.9873467829998</text:p>
          </table:table-cell>
          <table:table-cell office:value-type="float" office:value="0.017" calcext:value-type="float">
            <text:p>0.017</text:p>
          </table:table-cell>
          <table:table-cell office:value-type="float" office:value="44.0559440559441" calcext:value-type="float">
            <text:p>44.0559440559441</text:p>
          </table:table-cell>
          <table:table-cell office:value-type="float" office:value="10.4895104895105" calcext:value-type="float">
            <text:p>10.48951048951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Z2_trans_1950_2020_111223_-17e2acb6a_FATES-8a054a12_0048</text:p>
          </table:table-cell>
          <table:table-cell office:value-type="float" office:value="6.25339555740356" calcext:value-type="float">
            <text:p>6.25339555740356</text:p>
          </table:table-cell>
          <table:table-cell office:value-type="float" office:value="1" calcext:value-type="float">
            <text:p>1</text:p>
          </table:table-cell>
          <table:table-cell office:value-type="float" office:value="0.434050804854104" calcext:value-type="float">
            <text:p>0.434050804854104</text:p>
          </table:table-cell>
          <table:table-cell office:value-type="float" office:value="25.984173" calcext:value-type="float">
            <text:p>25.984173</text:p>
          </table:table-cell>
          <table:table-cell office:value-type="float" office:value="0.48152918" calcext:value-type="float">
            <text:p>0.48152918</text:p>
          </table:table-cell>
          <table:table-cell office:value-type="float" office:value="25.28561" calcext:value-type="float">
            <text:p>25.28561</text:p>
          </table:table-cell>
          <table:table-cell office:value-type="float" office:value="0.008156103" calcext:value-type="float">
            <text:p>0.008156103</text:p>
          </table:table-cell>
          <table:table-cell office:value-type="float" office:value="0.20887725" calcext:value-type="float">
            <text:p>0.20887725</text:p>
          </table:table-cell>
          <table:table-cell office:value-type="float" office:value="0.4101219" calcext:value-type="float">
            <text:p>0.4101219</text:p>
          </table:table-cell>
          <table:table-cell office:value-type="float" office:value="0.09141062" calcext:value-type="float">
            <text:p>0.09141062</text:p>
          </table:table-cell>
          <table:table-cell office:value-type="float" office:value="703.359469771385" calcext:value-type="float">
            <text:p>703.359469771385</text:p>
          </table:table-cell>
          <table:table-cell office:value-type="float" office:value="21.7787665314972" calcext:value-type="float">
            <text:p>21.7787665314972</text:p>
          </table:table-cell>
          <table:table-cell office:value-type="float" office:value="3.41192906489596" calcext:value-type="float">
            <text:p>3.41192906489596</text:p>
          </table:table-cell>
          <table:table-cell office:value-type="float" office:value="0.991204651654698" calcext:value-type="float">
            <text:p>0.991204651654698</text:p>
          </table:table-cell>
          <table:table-cell office:value-type="float" office:value="0.339317084581125" calcext:value-type="float">
            <text:p>0.339317084581125</text:p>
          </table:table-cell>
          <table:table-cell office:value-type="float" office:value="0.19929852" calcext:value-type="float">
            <text:p>0.19929852</text:p>
          </table:table-cell>
          <table:table-cell office:value-type="float" office:value="0.07279055" calcext:value-type="float">
            <text:p>0.07279055</text:p>
          </table:table-cell>
          <table:table-cell office:value-type="float" office:value="10.332782" calcext:value-type="float">
            <text:p>10.332782</text:p>
          </table:table-cell>
          <table:table-cell office:value-type="float" office:value="1.26569386549136" calcext:value-type="float">
            <text:p>1.26569386549136</text:p>
          </table:table-cell>
          <table:table-cell office:value-type="float" office:value="1.0651646" calcext:value-type="float">
            <text:p>1.0651646</text:p>
          </table:table-cell>
          <table:table-cell office:value-type="float" office:value="0.005" calcext:value-type="float">
            <text:p>0.005</text:p>
          </table:table-cell>
          <table:table-cell office:value-type="float" office:value="52.212389380531" calcext:value-type="float">
            <text:p>52.212389380531</text:p>
          </table:table-cell>
          <table:table-cell office:value-type="float" office:value="15.929203539823" calcext:value-type="float">
            <text:p>15.929203539823</text:p>
          </table:table-cell>
          <table:table-cell office:value-type="string" calcext:value-type="string">
            <text:p>/glade/u/home/adamhb/ahb_params/fates_api_25/ensembles/CZ2_trans_110923_01/ca_5pfts_100523_0048.nc</text:p>
          </table:table-cell>
          <table:table-cell office:value-type="float" office:value="51.9873467829998" calcext:value-type="float">
            <text:p>51.98734678299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AN_equilibrium_111023_01_-17e2acb6a_FATES-8a054a12_0048</text:p>
          </table:table-cell>
          <table:table-cell office:value-type="float" office:value="14.2726812362671" calcext:value-type="float">
            <text:p>14.2726812362671</text:p>
          </table:table-cell>
          <table:table-cell office:value-type="float" office:value="2" calcext:value-type="float">
            <text:p>2</text:p>
          </table:table-cell>
          <table:table-cell office:value-type="float" office:value="0.600068384208427" calcext:value-type="float">
            <text:p>0.600068384208427</text:p>
          </table:table-cell>
          <table:table-cell office:value-type="float" office:value="46.96204" calcext:value-type="float">
            <text:p>46.96204</text:p>
          </table:table-cell>
          <table:table-cell office:value-type="float" office:value="18.7247" calcext:value-type="float">
            <text:p>18.7247</text:p>
          </table:table-cell>
          <table:table-cell office:value-type="float" office:value="28.15047" calcext:value-type="float">
            <text:p>28.15047</text:p>
          </table:table-cell>
          <table:table-cell office:value-type="float" office:value="0.03720859" calcext:value-type="float">
            <text:p>0.03720859</text:p>
          </table:table-cell>
          <table:table-cell office:value-type="float" office:value="0.049659338" calcext:value-type="float">
            <text:p>0.049659338</text:p>
          </table:table-cell>
          <table:table-cell office:value-type="float" office:value="0.26248062" calcext:value-type="float">
            <text:p>0.26248062</text:p>
          </table:table-cell>
          <table:table-cell office:value-type="float" office:value="0.12042357" calcext:value-type="float">
            <text:p>0.12042357</text:p>
          </table:table-cell>
          <table:table-cell office:value-type="float" office:value="456.960052251816" calcext:value-type="float">
            <text:p>456.960052251816</text:p>
          </table:table-cell>
          <table:table-cell office:value-type="float" office:value="127.867395058274" calcext:value-type="float">
            <text:p>127.867395058274</text:p>
          </table:table-cell>
          <table:table-cell office:value-type="float" office:value="68.0789072066546" calcext:value-type="float">
            <text:p>68.0789072066546</text:p>
          </table:table-cell>
          <table:table-cell office:value-type="float" office:value="14.5637069363147" calcext:value-type="float">
            <text:p>14.5637069363147</text:p>
          </table:table-cell>
          <table:table-cell office:value-type="float" office:value="0.655132389510982" calcext:value-type="float">
            <text:p>0.655132389510982</text:p>
          </table:table-cell>
          <table:table-cell office:value-type="float" office:value="0.13294381" calcext:value-type="float">
            <text:p>0.13294381</text:p>
          </table:table-cell>
          <table:table-cell office:value-type="float" office:value="0.01172828" calcext:value-type="float">
            <text:p>0.01172828</text:p>
          </table:table-cell>
          <table:table-cell office:value-type="float" office:value="6.171676" calcext:value-type="float">
            <text:p>6.171676</text:p>
          </table:table-cell>
          <table:table-cell office:value-type="float" office:value="1.10775011410169" calcext:value-type="float">
            <text:p>1.10775011410169</text:p>
          </table:table-cell>
          <table:table-cell office:value-type="float" office:value="0.85429764" calcext:value-type="float">
            <text:p>0.8542976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8.nc</text:p>
          </table:table-cell>
          <table:table-cell office:value-type="float" office:value="51.9873467829998" calcext:value-type="float">
            <text:p>51.98734678299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AN_equilibrium_111023_01_-17e2acb6a_FATES-8a054a12_0048</text:p>
          </table:table-cell>
          <table:table-cell office:value-type="float" office:value="14.2726812362671" calcext:value-type="float">
            <text:p>14.2726812362671</text:p>
          </table:table-cell>
          <table:table-cell office:value-type="float" office:value="2" calcext:value-type="float">
            <text:p>2</text:p>
          </table:table-cell>
          <table:table-cell office:value-type="float" office:value="0.600068384208427" calcext:value-type="float">
            <text:p>0.600068384208427</text:p>
          </table:table-cell>
          <table:table-cell office:value-type="float" office:value="46.96204" calcext:value-type="float">
            <text:p>46.96204</text:p>
          </table:table-cell>
          <table:table-cell office:value-type="float" office:value="18.7247" calcext:value-type="float">
            <text:p>18.7247</text:p>
          </table:table-cell>
          <table:table-cell office:value-type="float" office:value="28.15047" calcext:value-type="float">
            <text:p>28.15047</text:p>
          </table:table-cell>
          <table:table-cell office:value-type="float" office:value="0.03720859" calcext:value-type="float">
            <text:p>0.03720859</text:p>
          </table:table-cell>
          <table:table-cell office:value-type="float" office:value="0.049659338" calcext:value-type="float">
            <text:p>0.049659338</text:p>
          </table:table-cell>
          <table:table-cell office:value-type="float" office:value="0.26248062" calcext:value-type="float">
            <text:p>0.26248062</text:p>
          </table:table-cell>
          <table:table-cell office:value-type="float" office:value="0.12042357" calcext:value-type="float">
            <text:p>0.12042357</text:p>
          </table:table-cell>
          <table:table-cell office:value-type="float" office:value="456.960052251816" calcext:value-type="float">
            <text:p>456.960052251816</text:p>
          </table:table-cell>
          <table:table-cell office:value-type="float" office:value="127.867395058274" calcext:value-type="float">
            <text:p>127.867395058274</text:p>
          </table:table-cell>
          <table:table-cell office:value-type="float" office:value="68.0789072066546" calcext:value-type="float">
            <text:p>68.0789072066546</text:p>
          </table:table-cell>
          <table:table-cell office:value-type="float" office:value="14.5637069363147" calcext:value-type="float">
            <text:p>14.5637069363147</text:p>
          </table:table-cell>
          <table:table-cell office:value-type="float" office:value="0.655132389510982" calcext:value-type="float">
            <text:p>0.655132389510982</text:p>
          </table:table-cell>
          <table:table-cell office:value-type="float" office:value="0.13294381" calcext:value-type="float">
            <text:p>0.13294381</text:p>
          </table:table-cell>
          <table:table-cell office:value-type="float" office:value="0.01172828" calcext:value-type="float">
            <text:p>0.01172828</text:p>
          </table:table-cell>
          <table:table-cell office:value-type="float" office:value="6.171676" calcext:value-type="float">
            <text:p>6.171676</text:p>
          </table:table-cell>
          <table:table-cell office:value-type="float" office:value="1.10775011410169" calcext:value-type="float">
            <text:p>1.10775011410169</text:p>
          </table:table-cell>
          <table:table-cell office:value-type="float" office:value="0.85429764" calcext:value-type="float">
            <text:p>0.8542976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8.nc</text:p>
          </table:table-cell>
          <table:table-cell office:value-type="float" office:value="51.9873467829998" calcext:value-type="float">
            <text:p>51.987346782999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88668307696273" calcext:value-type="float">
            <text:p>4.88668307696273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Z2_equilibrium_110523_02_-17e2acb6a_FATES-8a054a12_0057</text:p>
          </table:table-cell>
          <table:table-cell office:value-type="string" calcext:value-type="string">
            <text:p>CZ2_trans_110923_0025</text:p>
          </table:table-cell>
          <table:table-cell office:value-type="float" office:value="3.67917041059367" calcext:value-type="float">
            <text:p>3.67917041059367</text:p>
          </table:table-cell>
          <table:table-cell office:value-type="float" office:value="6.42973375320435" calcext:value-type="float">
            <text:p>6.42973375320435</text:p>
          </table:table-cell>
          <table:table-cell office:value-type="float" office:value="1" calcext:value-type="float">
            <text:p>1</text:p>
          </table:table-cell>
          <table:table-cell office:value-type="float" office:value="0.565534316908297" calcext:value-type="float">
            <text:p>0.565534316908297</text:p>
          </table:table-cell>
          <table:table-cell office:value-type="float" office:value="21.193872" calcext:value-type="float">
            <text:p>21.193872</text:p>
          </table:table-cell>
          <table:table-cell office:value-type="float" office:value="19.130955" calcext:value-type="float">
            <text:p>19.130955</text:p>
          </table:table-cell>
          <table:table-cell office:value-type="float" office:value="0.8323931" calcext:value-type="float">
            <text:p>0.8323931</text:p>
          </table:table-cell>
          <table:table-cell office:value-type="float" office:value="0.05781316" calcext:value-type="float">
            <text:p>0.05781316</text:p>
          </table:table-cell>
          <table:table-cell office:value-type="float" office:value="1.1727103" calcext:value-type="float">
            <text:p>1.1727103</text:p>
          </table:table-cell>
          <table:table-cell office:value-type="float" office:value="0.6768867" calcext:value-type="float">
            <text:p>0.6768867</text:p>
          </table:table-cell>
          <table:table-cell office:value-type="float" office:value="0.28334665" calcext:value-type="float">
            <text:p>0.28334665</text:p>
          </table:table-cell>
          <table:table-cell office:value-type="float" office:value="575.645640492439" calcext:value-type="float">
            <text:p>575.645640492439</text:p>
          </table:table-cell>
          <table:table-cell office:value-type="float" office:value="23.7344391644001" calcext:value-type="float">
            <text:p>23.7344391644001</text:p>
          </table:table-cell>
          <table:table-cell office:value-type="float" office:value="0.425340949732345" calcext:value-type="float">
            <text:p>0.425340949732345</text:p>
          </table:table-cell>
          <table:table-cell office:value-type="float" office:value="0.0245651108343736" calcext:value-type="float">
            <text:p>0.024565110834374</text:p>
          </table:table-cell>
          <table:table-cell office:value-type="float" office:value="0.0002554155642542" calcext:value-type="float">
            <text:p>0.000255415564254</text:p>
          </table:table-cell>
          <table:table-cell office:value-type="float" office:value="3.417828" calcext:value-type="float">
            <text:p>3.417828</text:p>
          </table:table-cell>
          <table:table-cell office:value-type="float" office:value="0.03899533" calcext:value-type="float">
            <text:p>0.03899533</text:p>
          </table:table-cell>
          <table:table-cell office:value-type="float" office:value="13.532539" calcext:value-type="float">
            <text:p>13.532539</text:p>
          </table:table-cell>
          <table:table-cell office:value-type="float" office:value="1.03778998936832" calcext:value-type="float">
            <text:p>1.03778998936832</text:p>
          </table:table-cell>
          <table:table-cell office:value-type="float" office:value="2.7136173" calcext:value-type="float">
            <text:p>2.7136173</text:p>
          </table:table-cell>
          <table:table-cell office:value-type="string" calcext:value-type="string">
            <text:p>/glade/u/home/adamhb/ahb_params/fates_api_25/ensembles/CZ2_equilibrium_110523_02/CZ2_equilibrium_110523_0057.nc</text:p>
          </table:table-cell>
          <table:table-cell office:value-type="float" office:value="70.8013778521746" calcext:value-type="float">
            <text:p>70.8013778521746</text:p>
          </table:table-cell>
          <table:table-cell office:value-type="float" office:value="0.024" calcext:value-type="float">
            <text:p>0.024</text:p>
          </table:table-cell>
          <table:table-cell office:value-type="float" office:value="60.3603603603604" calcext:value-type="float">
            <text:p>60.3603603603604</text:p>
          </table:table-cell>
          <table:table-cell office:value-type="float" office:value="26.1261261261261" calcext:value-type="float">
            <text:p>26.12612612612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Z2_trans_1950_2020_111223_-17e2acb6a_FATES-8a054a12_0025</text:p>
          </table:table-cell>
          <table:table-cell office:value-type="float" office:value="15.0270757675171" calcext:value-type="float">
            <text:p>15.0270757675171</text:p>
          </table:table-cell>
          <table:table-cell office:value-type="float" office:value="1" calcext:value-type="float">
            <text:p>1</text:p>
          </table:table-cell>
          <table:table-cell office:value-type="float" office:value="0.250756081445396" calcext:value-type="float">
            <text:p>0.250756081445396</text:p>
          </table:table-cell>
          <table:table-cell office:value-type="float" office:value="47.088017" calcext:value-type="float">
            <text:p>47.088017</text:p>
          </table:table-cell>
          <table:table-cell office:value-type="float" office:value="44.710518" calcext:value-type="float">
            <text:p>44.710518</text:p>
          </table:table-cell>
          <table:table-cell office:value-type="float" office:value="2.2006738" calcext:value-type="float">
            <text:p>2.2006738</text:p>
          </table:table-cell>
          <table:table-cell office:value-type="float" office:value="0.04692296" calcext:value-type="float">
            <text:p>0.04692296</text:p>
          </table:table-cell>
          <table:table-cell office:value-type="float" office:value="0.12990208" calcext:value-type="float">
            <text:p>0.12990208</text:p>
          </table:table-cell>
          <table:table-cell office:value-type="float" office:value="0.13206568" calcext:value-type="float">
            <text:p>0.13206568</text:p>
          </table:table-cell>
          <table:table-cell office:value-type="float" office:value="0.049740203" calcext:value-type="float">
            <text:p>0.049740203</text:p>
          </table:table-cell>
          <table:table-cell office:value-type="float" office:value="468.850992619991" calcext:value-type="float">
            <text:p>468.850992619991</text:p>
          </table:table-cell>
          <table:table-cell office:value-type="float" office:value="226.149428635836" calcext:value-type="float">
            <text:p>226.149428635836</text:p>
          </table:table-cell>
          <table:table-cell office:value-type="float" office:value="45.6120492890477" calcext:value-type="float">
            <text:p>45.6120492890477</text:p>
          </table:table-cell>
          <table:table-cell office:value-type="float" office:value="0.64236439357046" calcext:value-type="float">
            <text:p>0.64236439357046</text:p>
          </table:table-cell>
          <table:table-cell office:value-type="float" office:value="0.0007688764469548" calcext:value-type="float">
            <text:p>0.000768876446955</text:p>
          </table:table-cell>
          <table:table-cell office:value-type="float" office:value="0.12742174" calcext:value-type="float">
            <text:p>0.12742174</text:p>
          </table:table-cell>
          <table:table-cell office:value-type="float" office:value="0.04584034" calcext:value-type="float">
            <text:p>0.04584034</text:p>
          </table:table-cell>
          <table:table-cell office:value-type="float" office:value="2.4847434" calcext:value-type="float">
            <text:p>2.4847434</text:p>
          </table:table-cell>
          <table:table-cell office:value-type="float" office:value="1.20787982137927" calcext:value-type="float">
            <text:p>1.20787982137927</text:p>
          </table:table-cell>
          <table:table-cell office:value-type="float" office:value="2.9266195" calcext:value-type="float">
            <text:p>2.9266195</text:p>
          </table:table-cell>
          <table:table-cell office:value-type="float" office:value="0.002" calcext:value-type="float">
            <text:p>0.002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30.4761904761905" calcext:value-type="float">
            <text:p>30.4761904761905</text:p>
          </table:table-cell>
          <table:table-cell office:value-type="string" calcext:value-type="string">
            <text:p>/glade/u/home/adamhb/ahb_params/fates_api_25/ensembles/CZ2_trans_110923_01/ca_5pfts_100523_0025.nc</text:p>
          </table:table-cell>
          <table:table-cell office:value-type="float" office:value="70.8013778521746" calcext:value-type="float">
            <text:p>70.80137785217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N_equilibrium_111023_01_-17e2acb6a_FATES-8a054a12_0025</text:p>
          </table:table-cell>
          <table:table-cell office:value-type="float" office:value="16.1504344940186" calcext:value-type="float">
            <text:p>16.1504344940186</text:p>
          </table:table-cell>
          <table:table-cell office:value-type="float" office:value="1" calcext:value-type="float">
            <text:p>1</text:p>
          </table:table-cell>
          <table:table-cell office:value-type="float" office:value="0.190590935572871" calcext:value-type="float">
            <text:p>0.190590935572871</text:p>
          </table:table-cell>
          <table:table-cell office:value-type="float" office:value="48.80794" calcext:value-type="float">
            <text:p>48.80794</text:p>
          </table:table-cell>
          <table:table-cell office:value-type="float" office:value="45.59199" calcext:value-type="float">
            <text:p>45.59199</text:p>
          </table:table-cell>
          <table:table-cell office:value-type="float" office:value="1.7216668" calcext:value-type="float">
            <text:p>1.7216668</text:p>
          </table:table-cell>
          <table:table-cell office:value-type="float" office:value="0.20807229" calcext:value-type="float">
            <text:p>0.20807229</text:p>
          </table:table-cell>
          <table:table-cell office:value-type="float" office:value="1.2862091" calcext:value-type="float">
            <text:p>1.2862091</text:p>
          </table:table-cell>
          <table:table-cell office:value-type="float" office:value="0.0020122516" calcext:value-type="float">
            <text:p>0.0020122516</text:p>
          </table:table-cell>
          <table:table-cell office:value-type="float" office:value="0.00016682097" calcext:value-type="float">
            <text:p>0.00016682097</text:p>
          </table:table-cell>
          <table:table-cell office:value-type="float" office:value="602.523908019066" calcext:value-type="float">
            <text:p>602.523908019066</text:p>
          </table:table-cell>
          <table:table-cell office:value-type="float" office:value="122.092394158244" calcext:value-type="float">
            <text:p>122.092394158244</text:p>
          </table:table-cell>
          <table:table-cell office:value-type="float" office:value="48.3356928452849" calcext:value-type="float">
            <text:p>48.3356928452849</text:p>
          </table:table-cell>
          <table:table-cell office:value-type="float" office:value="2.22480419324711" calcext:value-type="float">
            <text:p>2.22480419324711</text:p>
          </table:table-cell>
          <table:table-cell office:value-type="float" office:value="0.0555928636458702" calcext:value-type="float">
            <text:p>0.05559286364587</text:p>
          </table:table-cell>
          <table:table-cell office:value-type="float" office:value="2.0552807" calcext:value-type="float">
            <text:p>2.0552807</text:p>
          </table:table-cell>
          <table:table-cell office:value-type="float" office:value="0" calcext:value-type="float">
            <text:p>0</text:p>
          </table:table-cell>
          <table:table-cell office:value-type="float" office:value="0.037241764" calcext:value-type="float">
            <text:p>0.037241764</text:p>
          </table:table-cell>
          <table:table-cell office:value-type="float" office:value="1.10707855606051" calcext:value-type="float">
            <text:p>1.10707855606051</text:p>
          </table:table-cell>
          <table:table-cell office:value-type="float" office:value="2.2375298" calcext:value-type="float">
            <text:p>2.2375298</text:p>
          </table:table-cell>
          <table:table-cell office:value-type="float" office:value="0.002" calcext:value-type="float">
            <text:p>0.0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5.nc</text:p>
          </table:table-cell>
          <table:table-cell office:value-type="float" office:value="70.8013778521746" calcext:value-type="float">
            <text:p>70.80137785217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N_equilibrium_111023_01_-17e2acb6a_FATES-8a054a12_0025</text:p>
          </table:table-cell>
          <table:table-cell office:value-type="float" office:value="16.1504344940186" calcext:value-type="float">
            <text:p>16.1504344940186</text:p>
          </table:table-cell>
          <table:table-cell office:value-type="float" office:value="1" calcext:value-type="float">
            <text:p>1</text:p>
          </table:table-cell>
          <table:table-cell office:value-type="float" office:value="0.190590935572871" calcext:value-type="float">
            <text:p>0.190590935572871</text:p>
          </table:table-cell>
          <table:table-cell office:value-type="float" office:value="48.80794" calcext:value-type="float">
            <text:p>48.80794</text:p>
          </table:table-cell>
          <table:table-cell office:value-type="float" office:value="45.59199" calcext:value-type="float">
            <text:p>45.59199</text:p>
          </table:table-cell>
          <table:table-cell office:value-type="float" office:value="1.7216668" calcext:value-type="float">
            <text:p>1.7216668</text:p>
          </table:table-cell>
          <table:table-cell office:value-type="float" office:value="0.20807229" calcext:value-type="float">
            <text:p>0.20807229</text:p>
          </table:table-cell>
          <table:table-cell office:value-type="float" office:value="1.2862091" calcext:value-type="float">
            <text:p>1.2862091</text:p>
          </table:table-cell>
          <table:table-cell office:value-type="float" office:value="0.0020122516" calcext:value-type="float">
            <text:p>0.0020122516</text:p>
          </table:table-cell>
          <table:table-cell office:value-type="float" office:value="0.00016682097" calcext:value-type="float">
            <text:p>0.00016682097</text:p>
          </table:table-cell>
          <table:table-cell office:value-type="float" office:value="602.523908019066" calcext:value-type="float">
            <text:p>602.523908019066</text:p>
          </table:table-cell>
          <table:table-cell office:value-type="float" office:value="122.092394158244" calcext:value-type="float">
            <text:p>122.092394158244</text:p>
          </table:table-cell>
          <table:table-cell office:value-type="float" office:value="48.3356928452849" calcext:value-type="float">
            <text:p>48.3356928452849</text:p>
          </table:table-cell>
          <table:table-cell office:value-type="float" office:value="2.22480419324711" calcext:value-type="float">
            <text:p>2.22480419324711</text:p>
          </table:table-cell>
          <table:table-cell office:value-type="float" office:value="0.0555928636458702" calcext:value-type="float">
            <text:p>0.05559286364587</text:p>
          </table:table-cell>
          <table:table-cell office:value-type="float" office:value="2.0552807" calcext:value-type="float">
            <text:p>2.0552807</text:p>
          </table:table-cell>
          <table:table-cell office:value-type="float" office:value="0" calcext:value-type="float">
            <text:p>0</text:p>
          </table:table-cell>
          <table:table-cell office:value-type="float" office:value="0.037241764" calcext:value-type="float">
            <text:p>0.037241764</text:p>
          </table:table-cell>
          <table:table-cell office:value-type="float" office:value="1.10707855606051" calcext:value-type="float">
            <text:p>1.10707855606051</text:p>
          </table:table-cell>
          <table:table-cell office:value-type="float" office:value="2.2375298" calcext:value-type="float">
            <text:p>2.2375298</text:p>
          </table:table-cell>
          <table:table-cell office:value-type="float" office:value="0.002" calcext:value-type="float">
            <text:p>0.0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5.nc</text:p>
          </table:table-cell>
          <table:table-cell office:value-type="float" office:value="70.8013778521746" calcext:value-type="float">
            <text:p>70.80137785217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2018523150145" calcext:value-type="float">
            <text:p>4.92018523150145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Z2_equilibrium_110523_07_-17e2acb6a_FATES-8a054a12_0054</text:p>
          </table:table-cell>
          <table:table-cell office:value-type="string" calcext:value-type="string">
            <text:p>CZ2_trans_110923_0026</text:p>
          </table:table-cell>
          <table:table-cell office:value-type="float" office:value="3.64123854422443" calcext:value-type="float">
            <text:p>3.64123854422443</text:p>
          </table:table-cell>
          <table:table-cell office:value-type="float" office:value="4.10056114196777" calcext:value-type="float">
            <text:p>4.10056114196777</text:p>
          </table:table-cell>
          <table:table-cell office:value-type="float" office:value="1" calcext:value-type="float">
            <text:p>1</text:p>
          </table:table-cell>
          <table:table-cell office:value-type="float" office:value="0.538086494969048" calcext:value-type="float">
            <text:p>0.538086494969048</text:p>
          </table:table-cell>
          <table:table-cell office:value-type="float" office:value="16.811821" calcext:value-type="float">
            <text:p>16.811821</text:p>
          </table:table-cell>
          <table:table-cell office:value-type="float" office:value="0.7249016" calcext:value-type="float">
            <text:p>0.7249016</text:p>
          </table:table-cell>
          <table:table-cell office:value-type="float" office:value="15.499996" calcext:value-type="float">
            <text:p>15.499996</text:p>
          </table:table-cell>
          <table:table-cell office:value-type="float" office:value="0.08213289" calcext:value-type="float">
            <text:p>0.08213289</text:p>
          </table:table-cell>
          <table:table-cell office:value-type="float" office:value="0.5047914" calcext:value-type="float">
            <text:p>0.5047914</text:p>
          </table:table-cell>
          <table:table-cell office:value-type="float" office:value="0.51553595" calcext:value-type="float">
            <text:p>0.51553595</text:p>
          </table:table-cell>
          <table:table-cell office:value-type="float" office:value="0.37569824" calcext:value-type="float">
            <text:p>0.37569824</text:p>
          </table:table-cell>
          <table:table-cell office:value-type="float" office:value="469.183623790741" calcext:value-type="float">
            <text:p>469.183623790741</text:p>
          </table:table-cell>
          <table:table-cell office:value-type="float" office:value="17.572904471308" calcext:value-type="float">
            <text:p>17.572904471308</text:p>
          </table:table-cell>
          <table:table-cell office:value-type="float" office:value="1.85479046194814" calcext:value-type="float">
            <text:p>1.85479046194814</text:p>
          </table:table-cell>
          <table:table-cell office:value-type="float" office:value="1.73228821950033" calcext:value-type="float">
            <text:p>1.73228821950033</text:p>
          </table:table-cell>
          <table:table-cell office:value-type="float" office:value="0.0748784805182367" calcext:value-type="float">
            <text:p>0.074878480518237</text:p>
          </table:table-cell>
          <table:table-cell office:value-type="float" office:value="9.271089" calcext:value-type="float">
            <text:p>9.271089</text:p>
          </table:table-cell>
          <table:table-cell office:value-type="float" office:value="0.0038848757" calcext:value-type="float">
            <text:p>0.0038848757</text:p>
          </table:table-cell>
          <table:table-cell office:value-type="float" office:value="8.595186" calcext:value-type="float">
            <text:p>8.595186</text:p>
          </table:table-cell>
          <table:table-cell office:value-type="float" office:value="1.09102659348537" calcext:value-type="float">
            <text:p>1.09102659348537</text:p>
          </table:table-cell>
          <table:table-cell office:value-type="float" office:value="1.6132231" calcext:value-type="float">
            <text:p>1.6132231</text:p>
          </table:table-cell>
          <table:table-cell office:value-type="string" calcext:value-type="string">
            <text:p>/glade/u/home/adamhb/ahb_params/fates_api_25/ensembles/CZ2_equilibrium_110523_07/CZ2_equilibrium_110523_0054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0.067" calcext:value-type="float">
            <text:p>0.067</text:p>
          </table:table-cell>
          <table:table-cell office:value-type="float" office:value="40.4255319148936" calcext:value-type="float">
            <text:p>40.4255319148936</text:p>
          </table:table-cell>
          <table:table-cell office:value-type="float" office:value="14.8936170212766" calcext:value-type="float">
            <text:p>14.89361702127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Z2_trans_1950_2020_111223_-17e2acb6a_FATES-8a054a12_0026</text:p>
          </table:table-cell>
          <table:table-cell office:value-type="float" office:value="17.9888496398926" calcext:value-type="float">
            <text:p>17.9888496398926</text:p>
          </table:table-cell>
          <table:table-cell office:value-type="float" office:value="1" calcext:value-type="float">
            <text:p>1</text:p>
          </table:table-cell>
          <table:table-cell office:value-type="float" office:value="0.0723709592644573" calcext:value-type="float">
            <text:p>0.072370959264457</text:p>
          </table:table-cell>
          <table:table-cell office:value-type="float" office:value="63.681805" calcext:value-type="float">
            <text:p>63.681805</text:p>
          </table:table-cell>
          <table:table-cell office:value-type="float" office:value="1.049793" calcext:value-type="float">
            <text:p>1.049793</text:p>
          </table:table-cell>
          <table:table-cell office:value-type="float" office:value="62.51876" calcext:value-type="float">
            <text:p>62.51876</text:p>
          </table:table-cell>
          <table:table-cell office:value-type="float" office:value="0.1120805" calcext:value-type="float">
            <text:p>0.1120805</text:p>
          </table:table-cell>
          <table:table-cell office:value-type="float" office:value="0.0011711329" calcext:value-type="float">
            <text:p>0.0011711329</text:p>
          </table:table-cell>
          <table:table-cell office:value-type="float" office:value="0.0124844415" calcext:value-type="float">
            <text:p>0.0124844415</text:p>
          </table:table-cell>
          <table:table-cell office:value-type="float" office:value="0.0024202308" calcext:value-type="float">
            <text:p>0.0024202308</text:p>
          </table:table-cell>
          <table:table-cell office:value-type="float" office:value="252.740439027548" calcext:value-type="float">
            <text:p>252.740439027548</text:p>
          </table:table-cell>
          <table:table-cell office:value-type="float" office:value="153.400106355548" calcext:value-type="float">
            <text:p>153.400106355548</text:p>
          </table:table-cell>
          <table:table-cell office:value-type="float" office:value="71.6559775173664" calcext:value-type="float">
            <text:p>71.6559775173664</text:p>
          </table:table-cell>
          <table:table-cell office:value-type="float" office:value="46.6050580143929" calcext:value-type="float">
            <text:p>46.6050580143929</text:p>
          </table:table-cell>
          <table:table-cell office:value-type="float" office:value="5.09263481944799" calcext:value-type="float">
            <text:p>5.09263481944799</text:p>
          </table:table-cell>
          <table:table-cell office:value-type="float" office:value="0.07539109" calcext:value-type="float">
            <text:p>0.07539109</text:p>
          </table:table-cell>
          <table:table-cell office:value-type="float" office:value="0" calcext:value-type="float">
            <text:p>0</text:p>
          </table:table-cell>
          <table:table-cell office:value-type="float" office:value="0.18279614" calcext:value-type="float">
            <text:p>0.18279614</text:p>
          </table:table-cell>
          <table:table-cell office:value-type="float" office:value="1.29105476082714" calcext:value-type="float">
            <text:p>1.29105476082714</text:p>
          </table:table-cell>
          <table:table-cell office:value-type="float" office:value="2.4913483" calcext:value-type="float">
            <text:p>2.4913483</text:p>
          </table:table-cell>
          <table:table-cell office:value-type="float" office:value="0.006" calcext:value-type="float">
            <text:p>0.006</text:p>
          </table:table-cell>
          <table:table-cell office:value-type="float" office:value="83.6879432624114" calcext:value-type="float">
            <text:p>83.6879432624114</text:p>
          </table:table-cell>
          <table:table-cell office:value-type="float" office:value="45.3900709219858" calcext:value-type="float">
            <text:p>45.3900709219858</text:p>
          </table:table-cell>
          <table:table-cell office:value-type="string" calcext:value-type="string">
            <text:p>/glade/u/home/adamhb/ahb_params/fates_api_25/ensembles/CZ2_trans_110923_01/ca_5pfts_100523_0026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N_equilibrium_111023_01_-17e2acb6a_FATES-8a054a12_0026</text:p>
          </table:table-cell>
          <table:table-cell office:value-type="float" office:value="13.4253692626953" calcext:value-type="float">
            <text:p>13.4253692626953</text:p>
          </table:table-cell>
          <table:table-cell office:value-type="float" office:value="2" calcext:value-type="float">
            <text:p>2</text:p>
          </table:table-cell>
          <table:table-cell office:value-type="float" office:value="0.246072131109661" calcext:value-type="float">
            <text:p>0.246072131109661</text:p>
          </table:table-cell>
          <table:table-cell office:value-type="float" office:value="53.189987" calcext:value-type="float">
            <text:p>53.189987</text:p>
          </table:table-cell>
          <table:table-cell office:value-type="float" office:value="6.304478" calcext:value-type="float">
            <text:p>6.304478</text:p>
          </table:table-cell>
          <table:table-cell office:value-type="float" office:value="46.64695" calcext:value-type="float">
            <text:p>46.64695</text:p>
          </table:table-cell>
          <table:table-cell office:value-type="float" office:value="0.23537713" calcext:value-type="float">
            <text:p>0.23537713</text:p>
          </table:table-cell>
          <table:table-cell office:value-type="float" office:value="0.0031828294" calcext:value-type="float">
            <text:p>0.0031828294</text:p>
          </table:table-cell>
          <table:table-cell office:value-type="float" office:value="0.002004021" calcext:value-type="float">
            <text:p>0.002004021</text:p>
          </table:table-cell>
          <table:table-cell office:value-type="float" office:value="0.0016065564" calcext:value-type="float">
            <text:p>0.0016065564</text:p>
          </table:table-cell>
          <table:table-cell office:value-type="float" office:value="683.913305401802" calcext:value-type="float">
            <text:p>683.913305401802</text:p>
          </table:table-cell>
          <table:table-cell office:value-type="float" office:value="76.5349250286818" calcext:value-type="float">
            <text:p>76.5349250286818</text:p>
          </table:table-cell>
          <table:table-cell office:value-type="float" office:value="31.4996880479157" calcext:value-type="float">
            <text:p>31.4996880479157</text:p>
          </table:table-cell>
          <table:table-cell office:value-type="float" office:value="19.4838969036937" calcext:value-type="float">
            <text:p>19.4838969036937</text:p>
          </table:table-cell>
          <table:table-cell office:value-type="float" office:value="15.1075364556164" calcext:value-type="float">
            <text:p>15.1075364556164</text:p>
          </table:table-cell>
          <table:table-cell office:value-type="float" office:value="0.109836325" calcext:value-type="float">
            <text:p>0.109836325</text:p>
          </table:table-cell>
          <table:table-cell office:value-type="float" office:value="0" calcext:value-type="float">
            <text:p>0</text:p>
          </table:table-cell>
          <table:table-cell office:value-type="float" office:value="0.022782026" calcext:value-type="float">
            <text:p>0.022782026</text:p>
          </table:table-cell>
          <table:table-cell office:value-type="float" office:value="1.15387295340952" calcext:value-type="float">
            <text:p>1.15387295340952</text:p>
          </table:table-cell>
          <table:table-cell office:value-type="float" office:value="1.8290291" calcext:value-type="float">
            <text:p>1.8290291</text:p>
          </table:table-cell>
          <table:table-cell office:value-type="float" office:value="0.012" calcext:value-type="float">
            <text:p>0.012</text:p>
          </table:table-cell>
          <table:table-cell office:value-type="float" office:value="27.536231884058" calcext:value-type="float">
            <text:p>27.536231884058</text:p>
          </table:table-cell>
          <table:table-cell office:value-type="float" office:value="2.89855072463768" calcext:value-type="float">
            <text:p>2.89855072463768</text:p>
          </table:table-cell>
          <table:table-cell office:value-type="string" calcext:value-type="string">
            <text:p>/glade/u/home/adamhb/ahb_params/fates_api_25/ensembles/STAN_equilibrium_111023_01/ca_5pfts_100523_0026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N_equilibrium_111023_01_-17e2acb6a_FATES-8a054a12_0026</text:p>
          </table:table-cell>
          <table:table-cell office:value-type="float" office:value="13.4253692626953" calcext:value-type="float">
            <text:p>13.4253692626953</text:p>
          </table:table-cell>
          <table:table-cell office:value-type="float" office:value="2" calcext:value-type="float">
            <text:p>2</text:p>
          </table:table-cell>
          <table:table-cell office:value-type="float" office:value="0.246072131109661" calcext:value-type="float">
            <text:p>0.246072131109661</text:p>
          </table:table-cell>
          <table:table-cell office:value-type="float" office:value="53.189987" calcext:value-type="float">
            <text:p>53.189987</text:p>
          </table:table-cell>
          <table:table-cell office:value-type="float" office:value="6.304478" calcext:value-type="float">
            <text:p>6.304478</text:p>
          </table:table-cell>
          <table:table-cell office:value-type="float" office:value="46.64695" calcext:value-type="float">
            <text:p>46.64695</text:p>
          </table:table-cell>
          <table:table-cell office:value-type="float" office:value="0.23537713" calcext:value-type="float">
            <text:p>0.23537713</text:p>
          </table:table-cell>
          <table:table-cell office:value-type="float" office:value="0.0031828294" calcext:value-type="float">
            <text:p>0.0031828294</text:p>
          </table:table-cell>
          <table:table-cell office:value-type="float" office:value="0.002004021" calcext:value-type="float">
            <text:p>0.002004021</text:p>
          </table:table-cell>
          <table:table-cell office:value-type="float" office:value="0.0016065564" calcext:value-type="float">
            <text:p>0.0016065564</text:p>
          </table:table-cell>
          <table:table-cell office:value-type="float" office:value="683.913305401802" calcext:value-type="float">
            <text:p>683.913305401802</text:p>
          </table:table-cell>
          <table:table-cell office:value-type="float" office:value="76.5349250286818" calcext:value-type="float">
            <text:p>76.5349250286818</text:p>
          </table:table-cell>
          <table:table-cell office:value-type="float" office:value="31.4996880479157" calcext:value-type="float">
            <text:p>31.4996880479157</text:p>
          </table:table-cell>
          <table:table-cell office:value-type="float" office:value="19.4838969036937" calcext:value-type="float">
            <text:p>19.4838969036937</text:p>
          </table:table-cell>
          <table:table-cell office:value-type="float" office:value="15.1075364556164" calcext:value-type="float">
            <text:p>15.1075364556164</text:p>
          </table:table-cell>
          <table:table-cell office:value-type="float" office:value="0.109836325" calcext:value-type="float">
            <text:p>0.109836325</text:p>
          </table:table-cell>
          <table:table-cell office:value-type="float" office:value="0" calcext:value-type="float">
            <text:p>0</text:p>
          </table:table-cell>
          <table:table-cell office:value-type="float" office:value="0.022782026" calcext:value-type="float">
            <text:p>0.022782026</text:p>
          </table:table-cell>
          <table:table-cell office:value-type="float" office:value="1.15387295340952" calcext:value-type="float">
            <text:p>1.15387295340952</text:p>
          </table:table-cell>
          <table:table-cell office:value-type="float" office:value="1.8290291" calcext:value-type="float">
            <text:p>1.8290291</text:p>
          </table:table-cell>
          <table:table-cell office:value-type="float" office:value="0.012" calcext:value-type="float">
            <text:p>0.012</text:p>
          </table:table-cell>
          <table:table-cell office:value-type="float" office:value="27.536231884058" calcext:value-type="float">
            <text:p>27.536231884058</text:p>
          </table:table-cell>
          <table:table-cell office:value-type="float" office:value="2.89855072463768" calcext:value-type="float">
            <text:p>2.89855072463768</text:p>
          </table:table-cell>
          <table:table-cell office:value-type="string" calcext:value-type="string">
            <text:p>/glade/u/home/adamhb/ahb_params/fates_api_25/ensembles/STAN_equilibrium_111023_01/ca_5pfts_100523_0026.nc</text:p>
          </table:table-cell>
          <table:table-cell office:value-type="float" office:value="69.3914037031368" calcext:value-type="float">
            <text:p>69.391403703136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2255597169847" calcext:value-type="float">
            <text:p>4.92255597169847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Z2_equilibrium_110323_01_-17e2acb6a_FATES-8a054a12_0019</text:p>
          </table:table-cell>
          <table:table-cell office:value-type="string" calcext:value-type="string">
            <text:p>CZ2_trans_110923_0027</text:p>
          </table:table-cell>
          <table:table-cell office:value-type="float" office:value="3.59870672867304" calcext:value-type="float">
            <text:p>3.59870672867304</text:p>
          </table:table-cell>
          <table:table-cell office:value-type="float" office:value="3.66952180862427" calcext:value-type="float">
            <text:p>3.66952180862427</text:p>
          </table:table-cell>
          <table:table-cell office:value-type="float" office:value="1" calcext:value-type="float">
            <text:p>1</text:p>
          </table:table-cell>
          <table:table-cell office:value-type="float" office:value="0.53247388733096" calcext:value-type="float">
            <text:p>0.53247388733096</text:p>
          </table:table-cell>
          <table:table-cell office:value-type="float" office:value="12.448916" calcext:value-type="float">
            <text:p>12.448916</text:p>
          </table:table-cell>
          <table:table-cell office:value-type="float" office:value="11.100431" calcext:value-type="float">
            <text:p>11.100431</text:p>
          </table:table-cell>
          <table:table-cell office:value-type="float" office:value="1.180724" calcext:value-type="float">
            <text:p>1.180724</text:p>
          </table:table-cell>
          <table:table-cell office:value-type="float" office:value="0.04096942" calcext:value-type="float">
            <text:p>0.04096942</text:p>
          </table:table-cell>
          <table:table-cell office:value-type="float" office:value="0.12679073" calcext:value-type="float">
            <text:p>0.12679073</text:p>
          </table:table-cell>
          <table:table-cell office:value-type="float" office:value="0.83540165" calcext:value-type="float">
            <text:p>0.83540165</text:p>
          </table:table-cell>
          <table:table-cell office:value-type="float" office:value="0.4444344" calcext:value-type="float">
            <text:p>0.4444344</text:p>
          </table:table-cell>
          <table:table-cell office:value-type="float" office:value="223.031044006348" calcext:value-type="float">
            <text:p>223.031044006348</text:p>
          </table:table-cell>
          <table:table-cell office:value-type="float" office:value="7.43213691748679" calcext:value-type="float">
            <text:p>7.43213691748679</text:p>
          </table:table-cell>
          <table:table-cell office:value-type="float" office:value="7.42335512768477" calcext:value-type="float">
            <text:p>7.42335512768477</text:p>
          </table:table-cell>
          <table:table-cell office:value-type="float" office:value="1.1072019697167" calcext:value-type="float">
            <text:p>1.1072019697167</text:p>
          </table:table-cell>
          <table:table-cell office:value-type="float" office:value="0.315270808641799" calcext:value-type="float">
            <text:p>0.315270808641799</text:p>
          </table:table-cell>
          <table:table-cell office:value-type="float" office:value="2.3113444" calcext:value-type="float">
            <text:p>2.3113444</text:p>
          </table:table-cell>
          <table:table-cell office:value-type="float" office:value="0" calcext:value-type="float">
            <text:p>0</text:p>
          </table:table-cell>
          <table:table-cell office:value-type="float" office:value="15.951774" calcext:value-type="float">
            <text:p>15.951774</text:p>
          </table:table-cell>
          <table:table-cell office:value-type="float" office:value="0.884260942228821" calcext:value-type="float">
            <text:p>0.884260942228821</text:p>
          </table:table-cell>
          <table:table-cell office:value-type="float" office:value="1.0271177" calcext:value-type="float">
            <text:p>1.0271177</text:p>
          </table:table-cell>
          <table:table-cell office:value-type="string" calcext:value-type="string">
            <text:p>/glade/u/home/adamhb/ahb_params/fates_api_25/ensembles/CZ2_equilibrium_110323_01/CZ2_equilibrium_110323_0019.nc</text:p>
          </table:table-cell>
          <table:table-cell office:value-type="float" office:value="55.8771614937959" calcext:value-type="float">
            <text:p>55.8771614937959</text:p>
          </table:table-cell>
          <table:table-cell office:value-type="float" office:value="0.075" calcext:value-type="float">
            <text:p>0.075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Z2_trans_1950_2020_111223_-17e2acb6a_FATES-8a054a12_0027</text:p>
          </table:table-cell>
          <table:table-cell office:value-type="float" office:value="27.6306991577148" calcext:value-type="float">
            <text:p>27.6306991577148</text:p>
          </table:table-cell>
          <table:table-cell office:value-type="float" office:value="2" calcext:value-type="float">
            <text:p>2</text:p>
          </table:table-cell>
          <table:table-cell office:value-type="float" office:value="0.251464068988977" calcext:value-type="float">
            <text:p>0.251464068988977</text:p>
          </table:table-cell>
          <table:table-cell office:value-type="float" office:value="72.190544" calcext:value-type="float">
            <text:p>72.190544</text:p>
          </table:table-cell>
          <table:table-cell office:value-type="float" office:value="62.68252" calcext:value-type="float">
            <text:p>62.68252</text:p>
          </table:table-cell>
          <table:table-cell office:value-type="float" office:value="9.368481" calcext:value-type="float">
            <text:p>9.368481</text:p>
          </table:table-cell>
          <table:table-cell office:value-type="float" office:value="0.13728875" calcext:value-type="float">
            <text:p>0.13728875</text:p>
          </table:table-cell>
          <table:table-cell office:value-type="float" office:value="0.0022510623" calcext:value-type="float">
            <text:p>0.0022510623</text:p>
          </table:table-cell>
          <table:table-cell office:value-type="float" office:value="0.003968587" calcext:value-type="float">
            <text:p>0.003968587</text:p>
          </table:table-cell>
          <table:table-cell table:style-name="ce3" office:value-type="float" office:value="0.00000018764568" calcext:value-type="float">
            <text:p>1.88E-07</text:p>
          </table:table-cell>
          <table:table-cell office:value-type="float" office:value="149.36706982553" calcext:value-type="float">
            <text:p>149.36706982553</text:p>
          </table:table-cell>
          <table:table-cell office:value-type="float" office:value="102.950073778629" calcext:value-type="float">
            <text:p>102.950073778629</text:p>
          </table:table-cell>
          <table:table-cell office:value-type="float" office:value="82.3588203638792" calcext:value-type="float">
            <text:p>82.3588203638792</text:p>
          </table:table-cell>
          <table:table-cell office:value-type="float" office:value="73.2286414131522" calcext:value-type="float">
            <text:p>73.2286414131522</text:p>
          </table:table-cell>
          <table:table-cell office:value-type="float" office:value="64.2051640897989" calcext:value-type="float">
            <text:p>64.2051640897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25988" calcext:value-type="float">
            <text:p>0.043825988</text:p>
          </table:table-cell>
          <table:table-cell office:value-type="float" office:value="1.03632262272413" calcext:value-type="float">
            <text:p>1.03632262272413</text:p>
          </table:table-cell>
          <table:table-cell office:value-type="float" office:value="0.6785989" calcext:value-type="float">
            <text:p>0.6785989</text:p>
          </table:table-cell>
          <table:table-cell office:value-type="float" office:value="0.001" calcext:value-type="float">
            <text:p>0.001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27.nc</text:p>
          </table:table-cell>
          <table:table-cell office:value-type="float" office:value="55.8771614937959" calcext:value-type="float">
            <text:p>55.87716149379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AN_equilibrium_111023_01_-17e2acb6a_FATES-8a054a12_0027</text:p>
          </table:table-cell>
          <table:table-cell office:value-type="float" office:value="33.6320533752441" calcext:value-type="float">
            <text:p>33.6320533752441</text:p>
          </table:table-cell>
          <table:table-cell office:value-type="float" office:value="2" calcext:value-type="float">
            <text:p>2</text:p>
          </table:table-cell>
          <table:table-cell office:value-type="float" office:value="0.319115617433681" calcext:value-type="float">
            <text:p>0.319115617433681</text:p>
          </table:table-cell>
          <table:table-cell office:value-type="float" office:value="83.215" calcext:value-type="float">
            <text:p>83.215</text:p>
          </table:table-cell>
          <table:table-cell office:value-type="float" office:value="68.76548" calcext:value-type="float">
            <text:p>68.76548</text:p>
          </table:table-cell>
          <table:table-cell office:value-type="float" office:value="13.412273" calcext:value-type="float">
            <text:p>13.412273</text:p>
          </table:table-cell>
          <table:table-cell office:value-type="float" office:value="1.0314026" calcext:value-type="float">
            <text:p>1.0314026</text:p>
          </table:table-cell>
          <table:table-cell office:value-type="float" office:value="0.0058443244" calcext:value-type="float">
            <text:p>0.0058443244</text:p>
          </table:table-cell>
          <table:table-cell office:value-type="float" office:value="0.0036223184" calcext:value-type="float">
            <text:p>0.0036223184</text:p>
          </table:table-cell>
          <table:table-cell office:value-type="float" office:value="0.0032421397" calcext:value-type="float">
            <text:p>0.0032421397</text:p>
          </table:table-cell>
          <table:table-cell office:value-type="float" office:value="166.622679680586" calcext:value-type="float">
            <text:p>166.622679680586</text:p>
          </table:table-cell>
          <table:table-cell office:value-type="float" office:value="90.0068134069443" calcext:value-type="float">
            <text:p>90.0068134069443</text:p>
          </table:table-cell>
          <table:table-cell office:value-type="float" office:value="74.3717094883323" calcext:value-type="float">
            <text:p>74.3717094883323</text:p>
          </table:table-cell>
          <table:table-cell office:value-type="float" office:value="63.8509029522538" calcext:value-type="float">
            <text:p>63.8509029522538</text:p>
          </table:table-cell>
          <table:table-cell office:value-type="float" office:value="48.9053549245" calcext:value-type="float">
            <text:p>48.9053549245</text:p>
          </table:table-cell>
          <table:table-cell office:value-type="float" office:value="0.41427568" calcext:value-type="float">
            <text:p>0.41427568</text:p>
          </table:table-cell>
          <table:table-cell office:value-type="float" office:value="0" calcext:value-type="float">
            <text:p>0</text:p>
          </table:table-cell>
          <table:table-cell office:value-type="float" office:value="0.07439934" calcext:value-type="float">
            <text:p>0.07439934</text:p>
          </table:table-cell>
          <table:table-cell office:value-type="float" office:value="0.990843107786077" calcext:value-type="float">
            <text:p>0.990843107786077</text:p>
          </table:table-cell>
          <table:table-cell office:value-type="float" office:value="0.8464384" calcext:value-type="float">
            <text:p>0.846438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7.nc</text:p>
          </table:table-cell>
          <table:table-cell office:value-type="float" office:value="55.8771614937959" calcext:value-type="float">
            <text:p>55.87716149379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AN_equilibrium_111023_01_-17e2acb6a_FATES-8a054a12_0027</text:p>
          </table:table-cell>
          <table:table-cell office:value-type="float" office:value="33.6320533752441" calcext:value-type="float">
            <text:p>33.6320533752441</text:p>
          </table:table-cell>
          <table:table-cell office:value-type="float" office:value="2" calcext:value-type="float">
            <text:p>2</text:p>
          </table:table-cell>
          <table:table-cell office:value-type="float" office:value="0.319115617433681" calcext:value-type="float">
            <text:p>0.319115617433681</text:p>
          </table:table-cell>
          <table:table-cell office:value-type="float" office:value="83.215" calcext:value-type="float">
            <text:p>83.215</text:p>
          </table:table-cell>
          <table:table-cell office:value-type="float" office:value="68.76548" calcext:value-type="float">
            <text:p>68.76548</text:p>
          </table:table-cell>
          <table:table-cell office:value-type="float" office:value="13.412273" calcext:value-type="float">
            <text:p>13.412273</text:p>
          </table:table-cell>
          <table:table-cell office:value-type="float" office:value="1.0314026" calcext:value-type="float">
            <text:p>1.0314026</text:p>
          </table:table-cell>
          <table:table-cell office:value-type="float" office:value="0.0058443244" calcext:value-type="float">
            <text:p>0.0058443244</text:p>
          </table:table-cell>
          <table:table-cell office:value-type="float" office:value="0.0036223184" calcext:value-type="float">
            <text:p>0.0036223184</text:p>
          </table:table-cell>
          <table:table-cell office:value-type="float" office:value="0.0032421397" calcext:value-type="float">
            <text:p>0.0032421397</text:p>
          </table:table-cell>
          <table:table-cell office:value-type="float" office:value="166.622679680586" calcext:value-type="float">
            <text:p>166.622679680586</text:p>
          </table:table-cell>
          <table:table-cell office:value-type="float" office:value="90.0068134069443" calcext:value-type="float">
            <text:p>90.0068134069443</text:p>
          </table:table-cell>
          <table:table-cell office:value-type="float" office:value="74.3717094883323" calcext:value-type="float">
            <text:p>74.3717094883323</text:p>
          </table:table-cell>
          <table:table-cell office:value-type="float" office:value="63.8509029522538" calcext:value-type="float">
            <text:p>63.8509029522538</text:p>
          </table:table-cell>
          <table:table-cell office:value-type="float" office:value="48.9053549245" calcext:value-type="float">
            <text:p>48.9053549245</text:p>
          </table:table-cell>
          <table:table-cell office:value-type="float" office:value="0.41427568" calcext:value-type="float">
            <text:p>0.41427568</text:p>
          </table:table-cell>
          <table:table-cell office:value-type="float" office:value="0" calcext:value-type="float">
            <text:p>0</text:p>
          </table:table-cell>
          <table:table-cell office:value-type="float" office:value="0.07439934" calcext:value-type="float">
            <text:p>0.07439934</text:p>
          </table:table-cell>
          <table:table-cell office:value-type="float" office:value="0.990843107786077" calcext:value-type="float">
            <text:p>0.990843107786077</text:p>
          </table:table-cell>
          <table:table-cell office:value-type="float" office:value="0.8464384" calcext:value-type="float">
            <text:p>0.846438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7.nc</text:p>
          </table:table-cell>
          <table:table-cell office:value-type="float" office:value="55.8771614937959" calcext:value-type="float">
            <text:p>55.877161493795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4740412342651" calcext:value-type="float">
            <text:p>4.94740412342651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Z2_equilibrium_110523_07_-17e2acb6a_FATES-8a054a12_0026</text:p>
          </table:table-cell>
          <table:table-cell office:value-type="string" calcext:value-type="string">
            <text:p>CZ2_trans_110923_0049</text:p>
          </table:table-cell>
          <table:table-cell office:value-type="float" office:value="3.66806912037604" calcext:value-type="float">
            <text:p>3.66806912037604</text:p>
          </table:table-cell>
          <table:table-cell office:value-type="float" office:value="4.57488584518433" calcext:value-type="float">
            <text:p>4.57488584518433</text:p>
          </table:table-cell>
          <table:table-cell office:value-type="float" office:value="2" calcext:value-type="float">
            <text:p>2</text:p>
          </table:table-cell>
          <table:table-cell office:value-type="float" office:value="0.413987614823764" calcext:value-type="float">
            <text:p>0.413987614823764</text:p>
          </table:table-cell>
          <table:table-cell office:value-type="float" office:value="8.580607" calcext:value-type="float">
            <text:p>8.580607</text:p>
          </table:table-cell>
          <table:table-cell office:value-type="float" office:value="5.9773517" calcext:value-type="float">
            <text:p>5.9773517</text:p>
          </table:table-cell>
          <table:table-cell office:value-type="float" office:value="0.049975257" calcext:value-type="float">
            <text:p>0.049975257</text:p>
          </table:table-cell>
          <table:table-cell office:value-type="float" office:value="0.017548524" calcext:value-type="float">
            <text:p>0.017548524</text:p>
          </table:table-cell>
          <table:table-cell office:value-type="float" office:value="2.535732" calcext:value-type="float">
            <text:p>2.535732</text:p>
          </table:table-cell>
          <table:table-cell office:value-type="float" office:value="1.1307214" calcext:value-type="float">
            <text:p>1.1307214</text:p>
          </table:table-cell>
          <table:table-cell office:value-type="float" office:value="0.3393451" calcext:value-type="float">
            <text:p>0.3393451</text:p>
          </table:table-cell>
          <table:table-cell office:value-type="float" office:value="261.825993657112" calcext:value-type="float">
            <text:p>261.825993657112</text:p>
          </table:table-cell>
          <table:table-cell office:value-type="float" office:value="11.7113150190562" calcext:value-type="float">
            <text:p>11.7113150190562</text:p>
          </table:table-cell>
          <table:table-cell office:value-type="float" office:value="3.6121136508882" calcext:value-type="float">
            <text:p>3.6121136508882</text:p>
          </table:table-cell>
          <table:table-cell office:value-type="float" office:value="1.52649794472381" calcext:value-type="float">
            <text:p>1.52649794472381</text:p>
          </table:table-cell>
          <table:table-cell office:value-type="float" office:value="0.057850688790495" calcext:value-type="float">
            <text:p>0.057850688790495</text:p>
          </table:table-cell>
          <table:table-cell office:value-type="float" office:value="30.218424" calcext:value-type="float">
            <text:p>30.218424</text:p>
          </table:table-cell>
          <table:table-cell office:value-type="float" office:value="0" calcext:value-type="float">
            <text:p>0</text:p>
          </table:table-cell>
          <table:table-cell office:value-type="float" office:value="30.85549" calcext:value-type="float">
            <text:p>30.85549</text:p>
          </table:table-cell>
          <table:table-cell office:value-type="float" office:value="1.16549895187745" calcext:value-type="float">
            <text:p>1.16549895187745</text:p>
          </table:table-cell>
          <table:table-cell office:value-type="float" office:value="2.5023441" calcext:value-type="float">
            <text:p>2.5023441</text:p>
          </table:table-cell>
          <table:table-cell office:value-type="string" calcext:value-type="string">
            <text:p>/glade/u/home/adamhb/ahb_params/fates_api_25/ensembles/CZ2_equilibrium_110523_07/CZ2_equilibrium_110523_0026.nc</text:p>
          </table:table-cell>
          <table:table-cell office:value-type="float" office:value="77.8959885513822" calcext:value-type="float">
            <text:p>77.8959885513822</text:p>
          </table:table-cell>
          <table:table-cell office:value-type="float" office:value="0.054" calcext:value-type="float">
            <text:p>0.054</text:p>
          </table:table-cell>
          <table:table-cell office:value-type="float" office:value="65.2542372881356" calcext:value-type="float">
            <text:p>65.2542372881356</text:p>
          </table:table-cell>
          <table:table-cell office:value-type="float" office:value="31.3559322033898" calcext:value-type="float">
            <text:p>31.35593220338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Z2_trans_1950_2020_111223_-17e2acb6a_FATES-8a054a12_0049</text:p>
          </table:table-cell>
          <table:table-cell office:value-type="float" office:value="20.4318828582764" calcext:value-type="float">
            <text:p>20.4318828582764</text:p>
          </table:table-cell>
          <table:table-cell office:value-type="float" office:value="1" calcext:value-type="float">
            <text:p>1</text:p>
          </table:table-cell>
          <table:table-cell office:value-type="float" office:value="0.232152122737554" calcext:value-type="float">
            <text:p>0.232152122737554</text:p>
          </table:table-cell>
          <table:table-cell office:value-type="float" office:value="58.047848" calcext:value-type="float">
            <text:p>58.047848</text:p>
          </table:table-cell>
          <table:table-cell office:value-type="float" office:value="52.262676" calcext:value-type="float">
            <text:p>52.262676</text:p>
          </table:table-cell>
          <table:table-cell office:value-type="float" office:value="0.37084165" calcext:value-type="float">
            <text:p>0.37084165</text:p>
          </table:table-cell>
          <table:table-cell office:value-type="float" office:value="0.098102495" calcext:value-type="float">
            <text:p>0.098102495</text:p>
          </table:table-cell>
          <table:table-cell office:value-type="float" office:value="5.316228" calcext:value-type="float">
            <text:p>5.316228</text:p>
          </table:table-cell>
          <table:table-cell office:value-type="float" office:value="0.015104936" calcext:value-type="float">
            <text:p>0.015104936</text:p>
          </table:table-cell>
          <table:table-cell table:style-name="ce3" office:value-type="float" office:value="0.0000015652117" calcext:value-type="float">
            <text:p>1.57E-06</text:p>
          </table:table-cell>
          <table:table-cell office:value-type="float" office:value="204.212386161089" calcext:value-type="float">
            <text:p>204.212386161089</text:p>
          </table:table-cell>
          <table:table-cell office:value-type="float" office:value="126.429572701454" calcext:value-type="float">
            <text:p>126.429572701454</text:p>
          </table:table-cell>
          <table:table-cell office:value-type="float" office:value="75.5808129906654" calcext:value-type="float">
            <text:p>75.5808129906654</text:p>
          </table:table-cell>
          <table:table-cell office:value-type="float" office:value="56.2323862686753" calcext:value-type="float">
            <text:p>56.2323862686753</text:p>
          </table:table-cell>
          <table:table-cell office:value-type="float" office:value="3.32211406202987" calcext:value-type="float">
            <text:p>3.32211406202987</text:p>
          </table:table-cell>
          <table:table-cell office:value-type="float" office:value="1.4410477" calcext:value-type="float">
            <text:p>1.4410477</text:p>
          </table:table-cell>
          <table:table-cell office:value-type="float" office:value="0" calcext:value-type="float">
            <text:p>0</text:p>
          </table:table-cell>
          <table:table-cell office:value-type="float" office:value="0.15095949" calcext:value-type="float">
            <text:p>0.15095949</text:p>
          </table:table-cell>
          <table:table-cell office:value-type="float" office:value="1.19535785199787" calcext:value-type="float">
            <text:p>1.19535785199787</text:p>
          </table:table-cell>
          <table:table-cell office:value-type="float" office:value="1.7233133" calcext:value-type="float">
            <text:p>1.7233133</text:p>
          </table:table-cell>
          <table:table-cell office:value-type="float" office:value="0.004" calcext:value-type="float">
            <text:p>0.004</text:p>
          </table:table-cell>
          <table:table-cell office:value-type="float" office:value="86.7647058823529" calcext:value-type="float">
            <text:p>86.7647058823529</text:p>
          </table:table-cell>
          <table:table-cell office:value-type="float" office:value="26.4705882352941" calcext:value-type="float">
            <text:p>26.4705882352941</text:p>
          </table:table-cell>
          <table:table-cell office:value-type="string" calcext:value-type="string">
            <text:p>/glade/u/home/adamhb/ahb_params/fates_api_25/ensembles/CZ2_trans_110923_01/ca_5pfts_100523_0049.nc</text:p>
          </table:table-cell>
          <table:table-cell office:value-type="float" office:value="77.8959885513822" calcext:value-type="float">
            <text:p>77.89598855138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AN_equilibrium_111023_01_-17e2acb6a_FATES-8a054a12_0049</text:p>
          </table:table-cell>
          <table:table-cell office:value-type="float" office:value="21.1206283569336" calcext:value-type="float">
            <text:p>21.1206283569336</text:p>
          </table:table-cell>
          <table:table-cell office:value-type="float" office:value="1" calcext:value-type="float">
            <text:p>1</text:p>
          </table:table-cell>
          <table:table-cell office:value-type="float" office:value="0.332989425331832" calcext:value-type="float">
            <text:p>0.332989425331832</text:p>
          </table:table-cell>
          <table:table-cell office:value-type="float" office:value="57.620785" calcext:value-type="float">
            <text:p>57.620785</text:p>
          </table:table-cell>
          <table:table-cell office:value-type="float" office:value="48.658463" calcext:value-type="float">
            <text:p>48.658463</text:p>
          </table:table-cell>
          <table:table-cell office:value-type="float" office:value="1.6993688" calcext:value-type="float">
            <text:p>1.6993688</text:p>
          </table:table-cell>
          <table:table-cell office:value-type="float" office:value="0.0947574" calcext:value-type="float">
            <text:p>0.0947574</text:p>
          </table:table-cell>
          <table:table-cell office:value-type="float" office:value="7.1681967" calcext:value-type="float">
            <text:p>7.1681967</text:p>
          </table:table-cell>
          <table:table-cell office:value-type="float" office:value="0.011409994" calcext:value-type="float">
            <text:p>0.011409994</text:p>
          </table:table-cell>
          <table:table-cell office:value-type="float" office:value="0.00018786352" calcext:value-type="float">
            <text:p>0.00018786352</text:p>
          </table:table-cell>
          <table:table-cell office:value-type="float" office:value="165.960732847452" calcext:value-type="float">
            <text:p>165.960732847452</text:p>
          </table:table-cell>
          <table:table-cell office:value-type="float" office:value="66.1696959286928" calcext:value-type="float">
            <text:p>66.1696959286928</text:p>
          </table:table-cell>
          <table:table-cell office:value-type="float" office:value="60.5220347642899" calcext:value-type="float">
            <text:p>60.5220347642899</text:p>
          </table:table-cell>
          <table:table-cell office:value-type="float" office:value="58.795171789825" calcext:value-type="float">
            <text:p>58.795171789825</text:p>
          </table:table-cell>
          <table:table-cell office:value-type="float" office:value="28.8287247531116" calcext:value-type="float">
            <text:p>28.8287247531116</text:p>
          </table:table-cell>
          <table:table-cell office:value-type="float" office:value="24.231543" calcext:value-type="float">
            <text:p>24.231543</text:p>
          </table:table-cell>
          <table:table-cell table:style-name="ce3" office:value-type="float" office:value="0.00003834211" calcext:value-type="float">
            <text:p>3.83E-05</text:p>
          </table:table-cell>
          <table:table-cell office:value-type="float" office:value="0.17936464" calcext:value-type="float">
            <text:p>0.17936464</text:p>
          </table:table-cell>
          <table:table-cell office:value-type="float" office:value="1.04320401993618" calcext:value-type="float">
            <text:p>1.04320401993618</text:p>
          </table:table-cell>
          <table:table-cell office:value-type="float" office:value="1.5530558" calcext:value-type="float">
            <text:p>1.5530558</text:p>
          </table:table-cell>
          <table:table-cell office:value-type="float" office:value="0.012" calcext:value-type="float">
            <text:p>0.01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.17460317460317" calcext:value-type="float">
            <text:p>3.17460317460317</text:p>
          </table:table-cell>
          <table:table-cell office:value-type="string" calcext:value-type="string">
            <text:p>/glade/u/home/adamhb/ahb_params/fates_api_25/ensembles/STAN_equilibrium_111023_01/ca_5pfts_100523_0049.nc</text:p>
          </table:table-cell>
          <table:table-cell office:value-type="float" office:value="77.8959885513822" calcext:value-type="float">
            <text:p>77.89598855138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AN_equilibrium_111023_01_-17e2acb6a_FATES-8a054a12_0049</text:p>
          </table:table-cell>
          <table:table-cell office:value-type="float" office:value="21.1206283569336" calcext:value-type="float">
            <text:p>21.1206283569336</text:p>
          </table:table-cell>
          <table:table-cell office:value-type="float" office:value="1" calcext:value-type="float">
            <text:p>1</text:p>
          </table:table-cell>
          <table:table-cell office:value-type="float" office:value="0.332989425331832" calcext:value-type="float">
            <text:p>0.332989425331832</text:p>
          </table:table-cell>
          <table:table-cell office:value-type="float" office:value="57.620785" calcext:value-type="float">
            <text:p>57.620785</text:p>
          </table:table-cell>
          <table:table-cell office:value-type="float" office:value="48.658463" calcext:value-type="float">
            <text:p>48.658463</text:p>
          </table:table-cell>
          <table:table-cell office:value-type="float" office:value="1.6993688" calcext:value-type="float">
            <text:p>1.6993688</text:p>
          </table:table-cell>
          <table:table-cell office:value-type="float" office:value="0.0947574" calcext:value-type="float">
            <text:p>0.0947574</text:p>
          </table:table-cell>
          <table:table-cell office:value-type="float" office:value="7.1681967" calcext:value-type="float">
            <text:p>7.1681967</text:p>
          </table:table-cell>
          <table:table-cell office:value-type="float" office:value="0.011409994" calcext:value-type="float">
            <text:p>0.011409994</text:p>
          </table:table-cell>
          <table:table-cell office:value-type="float" office:value="0.00018786352" calcext:value-type="float">
            <text:p>0.00018786352</text:p>
          </table:table-cell>
          <table:table-cell office:value-type="float" office:value="165.960732847452" calcext:value-type="float">
            <text:p>165.960732847452</text:p>
          </table:table-cell>
          <table:table-cell office:value-type="float" office:value="66.1696959286928" calcext:value-type="float">
            <text:p>66.1696959286928</text:p>
          </table:table-cell>
          <table:table-cell office:value-type="float" office:value="60.5220347642899" calcext:value-type="float">
            <text:p>60.5220347642899</text:p>
          </table:table-cell>
          <table:table-cell office:value-type="float" office:value="58.795171789825" calcext:value-type="float">
            <text:p>58.795171789825</text:p>
          </table:table-cell>
          <table:table-cell office:value-type="float" office:value="28.8287247531116" calcext:value-type="float">
            <text:p>28.8287247531116</text:p>
          </table:table-cell>
          <table:table-cell office:value-type="float" office:value="24.231543" calcext:value-type="float">
            <text:p>24.231543</text:p>
          </table:table-cell>
          <table:table-cell table:style-name="ce3" office:value-type="float" office:value="0.00003834211" calcext:value-type="float">
            <text:p>3.83E-05</text:p>
          </table:table-cell>
          <table:table-cell office:value-type="float" office:value="0.17936464" calcext:value-type="float">
            <text:p>0.17936464</text:p>
          </table:table-cell>
          <table:table-cell office:value-type="float" office:value="1.04320401993618" calcext:value-type="float">
            <text:p>1.04320401993618</text:p>
          </table:table-cell>
          <table:table-cell office:value-type="float" office:value="1.5530558" calcext:value-type="float">
            <text:p>1.5530558</text:p>
          </table:table-cell>
          <table:table-cell office:value-type="float" office:value="0.012" calcext:value-type="float">
            <text:p>0.01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.17460317460317" calcext:value-type="float">
            <text:p>3.17460317460317</text:p>
          </table:table-cell>
          <table:table-cell office:value-type="string" calcext:value-type="string">
            <text:p>/glade/u/home/adamhb/ahb_params/fates_api_25/ensembles/STAN_equilibrium_111023_01/ca_5pfts_100523_0049.nc</text:p>
          </table:table-cell>
          <table:table-cell office:value-type="float" office:value="77.8959885513822" calcext:value-type="float">
            <text:p>77.89598855138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8087294693707" calcext:value-type="float">
            <text:p>4.98087294693707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Z2_equilibrium_110523_03_-17e2acb6a_FATES-8a054a12_0024</text:p>
          </table:table-cell>
          <table:table-cell office:value-type="string" calcext:value-type="string">
            <text:p>CZ2_trans_110923_0033</text:p>
          </table:table-cell>
          <table:table-cell office:value-type="float" office:value="3.44370658733653" calcext:value-type="float">
            <text:p>3.44370658733653</text:p>
          </table:table-cell>
          <table:table-cell office:value-type="float" office:value="13.2369441986084" calcext:value-type="float">
            <text:p>13.2369441986084</text:p>
          </table:table-cell>
          <table:table-cell office:value-type="float" office:value="1" calcext:value-type="float">
            <text:p>1</text:p>
          </table:table-cell>
          <table:table-cell office:value-type="float" office:value="0.413733262234481" calcext:value-type="float">
            <text:p>0.413733262234481</text:p>
          </table:table-cell>
          <table:table-cell office:value-type="float" office:value="39.155785" calcext:value-type="float">
            <text:p>39.155785</text:p>
          </table:table-cell>
          <table:table-cell office:value-type="float" office:value="5.8301907" calcext:value-type="float">
            <text:p>5.8301907</text:p>
          </table:table-cell>
          <table:table-cell office:value-type="float" office:value="32.525303" calcext:value-type="float">
            <text:p>32.525303</text:p>
          </table:table-cell>
          <table:table-cell office:value-type="float" office:value="0.7459003" calcext:value-type="float">
            <text:p>0.7459003</text:p>
          </table:table-cell>
          <table:table-cell office:value-type="float" office:value="0.0543934" calcext:value-type="float">
            <text:p>0.0543934</text:p>
          </table:table-cell>
          <table:table-cell office:value-type="float" office:value="0.12442301" calcext:value-type="float">
            <text:p>0.12442301</text:p>
          </table:table-cell>
          <table:table-cell office:value-type="float" office:value="0.05602638" calcext:value-type="float">
            <text:p>0.05602638</text:p>
          </table:table-cell>
          <table:table-cell office:value-type="float" office:value="437.2114315629" calcext:value-type="float">
            <text:p>437.2114315629</text:p>
          </table:table-cell>
          <table:table-cell office:value-type="float" office:value="96.5102668851614" calcext:value-type="float">
            <text:p>96.5102668851614</text:p>
          </table:table-cell>
          <table:table-cell office:value-type="float" office:value="37.0729388669133" calcext:value-type="float">
            <text:p>37.0729388669133</text:p>
          </table:table-cell>
          <table:table-cell office:value-type="float" office:value="9.82221565209329" calcext:value-type="float">
            <text:p>9.82221565209329</text:p>
          </table:table-cell>
          <table:table-cell office:value-type="float" office:value="0.522920709045138" calcext:value-type="float">
            <text:p>0.522920709045138</text:p>
          </table:table-cell>
          <table:table-cell office:value-type="float" office:value="0.04238737" calcext:value-type="float">
            <text:p>0.04238737</text:p>
          </table:table-cell>
          <table:table-cell office:value-type="float" office:value="0.016838016" calcext:value-type="float">
            <text:p>0.016838016</text:p>
          </table:table-cell>
          <table:table-cell office:value-type="float" office:value="1.5766943" calcext:value-type="float">
            <text:p>1.5766943</text:p>
          </table:table-cell>
          <table:table-cell office:value-type="float" office:value="1.02177331888242" calcext:value-type="float">
            <text:p>1.02177331888242</text:p>
          </table:table-cell>
          <table:table-cell office:value-type="float" office:value="1.0577583" calcext:value-type="float">
            <text:p>1.0577583</text:p>
          </table:table-cell>
          <table:table-cell office:value-type="string" calcext:value-type="string">
            <text:p>/glade/u/home/adamhb/ahb_params/fates_api_25/ensembles/CZ2_equilibrium_110523_03/CZ2_equilibrium_110523_0024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0.013" calcext:value-type="float">
            <text:p>0.013</text:p>
          </table:table-cell>
          <table:table-cell office:value-type="float" office:value="21.8045112781955" calcext:value-type="float">
            <text:p>21.804511278195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Z2_trans_1950_2020_111223_-17e2acb6a_FATES-8a054a12_0033</text:p>
          </table:table-cell>
          <table:table-cell office:value-type="float" office:value="24.256965637207" calcext:value-type="float">
            <text:p>24.256965637207</text:p>
          </table:table-cell>
          <table:table-cell office:value-type="float" office:value="1" calcext:value-type="float">
            <text:p>1</text:p>
          </table:table-cell>
          <table:table-cell office:value-type="float" office:value="0.29578959994305" calcext:value-type="float">
            <text:p>0.29578959994305</text:p>
          </table:table-cell>
          <table:table-cell office:value-type="float" office:value="59.61941" calcext:value-type="float">
            <text:p>59.61941</text:p>
          </table:table-cell>
          <table:table-cell office:value-type="float" office:value="5.382556" calcext:value-type="float">
            <text:p>5.382556</text:p>
          </table:table-cell>
          <table:table-cell office:value-type="float" office:value="53.661793" calcext:value-type="float">
            <text:p>53.661793</text:p>
          </table:table-cell>
          <table:table-cell office:value-type="float" office:value="0.57352716" calcext:value-type="float">
            <text:p>0.57352716</text:p>
          </table:table-cell>
          <table:table-cell office:value-type="float" office:value="0.0015348183" calcext:value-type="float">
            <text:p>0.0015348183</text:p>
          </table:table-cell>
          <table:table-cell office:value-type="float" office:value="0.047607135" calcext:value-type="float">
            <text:p>0.047607135</text:p>
          </table:table-cell>
          <table:table-cell office:value-type="float" office:value="0.024412198" calcext:value-type="float">
            <text:p>0.024412198</text:p>
          </table:table-cell>
          <table:table-cell office:value-type="float" office:value="270.483661442995" calcext:value-type="float">
            <text:p>270.483661442995</text:p>
          </table:table-cell>
          <table:table-cell office:value-type="float" office:value="132.220815867186" calcext:value-type="float">
            <text:p>132.220815867186</text:p>
          </table:table-cell>
          <table:table-cell office:value-type="float" office:value="89.3281307071447" calcext:value-type="float">
            <text:p>89.3281307071447</text:p>
          </table:table-cell>
          <table:table-cell office:value-type="float" office:value="17.6176952663809" calcext:value-type="float">
            <text:p>17.6176952663809</text:p>
          </table:table-cell>
          <table:table-cell office:value-type="float" office:value="1.09087843156885" calcext:value-type="float">
            <text:p>1.09087843156885</text:p>
          </table:table-cell>
          <table:table-cell office:value-type="float" office:value="0.019065032" calcext:value-type="float">
            <text:p>0.019065032</text:p>
          </table:table-cell>
          <table:table-cell office:value-type="float" office:value="0.030892704" calcext:value-type="float">
            <text:p>0.030892704</text:p>
          </table:table-cell>
          <table:table-cell office:value-type="float" office:value="1.7473787" calcext:value-type="float">
            <text:p>1.7473787</text:p>
          </table:table-cell>
          <table:table-cell office:value-type="float" office:value="1.18734587550762" calcext:value-type="float">
            <text:p>1.18734587550762</text:p>
          </table:table-cell>
          <table:table-cell office:value-type="float" office:value="1.191369" calcext:value-type="float">
            <text:p>1.191369</text:p>
          </table:table-cell>
          <table:table-cell office:value-type="float" office:value="0.002" calcext:value-type="float">
            <text:p>0.002</text:p>
          </table:table-cell>
          <table:table-cell office:value-type="float" office:value="24.6913580246914" calcext:value-type="float">
            <text:p>24.6913580246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3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N_equilibrium_111023_01_-17e2acb6a_FATES-8a054a12_0033</text:p>
          </table:table-cell>
          <table:table-cell office:value-type="float" office:value="25.7519359588623" calcext:value-type="float">
            <text:p>25.7519359588623</text:p>
          </table:table-cell>
          <table:table-cell office:value-type="float" office:value="1" calcext:value-type="float">
            <text:p>1</text:p>
          </table:table-cell>
          <table:table-cell office:value-type="float" office:value="0.689938434974499" calcext:value-type="float">
            <text:p>0.689938434974499</text:p>
          </table:table-cell>
          <table:table-cell office:value-type="float" office:value="59.01753" calcext:value-type="float">
            <text:p>59.01753</text:p>
          </table:table-cell>
          <table:table-cell office:value-type="float" office:value="16.93029" calcext:value-type="float">
            <text:p>16.93029</text:p>
          </table:table-cell>
          <table:table-cell office:value-type="float" office:value="35.928406" calcext:value-type="float">
            <text:p>35.928406</text:p>
          </table:table-cell>
          <table:table-cell office:value-type="float" office:value="6.146439" calcext:value-type="float">
            <text:p>6.146439</text:p>
          </table:table-cell>
          <table:table-cell office:value-type="float" office:value="0.012395681" calcext:value-type="float">
            <text:p>0.012395681</text:p>
          </table:table-cell>
          <table:table-cell office:value-type="float" office:value="0.14700016" calcext:value-type="float">
            <text:p>0.14700016</text:p>
          </table:table-cell>
          <table:table-cell office:value-type="float" office:value="0.10002204" calcext:value-type="float">
            <text:p>0.10002204</text:p>
          </table:table-cell>
          <table:table-cell office:value-type="float" office:value="181.329641491175" calcext:value-type="float">
            <text:p>181.329641491175</text:p>
          </table:table-cell>
          <table:table-cell office:value-type="float" office:value="119.265522807837" calcext:value-type="float">
            <text:p>119.265522807837</text:p>
          </table:table-cell>
          <table:table-cell office:value-type="float" office:value="81.1238400638104" calcext:value-type="float">
            <text:p>81.1238400638104</text:p>
          </table:table-cell>
          <table:table-cell office:value-type="float" office:value="51.7586711794138" calcext:value-type="float">
            <text:p>51.7586711794138</text:p>
          </table:table-cell>
          <table:table-cell office:value-type="float" office:value="0.96024690719787" calcext:value-type="float">
            <text:p>0.96024690719787</text:p>
          </table:table-cell>
          <table:table-cell office:value-type="float" office:value="0.068558834" calcext:value-type="float">
            <text:p>0.068558834</text:p>
          </table:table-cell>
          <table:table-cell office:value-type="float" office:value="0.03257134" calcext:value-type="float">
            <text:p>0.03257134</text:p>
          </table:table-cell>
          <table:table-cell office:value-type="float" office:value="5.3968163" calcext:value-type="float">
            <text:p>5.3968163</text:p>
          </table:table-cell>
          <table:table-cell office:value-type="float" office:value="1.1152576938116" calcext:value-type="float">
            <text:p>1.1152576938116</text:p>
          </table:table-cell>
          <table:table-cell office:value-type="float" office:value="1.0494127" calcext:value-type="float">
            <text:p>1.049412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3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N_equilibrium_111023_01_-17e2acb6a_FATES-8a054a12_0033</text:p>
          </table:table-cell>
          <table:table-cell office:value-type="float" office:value="25.7519359588623" calcext:value-type="float">
            <text:p>25.7519359588623</text:p>
          </table:table-cell>
          <table:table-cell office:value-type="float" office:value="1" calcext:value-type="float">
            <text:p>1</text:p>
          </table:table-cell>
          <table:table-cell office:value-type="float" office:value="0.689938434974499" calcext:value-type="float">
            <text:p>0.689938434974499</text:p>
          </table:table-cell>
          <table:table-cell office:value-type="float" office:value="59.01753" calcext:value-type="float">
            <text:p>59.01753</text:p>
          </table:table-cell>
          <table:table-cell office:value-type="float" office:value="16.93029" calcext:value-type="float">
            <text:p>16.93029</text:p>
          </table:table-cell>
          <table:table-cell office:value-type="float" office:value="35.928406" calcext:value-type="float">
            <text:p>35.928406</text:p>
          </table:table-cell>
          <table:table-cell office:value-type="float" office:value="6.146439" calcext:value-type="float">
            <text:p>6.146439</text:p>
          </table:table-cell>
          <table:table-cell office:value-type="float" office:value="0.012395681" calcext:value-type="float">
            <text:p>0.012395681</text:p>
          </table:table-cell>
          <table:table-cell office:value-type="float" office:value="0.14700016" calcext:value-type="float">
            <text:p>0.14700016</text:p>
          </table:table-cell>
          <table:table-cell office:value-type="float" office:value="0.10002204" calcext:value-type="float">
            <text:p>0.10002204</text:p>
          </table:table-cell>
          <table:table-cell office:value-type="float" office:value="181.329641491175" calcext:value-type="float">
            <text:p>181.329641491175</text:p>
          </table:table-cell>
          <table:table-cell office:value-type="float" office:value="119.265522807837" calcext:value-type="float">
            <text:p>119.265522807837</text:p>
          </table:table-cell>
          <table:table-cell office:value-type="float" office:value="81.1238400638104" calcext:value-type="float">
            <text:p>81.1238400638104</text:p>
          </table:table-cell>
          <table:table-cell office:value-type="float" office:value="51.7586711794138" calcext:value-type="float">
            <text:p>51.7586711794138</text:p>
          </table:table-cell>
          <table:table-cell office:value-type="float" office:value="0.96024690719787" calcext:value-type="float">
            <text:p>0.96024690719787</text:p>
          </table:table-cell>
          <table:table-cell office:value-type="float" office:value="0.068558834" calcext:value-type="float">
            <text:p>0.068558834</text:p>
          </table:table-cell>
          <table:table-cell office:value-type="float" office:value="0.03257134" calcext:value-type="float">
            <text:p>0.03257134</text:p>
          </table:table-cell>
          <table:table-cell office:value-type="float" office:value="5.3968163" calcext:value-type="float">
            <text:p>5.3968163</text:p>
          </table:table-cell>
          <table:table-cell office:value-type="float" office:value="1.1152576938116" calcext:value-type="float">
            <text:p>1.1152576938116</text:p>
          </table:table-cell>
          <table:table-cell office:value-type="float" office:value="1.0494127" calcext:value-type="float">
            <text:p>1.049412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3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467893422469" calcext:value-type="float">
            <text:p>4.12467893422469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Z2_equilibrium_110523_01_-17e2acb6a_FATES-8a054a12_0030</text:p>
          </table:table-cell>
          <table:table-cell office:value-type="string" calcext:value-type="string">
            <text:p>CZ2_trans_110923_0020</text:p>
          </table:table-cell>
          <table:table-cell office:value-type="float" office:value="3.66349237934026" calcext:value-type="float">
            <text:p>3.66349237934026</text:p>
          </table:table-cell>
          <table:table-cell office:value-type="float" office:value="3.01378345489502" calcext:value-type="float">
            <text:p>3.01378345489502</text:p>
          </table:table-cell>
          <table:table-cell office:value-type="float" office:value="0" calcext:value-type="float">
            <text:p>0</text:p>
          </table:table-cell>
          <table:table-cell office:value-type="float" office:value="0.285537649961917" calcext:value-type="float">
            <text:p>0.285537649961917</text:p>
          </table:table-cell>
          <table:table-cell office:value-type="float" office:value="3.5108185" calcext:value-type="float">
            <text:p>3.5108185</text:p>
          </table:table-cell>
          <table:table-cell office:value-type="float" office:value="0.45410085" calcext:value-type="float">
            <text:p>0.45410085</text:p>
          </table:table-cell>
          <table:table-cell office:value-type="float" office:value="2.3995068" calcext:value-type="float">
            <text:p>2.3995068</text:p>
          </table:table-cell>
          <table:table-cell office:value-type="float" office:value="0.4167656" calcext:value-type="float">
            <text:p>0.4167656</text:p>
          </table:table-cell>
          <table:table-cell office:value-type="float" office:value="0.24044508" calcext:value-type="float">
            <text:p>0.24044508</text:p>
          </table:table-cell>
          <table:table-cell office:value-type="float" office:value="1.098427" calcext:value-type="float">
            <text:p>1.098427</text:p>
          </table:table-cell>
          <table:table-cell office:value-type="float" office:value="0.88759637" calcext:value-type="float">
            <text:p>0.88759637</text:p>
          </table:table-cell>
          <table:table-cell office:value-type="float" office:value="50.5863130092621" calcext:value-type="float">
            <text:p>50.5863130092621</text:p>
          </table:table-cell>
          <table:table-cell office:value-type="float" office:value="7.36305955797434" calcext:value-type="float">
            <text:p>7.36305955797434</text:p>
          </table:table-cell>
          <table:table-cell office:value-type="float" office:value="1.12264096969739" calcext:value-type="float">
            <text:p>1.12264096969739</text:p>
          </table:table-cell>
          <table:table-cell office:value-type="float" office:value="0.0164521713941212" calcext:value-type="float">
            <text:p>0.016452171394121</text:p>
          </table:table-cell>
          <table:table-cell office:value-type="float" office:value="0.0009116102006601" calcext:value-type="float">
            <text:p>0.00091161020066</text:p>
          </table:table-cell>
          <table:table-cell office:value-type="float" office:value="1.0084046" calcext:value-type="float">
            <text:p>1.0084046</text:p>
          </table:table-cell>
          <table:table-cell office:value-type="float" office:value="0.012705114" calcext:value-type="float">
            <text:p>0.012705114</text:p>
          </table:table-cell>
          <table:table-cell office:value-type="float" office:value="27.723694" calcext:value-type="float">
            <text:p>27.723694</text:p>
          </table:table-cell>
          <table:table-cell office:value-type="float" office:value="1.11843521426636" calcext:value-type="float">
            <text:p>1.11843521426636</text:p>
          </table:table-cell>
          <table:table-cell office:value-type="float" office:value="1.4831657" calcext:value-type="float">
            <text:p>1.4831657</text:p>
          </table:table-cell>
          <table:table-cell office:value-type="string" calcext:value-type="string">
            <text:p>/glade/u/home/adamhb/ahb_params/fates_api_25/ensembles/CZ2_equilibrium_110523_01/CZ2_equilibrium_110523_0030.nc</text:p>
          </table:table-cell>
          <table:table-cell office:value-type="float" office:value="47.5329813188747" calcext:value-type="float">
            <text:p>47.5329813188747</text:p>
          </table:table-cell>
          <table:table-cell office:value-type="float" office:value="0.051" calcext:value-type="float">
            <text:p>0.051</text:p>
          </table:table-cell>
          <table:table-cell office:value-type="float" office:value="34.4262295081967" calcext:value-type="float">
            <text:p>34.4262295081967</text:p>
          </table:table-cell>
          <table:table-cell office:value-type="float" office:value="5.73770491803279" calcext:value-type="float">
            <text:p>5.737704918032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Z2_trans_1950_2020_111223_-17e2acb6a_FATES-8a054a12_0020</text:p>
          </table:table-cell>
          <table:table-cell office:value-type="float" office:value="8.62744617462158" calcext:value-type="float">
            <text:p>8.62744617462158</text:p>
          </table:table-cell>
          <table:table-cell office:value-type="float" office:value="0" calcext:value-type="float">
            <text:p>0</text:p>
          </table:table-cell>
          <table:table-cell office:value-type="float" office:value="0.33842211962124" calcext:value-type="float">
            <text:p>0.33842211962124</text:p>
          </table:table-cell>
          <table:table-cell office:value-type="float" office:value="34.339348" calcext:value-type="float">
            <text:p>34.339348</text:p>
          </table:table-cell>
          <table:table-cell office:value-type="float" office:value="0.88426256" calcext:value-type="float">
            <text:p>0.88426256</text:p>
          </table:table-cell>
          <table:table-cell office:value-type="float" office:value="29.22822" calcext:value-type="float">
            <text:p>29.22822</text:p>
          </table:table-cell>
          <table:table-cell office:value-type="float" office:value="0.13437317" calcext:value-type="float">
            <text:p>0.13437317</text:p>
          </table:table-cell>
          <table:table-cell office:value-type="float" office:value="4.0924926" calcext:value-type="float">
            <text:p>4.0924926</text:p>
          </table:table-cell>
          <table:table-cell office:value-type="float" office:value="0.020766782" calcext:value-type="float">
            <text:p>0.020766782</text:p>
          </table:table-cell>
          <table:table-cell office:value-type="float" office:value="0.00032568138" calcext:value-type="float">
            <text:p>0.00032568138</text:p>
          </table:table-cell>
          <table:table-cell office:value-type="float" office:value="615.083090960979" calcext:value-type="float">
            <text:p>615.083090960979</text:p>
          </table:table-cell>
          <table:table-cell office:value-type="float" office:value="23.8215178251266" calcext:value-type="float">
            <text:p>23.8215178251266</text:p>
          </table:table-cell>
          <table:table-cell office:value-type="float" office:value="0.620038335910067" calcext:value-type="float">
            <text:p>0.620038335910067</text:p>
          </table:table-cell>
          <table:table-cell office:value-type="float" office:value="0.270204673142871" calcext:value-type="float">
            <text:p>0.270204673142871</text:p>
          </table:table-cell>
          <table:table-cell office:value-type="float" office:value="0.159721330419416" calcext:value-type="float">
            <text:p>0.159721330419416</text:p>
          </table:table-cell>
          <table:table-cell office:value-type="float" office:value="0.33169654" calcext:value-type="float">
            <text:p>0.33169654</text:p>
          </table:table-cell>
          <table:table-cell office:value-type="float" office:value="0" calcext:value-type="float">
            <text:p>0</text:p>
          </table:table-cell>
          <table:table-cell office:value-type="float" office:value="0.2413477" calcext:value-type="float">
            <text:p>0.2413477</text:p>
          </table:table-cell>
          <table:table-cell office:value-type="float" office:value="1.07869184023457" calcext:value-type="float">
            <text:p>1.07869184023457</text:p>
          </table:table-cell>
          <table:table-cell office:value-type="float" office:value="1.180068" calcext:value-type="float">
            <text:p>1.180068</text:p>
          </table:table-cell>
          <table:table-cell office:value-type="float" office:value="0.002" calcext:value-type="float">
            <text:p>0.002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20.nc</text:p>
          </table:table-cell>
          <table:table-cell office:value-type="float" office:value="47.5329813188747" calcext:value-type="float">
            <text:p>47.53298131887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N_equilibrium_111023_01_-17e2acb6a_FATES-8a054a12_0020</text:p>
          </table:table-cell>
          <table:table-cell office:value-type="float" office:value="10.1588983535767" calcext:value-type="float">
            <text:p>10.1588983535767</text:p>
          </table:table-cell>
          <table:table-cell office:value-type="float" office:value="0" calcext:value-type="float">
            <text:p>0</text:p>
          </table:table-cell>
          <table:table-cell office:value-type="float" office:value="0.681559168894017" calcext:value-type="float">
            <text:p>0.681559168894017</text:p>
          </table:table-cell>
          <table:table-cell office:value-type="float" office:value="31.78675" calcext:value-type="float">
            <text:p>31.78675</text:p>
          </table:table-cell>
          <table:table-cell office:value-type="float" office:value="4.955422" calcext:value-type="float">
            <text:p>4.955422</text:p>
          </table:table-cell>
          <table:table-cell office:value-type="float" office:value="18.45029" calcext:value-type="float">
            <text:p>18.45029</text:p>
          </table:table-cell>
          <table:table-cell office:value-type="float" office:value="1.263507" calcext:value-type="float">
            <text:p>1.263507</text:p>
          </table:table-cell>
          <table:table-cell office:value-type="float" office:value="7.1175313" calcext:value-type="float">
            <text:p>7.1175313</text:p>
          </table:table-cell>
          <table:table-cell office:value-type="float" office:value="0.007298501" calcext:value-type="float">
            <text:p>0.007298501</text:p>
          </table:table-cell>
          <table:table-cell office:value-type="float" office:value="0.00706701" calcext:value-type="float">
            <text:p>0.00706701</text:p>
          </table:table-cell>
          <table:table-cell office:value-type="float" office:value="258.717276155949" calcext:value-type="float">
            <text:p>258.717276155949</text:p>
          </table:table-cell>
          <table:table-cell office:value-type="float" office:value="107.709746807814" calcext:value-type="float">
            <text:p>107.709746807814</text:p>
          </table:table-cell>
          <table:table-cell office:value-type="float" office:value="26.8788379617035" calcext:value-type="float">
            <text:p>26.8788379617035</text:p>
          </table:table-cell>
          <table:table-cell office:value-type="float" office:value="4.80987859191373" calcext:value-type="float">
            <text:p>4.80987859191373</text:p>
          </table:table-cell>
          <table:table-cell office:value-type="float" office:value="0.166872232512105" calcext:value-type="float">
            <text:p>0.166872232512105</text:p>
          </table:table-cell>
          <table:table-cell office:value-type="float" office:value="2.0177639" calcext:value-type="float">
            <text:p>2.0177639</text:p>
          </table:table-cell>
          <table:table-cell office:value-type="float" office:value="0" calcext:value-type="float">
            <text:p>0</text:p>
          </table:table-cell>
          <table:table-cell office:value-type="float" office:value="0.17528754" calcext:value-type="float">
            <text:p>0.17528754</text:p>
          </table:table-cell>
          <table:table-cell office:value-type="float" office:value="0.82467814823417" calcext:value-type="float">
            <text:p>0.82467814823417</text:p>
          </table:table-cell>
          <table:table-cell office:value-type="float" office:value="0.67107725" calcext:value-type="float">
            <text:p>0.67107725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0.nc</text:p>
          </table:table-cell>
          <table:table-cell office:value-type="float" office:value="47.5329813188747" calcext:value-type="float">
            <text:p>47.53298131887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N_equilibrium_111023_01_-17e2acb6a_FATES-8a054a12_0020</text:p>
          </table:table-cell>
          <table:table-cell office:value-type="float" office:value="10.1588983535767" calcext:value-type="float">
            <text:p>10.1588983535767</text:p>
          </table:table-cell>
          <table:table-cell office:value-type="float" office:value="0" calcext:value-type="float">
            <text:p>0</text:p>
          </table:table-cell>
          <table:table-cell office:value-type="float" office:value="0.681559168894017" calcext:value-type="float">
            <text:p>0.681559168894017</text:p>
          </table:table-cell>
          <table:table-cell office:value-type="float" office:value="31.78675" calcext:value-type="float">
            <text:p>31.78675</text:p>
          </table:table-cell>
          <table:table-cell office:value-type="float" office:value="4.955422" calcext:value-type="float">
            <text:p>4.955422</text:p>
          </table:table-cell>
          <table:table-cell office:value-type="float" office:value="18.45029" calcext:value-type="float">
            <text:p>18.45029</text:p>
          </table:table-cell>
          <table:table-cell office:value-type="float" office:value="1.263507" calcext:value-type="float">
            <text:p>1.263507</text:p>
          </table:table-cell>
          <table:table-cell office:value-type="float" office:value="7.1175313" calcext:value-type="float">
            <text:p>7.1175313</text:p>
          </table:table-cell>
          <table:table-cell office:value-type="float" office:value="0.007298501" calcext:value-type="float">
            <text:p>0.007298501</text:p>
          </table:table-cell>
          <table:table-cell office:value-type="float" office:value="0.00706701" calcext:value-type="float">
            <text:p>0.00706701</text:p>
          </table:table-cell>
          <table:table-cell office:value-type="float" office:value="258.717276155949" calcext:value-type="float">
            <text:p>258.717276155949</text:p>
          </table:table-cell>
          <table:table-cell office:value-type="float" office:value="107.709746807814" calcext:value-type="float">
            <text:p>107.709746807814</text:p>
          </table:table-cell>
          <table:table-cell office:value-type="float" office:value="26.8788379617035" calcext:value-type="float">
            <text:p>26.8788379617035</text:p>
          </table:table-cell>
          <table:table-cell office:value-type="float" office:value="4.80987859191373" calcext:value-type="float">
            <text:p>4.80987859191373</text:p>
          </table:table-cell>
          <table:table-cell office:value-type="float" office:value="0.166872232512105" calcext:value-type="float">
            <text:p>0.166872232512105</text:p>
          </table:table-cell>
          <table:table-cell office:value-type="float" office:value="2.0177639" calcext:value-type="float">
            <text:p>2.0177639</text:p>
          </table:table-cell>
          <table:table-cell office:value-type="float" office:value="0" calcext:value-type="float">
            <text:p>0</text:p>
          </table:table-cell>
          <table:table-cell office:value-type="float" office:value="0.17528754" calcext:value-type="float">
            <text:p>0.17528754</text:p>
          </table:table-cell>
          <table:table-cell office:value-type="float" office:value="0.82467814823417" calcext:value-type="float">
            <text:p>0.82467814823417</text:p>
          </table:table-cell>
          <table:table-cell office:value-type="float" office:value="0.67107725" calcext:value-type="float">
            <text:p>0.67107725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0.nc</text:p>
          </table:table-cell>
          <table:table-cell office:value-type="float" office:value="47.5329813188747" calcext:value-type="float">
            <text:p>47.53298131887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7115031097161" calcext:value-type="float">
            <text:p>4.77115031097161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Z2_equilibrium_110523_05_-17e2acb6a_FATES-8a054a12_0037</text:p>
          </table:table-cell>
          <table:table-cell office:value-type="string" calcext:value-type="string">
            <text:p>CZ2_trans_110923_0017</text:p>
          </table:table-cell>
          <table:table-cell office:value-type="float" office:value="3.65263371001723" calcext:value-type="float">
            <text:p>3.65263371001723</text:p>
          </table:table-cell>
          <table:table-cell office:value-type="float" office:value="7.5863733291626" calcext:value-type="float">
            <text:p>7.5863733291626</text:p>
          </table:table-cell>
          <table:table-cell office:value-type="float" office:value="0" calcext:value-type="float">
            <text:p>0</text:p>
          </table:table-cell>
          <table:table-cell office:value-type="float" office:value="0.462331235254659" calcext:value-type="float">
            <text:p>0.462331235254659</text:p>
          </table:table-cell>
          <table:table-cell office:value-type="float" office:value="28.143509" calcext:value-type="float">
            <text:p>28.143509</text:p>
          </table:table-cell>
          <table:table-cell office:value-type="float" office:value="23.376509" calcext:value-type="float">
            <text:p>23.376509</text:p>
          </table:table-cell>
          <table:table-cell office:value-type="float" office:value="4.218513" calcext:value-type="float">
            <text:p>4.218513</text:p>
          </table:table-cell>
          <table:table-cell office:value-type="float" office:value="0.12489381" calcext:value-type="float">
            <text:p>0.12489381</text:p>
          </table:table-cell>
          <table:table-cell office:value-type="float" office:value="0.423593" calcext:value-type="float">
            <text:p>0.423593</text:p>
          </table:table-cell>
          <table:table-cell office:value-type="float" office:value="0.21940173" calcext:value-type="float">
            <text:p>0.21940173</text:p>
          </table:table-cell>
          <table:table-cell office:value-type="float" office:value="0.043542005" calcext:value-type="float">
            <text:p>0.043542005</text:p>
          </table:table-cell>
          <table:table-cell office:value-type="float" office:value="483.407117426395" calcext:value-type="float">
            <text:p>483.407117426395</text:p>
          </table:table-cell>
          <table:table-cell office:value-type="float" office:value="15.8511882182211" calcext:value-type="float">
            <text:p>15.8511882182211</text:p>
          </table:table-cell>
          <table:table-cell office:value-type="float" office:value="2.52167432336137" calcext:value-type="float">
            <text:p>2.52167432336137</text:p>
          </table:table-cell>
          <table:table-cell office:value-type="float" office:value="0.284685374936089" calcext:value-type="float">
            <text:p>0.284685374936089</text:p>
          </table:table-cell>
          <table:table-cell office:value-type="float" office:value="0.009783752830117" calcext:value-type="float">
            <text:p>0.009783752830117</text:p>
          </table:table-cell>
          <table:table-cell office:value-type="float" office:value="4.3273587" calcext:value-type="float">
            <text:p>4.3273587</text:p>
          </table:table-cell>
          <table:table-cell office:value-type="float" office:value="0" calcext:value-type="float">
            <text:p>0</text:p>
          </table:table-cell>
          <table:table-cell office:value-type="float" office:value="2.14112" calcext:value-type="float">
            <text:p>2.14112</text:p>
          </table:table-cell>
          <table:table-cell office:value-type="float" office:value="0.853581865158048" calcext:value-type="float">
            <text:p>0.853581865158048</text:p>
          </table:table-cell>
          <table:table-cell office:value-type="float" office:value="0.8944268" calcext:value-type="float">
            <text:p>0.8944268</text:p>
          </table:table-cell>
          <table:table-cell office:value-type="string" calcext:value-type="string">
            <text:p>/glade/u/home/adamhb/ahb_params/fates_api_25/ensembles/CZ2_equilibrium_110523_05/CZ2_equilibrium_110523_003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0.031" calcext:value-type="float">
            <text:p>0.031</text:p>
          </table:table-cell>
          <table:table-cell office:value-type="float" office:value="2.52100840336134" calcext:value-type="float">
            <text:p>2.521008403361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Z2_trans_1950_2020_111223_-17e2acb6a_FATES-8a054a12_0017</text:p>
          </table:table-cell>
          <table:table-cell office:value-type="float" office:value="22.275426864624" calcext:value-type="float">
            <text:p>22.275426864624</text:p>
          </table:table-cell>
          <table:table-cell office:value-type="float" office:value="1" calcext:value-type="float">
            <text:p>1</text:p>
          </table:table-cell>
          <table:table-cell office:value-type="float" office:value="0.32193567955018" calcext:value-type="float">
            <text:p>0.32193567955018</text:p>
          </table:table-cell>
          <table:table-cell office:value-type="float" office:value="56.72402" calcext:value-type="float">
            <text:p>56.72402</text:p>
          </table:table-cell>
          <table:table-cell office:value-type="float" office:value="46.64535" calcext:value-type="float">
            <text:p>46.64535</text:p>
          </table:table-cell>
          <table:table-cell office:value-type="float" office:value="9.892049" calcext:value-type="float">
            <text:p>9.892049</text:p>
          </table:table-cell>
          <table:table-cell office:value-type="float" office:value="0.14325489" calcext:value-type="float">
            <text:p>0.14325489</text:p>
          </table:table-cell>
          <table:table-cell office:value-type="float" office:value="0.04336663" calcext:value-type="float">
            <text:p>0.04336663</text:p>
          </table:table-cell>
          <table:table-cell office:value-type="float" office:value="0.017935552" calcext:value-type="float">
            <text:p>0.017935552</text:p>
          </table:table-cell>
          <table:table-cell office:value-type="float" office:value="0.0021291026" calcext:value-type="float">
            <text:p>0.0021291026</text:p>
          </table:table-cell>
          <table:table-cell office:value-type="float" office:value="248.672254383564" calcext:value-type="float">
            <text:p>248.672254383564</text:p>
          </table:table-cell>
          <table:table-cell office:value-type="float" office:value="107.431393116713" calcext:value-type="float">
            <text:p>107.431393116713</text:p>
          </table:table-cell>
          <table:table-cell office:value-type="float" office:value="85.7602152973414" calcext:value-type="float">
            <text:p>85.7602152973414</text:p>
          </table:table-cell>
          <table:table-cell office:value-type="float" office:value="59.0869085863233" calcext:value-type="float">
            <text:p>59.0869085863233</text:p>
          </table:table-cell>
          <table:table-cell office:value-type="float" office:value="3.41838982421905" calcext:value-type="float">
            <text:p>3.41838982421905</text:p>
          </table:table-cell>
          <table:table-cell office:value-type="float" office:value="0.006348671" calcext:value-type="float">
            <text:p>0.006348671</text:p>
          </table:table-cell>
          <table:table-cell office:value-type="float" office:value="0" calcext:value-type="float">
            <text:p>0</text:p>
          </table:table-cell>
          <table:table-cell office:value-type="float" office:value="0.322063" calcext:value-type="float">
            <text:p>0.322063</text:p>
          </table:table-cell>
          <table:table-cell office:value-type="float" office:value="0.973967663128406" calcext:value-type="float">
            <text:p>0.973967663128406</text:p>
          </table:table-cell>
          <table:table-cell office:value-type="float" office:value="1.0321817" calcext:value-type="float">
            <text:p>1.0321817</text:p>
          </table:table-cell>
          <table:table-cell office:value-type="float" office:value="0.001" calcext:value-type="float">
            <text:p>0.00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1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N_equilibrium_111023_01_-17e2acb6a_FATES-8a054a12_0017</text:p>
          </table:table-cell>
          <table:table-cell office:value-type="float" office:value="19.0436611175537" calcext:value-type="float">
            <text:p>19.0436611175537</text:p>
          </table:table-cell>
          <table:table-cell office:value-type="float" office:value="1" calcext:value-type="float">
            <text:p>1</text:p>
          </table:table-cell>
          <table:table-cell office:value-type="float" office:value="0.517422828397847" calcext:value-type="float">
            <text:p>0.517422828397847</text:p>
          </table:table-cell>
          <table:table-cell office:value-type="float" office:value="48.91963" calcext:value-type="float">
            <text:p>48.91963</text:p>
          </table:table-cell>
          <table:table-cell office:value-type="float" office:value="19.886015" calcext:value-type="float">
            <text:p>19.886015</text:p>
          </table:table-cell>
          <table:table-cell office:value-type="float" office:value="27.39465" calcext:value-type="float">
            <text:p>27.39465</text:p>
          </table:table-cell>
          <table:table-cell office:value-type="float" office:value="0.79506004" calcext:value-type="float">
            <text:p>0.79506004</text:p>
          </table:table-cell>
          <table:table-cell office:value-type="float" office:value="0.8439076" calcext:value-type="float">
            <text:p>0.8439076</text:p>
          </table:table-cell>
          <table:table-cell office:value-type="float" office:value="0.0041886615" calcext:value-type="float">
            <text:p>0.0041886615</text:p>
          </table:table-cell>
          <table:table-cell table:style-name="ce3" office:value-type="float" office:value="0.0000000007990744" calcext:value-type="float">
            <text:p>7.99E-10</text:p>
          </table:table-cell>
          <table:table-cell office:value-type="float" office:value="317.041128873825" calcext:value-type="float">
            <text:p>317.041128873825</text:p>
          </table:table-cell>
          <table:table-cell office:value-type="float" office:value="74.7815798968077" calcext:value-type="float">
            <text:p>74.7815798968077</text:p>
          </table:table-cell>
          <table:table-cell office:value-type="float" office:value="33.4008620120585" calcext:value-type="float">
            <text:p>33.4008620120585</text:p>
          </table:table-cell>
          <table:table-cell office:value-type="float" office:value="28.7199602462351" calcext:value-type="float">
            <text:p>28.7199602462351</text:p>
          </table:table-cell>
          <table:table-cell office:value-type="float" office:value="14.2861809581518" calcext:value-type="float">
            <text:p>14.2861809581518</text:p>
          </table:table-cell>
          <table:table-cell office:value-type="float" office:value="0.18460281" calcext:value-type="float">
            <text:p>0.18460281</text:p>
          </table:table-cell>
          <table:table-cell office:value-type="float" office:value="0" calcext:value-type="float">
            <text:p>0</text:p>
          </table:table-cell>
          <table:table-cell office:value-type="float" office:value="0.03384993" calcext:value-type="float">
            <text:p>0.03384993</text:p>
          </table:table-cell>
          <table:table-cell office:value-type="float" office:value="0.993284087940083" calcext:value-type="float">
            <text:p>0.993284087940083</text:p>
          </table:table-cell>
          <table:table-cell office:value-type="float" office:value="0.84988356" calcext:value-type="float">
            <text:p>0.84988356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N_equilibrium_111023_01_-17e2acb6a_FATES-8a054a12_0017</text:p>
          </table:table-cell>
          <table:table-cell office:value-type="float" office:value="19.0436611175537" calcext:value-type="float">
            <text:p>19.0436611175537</text:p>
          </table:table-cell>
          <table:table-cell office:value-type="float" office:value="1" calcext:value-type="float">
            <text:p>1</text:p>
          </table:table-cell>
          <table:table-cell office:value-type="float" office:value="0.517422828397847" calcext:value-type="float">
            <text:p>0.517422828397847</text:p>
          </table:table-cell>
          <table:table-cell office:value-type="float" office:value="48.91963" calcext:value-type="float">
            <text:p>48.91963</text:p>
          </table:table-cell>
          <table:table-cell office:value-type="float" office:value="19.886015" calcext:value-type="float">
            <text:p>19.886015</text:p>
          </table:table-cell>
          <table:table-cell office:value-type="float" office:value="27.39465" calcext:value-type="float">
            <text:p>27.39465</text:p>
          </table:table-cell>
          <table:table-cell office:value-type="float" office:value="0.79506004" calcext:value-type="float">
            <text:p>0.79506004</text:p>
          </table:table-cell>
          <table:table-cell office:value-type="float" office:value="0.8439076" calcext:value-type="float">
            <text:p>0.8439076</text:p>
          </table:table-cell>
          <table:table-cell office:value-type="float" office:value="0.0041886615" calcext:value-type="float">
            <text:p>0.0041886615</text:p>
          </table:table-cell>
          <table:table-cell table:style-name="ce3" office:value-type="float" office:value="0.0000000007990744" calcext:value-type="float">
            <text:p>7.99E-10</text:p>
          </table:table-cell>
          <table:table-cell office:value-type="float" office:value="317.041128873825" calcext:value-type="float">
            <text:p>317.041128873825</text:p>
          </table:table-cell>
          <table:table-cell office:value-type="float" office:value="74.7815798968077" calcext:value-type="float">
            <text:p>74.7815798968077</text:p>
          </table:table-cell>
          <table:table-cell office:value-type="float" office:value="33.4008620120585" calcext:value-type="float">
            <text:p>33.4008620120585</text:p>
          </table:table-cell>
          <table:table-cell office:value-type="float" office:value="28.7199602462351" calcext:value-type="float">
            <text:p>28.7199602462351</text:p>
          </table:table-cell>
          <table:table-cell office:value-type="float" office:value="14.2861809581518" calcext:value-type="float">
            <text:p>14.2861809581518</text:p>
          </table:table-cell>
          <table:table-cell office:value-type="float" office:value="0.18460281" calcext:value-type="float">
            <text:p>0.18460281</text:p>
          </table:table-cell>
          <table:table-cell office:value-type="float" office:value="0" calcext:value-type="float">
            <text:p>0</text:p>
          </table:table-cell>
          <table:table-cell office:value-type="float" office:value="0.03384993" calcext:value-type="float">
            <text:p>0.03384993</text:p>
          </table:table-cell>
          <table:table-cell office:value-type="float" office:value="0.993284087940083" calcext:value-type="float">
            <text:p>0.993284087940083</text:p>
          </table:table-cell>
          <table:table-cell office:value-type="float" office:value="0.84988356" calcext:value-type="float">
            <text:p>0.84988356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3320565955811" calcext:value-type="float">
            <text:p>4.83320565955811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Z2_equilibrium_110523_01_-17e2acb6a_FATES-8a054a12_0010</text:p>
          </table:table-cell>
          <table:table-cell office:value-type="string" calcext:value-type="string">
            <text:p>CZ2_trans_110923_0004</text:p>
          </table:table-cell>
          <table:table-cell office:value-type="float" office:value="3.69540492220667" calcext:value-type="float">
            <text:p>3.69540492220667</text:p>
          </table:table-cell>
          <table:table-cell office:value-type="float" office:value="4.37618160247803" calcext:value-type="float">
            <text:p>4.37618160247803</text:p>
          </table:table-cell>
          <table:table-cell office:value-type="float" office:value="0" calcext:value-type="float">
            <text:p>0</text:p>
          </table:table-cell>
          <table:table-cell office:value-type="float" office:value="0.744609650097747" calcext:value-type="float">
            <text:p>0.744609650097747</text:p>
          </table:table-cell>
          <table:table-cell office:value-type="float" office:value="14.717167" calcext:value-type="float">
            <text:p>14.717167</text:p>
          </table:table-cell>
          <table:table-cell office:value-type="float" office:value="5.6146126" calcext:value-type="float">
            <text:p>5.6146126</text:p>
          </table:table-cell>
          <table:table-cell office:value-type="float" office:value="7.2497807" calcext:value-type="float">
            <text:p>7.2497807</text:p>
          </table:table-cell>
          <table:table-cell office:value-type="float" office:value="0.4919463" calcext:value-type="float">
            <text:p>0.4919463</text:p>
          </table:table-cell>
          <table:table-cell office:value-type="float" office:value="1.360827" calcext:value-type="float">
            <text:p>1.360827</text:p>
          </table:table-cell>
          <table:table-cell office:value-type="float" office:value="1.0063127" calcext:value-type="float">
            <text:p>1.0063127</text:p>
          </table:table-cell>
          <table:table-cell office:value-type="float" office:value="0.26214138" calcext:value-type="float">
            <text:p>0.26214138</text:p>
          </table:table-cell>
          <table:table-cell office:value-type="float" office:value="745.609328150749" calcext:value-type="float">
            <text:p>745.609328150749</text:p>
          </table:table-cell>
          <table:table-cell office:value-type="float" office:value="5.56852086447179" calcext:value-type="float">
            <text:p>5.56852086447179</text:p>
          </table:table-cell>
          <table:table-cell office:value-type="float" office:value="0.499567067890894" calcext:value-type="float">
            <text:p>0.499567067890894</text:p>
          </table:table-cell>
          <table:table-cell office:value-type="float" office:value="0.0645865247861365" calcext:value-type="float">
            <text:p>0.064586524786137</text:p>
          </table:table-cell>
          <table:table-cell office:value-type="float" office:value="0.0542100951861357" calcext:value-type="float">
            <text:p>0.054210095186136</text:p>
          </table:table-cell>
          <table:table-cell office:value-type="float" office:value="13.631756" calcext:value-type="float">
            <text:p>13.631756</text:p>
          </table:table-cell>
          <table:table-cell office:value-type="float" office:value="0" calcext:value-type="float">
            <text:p>0</text:p>
          </table:table-cell>
          <table:table-cell office:value-type="float" office:value="15.832" calcext:value-type="float">
            <text:p>15.832</text:p>
          </table:table-cell>
          <table:table-cell office:value-type="float" office:value="1.0587739934067" calcext:value-type="float">
            <text:p>1.0587739934067</text:p>
          </table:table-cell>
          <table:table-cell office:value-type="float" office:value="1.366828" calcext:value-type="float">
            <text:p>1.366828</text:p>
          </table:table-cell>
          <table:table-cell office:value-type="string" calcext:value-type="string">
            <text:p>/glade/u/home/adamhb/ahb_params/fates_api_25/ensembles/CZ2_equilibrium_110523_01/CZ2_equilibrium_110523_0010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0.052" calcext:value-type="float">
            <text:p>0.052</text:p>
          </table:table-cell>
          <table:table-cell office:value-type="float" office:value="40.6666666666667" calcext:value-type="float">
            <text:p>40.6666666666667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2_trans_1950_2020_111223_-17e2acb6a_FATES-8a054a12_0004</text:p>
          </table:table-cell>
          <table:table-cell office:value-type="float" office:value="15.076075553894" calcext:value-type="float">
            <text:p>15.076075553894</text:p>
          </table:table-cell>
          <table:table-cell office:value-type="float" office:value="1" calcext:value-type="float">
            <text:p>1</text:p>
          </table:table-cell>
          <table:table-cell office:value-type="float" office:value="0.343677678145571" calcext:value-type="float">
            <text:p>0.343677678145571</text:p>
          </table:table-cell>
          <table:table-cell office:value-type="float" office:value="44.483585" calcext:value-type="float">
            <text:p>44.483585</text:p>
          </table:table-cell>
          <table:table-cell office:value-type="float" office:value="5.0529866" calcext:value-type="float">
            <text:p>5.0529866</text:p>
          </table:table-cell>
          <table:table-cell office:value-type="float" office:value="39.01002" calcext:value-type="float">
            <text:p>39.01002</text:p>
          </table:table-cell>
          <table:table-cell office:value-type="float" office:value="0.37950966" calcext:value-type="float">
            <text:p>0.37950966</text:p>
          </table:table-cell>
          <table:table-cell office:value-type="float" office:value="0.041069917" calcext:value-type="float">
            <text:p>0.041069917</text:p>
          </table:table-cell>
          <table:table-cell office:value-type="float" office:value="0.08967348" calcext:value-type="float">
            <text:p>0.08967348</text:p>
          </table:table-cell>
          <table:table-cell office:value-type="float" office:value="0.0004739164" calcext:value-type="float">
            <text:p>0.0004739164</text:p>
          </table:table-cell>
          <table:table-cell office:value-type="float" office:value="384.060814976692" calcext:value-type="float">
            <text:p>384.060814976692</text:p>
          </table:table-cell>
          <table:table-cell office:value-type="float" office:value="110.560972243547" calcext:value-type="float">
            <text:p>110.560972243547</text:p>
          </table:table-cell>
          <table:table-cell office:value-type="float" office:value="42.9564388468862" calcext:value-type="float">
            <text:p>42.9564388468862</text:p>
          </table:table-cell>
          <table:table-cell office:value-type="float" office:value="17.0229794457555" calcext:value-type="float">
            <text:p>17.0229794457555</text:p>
          </table:table-cell>
          <table:table-cell office:value-type="float" office:value="0.34609420254128" calcext:value-type="float">
            <text:p>0.34609420254128</text:p>
          </table:table-cell>
          <table:table-cell office:value-type="float" office:value="0.31276578" calcext:value-type="float">
            <text:p>0.31276578</text:p>
          </table:table-cell>
          <table:table-cell office:value-type="float" office:value="0" calcext:value-type="float">
            <text:p>0</text:p>
          </table:table-cell>
          <table:table-cell office:value-type="float" office:value="1.7203095" calcext:value-type="float">
            <text:p>1.7203095</text:p>
          </table:table-cell>
          <table:table-cell office:value-type="float" office:value="1.12624137625517" calcext:value-type="float">
            <text:p>1.12624137625517</text:p>
          </table:table-cell>
          <table:table-cell office:value-type="float" office:value="1.5159044" calcext:value-type="float">
            <text:p>1.5159044</text:p>
          </table:table-cell>
          <table:table-cell office:value-type="float" office:value="0.004" calcext:value-type="float">
            <text:p>0.004</text:p>
          </table:table-cell>
          <table:table-cell office:value-type="float" office:value="50.78125" calcext:value-type="float">
            <text:p>50.7812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/glade/u/home/adamhb/ahb_params/fates_api_25/ensembles/CZ2_trans_110923_01/ca_5pfts_100523_0004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_equilibrium_111023_01_-17e2acb6a_FATES-8a054a12_0004</text:p>
          </table:table-cell>
          <table:table-cell office:value-type="float" office:value="13.6517572402954" calcext:value-type="float">
            <text:p>13.6517572402954</text:p>
          </table:table-cell>
          <table:table-cell office:value-type="float" office:value="1" calcext:value-type="float">
            <text:p>1</text:p>
          </table:table-cell>
          <table:table-cell office:value-type="float" office:value="0.557335038245391" calcext:value-type="float">
            <text:p>0.557335038245391</text:p>
          </table:table-cell>
          <table:table-cell office:value-type="float" office:value="39.781136" calcext:value-type="float">
            <text:p>39.781136</text:p>
          </table:table-cell>
          <table:table-cell office:value-type="float" office:value="21.85547" calcext:value-type="float">
            <text:p>21.85547</text:p>
          </table:table-cell>
          <table:table-cell office:value-type="float" office:value="17.518078" calcext:value-type="float">
            <text:p>17.518078</text:p>
          </table:table-cell>
          <table:table-cell office:value-type="float" office:value="0.31588516" calcext:value-type="float">
            <text:p>0.31588516</text:p>
          </table:table-cell>
          <table:table-cell office:value-type="float" office:value="0.091699794" calcext:value-type="float">
            <text:p>0.091699794</text:p>
          </table:table-cell>
          <table:table-cell office:value-type="float" office:value="0.099102885" calcext:value-type="float">
            <text:p>0.099102885</text:p>
          </table:table-cell>
          <table:table-cell office:value-type="float" office:value="0.06156023" calcext:value-type="float">
            <text:p>0.06156023</text:p>
          </table:table-cell>
          <table:table-cell office:value-type="float" office:value="402.439758181572" calcext:value-type="float">
            <text:p>402.439758181572</text:p>
          </table:table-cell>
          <table:table-cell office:value-type="float" office:value="61.7663329467177" calcext:value-type="float">
            <text:p>61.7663329467177</text:p>
          </table:table-cell>
          <table:table-cell office:value-type="float" office:value="36.3038573414087" calcext:value-type="float">
            <text:p>36.3038573414087</text:p>
          </table:table-cell>
          <table:table-cell office:value-type="float" office:value="27.7208816260099" calcext:value-type="float">
            <text:p>27.7208816260099</text:p>
          </table:table-cell>
          <table:table-cell office:value-type="float" office:value="2.8211047174409" calcext:value-type="float">
            <text:p>2.8211047174409</text:p>
          </table:table-cell>
          <table:table-cell office:value-type="float" office:value="0.9360859" calcext:value-type="float">
            <text:p>0.9360859</text:p>
          </table:table-cell>
          <table:table-cell office:value-type="float" office:value="0" calcext:value-type="float">
            <text:p>0</text:p>
          </table:table-cell>
          <table:table-cell office:value-type="float" office:value="1.9560589" calcext:value-type="float">
            <text:p>1.9560589</text:p>
          </table:table-cell>
          <table:table-cell office:value-type="float" office:value="1.03247242384441" calcext:value-type="float">
            <text:p>1.03247242384441</text:p>
          </table:table-cell>
          <table:table-cell office:value-type="float" office:value="1.191679" calcext:value-type="float">
            <text:p>1.191679</text:p>
          </table:table-cell>
          <table:table-cell office:value-type="float" office:value="0.008" calcext:value-type="float">
            <text:p>0.008</text:p>
          </table:table-cell>
          <table:table-cell office:value-type="float" office:value="4.3956043956044" calcext:value-type="float">
            <text:p>4.395604395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4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_equilibrium_111023_01_-17e2acb6a_FATES-8a054a12_0004</text:p>
          </table:table-cell>
          <table:table-cell office:value-type="float" office:value="13.6517572402954" calcext:value-type="float">
            <text:p>13.6517572402954</text:p>
          </table:table-cell>
          <table:table-cell office:value-type="float" office:value="1" calcext:value-type="float">
            <text:p>1</text:p>
          </table:table-cell>
          <table:table-cell office:value-type="float" office:value="0.557335038245391" calcext:value-type="float">
            <text:p>0.557335038245391</text:p>
          </table:table-cell>
          <table:table-cell office:value-type="float" office:value="39.781136" calcext:value-type="float">
            <text:p>39.781136</text:p>
          </table:table-cell>
          <table:table-cell office:value-type="float" office:value="21.85547" calcext:value-type="float">
            <text:p>21.85547</text:p>
          </table:table-cell>
          <table:table-cell office:value-type="float" office:value="17.518078" calcext:value-type="float">
            <text:p>17.518078</text:p>
          </table:table-cell>
          <table:table-cell office:value-type="float" office:value="0.31588516" calcext:value-type="float">
            <text:p>0.31588516</text:p>
          </table:table-cell>
          <table:table-cell office:value-type="float" office:value="0.091699794" calcext:value-type="float">
            <text:p>0.091699794</text:p>
          </table:table-cell>
          <table:table-cell office:value-type="float" office:value="0.099102885" calcext:value-type="float">
            <text:p>0.099102885</text:p>
          </table:table-cell>
          <table:table-cell office:value-type="float" office:value="0.06156023" calcext:value-type="float">
            <text:p>0.06156023</text:p>
          </table:table-cell>
          <table:table-cell office:value-type="float" office:value="402.439758181572" calcext:value-type="float">
            <text:p>402.439758181572</text:p>
          </table:table-cell>
          <table:table-cell office:value-type="float" office:value="61.7663329467177" calcext:value-type="float">
            <text:p>61.7663329467177</text:p>
          </table:table-cell>
          <table:table-cell office:value-type="float" office:value="36.3038573414087" calcext:value-type="float">
            <text:p>36.3038573414087</text:p>
          </table:table-cell>
          <table:table-cell office:value-type="float" office:value="27.7208816260099" calcext:value-type="float">
            <text:p>27.7208816260099</text:p>
          </table:table-cell>
          <table:table-cell office:value-type="float" office:value="2.8211047174409" calcext:value-type="float">
            <text:p>2.8211047174409</text:p>
          </table:table-cell>
          <table:table-cell office:value-type="float" office:value="0.9360859" calcext:value-type="float">
            <text:p>0.9360859</text:p>
          </table:table-cell>
          <table:table-cell office:value-type="float" office:value="0" calcext:value-type="float">
            <text:p>0</text:p>
          </table:table-cell>
          <table:table-cell office:value-type="float" office:value="1.9560589" calcext:value-type="float">
            <text:p>1.9560589</text:p>
          </table:table-cell>
          <table:table-cell office:value-type="float" office:value="1.03247242384441" calcext:value-type="float">
            <text:p>1.03247242384441</text:p>
          </table:table-cell>
          <table:table-cell office:value-type="float" office:value="1.191679" calcext:value-type="float">
            <text:p>1.191679</text:p>
          </table:table-cell>
          <table:table-cell office:value-type="float" office:value="0.008" calcext:value-type="float">
            <text:p>0.008</text:p>
          </table:table-cell>
          <table:table-cell office:value-type="float" office:value="4.3956043956044" calcext:value-type="float">
            <text:p>4.395604395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4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412562026712" calcext:value-type="float">
            <text:p>4.8412562026712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Z2_equilibrium_110523_04_-17e2acb6a_FATES-8a054a12_0070</text:p>
          </table:table-cell>
          <table:table-cell office:value-type="string" calcext:value-type="string">
            <text:p>CZ2_trans_110923_0045</text:p>
          </table:table-cell>
          <table:table-cell office:value-type="float" office:value="3.68564635011303" calcext:value-type="float">
            <text:p>3.68564635011303</text:p>
          </table:table-cell>
          <table:table-cell office:value-type="float" office:value="8.23091697692871" calcext:value-type="float">
            <text:p>8.23091697692871</text:p>
          </table:table-cell>
          <table:table-cell office:value-type="float" office:value="2" calcext:value-type="float">
            <text:p>2</text:p>
          </table:table-cell>
          <table:table-cell office:value-type="float" office:value="0.451350521404583" calcext:value-type="float">
            <text:p>0.451350521404583</text:p>
          </table:table-cell>
          <table:table-cell office:value-type="float" office:value="22.425014" calcext:value-type="float">
            <text:p>22.425014</text:p>
          </table:table-cell>
          <table:table-cell office:value-type="float" office:value="0.27399126" calcext:value-type="float">
            <text:p>0.27399126</text:p>
          </table:table-cell>
          <table:table-cell office:value-type="float" office:value="22.148144" calcext:value-type="float">
            <text:p>22.148144</text:p>
          </table:table-cell>
          <table:table-cell office:value-type="float" office:value="0.0012281474" calcext:value-type="float">
            <text:p>0.0012281474</text:p>
          </table:table-cell>
          <table:table-cell office:value-type="float" office:value="0.0016517137" calcext:value-type="float">
            <text:p>0.0016517137</text:p>
          </table:table-cell>
          <table:table-cell office:value-type="float" office:value="0.8006762" calcext:value-type="float">
            <text:p>0.8006762</text:p>
          </table:table-cell>
          <table:table-cell office:value-type="float" office:value="0.26933593" calcext:value-type="float">
            <text:p>0.26933593</text:p>
          </table:table-cell>
          <table:table-cell office:value-type="float" office:value="401.580855250359" calcext:value-type="float">
            <text:p>401.580855250359</text:p>
          </table:table-cell>
          <table:table-cell office:value-type="float" office:value="43.1413669139147" calcext:value-type="float">
            <text:p>43.1413669139147</text:p>
          </table:table-cell>
          <table:table-cell office:value-type="float" office:value="8.15940438769758" calcext:value-type="float">
            <text:p>8.15940438769758</text:p>
          </table:table-cell>
          <table:table-cell office:value-type="float" office:value="0.373158654838335" calcext:value-type="float">
            <text:p>0.373158654838335</text:p>
          </table:table-cell>
          <table:table-cell office:value-type="float" office:value="0" calcext:value-type="float">
            <text:p>0</text:p>
          </table:table-cell>
          <table:table-cell office:value-type="float" office:value="0.011188662" calcext:value-type="float">
            <text:p>0.011188662</text:p>
          </table:table-cell>
          <table:table-cell office:value-type="float" office:value="0.099437796" calcext:value-type="float">
            <text:p>0.099437796</text:p>
          </table:table-cell>
          <table:table-cell office:value-type="float" office:value="19.205431" calcext:value-type="float">
            <text:p>19.205431</text:p>
          </table:table-cell>
          <table:table-cell office:value-type="float" office:value="1.04297154030064" calcext:value-type="float">
            <text:p>1.04297154030064</text:p>
          </table:table-cell>
          <table:table-cell office:value-type="float" office:value="1.2293777" calcext:value-type="float">
            <text:p>1.2293777</text:p>
          </table:table-cell>
          <table:table-cell office:value-type="string" calcext:value-type="string">
            <text:p>/glade/u/home/adamhb/ahb_params/fates_api_25/ensembles/CZ2_equilibrium_110523_04/CZ2_equilibrium_110523_0070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0.011" calcext:value-type="float">
            <text:p>0.011</text:p>
          </table:table-cell>
          <table:table-cell office:value-type="float" office:value="30.8270676691729" calcext:value-type="float">
            <text:p>30.8270676691729</text:p>
          </table:table-cell>
          <table:table-cell office:value-type="float" office:value="2.25563909774436" calcext:value-type="float">
            <text:p>2.255639097744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Z2_trans_1950_2020_111223_-17e2acb6a_FATES-8a054a12_0045</text:p>
          </table:table-cell>
          <table:table-cell office:value-type="float" office:value="16.0984592437744" calcext:value-type="float">
            <text:p>16.0984592437744</text:p>
          </table:table-cell>
          <table:table-cell office:value-type="float" office:value="3" calcext:value-type="float">
            <text:p>3</text:p>
          </table:table-cell>
          <table:table-cell office:value-type="float" office:value="0.0407882411992017" calcext:value-type="float">
            <text:p>0.040788241199202</text:p>
          </table:table-cell>
          <table:table-cell office:value-type="float" office:value="46.515236" calcext:value-type="float">
            <text:p>46.515236</text:p>
          </table:table-cell>
          <table:table-cell office:value-type="float" office:value="0.08348478" calcext:value-type="float">
            <text:p>0.08348478</text:p>
          </table:table-cell>
          <table:table-cell office:value-type="float" office:value="46.429066" calcext:value-type="float">
            <text:p>46.429066</text:p>
          </table:table-cell>
          <table:table-cell office:value-type="float" office:value="0.0020047217" calcext:value-type="float">
            <text:p>0.0020047217</text:p>
          </table:table-cell>
          <table:table-cell office:value-type="float" office:value="0.00067969144" calcext:value-type="float">
            <text:p>0.00067969144</text:p>
          </table:table-cell>
          <table:table-cell office:value-type="float" office:value="0.043587014" calcext:value-type="float">
            <text:p>0.043587014</text:p>
          </table:table-cell>
          <table:table-cell office:value-type="float" office:value="0.0013551068" calcext:value-type="float">
            <text:p>0.0013551068</text:p>
          </table:table-cell>
          <table:table-cell office:value-type="float" office:value="515.804514288902" calcext:value-type="float">
            <text:p>515.804514288902</text:p>
          </table:table-cell>
          <table:table-cell office:value-type="float" office:value="105.397254228592" calcext:value-type="float">
            <text:p>105.397254228592</text:p>
          </table:table-cell>
          <table:table-cell office:value-type="float" office:value="38.1582183763385" calcext:value-type="float">
            <text:p>38.1582183763385</text:p>
          </table:table-cell>
          <table:table-cell office:value-type="float" office:value="6.08068308793008" calcext:value-type="float">
            <text:p>6.080683087930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6685541" calcext:value-type="float">
            <text:p>6.69E-05</text:p>
          </table:table-cell>
          <table:table-cell office:value-type="float" office:value="0" calcext:value-type="float">
            <text:p>0</text:p>
          </table:table-cell>
          <table:table-cell office:value-type="float" office:value="0.4287269" calcext:value-type="float">
            <text:p>0.4287269</text:p>
          </table:table-cell>
          <table:table-cell office:value-type="float" office:value="1.02836778580695" calcext:value-type="float">
            <text:p>1.02836778580695</text:p>
          </table:table-cell>
          <table:table-cell office:value-type="float" office:value="0.96735096" calcext:value-type="float">
            <text:p>0.96735096</text:p>
          </table:table-cell>
          <table:table-cell office:value-type="float" office:value="0.002" calcext:value-type="float">
            <text:p>0.0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45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N_equilibrium_111023_01_-17e2acb6a_FATES-8a054a12_0045</text:p>
          </table:table-cell>
          <table:table-cell office:value-type="float" office:value="19.1230373382568" calcext:value-type="float">
            <text:p>19.1230373382568</text:p>
          </table:table-cell>
          <table:table-cell office:value-type="float" office:value="1" calcext:value-type="float">
            <text:p>1</text:p>
          </table:table-cell>
          <table:table-cell office:value-type="float" office:value="0.269637002273061" calcext:value-type="float">
            <text:p>0.269637002273061</text:p>
          </table:table-cell>
          <table:table-cell office:value-type="float" office:value="48.93464" calcext:value-type="float">
            <text:p>48.93464</text:p>
          </table:table-cell>
          <table:table-cell office:value-type="float" office:value="3.6761656" calcext:value-type="float">
            <text:p>3.6761656</text:p>
          </table:table-cell>
          <table:table-cell office:value-type="float" office:value="44.81521" calcext:value-type="float">
            <text:p>44.81521</text:p>
          </table:table-cell>
          <table:table-cell office:value-type="float" office:value="0.43902397" calcext:value-type="float">
            <text:p>0.43902397</text:p>
          </table:table-cell>
          <table:table-cell office:value-type="float" office:value="0.0042425264" calcext:value-type="float">
            <text:p>0.0042425264</text:p>
          </table:table-cell>
          <table:table-cell office:value-type="float" office:value="0.04901614" calcext:value-type="float">
            <text:p>0.04901614</text:p>
          </table:table-cell>
          <table:table-cell office:value-type="float" office:value="0.0010748098" calcext:value-type="float">
            <text:p>0.0010748098</text:p>
          </table:table-cell>
          <table:table-cell office:value-type="float" office:value="248.294249176979" calcext:value-type="float">
            <text:p>248.294249176979</text:p>
          </table:table-cell>
          <table:table-cell office:value-type="float" office:value="101.056145504117" calcext:value-type="float">
            <text:p>101.056145504117</text:p>
          </table:table-cell>
          <table:table-cell office:value-type="float" office:value="63.036372885108" calcext:value-type="float">
            <text:p>63.036372885108</text:p>
          </table:table-cell>
          <table:table-cell office:value-type="float" office:value="29.0279858745635" calcext:value-type="float">
            <text:p>29.0279858745635</text:p>
          </table:table-cell>
          <table:table-cell office:value-type="float" office:value="12.506558559835" calcext:value-type="float">
            <text:p>12.506558559835</text:p>
          </table:table-cell>
          <table:table-cell office:value-type="float" office:value="0.038150813" calcext:value-type="float">
            <text:p>0.038150813</text:p>
          </table:table-cell>
          <table:table-cell office:value-type="float" office:value="0" calcext:value-type="float">
            <text:p>0</text:p>
          </table:table-cell>
          <table:table-cell office:value-type="float" office:value="1.3625877" calcext:value-type="float">
            <text:p>1.3625877</text:p>
          </table:table-cell>
          <table:table-cell office:value-type="float" office:value="0.933431281453067" calcext:value-type="float">
            <text:p>0.933431281453067</text:p>
          </table:table-cell>
          <table:table-cell office:value-type="float" office:value="0.7816706" calcext:value-type="float">
            <text:p>0.781670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5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N_equilibrium_111023_01_-17e2acb6a_FATES-8a054a12_0045</text:p>
          </table:table-cell>
          <table:table-cell office:value-type="float" office:value="19.1230373382568" calcext:value-type="float">
            <text:p>19.1230373382568</text:p>
          </table:table-cell>
          <table:table-cell office:value-type="float" office:value="1" calcext:value-type="float">
            <text:p>1</text:p>
          </table:table-cell>
          <table:table-cell office:value-type="float" office:value="0.269637002273061" calcext:value-type="float">
            <text:p>0.269637002273061</text:p>
          </table:table-cell>
          <table:table-cell office:value-type="float" office:value="48.93464" calcext:value-type="float">
            <text:p>48.93464</text:p>
          </table:table-cell>
          <table:table-cell office:value-type="float" office:value="3.6761656" calcext:value-type="float">
            <text:p>3.6761656</text:p>
          </table:table-cell>
          <table:table-cell office:value-type="float" office:value="44.81521" calcext:value-type="float">
            <text:p>44.81521</text:p>
          </table:table-cell>
          <table:table-cell office:value-type="float" office:value="0.43902397" calcext:value-type="float">
            <text:p>0.43902397</text:p>
          </table:table-cell>
          <table:table-cell office:value-type="float" office:value="0.0042425264" calcext:value-type="float">
            <text:p>0.0042425264</text:p>
          </table:table-cell>
          <table:table-cell office:value-type="float" office:value="0.04901614" calcext:value-type="float">
            <text:p>0.04901614</text:p>
          </table:table-cell>
          <table:table-cell office:value-type="float" office:value="0.0010748098" calcext:value-type="float">
            <text:p>0.0010748098</text:p>
          </table:table-cell>
          <table:table-cell office:value-type="float" office:value="248.294249176979" calcext:value-type="float">
            <text:p>248.294249176979</text:p>
          </table:table-cell>
          <table:table-cell office:value-type="float" office:value="101.056145504117" calcext:value-type="float">
            <text:p>101.056145504117</text:p>
          </table:table-cell>
          <table:table-cell office:value-type="float" office:value="63.036372885108" calcext:value-type="float">
            <text:p>63.036372885108</text:p>
          </table:table-cell>
          <table:table-cell office:value-type="float" office:value="29.0279858745635" calcext:value-type="float">
            <text:p>29.0279858745635</text:p>
          </table:table-cell>
          <table:table-cell office:value-type="float" office:value="12.506558559835" calcext:value-type="float">
            <text:p>12.506558559835</text:p>
          </table:table-cell>
          <table:table-cell office:value-type="float" office:value="0.038150813" calcext:value-type="float">
            <text:p>0.038150813</text:p>
          </table:table-cell>
          <table:table-cell office:value-type="float" office:value="0" calcext:value-type="float">
            <text:p>0</text:p>
          </table:table-cell>
          <table:table-cell office:value-type="float" office:value="1.3625877" calcext:value-type="float">
            <text:p>1.3625877</text:p>
          </table:table-cell>
          <table:table-cell office:value-type="float" office:value="0.933431281453067" calcext:value-type="float">
            <text:p>0.933431281453067</text:p>
          </table:table-cell>
          <table:table-cell office:value-type="float" office:value="0.7816706" calcext:value-type="float">
            <text:p>0.781670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5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8866930913963" calcext:value-type="float">
            <text:p>4.88866930913963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Z2_equilibrium_110523_02_-17e2acb6a_FATES-8a054a12_0043</text:p>
          </table:table-cell>
          <table:table-cell office:value-type="string" calcext:value-type="string">
            <text:p>CZ2_trans_110923_0043</text:p>
          </table:table-cell>
          <table:table-cell office:value-type="float" office:value="3.65635303370737" calcext:value-type="float">
            <text:p>3.65635303370737</text:p>
          </table:table-cell>
          <table:table-cell office:value-type="float" office:value="4.73926210403442" calcext:value-type="float">
            <text:p>4.73926210403442</text:p>
          </table:table-cell>
          <table:table-cell office:value-type="float" office:value="2" calcext:value-type="float">
            <text:p>2</text:p>
          </table:table-cell>
          <table:table-cell office:value-type="float" office:value="0.46004980215076" calcext:value-type="float">
            <text:p>0.46004980215076</text:p>
          </table:table-cell>
          <table:table-cell office:value-type="float" office:value="14.820063" calcext:value-type="float">
            <text:p>14.820063</text:p>
          </table:table-cell>
          <table:table-cell office:value-type="float" office:value="14.59485" calcext:value-type="float">
            <text:p>14.59485</text:p>
          </table:table-cell>
          <table:table-cell office:value-type="float" office:value="0.09187772" calcext:value-type="float">
            <text:p>0.09187772</text:p>
          </table:table-cell>
          <table:table-cell office:value-type="float" office:value="0.022452125" calcext:value-type="float">
            <text:p>0.022452125</text:p>
          </table:table-cell>
          <table:table-cell office:value-type="float" office:value="0.11088262" calcext:value-type="float">
            <text:p>0.11088262</text:p>
          </table:table-cell>
          <table:table-cell office:value-type="float" office:value="0.6266403" calcext:value-type="float">
            <text:p>0.6266403</text:p>
          </table:table-cell>
          <table:table-cell office:value-type="float" office:value="0.3514907" calcext:value-type="float">
            <text:p>0.3514907</text:p>
          </table:table-cell>
          <table:table-cell office:value-type="float" office:value="260.527953505516" calcext:value-type="float">
            <text:p>260.527953505516</text:p>
          </table:table-cell>
          <table:table-cell office:value-type="float" office:value="13.5159876663238" calcext:value-type="float">
            <text:p>13.5159876663238</text:p>
          </table:table-cell>
          <table:table-cell office:value-type="float" office:value="0.0041463363231741" calcext:value-type="float">
            <text:p>0.004146336323174</text:p>
          </table:table-cell>
          <table:table-cell table:style-name="ce3" office:value-type="float" office:value="0.000000213793392711548" calcext:value-type="float">
            <text:p>2.14E-07</text:p>
          </table:table-cell>
          <table:table-cell office:value-type="float" office:value="0" calcext:value-type="float">
            <text:p>0</text:p>
          </table:table-cell>
          <table:table-cell office:value-type="float" office:value="6.774234" calcext:value-type="float">
            <text:p>6.774234</text:p>
          </table:table-cell>
          <table:table-cell office:value-type="float" office:value="0" calcext:value-type="float">
            <text:p>0</text:p>
          </table:table-cell>
          <table:table-cell office:value-type="float" office:value="12.819836" calcext:value-type="float">
            <text:p>12.819836</text:p>
          </table:table-cell>
          <table:table-cell office:value-type="float" office:value="0.8901397640102" calcext:value-type="float">
            <text:p>0.8901397640102</text:p>
          </table:table-cell>
          <table:table-cell office:value-type="float" office:value="0.60194063" calcext:value-type="float">
            <text:p>0.60194063</text:p>
          </table:table-cell>
          <table:table-cell office:value-type="string" calcext:value-type="string">
            <text:p>/glade/u/home/adamhb/ahb_params/fates_api_25/ensembles/CZ2_equilibrium_110523_02/CZ2_equilibrium_11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Z2_trans_1950_2020_111223_-17e2acb6a_FATES-8a054a12_0043</text:p>
          </table:table-cell>
          <table:table-cell office:value-type="float" office:value="8.93877124786377" calcext:value-type="float">
            <text:p>8.93877124786377</text:p>
          </table:table-cell>
          <table:table-cell office:value-type="float" office:value="2" calcext:value-type="float">
            <text:p>2</text:p>
          </table:table-cell>
          <table:table-cell office:value-type="float" office:value="0.465817917436255" calcext:value-type="float">
            <text:p>0.465817917436255</text:p>
          </table:table-cell>
          <table:table-cell office:value-type="float" office:value="26.748098" calcext:value-type="float">
            <text:p>26.748098</text:p>
          </table:table-cell>
          <table:table-cell office:value-type="float" office:value="18.908464" calcext:value-type="float">
            <text:p>18.908464</text:p>
          </table:table-cell>
          <table:table-cell office:value-type="float" office:value="1.3644589" calcext:value-type="float">
            <text:p>1.3644589</text:p>
          </table:table-cell>
          <table:table-cell office:value-type="float" office:value="0.012167551" calcext:value-type="float">
            <text:p>0.012167551</text:p>
          </table:table-cell>
          <table:table-cell office:value-type="float" office:value="6.4630084" calcext:value-type="float">
            <text:p>6.4630084</text:p>
          </table:table-cell>
          <table:table-cell office:value-type="float" office:value="0.0017960133" calcext:value-type="float">
            <text:p>0.0017960133</text:p>
          </table:table-cell>
          <table:table-cell table:style-name="ce3" office:value-type="float" office:value="0.00000390512" calcext:value-type="float">
            <text:p>3.91E-06</text:p>
          </table:table-cell>
          <table:table-cell office:value-type="float" office:value="145.52946202457" calcext:value-type="float">
            <text:p>145.52946202457</text:p>
          </table:table-cell>
          <table:table-cell office:value-type="float" office:value="122.319608926773" calcext:value-type="float">
            <text:p>122.319608926773</text:p>
          </table:table-cell>
          <table:table-cell office:value-type="float" office:value="8.05336749181151" calcext:value-type="float">
            <text:p>8.05336749181151</text:p>
          </table:table-cell>
          <table:table-cell office:value-type="float" office:value="0.468216785520781" calcext:value-type="float">
            <text:p>0.468216785520781</text:p>
          </table:table-cell>
          <table:table-cell table:style-name="ce3" office:value-type="float" office:value="0.00000552025813949086" calcext:value-type="float">
            <text:p>5.52E-06</text:p>
          </table:table-cell>
          <table:table-cell office:value-type="float" office:value="4.4493423" calcext:value-type="float">
            <text:p>4.4493423</text:p>
          </table:table-cell>
          <table:table-cell office:value-type="float" office:value="0" calcext:value-type="float">
            <text:p>0</text:p>
          </table:table-cell>
          <table:table-cell office:value-type="float" office:value="0.021875756" calcext:value-type="float">
            <text:p>0.021875756</text:p>
          </table:table-cell>
          <table:table-cell office:value-type="float" office:value="1.01916741823516" calcext:value-type="float">
            <text:p>1.01916741823516</text:p>
          </table:table-cell>
          <table:table-cell office:value-type="float" office:value="0.73213196" calcext:value-type="float">
            <text:p>0.73213196</text:p>
          </table:table-cell>
          <table:table-cell office:value-type="float" office:value="0.003" calcext:value-type="float">
            <text:p>0.003</text:p>
          </table:table-cell>
          <table:table-cell office:value-type="float" office:value="27.7227722772277" calcext:value-type="float">
            <text:p>27.7227722772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N_equilibrium_111023_01_-17e2acb6a_FATES-8a054a12_0043</text:p>
          </table:table-cell>
          <table:table-cell office:value-type="float" office:value="9.69569206237793" calcext:value-type="float">
            <text:p>9.69569206237793</text:p>
          </table:table-cell>
          <table:table-cell office:value-type="float" office:value="1" calcext:value-type="float">
            <text:p>1</text:p>
          </table:table-cell>
          <table:table-cell office:value-type="float" office:value="0.495846595991976" calcext:value-type="float">
            <text:p>0.495846595991976</text:p>
          </table:table-cell>
          <table:table-cell office:value-type="float" office:value="26.25907" calcext:value-type="float">
            <text:p>26.25907</text:p>
          </table:table-cell>
          <table:table-cell office:value-type="float" office:value="15.549704" calcext:value-type="float">
            <text:p>15.549704</text:p>
          </table:table-cell>
          <table:table-cell office:value-type="float" office:value="0.3735077" calcext:value-type="float">
            <text:p>0.3735077</text:p>
          </table:table-cell>
          <table:table-cell office:value-type="float" office:value="0.36307654" calcext:value-type="float">
            <text:p>0.36307654</text:p>
          </table:table-cell>
          <table:table-cell office:value-type="float" office:value="9.972782" calcext:value-type="float">
            <text:p>9.972782</text:p>
          </table:table-cell>
          <table:table-cell table:style-name="ce3" office:value-type="float" office:value="0.00007798146" calcext:value-type="float">
            <text:p>7.80E-05</text:p>
          </table:table-cell>
          <table:table-cell table:style-name="ce3" office:value-type="float" office:value="0.00000004905202" calcext:value-type="float">
            <text:p>4.91E-08</text:p>
          </table:table-cell>
          <table:table-cell office:value-type="float" office:value="141.985975205898" calcext:value-type="float">
            <text:p>141.985975205898</text:p>
          </table:table-cell>
          <table:table-cell office:value-type="float" office:value="77.5564089417458" calcext:value-type="float">
            <text:p>77.5564089417458</text:p>
          </table:table-cell>
          <table:table-cell office:value-type="float" office:value="31.8796560168266" calcext:value-type="float">
            <text:p>31.8796560168266</text:p>
          </table:table-cell>
          <table:table-cell office:value-type="float" office:value="3.25718603562564" calcext:value-type="float">
            <text:p>3.25718603562564</text:p>
          </table:table-cell>
          <table:table-cell office:value-type="float" office:value="1.84567470569164" calcext:value-type="float">
            <text:p>1.84567470569164</text:p>
          </table:table-cell>
          <table:table-cell office:value-type="float" office:value="234.4974" calcext:value-type="float">
            <text:p>234.4974</text:p>
          </table:table-cell>
          <table:table-cell office:value-type="float" office:value="0" calcext:value-type="float">
            <text:p>0</text:p>
          </table:table-cell>
          <table:table-cell office:value-type="float" office:value="0.0009644862" calcext:value-type="float">
            <text:p>0.0009644862</text:p>
          </table:table-cell>
          <table:table-cell office:value-type="float" office:value="0.841627426183322" calcext:value-type="float">
            <text:p>0.841627426183322</text:p>
          </table:table-cell>
          <table:table-cell office:value-type="float" office:value="0.47777843" calcext:value-type="float">
            <text:p>0.47777843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N_equilibrium_111023_01_-17e2acb6a_FATES-8a054a12_0043</text:p>
          </table:table-cell>
          <table:table-cell office:value-type="float" office:value="9.69569206237793" calcext:value-type="float">
            <text:p>9.69569206237793</text:p>
          </table:table-cell>
          <table:table-cell office:value-type="float" office:value="1" calcext:value-type="float">
            <text:p>1</text:p>
          </table:table-cell>
          <table:table-cell office:value-type="float" office:value="0.495846595991976" calcext:value-type="float">
            <text:p>0.495846595991976</text:p>
          </table:table-cell>
          <table:table-cell office:value-type="float" office:value="26.25907" calcext:value-type="float">
            <text:p>26.25907</text:p>
          </table:table-cell>
          <table:table-cell office:value-type="float" office:value="15.549704" calcext:value-type="float">
            <text:p>15.549704</text:p>
          </table:table-cell>
          <table:table-cell office:value-type="float" office:value="0.3735077" calcext:value-type="float">
            <text:p>0.3735077</text:p>
          </table:table-cell>
          <table:table-cell office:value-type="float" office:value="0.36307654" calcext:value-type="float">
            <text:p>0.36307654</text:p>
          </table:table-cell>
          <table:table-cell office:value-type="float" office:value="9.972782" calcext:value-type="float">
            <text:p>9.972782</text:p>
          </table:table-cell>
          <table:table-cell table:style-name="ce3" office:value-type="float" office:value="0.00007798146" calcext:value-type="float">
            <text:p>7.80E-05</text:p>
          </table:table-cell>
          <table:table-cell table:style-name="ce3" office:value-type="float" office:value="0.00000004905202" calcext:value-type="float">
            <text:p>4.91E-08</text:p>
          </table:table-cell>
          <table:table-cell office:value-type="float" office:value="141.985975205898" calcext:value-type="float">
            <text:p>141.985975205898</text:p>
          </table:table-cell>
          <table:table-cell office:value-type="float" office:value="77.5564089417458" calcext:value-type="float">
            <text:p>77.5564089417458</text:p>
          </table:table-cell>
          <table:table-cell office:value-type="float" office:value="31.8796560168266" calcext:value-type="float">
            <text:p>31.8796560168266</text:p>
          </table:table-cell>
          <table:table-cell office:value-type="float" office:value="3.25718603562564" calcext:value-type="float">
            <text:p>3.25718603562564</text:p>
          </table:table-cell>
          <table:table-cell office:value-type="float" office:value="1.84567470569164" calcext:value-type="float">
            <text:p>1.84567470569164</text:p>
          </table:table-cell>
          <table:table-cell office:value-type="float" office:value="234.4974" calcext:value-type="float">
            <text:p>234.4974</text:p>
          </table:table-cell>
          <table:table-cell office:value-type="float" office:value="0" calcext:value-type="float">
            <text:p>0</text:p>
          </table:table-cell>
          <table:table-cell office:value-type="float" office:value="0.0009644862" calcext:value-type="float">
            <text:p>0.0009644862</text:p>
          </table:table-cell>
          <table:table-cell office:value-type="float" office:value="0.841627426183322" calcext:value-type="float">
            <text:p>0.841627426183322</text:p>
          </table:table-cell>
          <table:table-cell office:value-type="float" office:value="0.47777843" calcext:value-type="float">
            <text:p>0.47777843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2158589643007" calcext:value-type="float">
            <text:p>4.92158589643007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Z2_equilibrium_110323_02_-17e2acb6a_FATES-8a054a12_0025</text:p>
          </table:table-cell>
          <table:table-cell office:value-type="string" calcext:value-type="string">
            <text:p>CZ2_trans_110923_0008</text:p>
          </table:table-cell>
          <table:table-cell office:value-type="float" office:value="3.70194347794804" calcext:value-type="float">
            <text:p>3.70194347794804</text:p>
          </table:table-cell>
          <table:table-cell office:value-type="float" office:value="5.88555526733398" calcext:value-type="float">
            <text:p>5.88555526733398</text:p>
          </table:table-cell>
          <table:table-cell office:value-type="float" office:value="0" calcext:value-type="float">
            <text:p>0</text:p>
          </table:table-cell>
          <table:table-cell office:value-type="float" office:value="0.544097667337168" calcext:value-type="float">
            <text:p>0.544097667337168</text:p>
          </table:table-cell>
          <table:table-cell office:value-type="float" office:value="26.043625" calcext:value-type="float">
            <text:p>26.043625</text:p>
          </table:table-cell>
          <table:table-cell office:value-type="float" office:value="22.395737" calcext:value-type="float">
            <text:p>22.395737</text:p>
          </table:table-cell>
          <table:table-cell office:value-type="float" office:value="1.9853976" calcext:value-type="float">
            <text:p>1.9853976</text:p>
          </table:table-cell>
          <table:table-cell office:value-type="float" office:value="0.64865196" calcext:value-type="float">
            <text:p>0.64865196</text:p>
          </table:table-cell>
          <table:table-cell office:value-type="float" office:value="1.0138389" calcext:value-type="float">
            <text:p>1.0138389</text:p>
          </table:table-cell>
          <table:table-cell office:value-type="float" office:value="0.23144099" calcext:value-type="float">
            <text:p>0.23144099</text:p>
          </table:table-cell>
          <table:table-cell office:value-type="float" office:value="0.0003489051" calcext:value-type="float">
            <text:p>0.0003489051</text:p>
          </table:table-cell>
          <table:table-cell office:value-type="float" office:value="932.401567697525" calcext:value-type="float">
            <text:p>932.401567697525</text:p>
          </table:table-cell>
          <table:table-cell office:value-type="float" office:value="22.1592653542757" calcext:value-type="float">
            <text:p>22.1592653542757</text:p>
          </table:table-cell>
          <table:table-cell office:value-type="float" office:value="2.00655878870748" calcext:value-type="float">
            <text:p>2.00655878870748</text:p>
          </table:table-cell>
          <table:table-cell office:value-type="float" office:value="0.273380628641462" calcext:value-type="float">
            <text:p>0.273380628641462</text:p>
          </table:table-cell>
          <table:table-cell office:value-type="float" office:value="0.0536069364898139" calcext:value-type="float">
            <text:p>0.053606936489814</text:p>
          </table:table-cell>
          <table:table-cell office:value-type="float" office:value="9.099262" calcext:value-type="float">
            <text:p>9.099262</text:p>
          </table:table-cell>
          <table:table-cell office:value-type="float" office:value="0" calcext:value-type="float">
            <text:p>0</text:p>
          </table:table-cell>
          <table:table-cell office:value-type="float" office:value="4.312705" calcext:value-type="float">
            <text:p>4.312705</text:p>
          </table:table-cell>
          <table:table-cell office:value-type="float" office:value="0.975657537992447" calcext:value-type="float">
            <text:p>0.975657537992447</text:p>
          </table:table-cell>
          <table:table-cell office:value-type="float" office:value="1.5061455" calcext:value-type="float">
            <text:p>1.5061455</text:p>
          </table:table-cell>
          <table:table-cell office:value-type="string" calcext:value-type="string">
            <text:p>/glade/u/home/adamhb/ahb_params/fates_api_25/ensembles/CZ2_equilibrium_110323_02/CZ2_equilibrium_110323_0025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0.036" calcext:value-type="float">
            <text:p>0.036</text:p>
          </table:table-cell>
          <table:table-cell office:value-type="float" office:value="30.8219178082192" calcext:value-type="float">
            <text:p>30.8219178082192</text:p>
          </table:table-cell>
          <table:table-cell office:value-type="float" office:value="7.53424657534247" calcext:value-type="float">
            <text:p>7.534246575342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Z2_trans_1950_2020_111223_-17e2acb6a_FATES-8a054a12_0008</text:p>
          </table:table-cell>
          <table:table-cell office:value-type="float" office:value="16.8032855987549" calcext:value-type="float">
            <text:p>16.8032855987549</text:p>
          </table:table-cell>
          <table:table-cell office:value-type="float" office:value="1" calcext:value-type="float">
            <text:p>1</text:p>
          </table:table-cell>
          <table:table-cell office:value-type="float" office:value="0.274001993424871" calcext:value-type="float">
            <text:p>0.274001993424871</text:p>
          </table:table-cell>
          <table:table-cell office:value-type="float" office:value="55.599472" calcext:value-type="float">
            <text:p>55.599472</text:p>
          </table:table-cell>
          <table:table-cell office:value-type="float" office:value="49.045147" calcext:value-type="float">
            <text:p>49.045147</text:p>
          </table:table-cell>
          <table:table-cell office:value-type="float" office:value="6.391699" calcext:value-type="float">
            <text:p>6.391699</text:p>
          </table:table-cell>
          <table:table-cell office:value-type="float" office:value="0.14722511" calcext:value-type="float">
            <text:p>0.14722511</text:p>
          </table:table-cell>
          <table:table-cell office:value-type="float" office:value="0.015403812" calcext:value-type="float">
            <text:p>0.015403812</text:p>
          </table:table-cell>
          <table:table-cell office:value-type="float" office:value="0.04346862" calcext:value-type="float">
            <text:p>0.04346862</text:p>
          </table:table-cell>
          <table:table-cell office:value-type="float" office:value="0.021150934" calcext:value-type="float">
            <text:p>0.021150934</text:p>
          </table:table-cell>
          <table:table-cell office:value-type="float" office:value="374.965183436871" calcext:value-type="float">
            <text:p>374.965183436871</text:p>
          </table:table-cell>
          <table:table-cell office:value-type="float" office:value="125.093823298812" calcext:value-type="float">
            <text:p>125.093823298812</text:p>
          </table:table-cell>
          <table:table-cell office:value-type="float" office:value="92.9086469113827" calcext:value-type="float">
            <text:p>92.9086469113827</text:p>
          </table:table-cell>
          <table:table-cell office:value-type="float" office:value="19.7968049906194" calcext:value-type="float">
            <text:p>19.7968049906194</text:p>
          </table:table-cell>
          <table:table-cell office:value-type="float" office:value="0.457382520835381" calcext:value-type="float">
            <text:p>0.457382520835381</text:p>
          </table:table-cell>
          <table:table-cell office:value-type="float" office:value="0.119557336" calcext:value-type="float">
            <text:p>0.119557336</text:p>
          </table:table-cell>
          <table:table-cell office:value-type="float" office:value="0" calcext:value-type="float">
            <text:p>0</text:p>
          </table:table-cell>
          <table:table-cell office:value-type="float" office:value="0.7210243" calcext:value-type="float">
            <text:p>0.7210243</text:p>
          </table:table-cell>
          <table:table-cell office:value-type="float" office:value="1.1481805074709" calcext:value-type="float">
            <text:p>1.1481805074709</text:p>
          </table:table-cell>
          <table:table-cell office:value-type="float" office:value="2.3966103" calcext:value-type="float">
            <text:p>2.3966103</text:p>
          </table:table-cell>
          <table:table-cell office:value-type="float" office:value="0.004" calcext:value-type="float">
            <text:p>0.004</text:p>
          </table:table-cell>
          <table:table-cell office:value-type="float" office:value="67.741935483871" calcext:value-type="float">
            <text:p>67.741935483871</text:p>
          </table:table-cell>
          <table:table-cell office:value-type="float" office:value="32.258064516129" calcext:value-type="float">
            <text:p>32.258064516129</text:p>
          </table:table-cell>
          <table:table-cell office:value-type="string" calcext:value-type="string">
            <text:p>/glade/u/home/adamhb/ahb_params/fates_api_25/ensembles/CZ2_trans_110923_01/ca_5pfts_100523_0008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N_equilibrium_111023_01_-17e2acb6a_FATES-8a054a12_0008</text:p>
          </table:table-cell>
          <table:table-cell office:value-type="float" office:value="15.5668687820435" calcext:value-type="float">
            <text:p>15.5668687820435</text:p>
          </table:table-cell>
          <table:table-cell office:value-type="float" office:value="2" calcext:value-type="float">
            <text:p>2</text:p>
          </table:table-cell>
          <table:table-cell office:value-type="float" office:value="0.412412984161108" calcext:value-type="float">
            <text:p>0.412412984161108</text:p>
          </table:table-cell>
          <table:table-cell office:value-type="float" office:value="61.05194" calcext:value-type="float">
            <text:p>61.05194</text:p>
          </table:table-cell>
          <table:table-cell office:value-type="float" office:value="40.65567" calcext:value-type="float">
            <text:p>40.65567</text:p>
          </table:table-cell>
          <table:table-cell office:value-type="float" office:value="20.11406" calcext:value-type="float">
            <text:p>20.11406</text:p>
          </table:table-cell>
          <table:table-cell office:value-type="float" office:value="0.24489707" calcext:value-type="float">
            <text:p>0.24489707</text:p>
          </table:table-cell>
          <table:table-cell office:value-type="float" office:value="0.037316527" calcext:value-type="float">
            <text:p>0.037316527</text:p>
          </table:table-cell>
          <table:table-cell office:value-type="float" office:value="0.0003289646" calcext:value-type="float">
            <text:p>0.0003289646</text:p>
          </table:table-cell>
          <table:table-cell office:value-type="float" office:value="0.00013522379" calcext:value-type="float">
            <text:p>0.00013522379</text:p>
          </table:table-cell>
          <table:table-cell office:value-type="float" office:value="384.310968220234" calcext:value-type="float">
            <text:p>384.310968220234</text:p>
          </table:table-cell>
          <table:table-cell office:value-type="float" office:value="138.866398483515" calcext:value-type="float">
            <text:p>138.866398483515</text:p>
          </table:table-cell>
          <table:table-cell office:value-type="float" office:value="86.0722362995148" calcext:value-type="float">
            <text:p>86.0722362995148</text:p>
          </table:table-cell>
          <table:table-cell office:value-type="float" office:value="51.3380346819758" calcext:value-type="float">
            <text:p>51.3380346819758</text:p>
          </table:table-cell>
          <table:table-cell office:value-type="float" office:value="0.745270517654717" calcext:value-type="float">
            <text:p>0.745270517654717</text:p>
          </table:table-cell>
          <table:table-cell office:value-type="float" office:value="1.1820632" calcext:value-type="float">
            <text:p>1.1820632</text:p>
          </table:table-cell>
          <table:table-cell office:value-type="float" office:value="0" calcext:value-type="float">
            <text:p>0</text:p>
          </table:table-cell>
          <table:table-cell office:value-type="float" office:value="0.0032369317" calcext:value-type="float">
            <text:p>0.0032369317</text:p>
          </table:table-cell>
          <table:table-cell office:value-type="float" office:value="1.06613894826069" calcext:value-type="float">
            <text:p>1.06613894826069</text:p>
          </table:table-cell>
          <table:table-cell office:value-type="float" office:value="2.5184393" calcext:value-type="float">
            <text:p>2.5184393</text:p>
          </table:table-cell>
          <table:table-cell office:value-type="float" office:value="0.008" calcext:value-type="float">
            <text:p>0.008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.28571428571429" calcext:value-type="float">
            <text:p>4.28571428571429</text:p>
          </table:table-cell>
          <table:table-cell office:value-type="string" calcext:value-type="string">
            <text:p>/glade/u/home/adamhb/ahb_params/fates_api_25/ensembles/STAN_equilibrium_111023_01/ca_5pfts_100523_0008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N_equilibrium_111023_01_-17e2acb6a_FATES-8a054a12_0008</text:p>
          </table:table-cell>
          <table:table-cell office:value-type="float" office:value="15.5668687820435" calcext:value-type="float">
            <text:p>15.5668687820435</text:p>
          </table:table-cell>
          <table:table-cell office:value-type="float" office:value="2" calcext:value-type="float">
            <text:p>2</text:p>
          </table:table-cell>
          <table:table-cell office:value-type="float" office:value="0.412412984161108" calcext:value-type="float">
            <text:p>0.412412984161108</text:p>
          </table:table-cell>
          <table:table-cell office:value-type="float" office:value="61.05194" calcext:value-type="float">
            <text:p>61.05194</text:p>
          </table:table-cell>
          <table:table-cell office:value-type="float" office:value="40.65567" calcext:value-type="float">
            <text:p>40.65567</text:p>
          </table:table-cell>
          <table:table-cell office:value-type="float" office:value="20.11406" calcext:value-type="float">
            <text:p>20.11406</text:p>
          </table:table-cell>
          <table:table-cell office:value-type="float" office:value="0.24489707" calcext:value-type="float">
            <text:p>0.24489707</text:p>
          </table:table-cell>
          <table:table-cell office:value-type="float" office:value="0.037316527" calcext:value-type="float">
            <text:p>0.037316527</text:p>
          </table:table-cell>
          <table:table-cell office:value-type="float" office:value="0.0003289646" calcext:value-type="float">
            <text:p>0.0003289646</text:p>
          </table:table-cell>
          <table:table-cell office:value-type="float" office:value="0.00013522379" calcext:value-type="float">
            <text:p>0.00013522379</text:p>
          </table:table-cell>
          <table:table-cell office:value-type="float" office:value="384.310968220234" calcext:value-type="float">
            <text:p>384.310968220234</text:p>
          </table:table-cell>
          <table:table-cell office:value-type="float" office:value="138.866398483515" calcext:value-type="float">
            <text:p>138.866398483515</text:p>
          </table:table-cell>
          <table:table-cell office:value-type="float" office:value="86.0722362995148" calcext:value-type="float">
            <text:p>86.0722362995148</text:p>
          </table:table-cell>
          <table:table-cell office:value-type="float" office:value="51.3380346819758" calcext:value-type="float">
            <text:p>51.3380346819758</text:p>
          </table:table-cell>
          <table:table-cell office:value-type="float" office:value="0.745270517654717" calcext:value-type="float">
            <text:p>0.745270517654717</text:p>
          </table:table-cell>
          <table:table-cell office:value-type="float" office:value="1.1820632" calcext:value-type="float">
            <text:p>1.1820632</text:p>
          </table:table-cell>
          <table:table-cell office:value-type="float" office:value="0" calcext:value-type="float">
            <text:p>0</text:p>
          </table:table-cell>
          <table:table-cell office:value-type="float" office:value="0.0032369317" calcext:value-type="float">
            <text:p>0.0032369317</text:p>
          </table:table-cell>
          <table:table-cell office:value-type="float" office:value="1.06613894826069" calcext:value-type="float">
            <text:p>1.06613894826069</text:p>
          </table:table-cell>
          <table:table-cell office:value-type="float" office:value="2.5184393" calcext:value-type="float">
            <text:p>2.5184393</text:p>
          </table:table-cell>
          <table:table-cell office:value-type="float" office:value="0.008" calcext:value-type="float">
            <text:p>0.008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.28571428571429" calcext:value-type="float">
            <text:p>4.28571428571429</text:p>
          </table:table-cell>
          <table:table-cell office:value-type="string" calcext:value-type="string">
            <text:p>/glade/u/home/adamhb/ahb_params/fates_api_25/ensembles/STAN_equilibrium_111023_01/ca_5pfts_100523_0008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2815112847484" calcext:value-type="float">
            <text:p>4.92815112847484</text:p>
          </table:table-cell>
          <table:table-cell table:number-columns-repeated="8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Z2_equilibrium_110523_03_-17e2acb6a_FATES-8a054a12_0058</text:p>
          </table:table-cell>
          <table:table-cell table:style-name="ce2" office:value-type="string" calcext:value-type="string">
            <text:p>CZ2_trans_110923_0001</text:p>
          </table:table-cell>
          <table:table-cell table:style-name="ce2" office:value-type="float" office:value="3.21097509942813" calcext:value-type="float">
            <text:p>3.21097509942813</text:p>
          </table:table-cell>
          <table:table-cell table:style-name="ce2" office:value-type="float" office:value="4.31628465652466" calcext:value-type="float">
            <text:p>4.316284656524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3154899956809" calcext:value-type="float">
            <text:p>0.823154899956809</text:p>
          </table:table-cell>
          <table:table-cell table:style-name="ce2" office:value-type="float" office:value="15.419183" calcext:value-type="float">
            <text:p>15.419183</text:p>
          </table:table-cell>
          <table:table-cell table:style-name="ce2" office:value-type="float" office:value="1.0709248" calcext:value-type="float">
            <text:p>1.0709248</text:p>
          </table:table-cell>
          <table:table-cell table:style-name="ce2" office:value-type="float" office:value="9.1825695" calcext:value-type="float">
            <text:p>9.1825695</text:p>
          </table:table-cell>
          <table:table-cell table:style-name="ce2" office:value-type="float" office:value="0.9212989" calcext:value-type="float">
            <text:p>0.9212989</text:p>
          </table:table-cell>
          <table:table-cell table:style-name="ce2" office:value-type="float" office:value="4.2443895" calcext:value-type="float">
            <text:p>4.2443895</text:p>
          </table:table-cell>
          <table:table-cell table:style-name="ce2" office:value-type="float" office:value="0.37239692" calcext:value-type="float">
            <text:p>0.37239692</text:p>
          </table:table-cell>
          <table:table-cell table:style-name="ce2" office:value-type="float" office:value="0.27984747" calcext:value-type="float">
            <text:p>0.27984747</text:p>
          </table:table-cell>
          <table:table-cell table:style-name="ce2" office:value-type="float" office:value="263.795424252748" calcext:value-type="float">
            <text:p>263.795424252748</text:p>
          </table:table-cell>
          <table:table-cell table:style-name="ce2" office:value-type="float" office:value="29.2527652345598" calcext:value-type="float">
            <text:p>29.2527652345598</text:p>
          </table:table-cell>
          <table:table-cell table:style-name="ce2" office:value-type="float" office:value="7.72204366512597" calcext:value-type="float">
            <text:p>7.72204366512597</text:p>
          </table:table-cell>
          <table:table-cell table:style-name="ce2" office:value-type="float" office:value="3.51227383362129" calcext:value-type="float">
            <text:p>3.51227383362129</text:p>
          </table:table-cell>
          <table:table-cell table:style-name="ce2" office:value-type="float" office:value="1.44311838084832" calcext:value-type="float">
            <text:p>1.44311838084832</text:p>
          </table:table-cell>
          <table:table-cell table:style-name="ce2" office:value-type="float" office:value="17.715765" calcext:value-type="float">
            <text:p>17.715765</text:p>
          </table:table-cell>
          <table:table-cell table:style-name="ce2" office:value-type="float" office:value="0.016383905" calcext:value-type="float">
            <text:p>0.016383905</text:p>
          </table:table-cell>
          <table:table-cell table:style-name="ce2" office:value-type="float" office:value="6.206964" calcext:value-type="float">
            <text:p>6.206964</text:p>
          </table:table-cell>
          <table:table-cell table:style-name="ce2" office:value-type="float" office:value="0.654831103389597" calcext:value-type="float">
            <text:p>0.654831103389597</text:p>
          </table:table-cell>
          <table:table-cell table:style-name="ce2" office:value-type="float" office:value="0.4221511" calcext:value-type="float">
            <text:p>0.4221511</text:p>
          </table:table-cell>
          <table:table-cell table:style-name="ce2" office:value-type="string" calcext:value-type="string">
            <text:p>/glade/u/home/adamhb/ahb_params/fates_api_25/ensembles/CZ2_equilibrium_110523_03/CZ2_equilibrium_110523_0058.nc</text:p>
          </table:table-cell>
          <table:table-cell table:style-name="ce2" office:value-type="float" office:value="51.2643551138963" calcext:value-type="float">
            <text:p>51.2643551138963</text:p>
          </table:table-cell>
          <table:table-cell table:style-name="ce2" office:value-type="float" office:value="0.024" calcext:value-type="float">
            <text:p>0.02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Z2_trans_1950_2020_111223_-17e2acb6a_FATES-8a054a12_0001</text:p>
          </table:table-cell>
          <table:table-cell table:style-name="ce2" office:value-type="float" office:value="11.6893348693848" calcext:value-type="float">
            <text:p>11.6893348693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81777329552252" calcext:value-type="float">
            <text:p>0.581777329552252</text:p>
          </table:table-cell>
          <table:table-cell table:style-name="ce2" office:value-type="float" office:value="40.065605" calcext:value-type="float">
            <text:p>40.065605</text:p>
          </table:table-cell>
          <table:table-cell table:style-name="ce2" office:value-type="float" office:value="4.465297" calcext:value-type="float">
            <text:p>4.465297</text:p>
          </table:table-cell>
          <table:table-cell table:style-name="ce2" office:value-type="float" office:value="27.793674" calcext:value-type="float">
            <text:p>27.793674</text:p>
          </table:table-cell>
          <table:table-cell table:style-name="ce2" office:value-type="float" office:value="1.8573112" calcext:value-type="float">
            <text:p>1.8573112</text:p>
          </table:table-cell>
          <table:table-cell table:style-name="ce2" office:value-type="float" office:value="5.9493237" calcext:value-type="float">
            <text:p>5.9493237</text:p>
          </table:table-cell>
          <table:table-cell table:style-name="ce2" office:value-type="float" office:value="0.0048279595" calcext:value-type="float">
            <text:p>0.0048279595</text:p>
          </table:table-cell>
          <table:table-cell table:style-name="ce2" office:value-type="float" office:value="0.0002231185" calcext:value-type="float">
            <text:p>0.0002231185</text:p>
          </table:table-cell>
          <table:table-cell table:style-name="ce2" office:value-type="float" office:value="189.486537128687" calcext:value-type="float">
            <text:p>189.486537128687</text:p>
          </table:table-cell>
          <table:table-cell table:style-name="ce2" office:value-type="float" office:value="87.9789050668478" calcext:value-type="float">
            <text:p>87.9789050668478</text:p>
          </table:table-cell>
          <table:table-cell table:style-name="ce2" office:value-type="float" office:value="51.0474527254701" calcext:value-type="float">
            <text:p>51.0474527254701</text:p>
          </table:table-cell>
          <table:table-cell table:style-name="ce2" office:value-type="float" office:value="18.7473779078573" calcext:value-type="float">
            <text:p>18.7473779078573</text:p>
          </table:table-cell>
          <table:table-cell table:style-name="ce2" office:value-type="float" office:value="7.00529664754868" calcext:value-type="float">
            <text:p>7.00529664754868</text:p>
          </table:table-cell>
          <table:table-cell table:style-name="ce2" office:value-type="float" office:value="6.6308403" calcext:value-type="float">
            <text:p>6.63084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7979639" calcext:value-type="float">
            <text:p>0.07979639</text:p>
          </table:table-cell>
          <table:table-cell table:style-name="ce2" office:value-type="float" office:value="0.809508711967055" calcext:value-type="float">
            <text:p>0.809508711967055</text:p>
          </table:table-cell>
          <table:table-cell table:style-name="ce2" office:value-type="float" office:value="0.6424823" calcext:value-type="float">
            <text:p>0.642482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.89473684210526" calcext:value-type="float">
            <text:p>7.894736842105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glade/u/home/adamhb/ahb_params/fates_api_25/ensembles/CZ2_trans_110923_01/ca_5pfts_100523_0001.nc</text:p>
          </table:table-cell>
          <table:table-cell table:style-name="ce2" office:value-type="float" office:value="51.2643551138963" calcext:value-type="float">
            <text:p>51.26435511389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AN_equilibrium_111023_01_-17e2acb6a_FATES-8a054a12_0001</text:p>
          </table:table-cell>
          <table:table-cell table:style-name="ce2" office:value-type="float" office:value="6.7872486114502" calcext:value-type="float">
            <text:p>6.78724861145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05936575847875" calcext:value-type="float">
            <text:p>0.705936575847875</text:p>
          </table:table-cell>
          <table:table-cell table:style-name="ce2" office:value-type="float" office:value="23.736057" calcext:value-type="float">
            <text:p>23.736057</text:p>
          </table:table-cell>
          <table:table-cell table:style-name="ce2" office:value-type="float" office:value="4.1014585" calcext:value-type="float">
            <text:p>4.1014585</text:p>
          </table:table-cell>
          <table:table-cell table:style-name="ce2" office:value-type="float" office:value="11.465328" calcext:value-type="float">
            <text:p>11.465328</text:p>
          </table:table-cell>
          <table:table-cell table:style-name="ce2" office:value-type="float" office:value="0.78155166" calcext:value-type="float">
            <text:p>0.78155166</text:p>
          </table:table-cell>
          <table:table-cell table:style-name="ce2" office:value-type="float" office:value="7.387718" calcext:value-type="float">
            <text:p>7.387718</text:p>
          </table:table-cell>
          <table:table-cell table:style-name="ce2" office:value-type="float" office:value="0.0015012322" calcext:value-type="float">
            <text:p>0.0015012322</text:p>
          </table:table-cell>
          <table:table-cell table:style-name="ce2" office:value-type="float" office:value="0.001326568" calcext:value-type="float">
            <text:p>0.001326568</text:p>
          </table:table-cell>
          <table:table-cell table:style-name="ce2" office:value-type="float" office:value="234.569311141968" calcext:value-type="float">
            <text:p>234.569311141968</text:p>
          </table:table-cell>
          <table:table-cell table:style-name="ce2" office:value-type="float" office:value="31.4264837652445" calcext:value-type="float">
            <text:p>31.4264837652445</text:p>
          </table:table-cell>
          <table:table-cell table:style-name="ce2" office:value-type="float" office:value="21.5490371920168" calcext:value-type="float">
            <text:p>21.5490371920168</text:p>
          </table:table-cell>
          <table:table-cell table:style-name="ce2" office:value-type="float" office:value="14.0035746153444" calcext:value-type="float">
            <text:p>14.0035746153444</text:p>
          </table:table-cell>
          <table:table-cell table:style-name="ce2" office:value-type="float" office:value="3.89003427699208" calcext:value-type="float">
            <text:p>3.89003427699208</text:p>
          </table:table-cell>
          <table:table-cell table:style-name="ce2" office:value-type="float" office:value="26.698439" calcext:value-type="float">
            <text:p>26.6984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9138368" calcext:value-type="float">
            <text:p>0.019138368</text:p>
          </table:table-cell>
          <table:table-cell table:style-name="ce2" office:value-type="float" office:value="0.605187233958304" calcext:value-type="float">
            <text:p>0.605187233958304</text:p>
          </table:table-cell>
          <table:table-cell table:style-name="ce2" office:value-type="float" office:value="0.37582278" calcext:value-type="float">
            <text:p>0.37582278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glade/u/home/adamhb/ahb_params/fates_api_25/ensembles/STAN_equilibrium_111023_01/ca_5pfts_100523_0001.nc</text:p>
          </table:table-cell>
          <table:table-cell table:style-name="ce2" office:value-type="float" office:value="51.2643551138963" calcext:value-type="float">
            <text:p>51.26435511389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AN_equilibrium_111023_01_-17e2acb6a_FATES-8a054a12_0001</text:p>
          </table:table-cell>
          <table:table-cell table:style-name="ce2" office:value-type="float" office:value="6.7872486114502" calcext:value-type="float">
            <text:p>6.78724861145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05936575847875" calcext:value-type="float">
            <text:p>0.705936575847875</text:p>
          </table:table-cell>
          <table:table-cell table:style-name="ce2" office:value-type="float" office:value="23.736057" calcext:value-type="float">
            <text:p>23.736057</text:p>
          </table:table-cell>
          <table:table-cell table:style-name="ce2" office:value-type="float" office:value="4.1014585" calcext:value-type="float">
            <text:p>4.1014585</text:p>
          </table:table-cell>
          <table:table-cell table:style-name="ce2" office:value-type="float" office:value="11.465328" calcext:value-type="float">
            <text:p>11.465328</text:p>
          </table:table-cell>
          <table:table-cell table:style-name="ce2" office:value-type="float" office:value="0.78155166" calcext:value-type="float">
            <text:p>0.78155166</text:p>
          </table:table-cell>
          <table:table-cell table:style-name="ce2" office:value-type="float" office:value="7.387718" calcext:value-type="float">
            <text:p>7.387718</text:p>
          </table:table-cell>
          <table:table-cell table:style-name="ce2" office:value-type="float" office:value="0.0015012322" calcext:value-type="float">
            <text:p>0.0015012322</text:p>
          </table:table-cell>
          <table:table-cell table:style-name="ce2" office:value-type="float" office:value="0.001326568" calcext:value-type="float">
            <text:p>0.001326568</text:p>
          </table:table-cell>
          <table:table-cell table:style-name="ce2" office:value-type="float" office:value="234.569311141968" calcext:value-type="float">
            <text:p>234.569311141968</text:p>
          </table:table-cell>
          <table:table-cell table:style-name="ce2" office:value-type="float" office:value="31.4264837652445" calcext:value-type="float">
            <text:p>31.4264837652445</text:p>
          </table:table-cell>
          <table:table-cell table:style-name="ce2" office:value-type="float" office:value="21.5490371920168" calcext:value-type="float">
            <text:p>21.5490371920168</text:p>
          </table:table-cell>
          <table:table-cell table:style-name="ce2" office:value-type="float" office:value="14.0035746153444" calcext:value-type="float">
            <text:p>14.0035746153444</text:p>
          </table:table-cell>
          <table:table-cell table:style-name="ce2" office:value-type="float" office:value="3.89003427699208" calcext:value-type="float">
            <text:p>3.89003427699208</text:p>
          </table:table-cell>
          <table:table-cell table:style-name="ce2" office:value-type="float" office:value="26.698439" calcext:value-type="float">
            <text:p>26.6984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9138368" calcext:value-type="float">
            <text:p>0.019138368</text:p>
          </table:table-cell>
          <table:table-cell table:style-name="ce2" office:value-type="float" office:value="0.605187233958304" calcext:value-type="float">
            <text:p>0.605187233958304</text:p>
          </table:table-cell>
          <table:table-cell table:style-name="ce2" office:value-type="float" office:value="0.37582278" calcext:value-type="float">
            <text:p>0.37582278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glade/u/home/adamhb/ahb_params/fates_api_25/ensembles/STAN_equilibrium_111023_01/ca_5pfts_100523_0001.nc</text:p>
          </table:table-cell>
          <table:table-cell table:style-name="ce2" office:value-type="float" office:value="51.2643551138963" calcext:value-type="float">
            <text:p>51.264355113896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57142857142857" calcext:value-type="float">
            <text:p>0.85714285714285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.67622799572662" calcext:value-type="float">
            <text:p>4.67622799572662</text:p>
          </table:table-cell>
          <table:table-cell table:style-name="ce2" table:number-columns-repeated="898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Z2_equilibrium_110523_07_-17e2acb6a_FATES-8a054a12_0015</text:p>
          </table:table-cell>
          <table:table-cell office:value-type="string" calcext:value-type="string">
            <text:p>CZ2_trans_110923_0039</text:p>
          </table:table-cell>
          <table:table-cell office:value-type="float" office:value="3.71419071895921" calcext:value-type="float">
            <text:p>3.71419071895921</text:p>
          </table:table-cell>
          <table:table-cell office:value-type="float" office:value="6.7784481048584" calcext:value-type="float">
            <text:p>6.7784481048584</text:p>
          </table:table-cell>
          <table:table-cell office:value-type="float" office:value="1" calcext:value-type="float">
            <text:p>1</text:p>
          </table:table-cell>
          <table:table-cell office:value-type="float" office:value="0.217558272582977" calcext:value-type="float">
            <text:p>0.217558272582977</text:p>
          </table:table-cell>
          <table:table-cell office:value-type="float" office:value="28.115053" calcext:value-type="float">
            <text:p>28.115053</text:p>
          </table:table-cell>
          <table:table-cell office:value-type="float" office:value="0.111627676" calcext:value-type="float">
            <text:p>0.111627676</text:p>
          </table:table-cell>
          <table:table-cell office:value-type="float" office:value="27.841478" calcext:value-type="float">
            <text:p>27.841478</text:p>
          </table:table-cell>
          <table:table-cell office:value-type="float" office:value="0.01577212" calcext:value-type="float">
            <text:p>0.01577212</text:p>
          </table:table-cell>
          <table:table-cell office:value-type="float" office:value="0.14617583" calcext:value-type="float">
            <text:p>0.14617583</text:p>
          </table:table-cell>
          <table:table-cell office:value-type="float" office:value="0.19963267" calcext:value-type="float">
            <text:p>0.19963267</text:p>
          </table:table-cell>
          <table:table-cell office:value-type="float" office:value="0.10847446" calcext:value-type="float">
            <text:p>0.10847446</text:p>
          </table:table-cell>
          <table:table-cell office:value-type="float" office:value="564.7312104702" calcext:value-type="float">
            <text:p>564.7312104702</text:p>
          </table:table-cell>
          <table:table-cell office:value-type="float" office:value="63.9554299414158" calcext:value-type="float">
            <text:p>63.9554299414158</text:p>
          </table:table-cell>
          <table:table-cell office:value-type="float" office:value="3.88501182897016" calcext:value-type="float">
            <text:p>3.88501182897016</text:p>
          </table:table-cell>
          <table:table-cell office:value-type="float" office:value="0.316165496769827" calcext:value-type="float">
            <text:p>0.316165496769827</text:p>
          </table:table-cell>
          <table:table-cell table:style-name="ce3" office:value-type="float" office:value="0.00000462242827348192" calcext:value-type="float">
            <text:p>4.62E-06</text:p>
          </table:table-cell>
          <table:table-cell office:value-type="float" office:value="7.1267734" calcext:value-type="float">
            <text:p>7.1267734</text:p>
          </table:table-cell>
          <table:table-cell office:value-type="float" office:value="0" calcext:value-type="float">
            <text:p>0</text:p>
          </table:table-cell>
          <table:table-cell office:value-type="float" office:value="2.633963" calcext:value-type="float">
            <text:p>2.633963</text:p>
          </table:table-cell>
          <table:table-cell office:value-type="float" office:value="0.822943458018699" calcext:value-type="float">
            <text:p>0.822943458018699</text:p>
          </table:table-cell>
          <table:table-cell office:value-type="float" office:value="0.4846239" calcext:value-type="float">
            <text:p>0.4846239</text:p>
          </table:table-cell>
          <table:table-cell office:value-type="string" calcext:value-type="string">
            <text:p>/glade/u/home/adamhb/ahb_params/fates_api_25/ensembles/CZ2_equilibrium_110523_07/CZ2_equilibrium_110523_0015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Z2_trans_1950_2020_111223_-17e2acb6a_FATES-8a054a12_0039</text:p>
          </table:table-cell>
          <table:table-cell office:value-type="float" office:value="9.05336380004883" calcext:value-type="float">
            <text:p>9.05336380004883</text:p>
          </table:table-cell>
          <table:table-cell office:value-type="float" office:value="2" calcext:value-type="float">
            <text:p>2</text:p>
          </table:table-cell>
          <table:table-cell office:value-type="float" office:value="0.188025189011208" calcext:value-type="float">
            <text:p>0.188025189011208</text:p>
          </table:table-cell>
          <table:table-cell office:value-type="float" office:value="33.842007" calcext:value-type="float">
            <text:p>33.842007</text:p>
          </table:table-cell>
          <table:table-cell office:value-type="float" office:value="0.028412467" calcext:value-type="float">
            <text:p>0.028412467</text:p>
          </table:table-cell>
          <table:table-cell office:value-type="float" office:value="31.561779" calcext:value-type="float">
            <text:p>31.561779</text:p>
          </table:table-cell>
          <table:table-cell office:value-type="float" office:value="0.010918851" calcext:value-type="float">
            <text:p>0.010918851</text:p>
          </table:table-cell>
          <table:table-cell office:value-type="float" office:value="2.2408965" calcext:value-type="float">
            <text:p>2.2408965</text:p>
          </table:table-cell>
          <table:table-cell office:value-type="float" office:value="0.02330298" calcext:value-type="float">
            <text:p>0.02330298</text:p>
          </table:table-cell>
          <table:table-cell office:value-type="float" office:value="0.0053207004" calcext:value-type="float">
            <text:p>0.0053207004</text:p>
          </table:table-cell>
          <table:table-cell office:value-type="float" office:value="522.011816501617" calcext:value-type="float">
            <text:p>522.011816501617</text:p>
          </table:table-cell>
          <table:table-cell office:value-type="float" office:value="26.2688798829913" calcext:value-type="float">
            <text:p>26.2688798829913</text:p>
          </table:table-cell>
          <table:table-cell office:value-type="float" office:value="12.2778012882918" calcext:value-type="float">
            <text:p>12.2778012882918</text:p>
          </table:table-cell>
          <table:table-cell office:value-type="float" office:value="3.12410498736426" calcext:value-type="float">
            <text:p>3.12410498736426</text:p>
          </table:table-cell>
          <table:table-cell office:value-type="float" office:value="0.229243687499547" calcext:value-type="float">
            <text:p>0.229243687499547</text:p>
          </table:table-cell>
          <table:table-cell office:value-type="float" office:value="3.9407892" calcext:value-type="float">
            <text:p>3.9407892</text:p>
          </table:table-cell>
          <table:table-cell office:value-type="float" office:value="0" calcext:value-type="float">
            <text:p>0</text:p>
          </table:table-cell>
          <table:table-cell office:value-type="float" office:value="0.30873126" calcext:value-type="float">
            <text:p>0.30873126</text:p>
          </table:table-cell>
          <table:table-cell office:value-type="float" office:value="1.05099057520874" calcext:value-type="float">
            <text:p>1.05099057520874</text:p>
          </table:table-cell>
          <table:table-cell office:value-type="float" office:value="0.7936697" calcext:value-type="float">
            <text:p>0.7936697</text:p>
          </table:table-cell>
          <table:table-cell office:value-type="float" office:value="0.003" calcext:value-type="float">
            <text:p>0.003</text:p>
          </table:table-cell>
          <table:table-cell office:value-type="float" office:value="27.1844660194175" calcext:value-type="float">
            <text:p>27.1844660194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9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N_equilibrium_111023_01_-17e2acb6a_FATES-8a054a12_0039</text:p>
          </table:table-cell>
          <table:table-cell office:value-type="float" office:value="13.2737159729004" calcext:value-type="float">
            <text:p>13.2737159729004</text:p>
          </table:table-cell>
          <table:table-cell office:value-type="float" office:value="2" calcext:value-type="float">
            <text:p>2</text:p>
          </table:table-cell>
          <table:table-cell office:value-type="float" office:value="0.178600347875844" calcext:value-type="float">
            <text:p>0.178600347875844</text:p>
          </table:table-cell>
          <table:table-cell office:value-type="float" office:value="44.295765" calcext:value-type="float">
            <text:p>44.295765</text:p>
          </table:table-cell>
          <table:table-cell office:value-type="float" office:value="2.0585194" calcext:value-type="float">
            <text:p>2.0585194</text:p>
          </table:table-cell>
          <table:table-cell office:value-type="float" office:value="41.388176" calcext:value-type="float">
            <text:p>41.388176</text:p>
          </table:table-cell>
          <table:table-cell office:value-type="float" office:value="0.009392909" calcext:value-type="float">
            <text:p>0.009392909</text:p>
          </table:table-cell>
          <table:table-cell office:value-type="float" office:value="0.8396813" calcext:value-type="float">
            <text:p>0.8396813</text:p>
          </table:table-cell>
          <table:table-cell office:value-type="float" office:value="0.001800195" calcext:value-type="float">
            <text:p>0.001800195</text:p>
          </table:table-cell>
          <table:table-cell office:value-type="float" office:value="0.0011644796" calcext:value-type="float">
            <text:p>0.0011644796</text:p>
          </table:table-cell>
          <table:table-cell office:value-type="float" office:value="634.180009365082" calcext:value-type="float">
            <text:p>634.180009365082</text:p>
          </table:table-cell>
          <table:table-cell office:value-type="float" office:value="58.97032096982" calcext:value-type="float">
            <text:p>58.97032096982</text:p>
          </table:table-cell>
          <table:table-cell office:value-type="float" office:value="31.3419988378882" calcext:value-type="float">
            <text:p>31.3419988378882</text:p>
          </table:table-cell>
          <table:table-cell office:value-type="float" office:value="24.9591353349388" calcext:value-type="float">
            <text:p>24.9591353349388</text:p>
          </table:table-cell>
          <table:table-cell office:value-type="float" office:value="1.45182915730402" calcext:value-type="float">
            <text:p>1.45182915730402</text:p>
          </table:table-cell>
          <table:table-cell office:value-type="float" office:value="6.4381156" calcext:value-type="float">
            <text:p>6.4381156</text:p>
          </table:table-cell>
          <table:table-cell office:value-type="float" office:value="0" calcext:value-type="float">
            <text:p>0</text:p>
          </table:table-cell>
          <table:table-cell office:value-type="float" office:value="0.02377084" calcext:value-type="float">
            <text:p>0.02377084</text:p>
          </table:table-cell>
          <table:table-cell office:value-type="float" office:value="0.925782589405344" calcext:value-type="float">
            <text:p>0.925782589405344</text:p>
          </table:table-cell>
          <table:table-cell office:value-type="float" office:value="0.6803713" calcext:value-type="float">
            <text:p>0.68037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9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N_equilibrium_111023_01_-17e2acb6a_FATES-8a054a12_0039</text:p>
          </table:table-cell>
          <table:table-cell office:value-type="float" office:value="13.2737159729004" calcext:value-type="float">
            <text:p>13.2737159729004</text:p>
          </table:table-cell>
          <table:table-cell office:value-type="float" office:value="2" calcext:value-type="float">
            <text:p>2</text:p>
          </table:table-cell>
          <table:table-cell office:value-type="float" office:value="0.178600347875844" calcext:value-type="float">
            <text:p>0.178600347875844</text:p>
          </table:table-cell>
          <table:table-cell office:value-type="float" office:value="44.295765" calcext:value-type="float">
            <text:p>44.295765</text:p>
          </table:table-cell>
          <table:table-cell office:value-type="float" office:value="2.0585194" calcext:value-type="float">
            <text:p>2.0585194</text:p>
          </table:table-cell>
          <table:table-cell office:value-type="float" office:value="41.388176" calcext:value-type="float">
            <text:p>41.388176</text:p>
          </table:table-cell>
          <table:table-cell office:value-type="float" office:value="0.009392909" calcext:value-type="float">
            <text:p>0.009392909</text:p>
          </table:table-cell>
          <table:table-cell office:value-type="float" office:value="0.8396813" calcext:value-type="float">
            <text:p>0.8396813</text:p>
          </table:table-cell>
          <table:table-cell office:value-type="float" office:value="0.001800195" calcext:value-type="float">
            <text:p>0.001800195</text:p>
          </table:table-cell>
          <table:table-cell office:value-type="float" office:value="0.0011644796" calcext:value-type="float">
            <text:p>0.0011644796</text:p>
          </table:table-cell>
          <table:table-cell office:value-type="float" office:value="634.180009365082" calcext:value-type="float">
            <text:p>634.180009365082</text:p>
          </table:table-cell>
          <table:table-cell office:value-type="float" office:value="58.97032096982" calcext:value-type="float">
            <text:p>58.97032096982</text:p>
          </table:table-cell>
          <table:table-cell office:value-type="float" office:value="31.3419988378882" calcext:value-type="float">
            <text:p>31.3419988378882</text:p>
          </table:table-cell>
          <table:table-cell office:value-type="float" office:value="24.9591353349388" calcext:value-type="float">
            <text:p>24.9591353349388</text:p>
          </table:table-cell>
          <table:table-cell office:value-type="float" office:value="1.45182915730402" calcext:value-type="float">
            <text:p>1.45182915730402</text:p>
          </table:table-cell>
          <table:table-cell office:value-type="float" office:value="6.4381156" calcext:value-type="float">
            <text:p>6.4381156</text:p>
          </table:table-cell>
          <table:table-cell office:value-type="float" office:value="0" calcext:value-type="float">
            <text:p>0</text:p>
          </table:table-cell>
          <table:table-cell office:value-type="float" office:value="0.02377084" calcext:value-type="float">
            <text:p>0.02377084</text:p>
          </table:table-cell>
          <table:table-cell office:value-type="float" office:value="0.925782589405344" calcext:value-type="float">
            <text:p>0.925782589405344</text:p>
          </table:table-cell>
          <table:table-cell office:value-type="float" office:value="0.6803713" calcext:value-type="float">
            <text:p>0.68037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9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332461391582" calcext:value-type="float">
            <text:p>4.9332461391582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Z2_equilibrium_110323_02_-17e2acb6a_FATES-8a054a12_0004</text:p>
          </table:table-cell>
          <table:table-cell office:value-type="string" calcext:value-type="string">
            <text:p>CZ2_trans_110923_0038</text:p>
          </table:table-cell>
          <table:table-cell office:value-type="float" office:value="3.69913012304211" calcext:value-type="float">
            <text:p>3.69913012304211</text:p>
          </table:table-cell>
          <table:table-cell office:value-type="float" office:value="6.78012037277222" calcext:value-type="float">
            <text:p>6.78012037277222</text:p>
          </table:table-cell>
          <table:table-cell office:value-type="float" office:value="1" calcext:value-type="float">
            <text:p>1</text:p>
          </table:table-cell>
          <table:table-cell office:value-type="float" office:value="0.294596127819837" calcext:value-type="float">
            <text:p>0.294596127819837</text:p>
          </table:table-cell>
          <table:table-cell office:value-type="float" office:value="29.510511" calcext:value-type="float">
            <text:p>29.510511</text:p>
          </table:table-cell>
          <table:table-cell office:value-type="float" office:value="28.223516" calcext:value-type="float">
            <text:p>28.223516</text:p>
          </table:table-cell>
          <table:table-cell office:value-type="float" office:value="0.89156055" calcext:value-type="float">
            <text:p>0.89156055</text:p>
          </table:table-cell>
          <table:table-cell office:value-type="float" office:value="0.044973996" calcext:value-type="float">
            <text:p>0.044973996</text:p>
          </table:table-cell>
          <table:table-cell office:value-type="float" office:value="0.35045916" calcext:value-type="float">
            <text:p>0.35045916</text:p>
          </table:table-cell>
          <table:table-cell office:value-type="float" office:value="0.15831324" calcext:value-type="float">
            <text:p>0.15831324</text:p>
          </table:table-cell>
          <table:table-cell office:value-type="float" office:value="0.066972524" calcext:value-type="float">
            <text:p>0.066972524</text:p>
          </table:table-cell>
          <table:table-cell office:value-type="float" office:value="466.003678739071" calcext:value-type="float">
            <text:p>466.003678739071</text:p>
          </table:table-cell>
          <table:table-cell office:value-type="float" office:value="10.1060676388443" calcext:value-type="float">
            <text:p>10.1060676388443</text:p>
          </table:table-cell>
          <table:table-cell office:value-type="float" office:value="0.0132825869059161" calcext:value-type="float">
            <text:p>0.013282586905916</text:p>
          </table:table-cell>
          <table:table-cell office:value-type="float" office:value="0.0032442511610497" calcext:value-type="float">
            <text:p>0.00324425116105</text:p>
          </table:table-cell>
          <table:table-cell office:value-type="float" office:value="0.0024672650056345" calcext:value-type="float">
            <text:p>0.002467265005635</text:p>
          </table:table-cell>
          <table:table-cell office:value-type="float" office:value="2.7608068" calcext:value-type="float">
            <text:p>2.7608068</text:p>
          </table:table-cell>
          <table:table-cell office:value-type="float" office:value="0.5246787" calcext:value-type="float">
            <text:p>0.5246787</text:p>
          </table:table-cell>
          <table:table-cell office:value-type="float" office:value="2.5869799" calcext:value-type="float">
            <text:p>2.5869799</text:p>
          </table:table-cell>
          <table:table-cell office:value-type="float" office:value="0.804648150989351" calcext:value-type="float">
            <text:p>0.804648150989351</text:p>
          </table:table-cell>
          <table:table-cell office:value-type="float" office:value="0.42206573" calcext:value-type="float">
            <text:p>0.42206573</text:p>
          </table:table-cell>
          <table:table-cell office:value-type="string" calcext:value-type="string">
            <text:p>/glade/u/home/adamhb/ahb_params/fates_api_25/ensembles/CZ2_equilibrium_110323_02/CZ2_equilibrium_110323_0004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Z2_trans_1950_2020_111223_-17e2acb6a_FATES-8a054a12_0038</text:p>
          </table:table-cell>
          <table:table-cell office:value-type="float" office:value="15.8465080261231" calcext:value-type="float">
            <text:p>15.8465080261231</text:p>
          </table:table-cell>
          <table:table-cell office:value-type="float" office:value="1" calcext:value-type="float">
            <text:p>1</text:p>
          </table:table-cell>
          <table:table-cell office:value-type="float" office:value="0.245398252292743" calcext:value-type="float">
            <text:p>0.245398252292743</text:p>
          </table:table-cell>
          <table:table-cell office:value-type="float" office:value="55.202454" calcext:value-type="float">
            <text:p>55.202454</text:p>
          </table:table-cell>
          <table:table-cell office:value-type="float" office:value="49.607895" calcext:value-type="float">
            <text:p>49.607895</text:p>
          </table:table-cell>
          <table:table-cell office:value-type="float" office:value="4.5703106" calcext:value-type="float">
            <text:p>4.5703106</text:p>
          </table:table-cell>
          <table:table-cell office:value-type="float" office:value="0.1157927" calcext:value-type="float">
            <text:p>0.1157927</text:p>
          </table:table-cell>
          <table:table-cell office:value-type="float" office:value="0.9084541" calcext:value-type="float">
            <text:p>0.9084541</text:p>
          </table:table-cell>
          <table:table-cell office:value-type="float" office:value="0.009259009" calcext:value-type="float">
            <text:p>0.009259009</text:p>
          </table:table-cell>
          <table:table-cell office:value-type="float" office:value="0.0016505118" calcext:value-type="float">
            <text:p>0.0016505118</text:p>
          </table:table-cell>
          <table:table-cell office:value-type="float" office:value="499.495156109333" calcext:value-type="float">
            <text:p>499.495156109333</text:p>
          </table:table-cell>
          <table:table-cell office:value-type="float" office:value="166.085455566645" calcext:value-type="float">
            <text:p>166.085455566645</text:p>
          </table:table-cell>
          <table:table-cell office:value-type="float" office:value="31.6539569757879" calcext:value-type="float">
            <text:p>31.6539569757879</text:p>
          </table:table-cell>
          <table:table-cell office:value-type="float" office:value="1.03623111499473" calcext:value-type="float">
            <text:p>1.03623111499473</text:p>
          </table:table-cell>
          <table:table-cell office:value-type="float" office:value="0.0034560636663627" calcext:value-type="float">
            <text:p>0.003456063666363</text:p>
          </table:table-cell>
          <table:table-cell office:value-type="float" office:value="0.048101883" calcext:value-type="float">
            <text:p>0.048101883</text:p>
          </table:table-cell>
          <table:table-cell office:value-type="float" office:value="0" calcext:value-type="float">
            <text:p>0</text:p>
          </table:table-cell>
          <table:table-cell office:value-type="float" office:value="0.09625268" calcext:value-type="float">
            <text:p>0.09625268</text:p>
          </table:table-cell>
          <table:table-cell office:value-type="float" office:value="0.97257681869678" calcext:value-type="float">
            <text:p>0.97257681869678</text:p>
          </table:table-cell>
          <table:table-cell office:value-type="float" office:value="0.5948701" calcext:value-type="float">
            <text:p>0.59487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8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AN_equilibrium_111023_01_-17e2acb6a_FATES-8a054a12_0038</text:p>
          </table:table-cell>
          <table:table-cell office:value-type="float" office:value="8.66775131225586" calcext:value-type="float">
            <text:p>8.66775131225586</text:p>
          </table:table-cell>
          <table:table-cell office:value-type="float" office:value="1" calcext:value-type="float">
            <text:p>1</text:p>
          </table:table-cell>
          <table:table-cell office:value-type="float" office:value="0.582932063642793" calcext:value-type="float">
            <text:p>0.582932063642793</text:p>
          </table:table-cell>
          <table:table-cell office:value-type="float" office:value="28.966728" calcext:value-type="float">
            <text:p>28.966728</text:p>
          </table:table-cell>
          <table:table-cell office:value-type="float" office:value="14.828065" calcext:value-type="float">
            <text:p>14.828065</text:p>
          </table:table-cell>
          <table:table-cell office:value-type="float" office:value="2.176787" calcext:value-type="float">
            <text:p>2.176787</text:p>
          </table:table-cell>
          <table:table-cell office:value-type="float" office:value="0.18467411" calcext:value-type="float">
            <text:p>0.18467411</text:p>
          </table:table-cell>
          <table:table-cell office:value-type="float" office:value="11.777203" calcext:value-type="float">
            <text:p>11.777203</text:p>
          </table:table-cell>
          <table:table-cell office:value-type="float" office:value="0.00092413224" calcext:value-type="float">
            <text:p>0.00092413224</text:p>
          </table:table-cell>
          <table:table-cell table:style-name="ce3" office:value-type="float" office:value="0.000023566217" calcext:value-type="float">
            <text:p>2.36E-05</text:p>
          </table:table-cell>
          <table:table-cell office:value-type="float" office:value="751.925930380821" calcext:value-type="float">
            <text:p>751.925930380821</text:p>
          </table:table-cell>
          <table:table-cell office:value-type="float" office:value="48.9372620359063" calcext:value-type="float">
            <text:p>48.9372620359063</text:p>
          </table:table-cell>
          <table:table-cell office:value-type="float" office:value="4.84222953673452" calcext:value-type="float">
            <text:p>4.84222953673452</text:p>
          </table:table-cell>
          <table:table-cell office:value-type="float" office:value="1.96817607502453" calcext:value-type="float">
            <text:p>1.96817607502453</text:p>
          </table:table-cell>
          <table:table-cell office:value-type="float" office:value="0.869342256919481" calcext:value-type="float">
            <text:p>0.869342256919481</text:p>
          </table:table-cell>
          <table:table-cell office:value-type="float" office:value="27.472359" calcext:value-type="float">
            <text:p>27.472359</text:p>
          </table:table-cell>
          <table:table-cell office:value-type="float" office:value="0" calcext:value-type="float">
            <text:p>0</text:p>
          </table:table-cell>
          <table:table-cell office:value-type="float" office:value="0.009965085" calcext:value-type="float">
            <text:p>0.009965085</text:p>
          </table:table-cell>
          <table:table-cell office:value-type="float" office:value="1.04377832866476" calcext:value-type="float">
            <text:p>1.04377832866476</text:p>
          </table:table-cell>
          <table:table-cell office:value-type="float" office:value="0.48837996" calcext:value-type="float">
            <text:p>0.4883799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8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AN_equilibrium_111023_01_-17e2acb6a_FATES-8a054a12_0038</text:p>
          </table:table-cell>
          <table:table-cell office:value-type="float" office:value="8.66775131225586" calcext:value-type="float">
            <text:p>8.66775131225586</text:p>
          </table:table-cell>
          <table:table-cell office:value-type="float" office:value="1" calcext:value-type="float">
            <text:p>1</text:p>
          </table:table-cell>
          <table:table-cell office:value-type="float" office:value="0.582932063642793" calcext:value-type="float">
            <text:p>0.582932063642793</text:p>
          </table:table-cell>
          <table:table-cell office:value-type="float" office:value="28.966728" calcext:value-type="float">
            <text:p>28.966728</text:p>
          </table:table-cell>
          <table:table-cell office:value-type="float" office:value="14.828065" calcext:value-type="float">
            <text:p>14.828065</text:p>
          </table:table-cell>
          <table:table-cell office:value-type="float" office:value="2.176787" calcext:value-type="float">
            <text:p>2.176787</text:p>
          </table:table-cell>
          <table:table-cell office:value-type="float" office:value="0.18467411" calcext:value-type="float">
            <text:p>0.18467411</text:p>
          </table:table-cell>
          <table:table-cell office:value-type="float" office:value="11.777203" calcext:value-type="float">
            <text:p>11.777203</text:p>
          </table:table-cell>
          <table:table-cell office:value-type="float" office:value="0.00092413224" calcext:value-type="float">
            <text:p>0.00092413224</text:p>
          </table:table-cell>
          <table:table-cell table:style-name="ce3" office:value-type="float" office:value="0.000023566217" calcext:value-type="float">
            <text:p>2.36E-05</text:p>
          </table:table-cell>
          <table:table-cell office:value-type="float" office:value="751.925930380821" calcext:value-type="float">
            <text:p>751.925930380821</text:p>
          </table:table-cell>
          <table:table-cell office:value-type="float" office:value="48.9372620359063" calcext:value-type="float">
            <text:p>48.9372620359063</text:p>
          </table:table-cell>
          <table:table-cell office:value-type="float" office:value="4.84222953673452" calcext:value-type="float">
            <text:p>4.84222953673452</text:p>
          </table:table-cell>
          <table:table-cell office:value-type="float" office:value="1.96817607502453" calcext:value-type="float">
            <text:p>1.96817607502453</text:p>
          </table:table-cell>
          <table:table-cell office:value-type="float" office:value="0.869342256919481" calcext:value-type="float">
            <text:p>0.869342256919481</text:p>
          </table:table-cell>
          <table:table-cell office:value-type="float" office:value="27.472359" calcext:value-type="float">
            <text:p>27.472359</text:p>
          </table:table-cell>
          <table:table-cell office:value-type="float" office:value="0" calcext:value-type="float">
            <text:p>0</text:p>
          </table:table-cell>
          <table:table-cell office:value-type="float" office:value="0.009965085" calcext:value-type="float">
            <text:p>0.009965085</text:p>
          </table:table-cell>
          <table:table-cell office:value-type="float" office:value="1.04377832866476" calcext:value-type="float">
            <text:p>1.04377832866476</text:p>
          </table:table-cell>
          <table:table-cell office:value-type="float" office:value="0.48837996" calcext:value-type="float">
            <text:p>0.4883799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8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94056266025647" calcext:value-type="float">
            <text:p>4.94056266025647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Z2_equilibrium_110323_03_-17e2acb6a_FATES-8a054a12_0016</text:p>
          </table:table-cell>
          <table:table-cell office:value-type="string" calcext:value-type="string">
            <text:p>CZ2_trans_110923_0054</text:p>
          </table:table-cell>
          <table:table-cell office:value-type="float" office:value="4.31279082525462" calcext:value-type="float">
            <text:p>4.31279082525462</text:p>
          </table:table-cell>
          <table:table-cell office:value-type="float" office:value="7.11588478088379" calcext:value-type="float">
            <text:p>7.11588478088379</text:p>
          </table:table-cell>
          <table:table-cell office:value-type="float" office:value="2" calcext:value-type="float">
            <text:p>2</text:p>
          </table:table-cell>
          <table:table-cell office:value-type="float" office:value="0.190361118305429" calcext:value-type="float">
            <text:p>0.190361118305429</text:p>
          </table:table-cell>
          <table:table-cell office:value-type="float" office:value="67.17297" calcext:value-type="float">
            <text:p>67.17297</text:p>
          </table:table-cell>
          <table:table-cell office:value-type="float" office:value="1.3948127" calcext:value-type="float">
            <text:p>1.3948127</text:p>
          </table:table-cell>
          <table:table-cell office:value-type="float" office:value="65.67354" calcext:value-type="float">
            <text:p>65.67354</text:p>
          </table:table-cell>
          <table:table-cell office:value-type="float" office:value="0.0857525" calcext:value-type="float">
            <text:p>0.0857525</text:p>
          </table:table-cell>
          <table:table-cell office:value-type="float" office:value="0.018867526" calcext:value-type="float">
            <text:p>0.018867526</text:p>
          </table:table-cell>
          <table:table-cell office:value-type="float" office:value="0.14102493" calcext:value-type="float">
            <text:p>0.14102493</text:p>
          </table:table-cell>
          <table:table-cell office:value-type="float" office:value="0.13680105" calcext:value-type="float">
            <text:p>0.13680105</text:p>
          </table:table-cell>
          <table:table-cell office:value-type="float" office:value="190.336126834154" calcext:value-type="float">
            <text:p>190.336126834154</text:p>
          </table:table-cell>
          <table:table-cell office:value-type="float" office:value="175.803434103727" calcext:value-type="float">
            <text:p>175.803434103727</text:p>
          </table:table-cell>
          <table:table-cell office:value-type="float" office:value="175.072401762009" calcext:value-type="float">
            <text:p>175.072401762009</text:p>
          </table:table-cell>
          <table:table-cell office:value-type="float" office:value="3.42147948686033" calcext:value-type="float">
            <text:p>3.42147948686033</text:p>
          </table:table-cell>
          <table:table-cell office:value-type="float" office:value="0.494797168357763" calcext:value-type="float">
            <text:p>0.494797168357763</text:p>
          </table:table-cell>
          <table:table-cell office:value-type="float" office:value="2.5777514" calcext:value-type="float">
            <text:p>2.5777514</text:p>
          </table:table-cell>
          <table:table-cell office:value-type="float" office:value="0" calcext:value-type="float">
            <text:p>0</text:p>
          </table:table-cell>
          <table:table-cell office:value-type="float" office:value="3.540644" calcext:value-type="float">
            <text:p>3.540644</text:p>
          </table:table-cell>
          <table:table-cell office:value-type="float" office:value="0.920263130723242" calcext:value-type="float">
            <text:p>0.920263130723242</text:p>
          </table:table-cell>
          <table:table-cell office:value-type="float" office:value="2.259697" calcext:value-type="float">
            <text:p>2.259697</text:p>
          </table:table-cell>
          <table:table-cell office:value-type="string" calcext:value-type="string">
            <text:p>/glade/u/home/adamhb/ahb_params/fates_api_25/ensembles/CZ2_equilibrium_110323_03/CZ2_equilibrium_110323_0016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0.037" calcext:value-type="float">
            <text:p>0.037</text:p>
          </table:table-cell>
          <table:table-cell office:value-type="float" office:value="40.1360544217687" calcext:value-type="float">
            <text:p>40.136054421768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Z2_trans_1950_2020_111223_-17e2acb6a_FATES-8a054a12_0054</text:p>
          </table:table-cell>
          <table:table-cell office:value-type="float" office:value="24.7936477661133" calcext:value-type="float">
            <text:p>24.7936477661133</text:p>
          </table:table-cell>
          <table:table-cell office:value-type="float" office:value="2" calcext:value-type="float">
            <text:p>2</text:p>
          </table:table-cell>
          <table:table-cell office:value-type="float" office:value="0.0518929047176322" calcext:value-type="float">
            <text:p>0.051892904717632</text:p>
          </table:table-cell>
          <table:table-cell office:value-type="float" office:value="68.33672" calcext:value-type="float">
            <text:p>68.33672</text:p>
          </table:table-cell>
          <table:table-cell office:value-type="float" office:value="0.73576653" calcext:value-type="float">
            <text:p>0.73576653</text:p>
          </table:table-cell>
          <table:table-cell office:value-type="float" office:value="67.44204" calcext:value-type="float">
            <text:p>67.44204</text:p>
          </table:table-cell>
          <table:table-cell office:value-type="float" office:value="0.13346761" calcext:value-type="float">
            <text:p>0.13346761</text:p>
          </table:table-cell>
          <table:table-cell office:value-type="float" office:value="0.025453433" calcext:value-type="float">
            <text:p>0.025453433</text:p>
          </table:table-cell>
          <table:table-cell office:value-type="float" office:value="0.0038723303" calcext:value-type="float">
            <text:p>0.0038723303</text:p>
          </table:table-cell>
          <table:table-cell table:style-name="ce3" office:value-type="float" office:value="0.0000123985865" calcext:value-type="float">
            <text:p>1.24E-05</text:p>
          </table:table-cell>
          <table:table-cell office:value-type="float" office:value="367.278456687927" calcext:value-type="float">
            <text:p>367.278456687927</text:p>
          </table:table-cell>
          <table:table-cell office:value-type="float" office:value="96.4747555553913" calcext:value-type="float">
            <text:p>96.4747555553913</text:p>
          </table:table-cell>
          <table:table-cell office:value-type="float" office:value="85.5889357626438" calcext:value-type="float">
            <text:p>85.5889357626438</text:p>
          </table:table-cell>
          <table:table-cell office:value-type="float" office:value="55.3499162197113" calcext:value-type="float">
            <text:p>55.3499162197113</text:p>
          </table:table-cell>
          <table:table-cell office:value-type="float" office:value="28.8752000778913" calcext:value-type="float">
            <text:p>28.8752000778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40693" calcext:value-type="float">
            <text:p>0.056240693</text:p>
          </table:table-cell>
          <table:table-cell office:value-type="float" office:value="1.27508503442186" calcext:value-type="float">
            <text:p>1.27508503442186</text:p>
          </table:table-cell>
          <table:table-cell office:value-type="float" office:value="2.189475" calcext:value-type="float">
            <text:p>2.189475</text:p>
          </table:table-cell>
          <table:table-cell office:value-type="float" office:value="0.005" calcext:value-type="float">
            <text:p>0.005</text:p>
          </table:table-cell>
          <table:table-cell office:value-type="float" office:value="63.7037037037037" calcext:value-type="float">
            <text:p>63.7037037037037</text:p>
          </table:table-cell>
          <table:table-cell office:value-type="float" office:value="30.3703703703704" calcext:value-type="float">
            <text:p>30.3703703703704</text:p>
          </table:table-cell>
          <table:table-cell office:value-type="string" calcext:value-type="string">
            <text:p>/glade/u/home/adamhb/ahb_params/fates_api_25/ensembles/CZ2_trans_110923_01/ca_5pfts_100523_0054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AN_equilibrium_111023_01_-17e2acb6a_FATES-8a054a12_0054</text:p>
          </table:table-cell>
          <table:table-cell office:value-type="float" office:value="25.6351432800293" calcext:value-type="float">
            <text:p>25.6351432800293</text:p>
          </table:table-cell>
          <table:table-cell office:value-type="float" office:value="1" calcext:value-type="float">
            <text:p>1</text:p>
          </table:table-cell>
          <table:table-cell office:value-type="float" office:value="0.139635960657525" calcext:value-type="float">
            <text:p>0.139635960657525</text:p>
          </table:table-cell>
          <table:table-cell office:value-type="float" office:value="62.59437" calcext:value-type="float">
            <text:p>62.59437</text:p>
          </table:table-cell>
          <table:table-cell office:value-type="float" office:value="2.1507318" calcext:value-type="float">
            <text:p>2.1507318</text:p>
          </table:table-cell>
          <table:table-cell office:value-type="float" office:value="59.74121" calcext:value-type="float">
            <text:p>59.74121</text:p>
          </table:table-cell>
          <table:table-cell office:value-type="float" office:value="0.31174505" calcext:value-type="float">
            <text:p>0.31174505</text:p>
          </table:table-cell>
          <table:table-cell office:value-type="float" office:value="0.39068475" calcext:value-type="float">
            <text:p>0.39068475</text:p>
          </table:table-cell>
          <table:table-cell office:value-type="float" office:value="0.0016892246" calcext:value-type="float">
            <text:p>0.0016892246</text:p>
          </table:table-cell>
          <table:table-cell office:value-type="float" office:value="0.001159088" calcext:value-type="float">
            <text:p>0.001159088</text:p>
          </table:table-cell>
          <table:table-cell office:value-type="float" office:value="221.043452620506" calcext:value-type="float">
            <text:p>221.043452620506</text:p>
          </table:table-cell>
          <table:table-cell office:value-type="float" office:value="88.6263325810432" calcext:value-type="float">
            <text:p>88.6263325810432</text:p>
          </table:table-cell>
          <table:table-cell office:value-type="float" office:value="81.4708229154348" calcext:value-type="float">
            <text:p>81.4708229154348</text:p>
          </table:table-cell>
          <table:table-cell office:value-type="float" office:value="81.1007712036371" calcext:value-type="float">
            <text:p>81.1007712036371</text:p>
          </table:table-cell>
          <table:table-cell office:value-type="float" office:value="23.2053338550031" calcext:value-type="float">
            <text:p>23.2053338550031</text:p>
          </table:table-cell>
          <table:table-cell office:value-type="float" office:value="0.6318201" calcext:value-type="float">
            <text:p>0.6318201</text:p>
          </table:table-cell>
          <table:table-cell office:value-type="float" office:value="0" calcext:value-type="float">
            <text:p>0</text:p>
          </table:table-cell>
          <table:table-cell office:value-type="float" office:value="0.049788613" calcext:value-type="float">
            <text:p>0.049788613</text:p>
          </table:table-cell>
          <table:table-cell office:value-type="float" office:value="1.18170507926152" calcext:value-type="float">
            <text:p>1.18170507926152</text:p>
          </table:table-cell>
          <table:table-cell office:value-type="float" office:value="1.6427126" calcext:value-type="float">
            <text:p>1.6427126</text:p>
          </table:table-cell>
          <table:table-cell office:value-type="float" office:value="0.006" calcext:value-type="float">
            <text:p>0.006</text:p>
          </table:table-cell>
          <table:table-cell office:value-type="float" office:value="16.8831168831169" calcext:value-type="float">
            <text:p>16.8831168831169</text:p>
          </table:table-cell>
          <table:table-cell office:value-type="float" office:value="2.5974025974026" calcext:value-type="float">
            <text:p>2.5974025974026</text:p>
          </table:table-cell>
          <table:table-cell office:value-type="string" calcext:value-type="string">
            <text:p>/glade/u/home/adamhb/ahb_params/fates_api_25/ensembles/STAN_equilibrium_111023_01/ca_5pfts_100523_0054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AN_equilibrium_111023_01_-17e2acb6a_FATES-8a054a12_0054</text:p>
          </table:table-cell>
          <table:table-cell office:value-type="float" office:value="25.6351432800293" calcext:value-type="float">
            <text:p>25.6351432800293</text:p>
          </table:table-cell>
          <table:table-cell office:value-type="float" office:value="1" calcext:value-type="float">
            <text:p>1</text:p>
          </table:table-cell>
          <table:table-cell office:value-type="float" office:value="0.139635960657525" calcext:value-type="float">
            <text:p>0.139635960657525</text:p>
          </table:table-cell>
          <table:table-cell office:value-type="float" office:value="62.59437" calcext:value-type="float">
            <text:p>62.59437</text:p>
          </table:table-cell>
          <table:table-cell office:value-type="float" office:value="2.1507318" calcext:value-type="float">
            <text:p>2.1507318</text:p>
          </table:table-cell>
          <table:table-cell office:value-type="float" office:value="59.74121" calcext:value-type="float">
            <text:p>59.74121</text:p>
          </table:table-cell>
          <table:table-cell office:value-type="float" office:value="0.31174505" calcext:value-type="float">
            <text:p>0.31174505</text:p>
          </table:table-cell>
          <table:table-cell office:value-type="float" office:value="0.39068475" calcext:value-type="float">
            <text:p>0.39068475</text:p>
          </table:table-cell>
          <table:table-cell office:value-type="float" office:value="0.0016892246" calcext:value-type="float">
            <text:p>0.0016892246</text:p>
          </table:table-cell>
          <table:table-cell office:value-type="float" office:value="0.001159088" calcext:value-type="float">
            <text:p>0.001159088</text:p>
          </table:table-cell>
          <table:table-cell office:value-type="float" office:value="221.043452620506" calcext:value-type="float">
            <text:p>221.043452620506</text:p>
          </table:table-cell>
          <table:table-cell office:value-type="float" office:value="88.6263325810432" calcext:value-type="float">
            <text:p>88.6263325810432</text:p>
          </table:table-cell>
          <table:table-cell office:value-type="float" office:value="81.4708229154348" calcext:value-type="float">
            <text:p>81.4708229154348</text:p>
          </table:table-cell>
          <table:table-cell office:value-type="float" office:value="81.1007712036371" calcext:value-type="float">
            <text:p>81.1007712036371</text:p>
          </table:table-cell>
          <table:table-cell office:value-type="float" office:value="23.2053338550031" calcext:value-type="float">
            <text:p>23.2053338550031</text:p>
          </table:table-cell>
          <table:table-cell office:value-type="float" office:value="0.6318201" calcext:value-type="float">
            <text:p>0.6318201</text:p>
          </table:table-cell>
          <table:table-cell office:value-type="float" office:value="0" calcext:value-type="float">
            <text:p>0</text:p>
          </table:table-cell>
          <table:table-cell office:value-type="float" office:value="0.049788613" calcext:value-type="float">
            <text:p>0.049788613</text:p>
          </table:table-cell>
          <table:table-cell office:value-type="float" office:value="1.18170507926152" calcext:value-type="float">
            <text:p>1.18170507926152</text:p>
          </table:table-cell>
          <table:table-cell office:value-type="float" office:value="1.6427126" calcext:value-type="float">
            <text:p>1.6427126</text:p>
          </table:table-cell>
          <table:table-cell office:value-type="float" office:value="0.006" calcext:value-type="float">
            <text:p>0.006</text:p>
          </table:table-cell>
          <table:table-cell office:value-type="float" office:value="16.8831168831169" calcext:value-type="float">
            <text:p>16.8831168831169</text:p>
          </table:table-cell>
          <table:table-cell office:value-type="float" office:value="2.5974025974026" calcext:value-type="float">
            <text:p>2.5974025974026</text:p>
          </table:table-cell>
          <table:table-cell office:value-type="string" calcext:value-type="string">
            <text:p>/glade/u/home/adamhb/ahb_params/fates_api_25/ensembles/STAN_equilibrium_111023_01/ca_5pfts_100523_0054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.17412922410828" calcext:value-type="float">
            <text:p>5.17412922410828</text:p>
          </table:table-cell>
          <table:table-cell table:number-columns-repeated="898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Z2_equilibrium_110323_04_-17e2acb6a_FATES-8a054a12_0032</text:p>
          </table:table-cell>
          <table:table-cell office:value-type="string" calcext:value-type="string">
            <text:p>CZ2_trans_110923_0052</text:p>
          </table:table-cell>
          <table:table-cell office:value-type="float" office:value="3.68705916706654" calcext:value-type="float">
            <text:p>3.68705916706654</text:p>
          </table:table-cell>
          <table:table-cell office:value-type="float" office:value="3.34973955154419" calcext:value-type="float">
            <text:p>3.34973955154419</text:p>
          </table:table-cell>
          <table:table-cell office:value-type="float" office:value="2" calcext:value-type="float">
            <text:p>2</text:p>
          </table:table-cell>
          <table:table-cell office:value-type="float" office:value="0.388527876125324" calcext:value-type="float">
            <text:p>0.388527876125324</text:p>
          </table:table-cell>
          <table:table-cell office:value-type="float" office:value="6.597295" calcext:value-type="float">
            <text:p>6.597295</text:p>
          </table:table-cell>
          <table:table-cell office:value-type="float" office:value="6.144098" calcext:value-type="float">
            <text:p>6.144098</text:p>
          </table:table-cell>
          <table:table-cell office:value-type="float" office:value="0.3835831" calcext:value-type="float">
            <text:p>0.3835831</text:p>
          </table:table-cell>
          <table:table-cell office:value-type="float" office:value="0.019722858" calcext:value-type="float">
            <text:p>0.019722858</text:p>
          </table:table-cell>
          <table:table-cell office:value-type="float" office:value="0.049891185" calcext:value-type="float">
            <text:p>0.049891185</text:p>
          </table:table-cell>
          <table:table-cell office:value-type="float" office:value="1.1141914" calcext:value-type="float">
            <text:p>1.1141914</text:p>
          </table:table-cell>
          <table:table-cell office:value-type="float" office:value="0.8147704" calcext:value-type="float">
            <text:p>0.8147704</text:p>
          </table:table-cell>
          <table:table-cell office:value-type="float" office:value="96.2046161293984" calcext:value-type="float">
            <text:p>96.2046161293984</text:p>
          </table:table-cell>
          <table:table-cell office:value-type="float" office:value="16.928972909227" calcext:value-type="float">
            <text:p>16.928972909227</text:p>
          </table:table-cell>
          <table:table-cell office:value-type="float" office:value="1.07617619505618" calcext:value-type="float">
            <text:p>1.07617619505618</text:p>
          </table:table-cell>
          <table:table-cell office:value-type="float" office:value="0.334857941197697" calcext:value-type="float">
            <text:p>0.334857941197697</text:p>
          </table:table-cell>
          <table:table-cell office:value-type="float" office:value="0.0972634006757289" calcext:value-type="float">
            <text:p>0.097263400675729</text:p>
          </table:table-cell>
          <table:table-cell office:value-type="float" office:value="1.3677297" calcext:value-type="float">
            <text:p>1.3677297</text:p>
          </table:table-cell>
          <table:table-cell office:value-type="float" office:value="0" calcext:value-type="float">
            <text:p>0</text:p>
          </table:table-cell>
          <table:table-cell office:value-type="float" office:value="20.450176" calcext:value-type="float">
            <text:p>20.450176</text:p>
          </table:table-cell>
          <table:table-cell office:value-type="float" office:value="1.29719804920114" calcext:value-type="float">
            <text:p>1.29719804920114</text:p>
          </table:table-cell>
          <table:table-cell office:value-type="float" office:value="1.594533" calcext:value-type="float">
            <text:p>1.594533</text:p>
          </table:table-cell>
          <table:table-cell office:value-type="string" calcext:value-type="string">
            <text:p>/glade/u/home/adamhb/ahb_params/fates_api_25/ensembles/CZ2_equilibrium_110323_04/CZ2_equilibrium_110323_0032.nc</text:p>
          </table:table-cell>
          <table:table-cell office:value-type="float" office:value="70.069416475594" calcext:value-type="float">
            <text:p>70.069416475594</text:p>
          </table:table-cell>
          <table:table-cell office:value-type="float" office:value="0.081" calcext:value-type="float">
            <text:p>0.081</text:p>
          </table:table-cell>
          <table:table-cell office:value-type="float" office:value="24.5614035087719" calcext:value-type="float">
            <text:p>24.5614035087719</text:p>
          </table:table-cell>
          <table:table-cell office:value-type="float" office:value="3.50877192982456" calcext:value-type="float">
            <text:p>3.508771929824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Z2_trans_1950_2020_111223_-17e2acb6a_FATES-8a054a12_0052</text:p>
          </table:table-cell>
          <table:table-cell office:value-type="float" office:value="17.36012840271" calcext:value-type="float">
            <text:p>17.36012840271</text:p>
          </table:table-cell>
          <table:table-cell office:value-type="float" office:value="2" calcext:value-type="float">
            <text:p>2</text:p>
          </table:table-cell>
          <table:table-cell office:value-type="float" office:value="0.46448830668197" calcext:value-type="float">
            <text:p>0.46448830668197</text:p>
          </table:table-cell>
          <table:table-cell office:value-type="float" office:value="64.87609" calcext:value-type="float">
            <text:p>64.87609</text:p>
          </table:table-cell>
          <table:table-cell office:value-type="float" office:value="32.23663" calcext:value-type="float">
            <text:p>32.23663</text:p>
          </table:table-cell>
          <table:table-cell office:value-type="float" office:value="32.075474" calcext:value-type="float">
            <text:p>32.075474</text:p>
          </table:table-cell>
          <table:table-cell office:value-type="float" office:value="0.5622807" calcext:value-type="float">
            <text:p>0.5622807</text:p>
          </table:table-cell>
          <table:table-cell office:value-type="float" office:value="0.0017062244" calcext:value-type="float">
            <text:p>0.0017062244</text:p>
          </table:table-cell>
          <table:table-cell office:value-type="float" office:value="0.007964749" calcext:value-type="float">
            <text:p>0.007964749</text:p>
          </table:table-cell>
          <table:table-cell table:style-name="ce3" office:value-type="float" office:value="0.00009083974" calcext:value-type="float">
            <text:p>9.08E-05</text:p>
          </table:table-cell>
          <table:table-cell office:value-type="float" office:value="351.557843387127" calcext:value-type="float">
            <text:p>351.557843387127</text:p>
          </table:table-cell>
          <table:table-cell office:value-type="float" office:value="144.442860037088" calcext:value-type="float">
            <text:p>144.442860037088</text:p>
          </table:table-cell>
          <table:table-cell office:value-type="float" office:value="81.616248935461" calcext:value-type="float">
            <text:p>81.616248935461</text:p>
          </table:table-cell>
          <table:table-cell office:value-type="float" office:value="30.0186406821012" calcext:value-type="float">
            <text:p>30.0186406821012</text:p>
          </table:table-cell>
          <table:table-cell office:value-type="float" office:value="3.88342275982723" calcext:value-type="float">
            <text:p>3.88342275982723</text:p>
          </table:table-cell>
          <table:table-cell office:value-type="float" office:value="0.013586477" calcext:value-type="float">
            <text:p>0.013586477</text:p>
          </table:table-cell>
          <table:table-cell office:value-type="float" office:value="0" calcext:value-type="float">
            <text:p>0</text:p>
          </table:table-cell>
          <table:table-cell office:value-type="float" office:value="0.099888176" calcext:value-type="float">
            <text:p>0.099888176</text:p>
          </table:table-cell>
          <table:table-cell office:value-type="float" office:value="1.24980155760568" calcext:value-type="float">
            <text:p>1.24980155760568</text:p>
          </table:table-cell>
          <table:table-cell office:value-type="float" office:value="2.4150743" calcext:value-type="float">
            <text:p>2.4150743</text:p>
          </table:table-cell>
          <table:table-cell office:value-type="float" office:value="0.005" calcext:value-type="float">
            <text:p>0.005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44.9275362318841" calcext:value-type="float">
            <text:p>44.9275362318841</text:p>
          </table:table-cell>
          <table:table-cell office:value-type="string" calcext:value-type="string">
            <text:p>/glade/u/home/adamhb/ahb_params/fates_api_25/ensembles/CZ2_trans_110923_01/ca_5pfts_100523_0052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AN_equilibrium_111023_01_-17e2acb6a_FATES-8a054a12_0052</text:p>
          </table:table-cell>
          <table:table-cell office:value-type="float" office:value="13.4253692626953" calcext:value-type="float">
            <text:p>13.4253692626953</text:p>
          </table:table-cell>
          <table:table-cell office:value-type="float" office:value="2" calcext:value-type="float">
            <text:p>2</text:p>
          </table:table-cell>
          <table:table-cell office:value-type="float" office:value="0.246072131109661" calcext:value-type="float">
            <text:p>0.246072131109661</text:p>
          </table:table-cell>
          <table:table-cell office:value-type="float" office:value="53.189987" calcext:value-type="float">
            <text:p>53.189987</text:p>
          </table:table-cell>
          <table:table-cell office:value-type="float" office:value="6.304478" calcext:value-type="float">
            <text:p>6.304478</text:p>
          </table:table-cell>
          <table:table-cell office:value-type="float" office:value="46.64695" calcext:value-type="float">
            <text:p>46.64695</text:p>
          </table:table-cell>
          <table:table-cell office:value-type="float" office:value="0.23537713" calcext:value-type="float">
            <text:p>0.23537713</text:p>
          </table:table-cell>
          <table:table-cell office:value-type="float" office:value="0.0031828294" calcext:value-type="float">
            <text:p>0.0031828294</text:p>
          </table:table-cell>
          <table:table-cell office:value-type="float" office:value="0.002004021" calcext:value-type="float">
            <text:p>0.002004021</text:p>
          </table:table-cell>
          <table:table-cell office:value-type="float" office:value="0.0016065564" calcext:value-type="float">
            <text:p>0.0016065564</text:p>
          </table:table-cell>
          <table:table-cell office:value-type="float" office:value="683.913305401802" calcext:value-type="float">
            <text:p>683.913305401802</text:p>
          </table:table-cell>
          <table:table-cell office:value-type="float" office:value="76.5349250286818" calcext:value-type="float">
            <text:p>76.5349250286818</text:p>
          </table:table-cell>
          <table:table-cell office:value-type="float" office:value="31.4996880479157" calcext:value-type="float">
            <text:p>31.4996880479157</text:p>
          </table:table-cell>
          <table:table-cell office:value-type="float" office:value="19.4838969036937" calcext:value-type="float">
            <text:p>19.4838969036937</text:p>
          </table:table-cell>
          <table:table-cell office:value-type="float" office:value="15.1075364556164" calcext:value-type="float">
            <text:p>15.1075364556164</text:p>
          </table:table-cell>
          <table:table-cell office:value-type="float" office:value="0.109836325" calcext:value-type="float">
            <text:p>0.109836325</text:p>
          </table:table-cell>
          <table:table-cell office:value-type="float" office:value="0" calcext:value-type="float">
            <text:p>0</text:p>
          </table:table-cell>
          <table:table-cell office:value-type="float" office:value="0.022782026" calcext:value-type="float">
            <text:p>0.022782026</text:p>
          </table:table-cell>
          <table:table-cell office:value-type="float" office:value="1.15387295340952" calcext:value-type="float">
            <text:p>1.15387295340952</text:p>
          </table:table-cell>
          <table:table-cell office:value-type="float" office:value="1.8290291" calcext:value-type="float">
            <text:p>1.8290291</text:p>
          </table:table-cell>
          <table:table-cell office:value-type="float" office:value="0.012" calcext:value-type="float">
            <text:p>0.012</text:p>
          </table:table-cell>
          <table:table-cell office:value-type="float" office:value="27.536231884058" calcext:value-type="float">
            <text:p>27.536231884058</text:p>
          </table:table-cell>
          <table:table-cell office:value-type="float" office:value="2.89855072463768" calcext:value-type="float">
            <text:p>2.89855072463768</text:p>
          </table:table-cell>
          <table:table-cell office:value-type="string" calcext:value-type="string">
            <text:p>/glade/u/home/adamhb/ahb_params/fates_api_25/ensembles/STAN_equilibrium_111023_01/ca_5pfts_100523_0052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AN_equilibrium_111023_01_-17e2acb6a_FATES-8a054a12_0052</text:p>
          </table:table-cell>
          <table:table-cell office:value-type="float" office:value="13.4253692626953" calcext:value-type="float">
            <text:p>13.4253692626953</text:p>
          </table:table-cell>
          <table:table-cell office:value-type="float" office:value="2" calcext:value-type="float">
            <text:p>2</text:p>
          </table:table-cell>
          <table:table-cell office:value-type="float" office:value="0.246072131109661" calcext:value-type="float">
            <text:p>0.246072131109661</text:p>
          </table:table-cell>
          <table:table-cell office:value-type="float" office:value="53.189987" calcext:value-type="float">
            <text:p>53.189987</text:p>
          </table:table-cell>
          <table:table-cell office:value-type="float" office:value="6.304478" calcext:value-type="float">
            <text:p>6.304478</text:p>
          </table:table-cell>
          <table:table-cell office:value-type="float" office:value="46.64695" calcext:value-type="float">
            <text:p>46.64695</text:p>
          </table:table-cell>
          <table:table-cell office:value-type="float" office:value="0.23537713" calcext:value-type="float">
            <text:p>0.23537713</text:p>
          </table:table-cell>
          <table:table-cell office:value-type="float" office:value="0.0031828294" calcext:value-type="float">
            <text:p>0.0031828294</text:p>
          </table:table-cell>
          <table:table-cell office:value-type="float" office:value="0.002004021" calcext:value-type="float">
            <text:p>0.002004021</text:p>
          </table:table-cell>
          <table:table-cell office:value-type="float" office:value="0.0016065564" calcext:value-type="float">
            <text:p>0.0016065564</text:p>
          </table:table-cell>
          <table:table-cell office:value-type="float" office:value="683.913305401802" calcext:value-type="float">
            <text:p>683.913305401802</text:p>
          </table:table-cell>
          <table:table-cell office:value-type="float" office:value="76.5349250286818" calcext:value-type="float">
            <text:p>76.5349250286818</text:p>
          </table:table-cell>
          <table:table-cell office:value-type="float" office:value="31.4996880479157" calcext:value-type="float">
            <text:p>31.4996880479157</text:p>
          </table:table-cell>
          <table:table-cell office:value-type="float" office:value="19.4838969036937" calcext:value-type="float">
            <text:p>19.4838969036937</text:p>
          </table:table-cell>
          <table:table-cell office:value-type="float" office:value="15.1075364556164" calcext:value-type="float">
            <text:p>15.1075364556164</text:p>
          </table:table-cell>
          <table:table-cell office:value-type="float" office:value="0.109836325" calcext:value-type="float">
            <text:p>0.109836325</text:p>
          </table:table-cell>
          <table:table-cell office:value-type="float" office:value="0" calcext:value-type="float">
            <text:p>0</text:p>
          </table:table-cell>
          <table:table-cell office:value-type="float" office:value="0.022782026" calcext:value-type="float">
            <text:p>0.022782026</text:p>
          </table:table-cell>
          <table:table-cell office:value-type="float" office:value="1.15387295340952" calcext:value-type="float">
            <text:p>1.15387295340952</text:p>
          </table:table-cell>
          <table:table-cell office:value-type="float" office:value="1.8290291" calcext:value-type="float">
            <text:p>1.8290291</text:p>
          </table:table-cell>
          <table:table-cell office:value-type="float" office:value="0.012" calcext:value-type="float">
            <text:p>0.012</text:p>
          </table:table-cell>
          <table:table-cell office:value-type="float" office:value="27.536231884058" calcext:value-type="float">
            <text:p>27.536231884058</text:p>
          </table:table-cell>
          <table:table-cell office:value-type="float" office:value="2.89855072463768" calcext:value-type="float">
            <text:p>2.89855072463768</text:p>
          </table:table-cell>
          <table:table-cell office:value-type="string" calcext:value-type="string">
            <text:p>/glade/u/home/adamhb/ahb_params/fates_api_25/ensembles/STAN_equilibrium_111023_01/ca_5pfts_100523_0052.nc</text:p>
          </table:table-cell>
          <table:table-cell office:value-type="float" office:value="69.3914037031368" calcext:value-type="float">
            <text:p>69.391403703136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4.90964542470368" calcext:value-type="float">
            <text:p>4.90964542470368</text:p>
          </table:table-cell>
          <table:table-cell table:number-columns-repeated="898"/>
        </table:table-row>
      </table:table>
      <table:named-expressions/>
      <table:database-ranges>
        <table:database-range table:name="__Anonymous_Sheet_DB__0" table:target-range-address="ensembles_18.A1:ensembles_18.AMJ1048576">
          <table:sort>
            <table:sort-by table:field-number="116" table:order="descending" table:data-type="automatic"/>
            <table:sort-by table:field-number="111" table:order="descending" table:data-type="automatic"/>
            <table:sort-by table:field-number="12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17T15:40:09.734358203</dc:date>
    <meta:editing-duration>PT5M46S</meta:editing-duration>
    <meta:editing-cycles>1</meta:editing-cycles>
    <meta:document-statistic meta:table-count="1" meta:cell-count="6920" meta:object-count="0"/>
  </office:meta>
</office:document-meta>
</file>